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1/settings.xml" manifest:media-type="text/xml"/>
  <manifest:file-entry manifest:full-path="Object 51/content.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50/content.xml" manifest:media-type="text/xml"/>
  <manifest:file-entry manifest:full-path="Object 50/settings.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8/content.xml" manifest:media-type="text/xml"/>
  <manifest:file-entry manifest:full-path="Object 78/settings.xml" manifest:media-type="text/xml"/>
  <manifest:file-entry manifest:full-path="Object 78/Configurations2/" manifest:media-type="application/vnd.sun.xml.ui.configuration"/>
  <manifest:file-entry manifest:full-path="Object 78/"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 manifest:media-type="application/vnd.sun.xml.ui.configuration"/>
  <manifest:file-entry manifest:full-path="Object 77/" manifest:version="1.2" manifest:media-type="application/vnd.oasis.opendocument.formula"/>
  <manifest:file-entry manifest:full-path="Object 66/content.xml" manifest:media-type="text/xml"/>
  <manifest:file-entry manifest:full-path="Object 66/settings.xml" manifest:media-type="text/xml"/>
  <manifest:file-entry manifest:full-path="Object 66/Configurations2/" manifest:media-type="application/vnd.sun.xml.ui.configuration"/>
  <manifest:file-entry manifest:full-path="Object 66/"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Configurations2/" manifest:media-type="application/vnd.sun.xml.ui.configuration"/>
  <manifest:file-entry manifest:full-path="Object 86/"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 manifest:media-type="application/vnd.sun.xml.ui.configuration"/>
  <manifest:file-entry manifest:full-path="Object 85/" manifest:version="1.2" manifest:media-type="application/vnd.oasis.opendocument.formula"/>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Configurations2/" manifest:media-type="application/vnd.sun.xml.ui.configuration"/>
  <manifest:file-entry manifest:full-path="Object 72/"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90/content.xml" manifest:media-type="text/xml"/>
  <manifest:file-entry manifest:full-path="Object 90/settings.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69/content.xml" manifest:media-type="text/xml"/>
  <manifest:file-entry manifest:full-path="Object 69/settings.xml" manifest:media-type="text/xml"/>
  <manifest:file-entry manifest:full-path="Object 69/Configurations2/" manifest:media-type="application/vnd.sun.xml.ui.configuration"/>
  <manifest:file-entry manifest:full-path="Object 6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5/content.xml" manifest:media-type="text/xml"/>
  <manifest:file-entry manifest:full-path="Object 75/settings.xml" manifest:media-type="text/xml"/>
  <manifest:file-entry manifest:full-path="Object 75/Configurations2/" manifest:media-type="application/vnd.sun.xml.ui.configuration"/>
  <manifest:file-entry manifest:full-path="Object 75/"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89/content.xml" manifest:media-type="text/xml"/>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8/settings.xml" manifest:media-type="text/xml"/>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61/settings.xml" manifest:media-type="text/xml"/>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5/settings.xml" manifest:media-type="text/xml"/>
  <manifest:file-entry manifest:full-path="Object 65/Configurations2/" manifest:media-type="application/vnd.sun.xml.ui.configuration"/>
  <manifest:file-entry manifest:full-path="Object 65/content.xml" manifest:media-type="text/xml"/>
  <manifest:file-entry manifest:full-path="Object 65/"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settings.xml" manifest:media-type="text/xml"/>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tent.xml" manifest:media-type="text/xml"/>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82/content.xml" manifest:media-type="text/xml"/>
  <manifest:file-entry manifest:full-path="Object 82/settings.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6" manifest:media-type=""/>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8" manifest:media-type=""/>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2" manifest:media-type=""/>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
  <manifest:file-entry manifest:full-path="ObjectReplacements/Object 5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thJax Main" svg:font-family="'MathJax Main'"/>
    <style:font-face style:name="MathJax Math" svg:font-family="'MathJax Math'"/>
    <style:font-face style:name="Arial Black1" svg:font-family="'Arial Black'" style:font-family-generic="roman"/>
    <style:font-face style:name="Noto Sans Devanagari2" svg:font-family="'Noto Sans Devanagari'" style:font-family-generic="swiss"/>
    <style:font-face style:name="Liberation Mono" svg:font-family="'Liberation Mono'" style:font-family-generic="modern" style:font-pitch="fixed"/>
    <style:font-face style:name="Droid Sans Fallback1" svg:font-family="'Droid Sans Fallback'" style:font-pitch="variable"/>
    <style:font-face style:name="MS Gothic" svg:font-family="'MS Gothic'" style:font-pitch="variable"/>
    <style:font-face style:name="Noto Sans Devanagari1" svg:font-family="'Noto Sans Devanagari'" style:font-pitch="variable"/>
    <style:font-face style:name="Tahoma" svg:font-family="Tahoma"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1903in"/>
    </style:style>
    <style:style style:name="Table1.B" style:family="table-column">
      <style:table-column-properties style:column-width="5.736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375in" fo:margin-left="1.0618in" table:align="left"/>
    </style:style>
    <style:style style:name="Table2.A" style:family="table-column">
      <style:table-column-properties style:column-width="1.1847in"/>
    </style:style>
    <style:style style:name="Table2.B" style:family="table-column">
      <style:table-column-properties style:column-width="3.190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5.4375in" fo:margin-left="0.7472in" table:align="left"/>
    </style:style>
    <style:style style:name="Table4.A" style:family="table-column">
      <style:table-column-properties style:column-width="1.75in"/>
    </style:style>
    <style:style style:name="Table4.B" style:family="table-column">
      <style:table-column-properties style:column-width="3.687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6875in"/>
    </style:style>
    <style:style style:name="Table3.B" style:family="table-column">
      <style:table-column-properties style:column-width="0.625in"/>
    </style:style>
    <style:style style:name="Table3.C" style:family="table-column">
      <style:table-column-properties style:column-width="4.6146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de" fo:country="DE"/>
    </style:style>
    <style:style style:name="P2" style:family="paragraph" style:parent-style-name="Standard">
      <style:text-properties fo:language="de" fo:country="DE" officeooo:paragraph-rsid="0000d2eb"/>
    </style:style>
    <style:style style:name="P3" style:family="paragraph" style:parent-style-name="Standard">
      <style:text-properties fo:language="de" fo:country="DE" officeooo:paragraph-rsid="000c5d02"/>
    </style:style>
    <style:style style:name="P4" style:family="paragraph" style:parent-style-name="Standard">
      <style:text-properties fo:language="de" fo:country="DE" officeooo:paragraph-rsid="0003e847"/>
    </style:style>
    <style:style style:name="P5" style:family="paragraph" style:parent-style-name="Standard">
      <style:text-properties fo:language="de" fo:country="DE" officeooo:rsid="00024d19" officeooo:paragraph-rsid="0003e847"/>
    </style:style>
    <style:style style:name="P6" style:family="paragraph" style:parent-style-name="Standard">
      <style:text-properties fo:language="de" fo:country="DE" officeooo:paragraph-rsid="0020a522"/>
    </style:style>
    <style:style style:name="P7" style:family="paragraph" style:parent-style-name="Standard">
      <style:text-properties fo:language="de" fo:country="DE" officeooo:rsid="0027616b" officeooo:paragraph-rsid="0027616b"/>
    </style:style>
    <style:style style:name="P8" style:family="paragraph" style:parent-style-name="Standard">
      <style:text-properties fo:language="de" fo:country="DE" officeooo:rsid="0027616b" officeooo:paragraph-rsid="0028c7c6"/>
    </style:style>
    <style:style style:name="P9" style:family="paragraph" style:parent-style-name="Standard">
      <style:text-properties fo:language="de" fo:country="DE" officeooo:rsid="0028c7c6" officeooo:paragraph-rsid="0028c7c6"/>
    </style:style>
    <style:style style:name="P10" style:family="paragraph" style:parent-style-name="Standard">
      <style:text-properties fo:language="de" fo:country="DE" officeooo:paragraph-rsid="0035c0a4"/>
    </style:style>
    <style:style style:name="P11" style:family="paragraph" style:parent-style-name="Standard">
      <style:text-properties fo:language="de" fo:country="DE" officeooo:paragraph-rsid="003da8e7"/>
    </style:style>
    <style:style style:name="P12" style:family="paragraph" style:parent-style-name="Standard">
      <style:text-properties fo:language="de" fo:country="DE" officeooo:paragraph-rsid="0040cf7d"/>
    </style:style>
    <style:style style:name="P13" style:family="paragraph" style:parent-style-name="Standard">
      <style:text-properties fo:language="de" fo:country="DE" officeooo:paragraph-rsid="004da16c"/>
    </style:style>
    <style:style style:name="P14" style:family="paragraph" style:parent-style-name="Standard">
      <style:text-properties fo:language="de" fo:country="DE" officeooo:paragraph-rsid="005ea142"/>
    </style:style>
    <style:style style:name="P15" style:family="paragraph" style:parent-style-name="Standard">
      <style:text-properties fo:language="de" fo:country="DE" officeooo:paragraph-rsid="006cce2c"/>
    </style:style>
    <style:style style:name="P16" style:family="paragraph" style:parent-style-name="Standard">
      <style:text-properties fo:language="de" fo:country="DE" officeooo:paragraph-rsid="007cdff9"/>
    </style:style>
    <style:style style:name="P17" style:family="paragraph" style:parent-style-name="Standard">
      <style:text-properties fo:language="de" fo:country="DE" officeooo:paragraph-rsid="009c97c3"/>
    </style:style>
    <style:style style:name="P18" style:family="paragraph" style:parent-style-name="Standard">
      <style:text-properties fo:language="de" fo:country="DE" officeooo:paragraph-rsid="00b4bbf0"/>
    </style:style>
    <style:style style:name="P19" style:family="paragraph" style:parent-style-name="Standard">
      <style:text-properties fo:language="de" fo:country="DE" officeooo:paragraph-rsid="003c1f5b"/>
    </style:style>
    <style:style style:name="P20" style:family="paragraph" style:parent-style-name="Standard">
      <style:text-properties fo:language="de" fo:country="DE" officeooo:paragraph-rsid="00e9c45c"/>
    </style:style>
    <style:style style:name="P21" style:family="paragraph" style:parent-style-name="Standard">
      <style:text-properties fo:language="de" fo:country="DE" officeooo:paragraph-rsid="00f9015b"/>
    </style:style>
    <style:style style:name="P22" style:family="paragraph" style:parent-style-name="Standard">
      <style:text-properties fo:language="de" fo:country="DE" officeooo:paragraph-rsid="01134a39"/>
    </style:style>
    <style:style style:name="P23" style:family="paragraph" style:parent-style-name="Standard">
      <style:text-properties fo:language="de" fo:country="DE" officeooo:paragraph-rsid="0006840f"/>
    </style:style>
    <style:style style:name="P24" style:family="paragraph" style:parent-style-name="Standard">
      <style:text-properties fo:language="de" fo:country="DE" officeooo:paragraph-rsid="0100ccef"/>
    </style:style>
    <style:style style:name="P25" style:family="paragraph" style:parent-style-name="Standard">
      <style:text-properties fo:language="de" fo:country="DE" officeooo:rsid="01549219" officeooo:paragraph-rsid="01549219"/>
    </style:style>
    <style:style style:name="P26" style:family="paragraph" style:parent-style-name="Standard">
      <style:text-properties fo:language="de" fo:country="DE" officeooo:paragraph-rsid="01549219"/>
    </style:style>
    <style:style style:name="P27" style:family="paragraph" style:parent-style-name="Standard">
      <style:text-properties fo:language="de" fo:country="DE" officeooo:paragraph-rsid="00e8785f"/>
    </style:style>
    <style:style style:name="P28" style:family="paragraph" style:parent-style-name="Standard">
      <style:text-properties fo:language="de" fo:country="DE" officeooo:rsid="0024e4e0" officeooo:paragraph-rsid="01549219"/>
    </style:style>
    <style:style style:name="P29" style:family="paragraph" style:parent-style-name="Standard">
      <style:text-properties fo:language="de" fo:country="DE" officeooo:paragraph-rsid="00024d19"/>
    </style:style>
    <style:style style:name="P30" style:family="paragraph" style:parent-style-name="Standard">
      <style:text-properties fo:language="de" fo:country="DE" officeooo:rsid="003a644b" officeooo:paragraph-rsid="003a644b"/>
    </style:style>
    <style:style style:name="P31" style:family="paragraph" style:parent-style-name="Standard">
      <style:text-properties fo:color="#ff8000" fo:language="de" fo:country="DE"/>
    </style:style>
    <style:style style:name="P32" style:family="paragraph" style:parent-style-name="Standard">
      <style:text-properties fo:color="#c9211e" fo:language="de" fo:country="DE"/>
    </style:style>
    <style:style style:name="P33" style:family="paragraph" style:parent-style-name="Standard">
      <style:text-properties style:use-window-font-color="true" fo:language="de" fo:country="DE"/>
    </style:style>
    <style:style style:name="P34" style:family="paragraph" style:parent-style-name="Standard">
      <style:text-properties style:use-window-font-color="true" fo:language="de" fo:country="DE" fo:background-color="transparent"/>
    </style:style>
    <style:style style:name="P35" style:family="paragraph" style:parent-style-name="Standard">
      <style:text-properties style:use-window-font-color="true" fo:language="de" fo:country="DE" officeooo:rsid="00489b81" officeooo:paragraph-rsid="00489b81"/>
    </style:style>
    <style:style style:name="P36" style:family="paragraph" style:parent-style-name="Standard">
      <style:text-properties style:use-window-font-color="true" fo:language="de" fo:country="DE" officeooo:paragraph-rsid="009d9a84"/>
    </style:style>
    <style:style style:name="P37" style:family="paragraph" style:parent-style-name="Text_20_body">
      <style:text-properties fo:language="de" fo:country="DE"/>
    </style:style>
    <style:style style:name="P38" style:family="paragraph" style:parent-style-name="Text_20_body">
      <style:paragraph-properties fo:text-align="center" style:justify-single-word="false"/>
      <style:text-properties fo:language="de" fo:country="DE" officeooo:paragraph-rsid="00001591"/>
    </style:style>
    <style:style style:name="P39" style:family="paragraph" style:parent-style-name="Text_20_body">
      <style:text-properties fo:language="de" fo:country="DE" officeooo:rsid="004b303b" officeooo:paragraph-rsid="004b303b"/>
    </style:style>
    <style:style style:name="P40" style:family="paragraph" style:parent-style-name="Text_20_body">
      <style:text-properties fo:color="#808080"/>
    </style:style>
    <style:style style:name="P41" style:family="paragraph" style:parent-style-name="Text_20_body">
      <style:paragraph-properties fo:text-align="center" style:justify-single-word="false"/>
      <style:text-properties fo:font-size="18pt" style:font-size-asian="18pt" style:font-size-complex="18pt"/>
    </style:style>
    <style:style style:name="P42" style:family="paragraph" style:parent-style-name="Table_20_Contents">
      <style:text-properties fo:language="de" fo:country="DE"/>
    </style:style>
    <style:style style:name="P43" style:family="paragraph" style:parent-style-name="Table_20_Contents">
      <style:text-properties fo:language="de" fo:country="DE" officeooo:rsid="0003e847" officeooo:paragraph-rsid="0003e847"/>
    </style:style>
    <style:style style:name="P44" style:family="paragraph" style:parent-style-name="Table_20_Contents">
      <style:text-properties fo:language="de" fo:country="DE" officeooo:rsid="0006840f" officeooo:paragraph-rsid="000e28a6"/>
    </style:style>
    <style:style style:name="P45" style:family="paragraph" style:parent-style-name="Table_20_Contents">
      <style:text-properties fo:language="de" fo:country="DE" officeooo:rsid="0006840f" officeooo:paragraph-rsid="01157509"/>
    </style:style>
    <style:style style:name="P46" style:family="paragraph" style:parent-style-name="Table_20_Contents">
      <style:text-properties fo:language="de" fo:country="DE" officeooo:paragraph-rsid="001721ea"/>
    </style:style>
    <style:style style:name="P47" style:family="paragraph" style:parent-style-name="Table_20_Contents">
      <style:text-properties fo:language="de" fo:country="DE" officeooo:rsid="0020a522"/>
    </style:style>
    <style:style style:name="P48" style:family="paragraph" style:parent-style-name="Table_20_Contents">
      <style:text-properties fo:language="de" fo:country="DE" officeooo:rsid="0020a522" officeooo:paragraph-rsid="0020a522"/>
    </style:style>
    <style:style style:name="P49" style:family="paragraph" style:parent-style-name="Table_20_Contents">
      <style:text-properties fo:language="de" fo:country="DE" officeooo:rsid="0020a522" officeooo:paragraph-rsid="01549219"/>
    </style:style>
    <style:style style:name="P50" style:family="paragraph" style:parent-style-name="Table_20_Contents">
      <style:text-properties fo:language="de" fo:country="DE" officeooo:rsid="0027616b" officeooo:paragraph-rsid="0027616b"/>
    </style:style>
    <style:style style:name="P51" style:family="paragraph" style:parent-style-name="Table_20_Contents">
      <style:text-properties fo:language="de" fo:country="DE" officeooo:paragraph-rsid="002c4b32"/>
    </style:style>
    <style:style style:name="P52" style:family="paragraph" style:parent-style-name="Table_20_Contents">
      <style:text-properties fo:language="de" fo:country="DE" officeooo:rsid="0028c7c6" officeooo:paragraph-rsid="0028c7c6"/>
    </style:style>
    <style:style style:name="P53" style:family="paragraph" style:parent-style-name="Table_20_Contents">
      <style:text-properties fo:language="de" fo:country="DE" officeooo:paragraph-rsid="0028c7c6"/>
    </style:style>
    <style:style style:name="P54" style:family="paragraph" style:parent-style-name="Table_20_Contents">
      <style:text-properties fo:language="de" fo:country="DE" officeooo:paragraph-rsid="00d6301c"/>
    </style:style>
    <style:style style:name="P55" style:family="paragraph" style:parent-style-name="Table_20_Contents">
      <style:text-properties fo:language="de" fo:country="DE" officeooo:rsid="00d6301c" officeooo:paragraph-rsid="00d6301c"/>
    </style:style>
    <style:style style:name="P56" style:family="paragraph" style:parent-style-name="Table_20_Contents">
      <style:text-properties fo:language="de" fo:country="DE" officeooo:rsid="00108571" officeooo:paragraph-rsid="00d64c4c"/>
    </style:style>
    <style:style style:name="P57" style:family="paragraph" style:parent-style-name="Table_20_Contents">
      <style:text-properties fo:language="de" fo:country="DE" officeooo:paragraph-rsid="00d9e0bb"/>
    </style:style>
    <style:style style:name="P58" style:family="paragraph" style:parent-style-name="Table_20_Contents">
      <style:text-properties fo:language="de" fo:country="DE" officeooo:paragraph-rsid="00dbc465"/>
    </style:style>
    <style:style style:name="P59" style:family="paragraph" style:parent-style-name="Table_20_Contents">
      <style:text-properties fo:language="de" fo:country="DE" officeooo:rsid="00e12ed9" officeooo:paragraph-rsid="0027616b"/>
    </style:style>
    <style:style style:name="P60" style:family="paragraph" style:parent-style-name="Table_20_Contents">
      <style:text-properties fo:language="de" fo:country="DE" fo:font-weight="bold" style:font-weight-asian="bold" style:font-weight-complex="bold"/>
    </style:style>
    <style:style style:name="P61" style:family="paragraph" style:parent-style-name="Table_20_Contents">
      <style:text-properties fo:language="de" fo:country="DE" fo:font-weight="bold" officeooo:rsid="0006840f" officeooo:paragraph-rsid="0006840f" style:font-weight-asian="bold" style:font-weight-complex="bold"/>
    </style:style>
    <style:style style:name="P62" style:family="paragraph" style:parent-style-name="Table_20_Contents">
      <style:text-properties fo:language="de" fo:country="DE" officeooo:paragraph-rsid="0117b371"/>
    </style:style>
    <style:style style:name="P63" style:family="paragraph" style:parent-style-name="Text_20_body">
      <style:paragraph-properties fo:margin-top="0in" fo:margin-bottom="0in" loext:contextual-spacing="false"/>
    </style:style>
    <style:style style:name="P64" style:family="paragraph" style:parent-style-name="Text_20_body">
      <style:paragraph-properties fo:margin-top="0in" fo:margin-bottom="0in" loext:contextual-spacing="false"/>
      <style:text-properties fo:color="#808080"/>
    </style:style>
    <style:style style:name="P65" style:family="paragraph" style:parent-style-name="Text_20_body">
      <style:paragraph-properties fo:margin-top="0in" fo:margin-bottom="0in" loext:contextual-spacing="false"/>
      <style:text-properties fo:color="#808080" officeooo:paragraph-rsid="00c8e876"/>
    </style:style>
    <style:style style:name="P66" style:family="paragraph" style:parent-style-name="Text_20_body">
      <style:paragraph-properties fo:margin-top="0in" fo:margin-bottom="0in" loext:contextual-spacing="false"/>
      <style:text-properties fo:color="#808080" officeooo:paragraph-rsid="00ca59d7"/>
    </style:style>
    <style:style style:name="P67" style:family="paragraph" style:parent-style-name="Text_20_body">
      <style:paragraph-properties fo:margin-top="0in" fo:margin-bottom="0in" loext:contextual-spacing="false"/>
      <style:text-properties fo:language="de" fo:country="DE"/>
    </style:style>
    <style:style style:name="P68" style:family="paragraph" style:parent-style-name="Text_20_body">
      <style:paragraph-properties fo:margin-top="0in" fo:margin-bottom="0in" loext:contextual-spacing="false"/>
      <style:text-properties fo:language="de" fo:country="DE" officeooo:rsid="004b303b" officeooo:paragraph-rsid="004b303b"/>
    </style:style>
    <style:style style:name="P69" style:family="paragraph" style:parent-style-name="Text_20_body">
      <style:paragraph-properties fo:margin-top="0in" fo:margin-bottom="0in" loext:contextual-spacing="false"/>
      <style:text-properties officeooo:paragraph-rsid="00cba3ef"/>
    </style:style>
    <style:style style:name="P70" style:family="paragraph" style:parent-style-name="Text_20_body">
      <style:paragraph-properties fo:margin-top="0in" fo:margin-bottom="0in" loext:contextual-spacing="false"/>
      <style:text-properties style:use-window-font-color="true"/>
    </style:style>
    <style:style style:name="P71" style:family="paragraph" style:parent-style-name="Standard">
      <style:paragraph-properties fo:margin-top="0in" fo:margin-bottom="0in" loext:contextual-spacing="false"/>
      <style:text-properties fo:language="de" fo:country="DE" officeooo:paragraph-rsid="00e4a16a"/>
    </style:style>
    <style:style style:name="P72" style:family="paragraph" style:parent-style-name="Text_20_body">
      <style:paragraph-properties fo:margin-top="0in" fo:margin-bottom="0.0575in" loext:contextual-spacing="false" fo:text-align="center" style:justify-single-word="false"/>
      <style:text-properties style:font-name="Liberation Sans" fo:font-size="14pt" style:font-size-asian="14pt" style:font-size-complex="14pt"/>
    </style:style>
    <style:style style:name="P73" style:family="paragraph" style:parent-style-name="Text_20_body">
      <style:paragraph-properties fo:margin-top="0in" fo:margin-bottom="0.0575in" loext:contextual-spacing="false" fo:text-align="center" style:justify-single-word="false"/>
      <style:text-properties style:font-name="Liberation Serif" fo:font-size="14pt" style:font-size-asian="14pt" style:font-size-complex="14pt"/>
    </style:style>
    <style:style style:name="P74" style:family="paragraph" style:parent-style-name="Text_20_body">
      <style:paragraph-properties fo:margin-top="0in" fo:margin-bottom="0.0575in" loext:contextual-spacing="false" fo:text-align="center" style:justify-single-word="false"/>
      <style:text-properties style:font-name="Liberation Serif" fo:font-size="14pt" officeooo:rsid="016c8220" officeooo:paragraph-rsid="016c8220" style:font-size-asian="14pt" style:font-size-complex="14pt"/>
    </style:style>
    <style:style style:name="P75" style:family="paragraph" style:parent-style-name="Text_20_body">
      <style:paragraph-properties fo:margin-top="0in" fo:margin-bottom="0.0181in" loext:contextual-spacing="false" fo:text-align="center" style:justify-single-word="false"/>
      <style:text-properties fo:font-size="18pt" style:font-size-asian="18pt" style:font-size-complex="18pt"/>
    </style:style>
    <style:style style:name="P76" style:family="paragraph" style:parent-style-name="Text_20_body">
      <style:paragraph-properties fo:break-before="page"/>
      <style:text-properties fo:language="de" fo:country="DE"/>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Standard" style:list-style-name="L1">
      <style:text-properties officeooo:paragraph-rsid="006cce2c"/>
    </style:style>
    <style:style style:name="P79" style:family="paragraph" style:parent-style-name="Standard" style:list-style-name="L1">
      <style:text-properties fo:language="de" fo:country="DE" officeooo:paragraph-rsid="006cce2c"/>
    </style:style>
    <style:style style:name="P80" style:family="paragraph" style:parent-style-name="Standard" style:list-style-name="L2">
      <style:text-properties fo:language="de" fo:country="DE"/>
    </style:style>
    <style:style style:name="P81" style:family="paragraph" style:parent-style-name="Standard" style:list-style-name="L2">
      <style:text-properties fo:language="de" fo:country="DE" officeooo:rsid="00d4114f" officeooo:paragraph-rsid="00d47df0"/>
    </style:style>
    <style:style style:name="P82" style:family="paragraph" style:parent-style-name="Standard" style:list-style-name="L8">
      <style:text-properties fo:language="de" fo:country="DE" officeooo:paragraph-rsid="001a8460"/>
    </style:style>
    <style:style style:name="P83" style:family="paragraph" style:parent-style-name="Standard" style:list-style-name="L8">
      <style:text-properties fo:language="de" fo:country="DE" officeooo:rsid="00197592" officeooo:paragraph-rsid="00197592"/>
    </style:style>
    <style:style style:name="P84" style:family="paragraph" style:parent-style-name="Standard" style:list-style-name="L9">
      <style:text-properties fo:language="de" fo:country="DE" officeooo:rsid="001c7ebb" officeooo:paragraph-rsid="011de434"/>
    </style:style>
    <style:style style:name="P85" style:family="paragraph" style:parent-style-name="Standard" style:list-style-name="L9">
      <style:text-properties fo:language="de" fo:country="DE" officeooo:rsid="001c7ebb" officeooo:paragraph-rsid="001c7ebb"/>
    </style:style>
    <style:style style:name="P86" style:family="paragraph" style:parent-style-name="Standard" style:list-style-name="L10">
      <style:text-properties fo:language="de" fo:country="DE" officeooo:rsid="001c8c6a" officeooo:paragraph-rsid="001c8c6a"/>
    </style:style>
    <style:style style:name="P87" style:family="paragraph" style:parent-style-name="Standard" style:list-style-name="L11">
      <style:text-properties fo:language="de" fo:country="DE"/>
    </style:style>
    <style:style style:name="P88" style:family="paragraph" style:parent-style-name="Standard" style:list-style-name="L12">
      <style:text-properties fo:language="de" fo:country="DE" officeooo:paragraph-rsid="011a7856"/>
    </style:style>
    <style:style style:name="P89" style:family="paragraph" style:parent-style-name="Standard" style:list-style-name="L13">
      <style:text-properties fo:language="de" fo:country="DE" officeooo:paragraph-rsid="0020a522"/>
    </style:style>
    <style:style style:name="P90" style:family="paragraph" style:parent-style-name="Standard" style:list-style-name="L15">
      <style:text-properties fo:language="de" fo:country="DE" officeooo:rsid="0021948a" officeooo:paragraph-rsid="0021948a"/>
    </style:style>
    <style:style style:name="P91" style:family="paragraph" style:parent-style-name="Standard" style:list-style-name="L17">
      <style:text-properties fo:language="de" fo:country="DE" officeooo:rsid="0021948a" officeooo:paragraph-rsid="01549219"/>
    </style:style>
    <style:style style:name="P92" style:family="paragraph" style:parent-style-name="Standard" style:list-style-name="L13">
      <style:text-properties fo:language="de" fo:country="DE" officeooo:rsid="01549219" officeooo:paragraph-rsid="01549219"/>
    </style:style>
    <style:style style:name="P93" style:family="paragraph" style:parent-style-name="Standard" style:list-style-name="L17">
      <style:text-properties fo:language="de" fo:country="DE" officeooo:rsid="01549219" officeooo:paragraph-rsid="01549219"/>
    </style:style>
    <style:style style:name="P94" style:family="paragraph" style:parent-style-name="Standard" style:list-style-name="L17">
      <style:text-properties fo:language="de" fo:country="DE" officeooo:rsid="0024e4e0" officeooo:paragraph-rsid="01549219"/>
    </style:style>
    <style:style style:name="P95" style:family="paragraph" style:parent-style-name="Standard" style:list-style-name="L18">
      <style:text-properties fo:language="de" fo:country="DE" officeooo:rsid="00e1e557" officeooo:paragraph-rsid="00e1e557"/>
    </style:style>
    <style:style style:name="P96" style:family="paragraph" style:parent-style-name="Standard" style:list-style-name="L18">
      <style:text-properties fo:language="de" fo:country="DE" officeooo:rsid="01564e5d" officeooo:paragraph-rsid="01564e5d"/>
    </style:style>
    <style:style style:name="P97" style:family="paragraph" style:parent-style-name="Standard" style:list-style-name="L18">
      <style:text-properties fo:language="de" fo:country="DE"/>
    </style:style>
    <style:style style:name="P98" style:family="paragraph" style:parent-style-name="Standard" style:list-style-name="L18">
      <style:text-properties fo:language="de" fo:country="DE" officeooo:paragraph-rsid="002ea857"/>
    </style:style>
    <style:style style:name="P99" style:family="paragraph" style:parent-style-name="Standard" style:list-style-name="L19">
      <style:text-properties fo:language="de" fo:country="DE" officeooo:rsid="00326e1a" officeooo:paragraph-rsid="00326e1a"/>
    </style:style>
    <style:style style:name="P100" style:family="paragraph" style:parent-style-name="Standard" style:list-style-name="L20">
      <style:text-properties fo:language="de" fo:country="DE" officeooo:rsid="0033703e" officeooo:paragraph-rsid="0033703e"/>
    </style:style>
    <style:style style:name="P101" style:family="paragraph" style:parent-style-name="Standard" style:list-style-name="L21">
      <style:text-properties fo:language="de" fo:country="DE"/>
    </style:style>
    <style:style style:name="P102" style:family="paragraph" style:parent-style-name="Standard" style:list-style-name="L22">
      <style:text-properties fo:language="de" fo:country="DE"/>
    </style:style>
    <style:style style:name="P103" style:family="paragraph" style:parent-style-name="Standard" style:list-style-name="L22">
      <style:text-properties fo:language="de" fo:country="DE" officeooo:paragraph-rsid="0035c0a4"/>
    </style:style>
    <style:style style:name="P104" style:family="paragraph" style:parent-style-name="Standard" style:list-style-name="L23">
      <style:text-properties fo:language="de" fo:country="DE"/>
    </style:style>
    <style:style style:name="P105" style:family="paragraph" style:parent-style-name="Standard" style:list-style-name="L24">
      <style:text-properties fo:language="de" fo:country="DE" officeooo:paragraph-rsid="00e4a16a"/>
    </style:style>
    <style:style style:name="P106" style:family="paragraph" style:parent-style-name="Standard" style:list-style-name="L24">
      <style:text-properties fo:language="de" fo:country="DE" officeooo:paragraph-rsid="0035c0a4"/>
    </style:style>
    <style:style style:name="P107" style:family="paragraph" style:parent-style-name="Standard" style:list-style-name="L28">
      <style:text-properties fo:language="de" fo:country="DE" officeooo:rsid="00e5c658" officeooo:paragraph-rsid="00e5c658"/>
    </style:style>
    <style:style style:name="P108" style:family="paragraph" style:parent-style-name="Standard" style:list-style-name="L29">
      <style:text-properties fo:language="de" fo:country="DE" officeooo:paragraph-rsid="0044abf2"/>
    </style:style>
    <style:style style:name="P109" style:family="paragraph" style:parent-style-name="Standard" style:list-style-name="L30">
      <style:text-properties fo:language="de" fo:country="DE"/>
    </style:style>
    <style:style style:name="P110" style:family="paragraph" style:parent-style-name="Standard" style:list-style-name="L31">
      <style:text-properties fo:language="de" fo:country="DE" officeooo:rsid="003c1f5b" officeooo:paragraph-rsid="00e7b145"/>
    </style:style>
    <style:style style:name="P111" style:family="paragraph" style:parent-style-name="Standard" style:list-style-name="L32">
      <style:text-properties fo:language="de" fo:country="DE" officeooo:rsid="003cf863" officeooo:paragraph-rsid="003cf863"/>
    </style:style>
    <style:style style:name="P112" style:family="paragraph" style:parent-style-name="Standard" style:list-style-name="L32">
      <style:text-properties fo:language="de" fo:country="DE" officeooo:rsid="003d85aa" officeooo:paragraph-rsid="003d85aa"/>
    </style:style>
    <style:style style:name="P113" style:family="paragraph" style:parent-style-name="Standard" style:list-style-name="L33">
      <style:text-properties fo:language="de" fo:country="DE" officeooo:rsid="00e9c45c" officeooo:paragraph-rsid="00e9c45c"/>
    </style:style>
    <style:style style:name="P114" style:family="paragraph" style:parent-style-name="Standard" style:list-style-name="L33">
      <style:text-properties fo:language="de" fo:country="DE" officeooo:rsid="003da8e7" officeooo:paragraph-rsid="00e9c45c"/>
    </style:style>
    <style:style style:name="P115" style:family="paragraph" style:parent-style-name="Standard" style:list-style-name="L34">
      <style:text-properties fo:language="de" fo:country="DE" officeooo:rsid="00ecb392" officeooo:paragraph-rsid="00ecb392"/>
    </style:style>
    <style:style style:name="P116" style:family="paragraph" style:parent-style-name="Standard" style:list-style-name="L35">
      <style:text-properties fo:language="de" fo:country="DE" officeooo:paragraph-rsid="003fac6c"/>
    </style:style>
    <style:style style:name="P117" style:family="paragraph" style:parent-style-name="Standard" style:list-style-name="L36">
      <style:text-properties fo:language="de" fo:country="DE" officeooo:paragraph-rsid="00404676"/>
    </style:style>
    <style:style style:name="P118" style:family="paragraph" style:parent-style-name="Standard" style:list-style-name="L36">
      <style:text-properties fo:language="de" fo:country="DE" officeooo:paragraph-rsid="015898eb"/>
    </style:style>
    <style:style style:name="P119" style:family="paragraph" style:parent-style-name="Standard" style:list-style-name="L37">
      <style:text-properties fo:language="de" fo:country="DE" officeooo:rsid="015898eb" officeooo:paragraph-rsid="015898eb"/>
    </style:style>
    <style:style style:name="P120" style:family="paragraph" style:parent-style-name="Standard" style:list-style-name="L37">
      <style:text-properties fo:language="de" fo:country="DE" officeooo:rsid="015898eb" officeooo:paragraph-rsid="01595e77"/>
    </style:style>
    <style:style style:name="P121" style:family="paragraph" style:parent-style-name="Standard" style:list-style-name="L39">
      <style:text-properties fo:language="de" fo:country="DE" officeooo:paragraph-rsid="0040cf7d"/>
    </style:style>
    <style:style style:name="P122" style:family="paragraph" style:parent-style-name="Standard" style:list-style-name="L40">
      <style:text-properties fo:language="de" fo:country="DE" officeooo:rsid="00467dde" officeooo:paragraph-rsid="00467dde"/>
    </style:style>
    <style:style style:name="P123" style:family="paragraph" style:parent-style-name="Standard" style:list-style-name="L41">
      <style:text-properties fo:language="de" fo:country="DE" officeooo:rsid="0059f41b" officeooo:paragraph-rsid="0059f41b"/>
    </style:style>
    <style:style style:name="P124" style:family="paragraph" style:parent-style-name="Standard" style:list-style-name="L42">
      <style:text-properties fo:language="de" fo:country="DE"/>
    </style:style>
    <style:style style:name="P125" style:family="paragraph" style:parent-style-name="Standard" style:list-style-name="L42">
      <style:text-properties fo:language="de" fo:country="DE" officeooo:paragraph-rsid="00ee49bc"/>
    </style:style>
    <style:style style:name="P126" style:family="paragraph" style:parent-style-name="Standard" style:list-style-name="L42">
      <style:text-properties fo:language="de" fo:country="DE" officeooo:rsid="0046941c" officeooo:paragraph-rsid="0048476a"/>
    </style:style>
    <style:style style:name="P127" style:family="paragraph" style:parent-style-name="Standard" style:list-style-name="L42">
      <style:text-properties fo:language="de" fo:country="DE" officeooo:rsid="0048476a" officeooo:paragraph-rsid="0048476a"/>
    </style:style>
    <style:style style:name="P128" style:family="paragraph" style:parent-style-name="Standard" style:list-style-name="L44">
      <style:text-properties fo:language="de" fo:country="DE" officeooo:paragraph-rsid="00ef6bb1"/>
    </style:style>
    <style:style style:name="P129" style:family="paragraph" style:parent-style-name="Standard" style:list-style-name="L44">
      <style:text-properties fo:language="de" fo:country="DE" officeooo:paragraph-rsid="014ad734"/>
    </style:style>
    <style:style style:name="P130" style:family="paragraph" style:parent-style-name="Standard" style:list-style-name="L44">
      <style:text-properties fo:language="de" fo:country="DE" officeooo:rsid="014c86b4" officeooo:paragraph-rsid="014c86b4"/>
    </style:style>
    <style:style style:name="P131" style:family="paragraph" style:parent-style-name="Standard" style:list-style-name="L54">
      <style:text-properties fo:language="de" fo:country="DE" officeooo:rsid="014c86b4" officeooo:paragraph-rsid="014c86b4"/>
    </style:style>
    <style:style style:name="P132" style:family="paragraph" style:parent-style-name="Standard" style:list-style-name="L44">
      <style:text-properties fo:language="de" fo:country="DE" officeooo:rsid="004a63aa" officeooo:paragraph-rsid="004cbe38"/>
    </style:style>
    <style:style style:name="P133" style:family="paragraph" style:parent-style-name="Standard" style:list-style-name="L46">
      <style:text-properties fo:language="de" fo:country="DE" officeooo:rsid="004da16c" officeooo:paragraph-rsid="004da16c"/>
    </style:style>
    <style:style style:name="P134" style:family="paragraph" style:parent-style-name="Standard" style:list-style-name="L46">
      <style:text-properties fo:language="de" fo:country="DE" officeooo:rsid="004da16c" officeooo:paragraph-rsid="00f145d5"/>
    </style:style>
    <style:style style:name="P135" style:family="paragraph" style:parent-style-name="Standard" style:list-style-name="L47">
      <style:text-properties fo:language="de" fo:country="DE" officeooo:rsid="004ef26c" officeooo:paragraph-rsid="005abff2"/>
    </style:style>
    <style:style style:name="P136" style:family="paragraph" style:parent-style-name="Standard" style:list-style-name="L47">
      <style:text-properties fo:language="de" fo:country="DE" officeooo:rsid="0059f497" officeooo:paragraph-rsid="005abff2"/>
    </style:style>
    <style:style style:name="P137" style:family="paragraph" style:parent-style-name="Standard" style:list-style-name="L48">
      <style:text-properties fo:language="de" fo:country="DE" officeooo:rsid="005bcf04" officeooo:paragraph-rsid="00efc8c5"/>
    </style:style>
    <style:style style:name="P138" style:family="paragraph" style:parent-style-name="Standard" style:list-style-name="L48">
      <style:text-properties fo:language="de" fo:country="DE" officeooo:rsid="005d4cb5" officeooo:paragraph-rsid="005d4cb5"/>
    </style:style>
    <style:style style:name="P139" style:family="paragraph" style:parent-style-name="Standard" style:list-style-name="L49">
      <style:text-properties fo:language="de" fo:country="DE" officeooo:rsid="005ea142" officeooo:paragraph-rsid="005ea142"/>
    </style:style>
    <style:style style:name="P140" style:family="paragraph" style:parent-style-name="Standard" style:list-style-name="L51">
      <style:text-properties fo:language="de" fo:country="DE"/>
    </style:style>
    <style:style style:name="P141" style:family="paragraph" style:parent-style-name="Standard" style:list-style-name="L51">
      <style:text-properties fo:language="de" fo:country="DE" officeooo:rsid="00fe7db4" officeooo:paragraph-rsid="00fe7db4"/>
    </style:style>
    <style:style style:name="P142" style:family="paragraph" style:parent-style-name="Standard" style:list-style-name="L52">
      <style:text-properties fo:language="de" fo:country="DE" officeooo:rsid="0062931f" officeooo:paragraph-rsid="0062931f"/>
    </style:style>
    <style:style style:name="P143" style:family="paragraph" style:parent-style-name="Standard" style:list-style-name="L52">
      <style:text-properties fo:language="de" fo:country="DE" officeooo:rsid="0062eb6c" officeooo:paragraph-rsid="0062eb6c"/>
    </style:style>
    <style:style style:name="P144" style:family="paragraph" style:parent-style-name="Standard" style:list-style-name="L53">
      <style:text-properties fo:language="de" fo:country="DE" officeooo:paragraph-rsid="005ea142"/>
    </style:style>
    <style:style style:name="P145" style:family="paragraph" style:parent-style-name="Standard" style:list-style-name="L54">
      <style:text-properties fo:language="de" fo:country="DE"/>
    </style:style>
    <style:style style:name="P146" style:family="paragraph" style:parent-style-name="Standard" style:list-style-name="L54">
      <style:text-properties fo:language="de" fo:country="DE" officeooo:paragraph-rsid="014c86b4"/>
    </style:style>
    <style:style style:name="P147" style:family="paragraph" style:parent-style-name="Standard" style:list-style-name="L54">
      <style:text-properties fo:language="de" fo:country="DE" officeooo:rsid="006563da" officeooo:paragraph-rsid="006563da"/>
    </style:style>
    <style:style style:name="P148" style:family="paragraph" style:parent-style-name="Standard" style:list-style-name="L54">
      <style:text-properties fo:language="de" fo:country="DE" officeooo:rsid="00660fff" officeooo:paragraph-rsid="00660fff"/>
    </style:style>
    <style:style style:name="P149" style:family="paragraph" style:parent-style-name="Standard" style:list-style-name="L55">
      <style:text-properties fo:language="de" fo:country="DE" officeooo:rsid="00660fff" officeooo:paragraph-rsid="00660fff"/>
    </style:style>
    <style:style style:name="P150" style:family="paragraph" style:parent-style-name="Standard" style:list-style-name="L56">
      <style:text-properties fo:language="de" fo:country="DE"/>
    </style:style>
    <style:style style:name="P151" style:family="paragraph" style:parent-style-name="Standard" style:list-style-name="L57">
      <style:text-properties fo:language="de" fo:country="DE" officeooo:rsid="01017c70" officeooo:paragraph-rsid="01017c70"/>
    </style:style>
    <style:style style:name="P152" style:family="paragraph" style:parent-style-name="Standard" style:list-style-name="L57">
      <style:text-properties fo:language="de" fo:country="DE" officeooo:rsid="01079edc" officeooo:paragraph-rsid="014df033"/>
    </style:style>
    <style:style style:name="P153" style:family="paragraph" style:parent-style-name="Standard" style:list-style-name="L57">
      <style:text-properties fo:language="de" fo:country="DE" officeooo:rsid="014df033" officeooo:paragraph-rsid="014df033"/>
    </style:style>
    <style:style style:name="P154" style:family="paragraph" style:parent-style-name="Standard" style:list-style-name="L57">
      <style:text-properties fo:language="de" fo:country="DE" officeooo:rsid="01025b71" officeooo:paragraph-rsid="01025b71"/>
    </style:style>
    <style:style style:name="P155" style:family="paragraph" style:parent-style-name="Standard" style:list-style-name="L57">
      <style:text-properties fo:language="de" fo:country="DE" officeooo:paragraph-rsid="01025b71"/>
    </style:style>
    <style:style style:name="P156" style:family="paragraph" style:parent-style-name="Standard" style:list-style-name="L58">
      <style:text-properties fo:language="de" fo:country="DE" officeooo:paragraph-rsid="0106ab8b"/>
    </style:style>
    <style:style style:name="P157" style:family="paragraph" style:parent-style-name="Standard" style:list-style-name="L58">
      <style:text-properties fo:language="de" fo:country="DE" officeooo:paragraph-rsid="01627141"/>
    </style:style>
    <style:style style:name="P158" style:family="paragraph" style:parent-style-name="Standard" style:list-style-name="L58">
      <style:text-properties fo:language="de" fo:country="DE" officeooo:rsid="0109e51c" officeooo:paragraph-rsid="0109e51c"/>
    </style:style>
    <style:style style:name="P159" style:family="paragraph" style:parent-style-name="Standard" style:list-style-name="L58">
      <style:text-properties fo:language="de" fo:country="DE" officeooo:rsid="0109e51c" officeooo:paragraph-rsid="0160e354"/>
    </style:style>
    <style:style style:name="P160" style:family="paragraph" style:parent-style-name="Standard" style:list-style-name="L58">
      <style:text-properties fo:language="de" fo:country="DE" officeooo:rsid="010d6531" officeooo:paragraph-rsid="010d6531"/>
    </style:style>
    <style:style style:name="P161" style:family="paragraph" style:parent-style-name="Standard" style:list-style-name="L58">
      <style:text-properties fo:language="de" fo:country="DE" officeooo:rsid="010a63bf" officeooo:paragraph-rsid="01627141"/>
    </style:style>
    <style:style style:name="P162" style:family="paragraph" style:parent-style-name="Standard" style:list-style-name="L58">
      <style:text-properties fo:language="de" fo:country="DE" officeooo:rsid="010c609c" officeooo:paragraph-rsid="010c609c"/>
    </style:style>
    <style:style style:name="P163" style:family="paragraph" style:parent-style-name="Standard" style:list-style-name="L59">
      <style:text-properties fo:language="de" fo:country="DE" officeooo:rsid="0068ef5e" officeooo:paragraph-rsid="0068ef5e"/>
    </style:style>
    <style:style style:name="P164" style:family="paragraph" style:parent-style-name="Standard" style:list-style-name="L59">
      <style:text-properties fo:language="de" fo:country="DE" officeooo:rsid="0165e7c0" officeooo:paragraph-rsid="0165e7c0"/>
    </style:style>
    <style:style style:name="P165" style:family="paragraph" style:parent-style-name="Standard" style:list-style-name="L60">
      <style:text-properties fo:language="de" fo:country="DE"/>
    </style:style>
    <style:style style:name="P166" style:family="paragraph" style:parent-style-name="Standard" style:list-style-name="L61">
      <style:text-properties fo:language="de" fo:country="DE"/>
    </style:style>
    <style:style style:name="P167" style:family="paragraph" style:parent-style-name="Standard" style:list-style-name="L61">
      <style:text-properties fo:language="de" fo:country="DE" officeooo:paragraph-rsid="01111f3d"/>
    </style:style>
    <style:style style:name="P168" style:family="paragraph" style:parent-style-name="Standard" style:list-style-name="L62">
      <style:text-properties fo:language="de" fo:country="DE"/>
    </style:style>
    <style:style style:name="P169" style:family="paragraph" style:parent-style-name="Standard" style:list-style-name="L63">
      <style:text-properties fo:language="de" fo:country="DE" officeooo:paragraph-rsid="006996f9"/>
    </style:style>
    <style:style style:name="P170" style:family="paragraph" style:parent-style-name="Standard" style:list-style-name="L63">
      <style:text-properties fo:language="de" fo:country="DE" officeooo:rsid="006996f9" officeooo:paragraph-rsid="006996f9"/>
    </style:style>
    <style:style style:name="P171" style:family="paragraph" style:parent-style-name="Standard" style:list-style-name="L64">
      <style:text-properties fo:language="de" fo:country="DE"/>
    </style:style>
    <style:style style:name="P172" style:family="paragraph" style:parent-style-name="Standard" style:list-style-name="L65">
      <style:text-properties fo:language="de" fo:country="DE"/>
    </style:style>
    <style:style style:name="P173" style:family="paragraph" style:parent-style-name="Standard" style:list-style-name="L66">
      <style:text-properties fo:language="de" fo:country="DE" officeooo:rsid="006b10ec" officeooo:paragraph-rsid="006b10ec"/>
    </style:style>
    <style:style style:name="P174" style:family="paragraph" style:parent-style-name="Standard" style:list-style-name="L67">
      <style:text-properties fo:language="de" fo:country="DE"/>
    </style:style>
    <style:style style:name="P175" style:family="paragraph" style:parent-style-name="Standard" style:list-style-name="L68">
      <style:text-properties fo:language="de" fo:country="DE" officeooo:rsid="00734b2d" officeooo:paragraph-rsid="00734b2d"/>
    </style:style>
    <style:style style:name="P176" style:family="paragraph" style:parent-style-name="Standard" style:list-style-name="L69">
      <style:text-properties fo:language="de" fo:country="DE" officeooo:rsid="0123a2c5" officeooo:paragraph-rsid="00752002"/>
    </style:style>
    <style:style style:name="P177" style:family="paragraph" style:parent-style-name="Standard" style:list-style-name="L70">
      <style:text-properties fo:language="de" fo:country="DE" officeooo:paragraph-rsid="007c50d2"/>
    </style:style>
    <style:style style:name="P178" style:family="paragraph" style:parent-style-name="Standard" style:list-style-name="L70">
      <style:text-properties fo:language="de" fo:country="DE" officeooo:paragraph-rsid="00761022"/>
    </style:style>
    <style:style style:name="P179" style:family="paragraph" style:parent-style-name="Standard" style:list-style-name="L70">
      <style:text-properties fo:language="de" fo:country="DE" officeooo:rsid="007c50d2" officeooo:paragraph-rsid="007c50d2"/>
    </style:style>
    <style:style style:name="P180" style:family="paragraph" style:parent-style-name="Standard" style:list-style-name="L71">
      <style:text-properties fo:language="de" fo:country="DE" officeooo:rsid="007c50d2" officeooo:paragraph-rsid="007c50d2"/>
    </style:style>
    <style:style style:name="P181" style:family="paragraph" style:parent-style-name="Standard" style:list-style-name="L71">
      <style:text-properties fo:language="de" fo:country="DE" officeooo:rsid="007ff159" officeooo:paragraph-rsid="007ff159"/>
    </style:style>
    <style:style style:name="P182" style:family="paragraph" style:parent-style-name="Standard" style:list-style-name="L72">
      <style:text-properties fo:language="de" fo:country="DE"/>
    </style:style>
    <style:style style:name="P183" style:family="paragraph" style:parent-style-name="Standard" style:list-style-name="L72">
      <style:text-properties fo:language="de" fo:country="DE" officeooo:rsid="007e4d12" officeooo:paragraph-rsid="007e4d12"/>
    </style:style>
    <style:style style:name="P184" style:family="paragraph" style:parent-style-name="Standard" style:list-style-name="L73">
      <style:text-properties fo:language="de" fo:country="DE" officeooo:rsid="0082378e" officeooo:paragraph-rsid="0082378e"/>
    </style:style>
    <style:style style:name="P185" style:family="paragraph" style:parent-style-name="Standard" style:list-style-name="L73">
      <style:text-properties fo:language="de" fo:country="DE" officeooo:rsid="00840d7e" officeooo:paragraph-rsid="00840d7e"/>
    </style:style>
    <style:style style:name="P186" style:family="paragraph" style:parent-style-name="Standard" style:list-style-name="L73">
      <style:text-properties fo:language="de" fo:country="DE" officeooo:rsid="00840d7e" officeooo:paragraph-rsid="009b1287"/>
    </style:style>
    <style:style style:name="P187" style:family="paragraph" style:parent-style-name="Standard" style:list-style-name="L74">
      <style:text-properties fo:language="de" fo:country="DE" officeooo:rsid="008be7cd" officeooo:paragraph-rsid="0169766c"/>
    </style:style>
    <style:style style:name="P188" style:family="paragraph" style:parent-style-name="Standard" style:list-style-name="L74">
      <style:text-properties fo:language="de" fo:country="DE" officeooo:rsid="01681e87" officeooo:paragraph-rsid="01681e87"/>
    </style:style>
    <style:style style:name="P189" style:family="paragraph" style:parent-style-name="Standard" style:list-style-name="L76">
      <style:text-properties fo:language="de" fo:country="DE"/>
    </style:style>
    <style:style style:name="P190" style:family="paragraph" style:parent-style-name="Standard" style:list-style-name="L76">
      <style:text-properties fo:language="de" fo:country="DE" officeooo:rsid="012773a8" officeooo:paragraph-rsid="012773a8"/>
    </style:style>
    <style:style style:name="P191" style:family="paragraph" style:parent-style-name="Standard" style:list-style-name="L77">
      <style:text-properties fo:language="de" fo:country="DE" officeooo:rsid="0086d182" officeooo:paragraph-rsid="0086d182"/>
    </style:style>
    <style:style style:name="P192" style:family="paragraph" style:parent-style-name="Standard" style:list-style-name="L79">
      <style:text-properties fo:language="de" fo:country="DE" officeooo:rsid="008dc773" officeooo:paragraph-rsid="008dc773"/>
    </style:style>
    <style:style style:name="P193" style:family="paragraph" style:parent-style-name="Standard" style:list-style-name="L79">
      <style:text-properties fo:language="de" fo:country="DE" officeooo:rsid="0150ff38" officeooo:paragraph-rsid="0150ff38"/>
    </style:style>
    <style:style style:name="P194" style:family="paragraph" style:parent-style-name="Standard" style:list-style-name="L80">
      <style:text-properties fo:language="de" fo:country="DE"/>
    </style:style>
    <style:style style:name="P195" style:family="paragraph" style:parent-style-name="Standard" style:list-style-name="L80">
      <style:text-properties fo:language="de" fo:country="DE" officeooo:paragraph-rsid="00919b98"/>
    </style:style>
    <style:style style:name="P196" style:family="paragraph" style:parent-style-name="Standard" style:list-style-name="L83">
      <style:text-properties fo:language="de" fo:country="DE" officeooo:rsid="00919b98" officeooo:paragraph-rsid="00919b98"/>
    </style:style>
    <style:style style:name="P197" style:family="paragraph" style:parent-style-name="Standard" style:list-style-name="L84">
      <style:text-properties fo:language="de" fo:country="DE" officeooo:rsid="009469df" officeooo:paragraph-rsid="009469df"/>
    </style:style>
    <style:style style:name="P198" style:family="paragraph" style:parent-style-name="Standard" style:list-style-name="L85">
      <style:text-properties fo:language="de" fo:country="DE" officeooo:rsid="00b1adda" officeooo:paragraph-rsid="00b1adda"/>
    </style:style>
    <style:style style:name="P199" style:family="paragraph" style:parent-style-name="Standard" style:list-style-name="L86">
      <style:text-properties fo:language="de" fo:country="DE" officeooo:rsid="00b31bf4" officeooo:paragraph-rsid="00b31bf4"/>
    </style:style>
    <style:style style:name="P200" style:family="paragraph" style:parent-style-name="Standard" style:list-style-name="L87">
      <style:text-properties fo:language="de" fo:country="DE" officeooo:rsid="00b4bbf0" officeooo:paragraph-rsid="00b4bbf0"/>
    </style:style>
    <style:style style:name="P201" style:family="paragraph" style:parent-style-name="Standard" style:list-style-name="L3">
      <style:text-properties officeooo:paragraph-rsid="0000d2eb"/>
    </style:style>
    <style:style style:name="P202" style:family="paragraph" style:parent-style-name="Standard" style:list-style-name="L17">
      <style:text-properties officeooo:paragraph-rsid="01549219"/>
    </style:style>
    <style:style style:name="P203" style:family="paragraph" style:parent-style-name="Standard" style:list-style-name="L25">
      <style:text-properties officeooo:paragraph-rsid="00e4a16a"/>
    </style:style>
    <style:style style:name="P204" style:family="paragraph" style:parent-style-name="Standard" style:list-style-name="L31">
      <style:text-properties officeooo:paragraph-rsid="00e7b145"/>
    </style:style>
    <style:style style:name="P205" style:family="paragraph" style:parent-style-name="Standard" style:list-style-name="L33">
      <style:text-properties officeooo:paragraph-rsid="00e9c45c"/>
    </style:style>
    <style:style style:name="P206" style:family="paragraph" style:parent-style-name="Standard" style:list-style-name="L38"/>
    <style:style style:name="P207" style:family="paragraph" style:parent-style-name="Standard" style:list-style-name="L43">
      <style:text-properties style:use-window-font-color="true" fo:language="de" fo:country="DE" officeooo:rsid="01595e77" officeooo:paragraph-rsid="0049da15"/>
    </style:style>
    <style:style style:name="P208" style:family="paragraph" style:parent-style-name="Standard" style:list-style-name="L43">
      <style:text-properties style:use-window-font-color="true" fo:language="de" fo:country="DE" officeooo:rsid="0049da15" officeooo:paragraph-rsid="0049da15"/>
    </style:style>
    <style:style style:name="P209" style:family="paragraph" style:parent-style-name="Standard" style:list-style-name="L45">
      <style:text-properties style:use-window-font-color="true" fo:language="de" fo:country="DE" officeooo:rsid="00f4f16a" officeooo:paragraph-rsid="00f4f16a"/>
    </style:style>
    <style:style style:name="P210" style:family="paragraph" style:parent-style-name="Standard" style:list-style-name="L74">
      <style:text-properties style:use-window-font-color="true" fo:language="de" fo:country="DE" officeooo:rsid="0169766c" officeooo:paragraph-rsid="0169766c"/>
    </style:style>
    <style:style style:name="P211" style:family="paragraph" style:parent-style-name="Standard" style:list-style-name="L78">
      <style:text-properties style:use-window-font-color="true" fo:language="de" fo:country="DE" officeooo:paragraph-rsid="016b3ccc"/>
    </style:style>
    <style:style style:name="P212" style:family="paragraph" style:parent-style-name="Standard" style:list-style-name="L50">
      <style:text-properties officeooo:paragraph-rsid="00fcde8e"/>
    </style:style>
    <style:style style:name="P213" style:family="paragraph" style:parent-style-name="Standard" style:list-style-name="L68">
      <style:text-properties officeooo:paragraph-rsid="00968871"/>
    </style:style>
    <style:style style:name="P214" style:family="paragraph" style:parent-style-name="Standard" style:list-style-name="L69">
      <style:text-properties officeooo:rsid="00752002" officeooo:paragraph-rsid="00752002"/>
    </style:style>
    <style:style style:name="P215" style:family="paragraph" style:parent-style-name="Standard" style:list-style-name="L74">
      <style:text-properties officeooo:paragraph-rsid="0166f455"/>
    </style:style>
    <style:style style:name="P216" style:family="paragraph" style:parent-style-name="Standard" style:list-style-name="L75">
      <style:text-properties officeooo:paragraph-rsid="00a87396"/>
    </style:style>
    <style:style style:name="P217" style:family="paragraph" style:parent-style-name="Standard" style:list-style-name="L75">
      <style:text-properties officeooo:paragraph-rsid="00a26ff8"/>
    </style:style>
    <style:style style:name="P218" style:family="paragraph" style:parent-style-name="Standard" style:list-style-name="L81">
      <style:text-properties officeooo:rsid="008e5fcb" officeooo:paragraph-rsid="008e5fcb"/>
    </style:style>
    <style:style style:name="P219" style:family="paragraph" style:parent-style-name="Standard" style:list-style-name="L82">
      <style:text-properties officeooo:rsid="008e5fcb" officeooo:paragraph-rsid="008e5fcb"/>
    </style:style>
    <style:style style:name="P220" style:family="paragraph" style:parent-style-name="Standard" style:list-style-name="L82">
      <style:text-properties officeooo:rsid="00919b98" officeooo:paragraph-rsid="00919b98"/>
    </style:style>
    <style:style style:name="P221" style:family="paragraph" style:parent-style-name="Standard" style:list-style-name="L87">
      <style:text-properties officeooo:paragraph-rsid="00b4bbf0"/>
    </style:style>
    <style:style style:name="P222" style:family="paragraph" style:parent-style-name="Standard" style:list-style-name="L92">
      <style:text-properties officeooo:paragraph-rsid="00c267c0"/>
    </style:style>
    <style:style style:name="P223" style:family="paragraph" style:parent-style-name="Standard" style:list-style-name="L92">
      <style:text-properties officeooo:rsid="00c267c0" officeooo:paragraph-rsid="00c267c0"/>
    </style:style>
    <style:style style:name="P224" style:family="paragraph" style:parent-style-name="Standard" style:list-style-name="L26">
      <style:paragraph-properties fo:margin-top="0in" fo:margin-bottom="0in" loext:contextual-spacing="false"/>
      <style:text-properties fo:language="de" fo:country="DE" officeooo:paragraph-rsid="00e4a16a"/>
    </style:style>
    <style:style style:name="P225" style:family="paragraph" style:parent-style-name="Standard" style:list-style-name="L27">
      <style:paragraph-properties fo:margin-top="0in" fo:margin-bottom="0in" loext:contextual-spacing="false"/>
      <style:text-properties fo:language="de" fo:country="DE" officeooo:rsid="004b303b" officeooo:paragraph-rsid="014b9861"/>
    </style:style>
    <style:style style:name="P226" style:family="paragraph" style:parent-style-name="Standard" style:list-style-name="L104">
      <style:paragraph-properties fo:margin-top="0in" fo:margin-bottom="0in" loext:contextual-spacing="false"/>
      <style:text-properties fo:language="de" fo:country="DE"/>
    </style:style>
    <style:style style:name="P227" style:family="paragraph" style:parent-style-name="Standard" style:list-style-name="L104">
      <style:paragraph-properties fo:margin-top="0in" fo:margin-bottom="0in" loext:contextual-spacing="false"/>
      <style:text-properties fo:language="de" fo:country="DE" officeooo:rsid="017858bb" officeooo:paragraph-rsid="017858bb"/>
    </style:style>
    <style:style style:name="P228" style:family="paragraph" style:parent-style-name="Text_20_body">
      <style:paragraph-properties fo:text-align="center" style:justify-single-word="false"/>
      <style:text-properties fo:language="de" fo:country="DE" fo:font-weight="normal" officeooo:rsid="00ffbaa8" officeooo:paragraph-rsid="00ffbaa8" style:font-weight-asian="normal" style:font-weight-complex="normal"/>
    </style:style>
    <style:style style:name="P229" style:family="paragraph" style:parent-style-name="Text_20_body" style:list-style-name="L103">
      <style:text-properties fo:language="de" fo:country="DE" officeooo:rsid="013a9559" officeooo:paragraph-rsid="013a9559"/>
    </style:style>
    <style:style style:name="P230" style:family="paragraph" style:parent-style-name="Text_20_body" style:list-style-name="L110">
      <style:text-properties fo:language="de" fo:country="DE"/>
    </style:style>
    <style:style style:name="P231" style:family="paragraph" style:parent-style-name="Text_20_body" style:list-style-name="L89">
      <style:text-properties style:font-name="Liberation Serif" fo:language="de" fo:country="DE" officeooo:rsid="00840d7e" officeooo:paragraph-rsid="00b91997"/>
    </style:style>
    <style:style style:name="P232" style:family="paragraph" style:parent-style-name="Text_20_body">
      <style:paragraph-properties fo:margin-top="0.0575in" fo:margin-bottom="0.0437in" loext:contextual-spacing="false" fo:text-align="center" style:justify-single-word="false"/>
      <style:text-properties fo:font-weight="normal" style:font-weight-asian="normal" style:font-weight-complex="normal"/>
    </style:style>
    <style:style style:name="P233" style:family="paragraph" style:parent-style-name="Text_20_body" style:list-style-name="L27">
      <style:paragraph-properties fo:margin-top="0in" fo:margin-bottom="0in" loext:contextual-spacing="false"/>
      <style:text-properties fo:language="de" fo:country="DE" officeooo:rsid="004b303b" officeooo:paragraph-rsid="01498e8c"/>
    </style:style>
    <style:style style:name="P234" style:family="paragraph" style:parent-style-name="Text_20_body" style:list-style-name="L101">
      <style:paragraph-properties fo:margin-top="0in" fo:margin-bottom="0in" loext:contextual-spacing="false"/>
      <style:text-properties fo:language="de" fo:country="DE" officeooo:rsid="01383c69" officeooo:paragraph-rsid="0139dc43"/>
    </style:style>
    <style:style style:name="P235" style:family="paragraph" style:parent-style-name="Text_20_body" style:list-style-name="L101">
      <style:paragraph-properties fo:margin-top="0in" fo:margin-bottom="0in" loext:contextual-spacing="false"/>
      <style:text-properties fo:language="de" fo:country="DE" officeooo:paragraph-rsid="0139dc43"/>
    </style:style>
    <style:style style:name="P236" style:family="paragraph" style:parent-style-name="Text_20_body" style:list-style-name="L102">
      <style:paragraph-properties fo:margin-top="0in" fo:margin-bottom="0in" loext:contextual-spacing="false"/>
      <style:text-properties fo:language="de" fo:country="DE" officeooo:rsid="013a9559" officeooo:paragraph-rsid="013a9559"/>
    </style:style>
    <style:style style:name="P237" style:family="paragraph" style:parent-style-name="Text_20_body" style:list-style-name="L102">
      <style:paragraph-properties fo:margin-top="0in" fo:margin-bottom="0in" loext:contextual-spacing="false"/>
      <style:text-properties fo:language="de" fo:country="DE" fo:font-style="normal" officeooo:rsid="013a9559" officeooo:paragraph-rsid="013a9559" style:font-style-asian="normal" style:font-style-complex="normal"/>
    </style:style>
    <style:style style:name="P238" style:family="paragraph" style:parent-style-name="Text_20_body" style:list-style-name="L102">
      <style:paragraph-properties fo:margin-top="0in" fo:margin-bottom="0in" loext:contextual-spacing="false"/>
      <style:text-properties fo:language="de" fo:country="DE" fo:font-style="italic" officeooo:rsid="013a9559" officeooo:paragraph-rsid="013a9559" style:font-style-asian="italic" style:font-style-complex="italic"/>
    </style:style>
    <style:style style:name="P239" style:family="paragraph" style:parent-style-name="Text_20_body" style:list-style-name="L105">
      <style:paragraph-properties fo:margin-top="0in" fo:margin-bottom="0in" loext:contextual-spacing="false"/>
      <style:text-properties fo:language="de" fo:country="DE" officeooo:rsid="013c3628" officeooo:paragraph-rsid="013c3628"/>
    </style:style>
    <style:style style:name="P240" style:family="paragraph" style:parent-style-name="Text_20_body" style:list-style-name="L105">
      <style:paragraph-properties fo:margin-top="0in" fo:margin-bottom="0in" loext:contextual-spacing="false"/>
      <style:text-properties fo:language="de" fo:country="DE" officeooo:rsid="013dc8ef" officeooo:paragraph-rsid="013dc8ef"/>
    </style:style>
    <style:style style:name="P241" style:family="paragraph" style:parent-style-name="Text_20_body" style:list-style-name="L106">
      <style:paragraph-properties fo:margin-top="0in" fo:margin-bottom="0in" loext:contextual-spacing="false"/>
      <style:text-properties fo:language="de" fo:country="DE"/>
    </style:style>
    <style:style style:name="P242" style:family="paragraph" style:parent-style-name="Text_20_body" style:list-style-name="L107">
      <style:paragraph-properties fo:margin-top="0in" fo:margin-bottom="0in" loext:contextual-spacing="false"/>
      <style:text-properties fo:language="de" fo:country="DE"/>
    </style:style>
    <style:style style:name="P243" style:family="paragraph" style:parent-style-name="Text_20_body" style:list-style-name="L108">
      <style:paragraph-properties fo:margin-top="0in" fo:margin-bottom="0in" loext:contextual-spacing="false"/>
      <style:text-properties fo:language="de" fo:country="DE"/>
    </style:style>
    <style:style style:name="P244" style:family="paragraph" style:parent-style-name="Text_20_body" style:list-style-name="L109">
      <style:paragraph-properties fo:margin-top="0in" fo:margin-bottom="0in" loext:contextual-spacing="false"/>
      <style:text-properties fo:language="de" fo:country="DE" officeooo:rsid="0140b049" officeooo:paragraph-rsid="0140b049"/>
    </style:style>
    <style:style style:name="P245" style:family="paragraph" style:parent-style-name="Text_20_body" style:list-style-name="L109">
      <style:paragraph-properties fo:margin-top="0in" fo:margin-bottom="0in" loext:contextual-spacing="false"/>
      <style:text-properties fo:language="de" fo:country="DE" officeooo:paragraph-rsid="0140b049"/>
    </style:style>
    <style:style style:name="P246" style:family="paragraph" style:parent-style-name="Text_20_body" style:list-style-name="L88">
      <style:paragraph-properties fo:margin-top="0in" fo:margin-bottom="0in" loext:contextual-spacing="false"/>
      <style:text-properties officeooo:rsid="00b7d41d" officeooo:paragraph-rsid="00bca14d"/>
    </style:style>
    <style:style style:name="P247" style:family="paragraph" style:parent-style-name="Text_20_body" style:list-style-name="L88">
      <style:paragraph-properties fo:margin-top="0in" fo:margin-bottom="0in" loext:contextual-spacing="false"/>
      <style:text-properties officeooo:rsid="00bca14d" officeooo:paragraph-rsid="00bca14d"/>
    </style:style>
    <style:style style:name="P248" style:family="paragraph" style:parent-style-name="Text_20_body" style:list-style-name="L89">
      <style:paragraph-properties fo:margin-top="0in" fo:margin-bottom="0in" loext:contextual-spacing="false"/>
      <style:text-properties style:font-name="Liberation Serif" fo:language="de" fo:country="DE" officeooo:rsid="00840d7e" officeooo:paragraph-rsid="00b91997"/>
    </style:style>
    <style:style style:name="P249" style:family="paragraph" style:parent-style-name="Text_20_body" style:list-style-name="L90">
      <style:paragraph-properties fo:margin-top="0in" fo:margin-bottom="0in" loext:contextual-spacing="false"/>
      <style:text-properties officeooo:rsid="00be729b" officeooo:paragraph-rsid="0171bd35"/>
    </style:style>
    <style:style style:name="P250" style:family="paragraph" style:parent-style-name="Text_20_body" style:list-style-name="L90">
      <style:paragraph-properties fo:margin-top="0in" fo:margin-bottom="0in" loext:contextual-spacing="false"/>
      <style:text-properties officeooo:rsid="00be729b" officeooo:paragraph-rsid="00be729b"/>
    </style:style>
    <style:style style:name="P251" style:family="paragraph" style:parent-style-name="Text_20_body" style:list-style-name="L90">
      <style:paragraph-properties fo:margin-top="0in" fo:margin-bottom="0in" loext:contextual-spacing="false"/>
      <style:text-properties officeooo:rsid="0171bd35" officeooo:paragraph-rsid="0171bd35"/>
    </style:style>
    <style:style style:name="P252" style:family="paragraph" style:parent-style-name="Text_20_body" style:list-style-name="L90">
      <style:paragraph-properties fo:margin-top="0in" fo:margin-bottom="0in" loext:contextual-spacing="false"/>
      <style:text-properties officeooo:rsid="00bfc15f" officeooo:paragraph-rsid="00bfc15f"/>
    </style:style>
    <style:style style:name="P253" style:family="paragraph" style:parent-style-name="Text_20_body" style:list-style-name="L91">
      <style:paragraph-properties fo:margin-top="0in" fo:margin-bottom="0in" loext:contextual-spacing="false"/>
      <style:text-properties officeooo:rsid="00bfc15f" officeooo:paragraph-rsid="00bfc15f"/>
    </style:style>
    <style:style style:name="P254" style:family="paragraph" style:parent-style-name="Text_20_body" style:list-style-name="L91">
      <style:paragraph-properties fo:margin-top="0in" fo:margin-bottom="0in" loext:contextual-spacing="false"/>
      <style:text-properties officeooo:rsid="00bfc15f" officeooo:paragraph-rsid="00c166a5"/>
    </style:style>
    <style:style style:name="P255" style:family="paragraph" style:parent-style-name="Text_20_body" style:list-style-name="L91">
      <style:paragraph-properties fo:margin-top="0in" fo:margin-bottom="0in" loext:contextual-spacing="false"/>
      <style:text-properties officeooo:rsid="00bfc15f" officeooo:paragraph-rsid="012c4e02"/>
    </style:style>
    <style:style style:name="P256" style:family="paragraph" style:parent-style-name="Text_20_body" style:list-style-name="L90">
      <style:paragraph-properties fo:margin-top="0in" fo:margin-bottom="0in" loext:contextual-spacing="false"/>
      <style:text-properties officeooo:rsid="00bb097d" officeooo:paragraph-rsid="0171bd35"/>
    </style:style>
    <style:style style:name="P257" style:family="paragraph" style:parent-style-name="Text_20_body" style:list-style-name="L90">
      <style:paragraph-properties fo:margin-top="0in" fo:margin-bottom="0in" loext:contextual-spacing="false"/>
      <style:text-properties officeooo:rsid="00bb097d" officeooo:paragraph-rsid="00bb097d"/>
    </style:style>
    <style:style style:name="P258" style:family="paragraph" style:parent-style-name="Text_20_body" style:list-style-name="L91">
      <style:paragraph-properties fo:margin-top="0in" fo:margin-bottom="0in" loext:contextual-spacing="false"/>
      <style:text-properties officeooo:rsid="012c4e02" officeooo:paragraph-rsid="012c4e02"/>
    </style:style>
    <style:style style:name="P259" style:family="paragraph" style:parent-style-name="Text_20_body" style:list-style-name="L92">
      <style:paragraph-properties fo:margin-top="0in" fo:margin-bottom="0in" loext:contextual-spacing="false"/>
      <style:text-properties officeooo:rsid="00c267c0" officeooo:paragraph-rsid="00c267c0"/>
    </style:style>
    <style:style style:name="P260" style:family="paragraph" style:parent-style-name="Text_20_body" style:list-style-name="L93">
      <style:paragraph-properties fo:margin-top="0in" fo:margin-bottom="0in" loext:contextual-spacing="false"/>
    </style:style>
    <style:style style:name="P261" style:family="paragraph" style:parent-style-name="Text_20_body" style:list-style-name="L93">
      <style:paragraph-properties fo:margin-top="0in" fo:margin-bottom="0in" loext:contextual-spacing="false"/>
      <style:text-properties officeooo:rsid="0176ed5c" officeooo:paragraph-rsid="0176ed5c"/>
    </style:style>
    <style:style style:name="P262" style:family="paragraph" style:parent-style-name="Text_20_body" style:list-style-name="L94">
      <style:paragraph-properties fo:margin-top="0in" fo:margin-bottom="0in" loext:contextual-spacing="false"/>
      <style:text-properties officeooo:paragraph-rsid="00c4a634"/>
    </style:style>
    <style:style style:name="P263" style:family="paragraph" style:parent-style-name="Text_20_body" style:list-style-name="L95">
      <style:paragraph-properties fo:margin-top="0in" fo:margin-bottom="0in" loext:contextual-spacing="false"/>
      <style:text-properties officeooo:rsid="00c6d414" officeooo:paragraph-rsid="0131e223"/>
    </style:style>
    <style:style style:name="P264" style:family="paragraph" style:parent-style-name="Text_20_body" style:list-style-name="L96">
      <style:paragraph-properties fo:margin-top="0in" fo:margin-bottom="0in" loext:contextual-spacing="false"/>
      <style:text-properties style:use-window-font-color="true" officeooo:rsid="0131e223" officeooo:paragraph-rsid="0131e223"/>
    </style:style>
    <style:style style:name="P265" style:family="paragraph" style:parent-style-name="Text_20_body" style:list-style-name="L96">
      <style:paragraph-properties fo:margin-top="0in" fo:margin-bottom="0in" loext:contextual-spacing="false"/>
      <style:text-properties style:use-window-font-color="true" officeooo:rsid="01325743" officeooo:paragraph-rsid="01325743"/>
    </style:style>
    <style:style style:name="P266" style:family="paragraph" style:parent-style-name="Text_20_body" style:list-style-name="L96">
      <style:paragraph-properties fo:margin-top="0in" fo:margin-bottom="0in" loext:contextual-spacing="false"/>
      <style:text-properties style:use-window-font-color="true" officeooo:rsid="01351d67" officeooo:paragraph-rsid="01351d67"/>
    </style:style>
    <style:style style:name="P267" style:family="paragraph" style:parent-style-name="Text_20_body" style:list-style-name="L97">
      <style:paragraph-properties fo:margin-top="0in" fo:margin-bottom="0in" loext:contextual-spacing="false"/>
      <style:text-properties officeooo:paragraph-rsid="01325743"/>
    </style:style>
    <style:style style:name="P268" style:family="paragraph" style:parent-style-name="Text_20_body" style:list-style-name="L97">
      <style:paragraph-properties fo:margin-top="0in" fo:margin-bottom="0in" loext:contextual-spacing="false"/>
      <style:text-properties fo:font-style="normal" officeooo:rsid="01366a58" officeooo:paragraph-rsid="01366a58" style:font-style-asian="normal" style:font-style-complex="normal"/>
    </style:style>
    <style:style style:name="P269" style:family="paragraph" style:parent-style-name="Text_20_body" style:list-style-name="L111">
      <style:paragraph-properties fo:margin-top="0in" fo:margin-bottom="0in" loext:contextual-spacing="false" fo:text-align="start" style:justify-single-word="false"/>
      <style:text-properties fo:font-style="normal" officeooo:rsid="016bc659" officeooo:paragraph-rsid="016bc659" style:font-style-asian="normal" style:font-style-complex="normal"/>
    </style:style>
    <style:style style:name="P270" style:family="paragraph" style:parent-style-name="Text_20_body" style:list-style-name="L111">
      <style:paragraph-properties fo:margin-top="0in" fo:margin-bottom="0in" loext:contextual-spacing="false" fo:text-align="start" style:justify-single-word="false"/>
      <style:text-properties fo:font-style="normal" officeooo:rsid="016d4d8d" officeooo:paragraph-rsid="016d4d8d" style:font-style-asian="normal" style:font-style-complex="normal"/>
    </style:style>
    <style:style style:name="P271" style:family="paragraph" style:parent-style-name="Text_20_body" style:list-style-name="L111">
      <style:paragraph-properties fo:margin-top="0in" fo:margin-bottom="0in" loext:contextual-spacing="false" fo:text-align="start" style:justify-single-word="false"/>
      <style:text-properties fo:font-style="normal" officeooo:rsid="016f20e6" officeooo:paragraph-rsid="016f20e6" style:font-style-asian="normal" style:font-style-complex="normal"/>
    </style:style>
    <style:style style:name="P272" style:family="paragraph" style:parent-style-name="Text_20_body" style:list-style-name="L98">
      <style:paragraph-properties fo:margin-top="0in" fo:margin-bottom="0in" loext:contextual-spacing="false"/>
      <style:text-properties fo:color="#808080" officeooo:rsid="00c8e876" officeooo:paragraph-rsid="00c8e876"/>
    </style:style>
    <style:style style:name="P273" style:family="paragraph" style:parent-style-name="Text_20_body" style:list-style-name="L98">
      <style:paragraph-properties fo:margin-top="0in" fo:margin-bottom="0in" loext:contextual-spacing="false"/>
      <style:text-properties fo:color="#808080" officeooo:paragraph-rsid="00ca59d7"/>
    </style:style>
    <style:style style:name="P274" style:family="paragraph" style:parent-style-name="Text_20_body" style:list-style-name="L99">
      <style:paragraph-properties fo:margin-top="0in" fo:margin-bottom="0in" loext:contextual-spacing="false"/>
      <style:text-properties fo:color="#808080" officeooo:paragraph-rsid="00ca59d7"/>
    </style:style>
    <style:style style:name="P275" style:family="paragraph" style:parent-style-name="Text_20_body" style:list-style-name="L100">
      <style:paragraph-properties fo:margin-top="0in" fo:margin-bottom="0in" loext:contextual-spacing="false"/>
      <style:text-properties officeooo:paragraph-rsid="00cfa25e"/>
    </style:style>
    <style:style style:name="P276" style:family="paragraph" style:parent-style-name="Text_20_body" style:list-style-name="L100">
      <style:paragraph-properties fo:margin-top="0in" fo:margin-bottom="0in" loext:contextual-spacing="false"/>
      <style:text-properties officeooo:rsid="00cfa25e" officeooo:paragraph-rsid="00cfa25e"/>
    </style:style>
    <style:style style:name="P277" style:family="paragraph" style:parent-style-name="Text_20_body" style:list-style-name="L109">
      <style:paragraph-properties fo:margin-top="0in" fo:margin-bottom="0in" loext:contextual-spacing="false"/>
      <style:text-properties officeooo:paragraph-rsid="0140b049"/>
    </style:style>
    <style:style style:name="P278" style:family="paragraph" style:parent-style-name="Text_20_body" style:list-style-name="L111">
      <style:paragraph-properties fo:margin-top="0in" fo:margin-bottom="0in" loext:contextual-spacing="false" fo:text-align="start" style:justify-single-word="false"/>
      <style:text-properties officeooo:rsid="016bc659" officeooo:paragraph-rsid="016d4d8d"/>
    </style:style>
    <style:style style:name="P279" style:family="paragraph" style:parent-style-name="Text_20_body" style:list-style-name="L111">
      <style:paragraph-properties fo:margin-top="0in" fo:margin-bottom="0in" loext:contextual-spacing="false" fo:text-align="start" style:justify-single-word="false"/>
      <style:text-properties officeooo:rsid="016bc659" officeooo:paragraph-rsid="016ffb30"/>
    </style:style>
    <style:style style:name="P280" style:family="paragraph" style:parent-style-name="Text_20_body" style:list-style-name="L111">
      <style:paragraph-properties fo:margin-top="0in" fo:margin-bottom="0in" loext:contextual-spacing="false" fo:text-align="start" style:justify-single-word="false"/>
      <style:text-properties officeooo:rsid="016d4d8d" officeooo:paragraph-rsid="016d4d8d"/>
    </style:style>
    <style:style style:name="P281" style:family="paragraph" style:parent-style-name="Text_20_body" style:list-style-name="L111">
      <style:paragraph-properties fo:margin-top="0in" fo:margin-bottom="0in" loext:contextual-spacing="false" fo:text-align="start" style:justify-single-word="false"/>
      <style:text-properties officeooo:rsid="016d4d8d" officeooo:paragraph-rsid="016f20e6"/>
    </style:style>
    <style:style style:name="P282" style:family="paragraph" style:parent-style-name="Text_20_body" style:list-style-name="L111">
      <style:paragraph-properties fo:margin-top="0in" fo:margin-bottom="0in" loext:contextual-spacing="false" fo:text-align="start" style:justify-single-word="false"/>
      <style:text-properties officeooo:rsid="016f20e6" officeooo:paragraph-rsid="016f20e6"/>
    </style:style>
    <style:style style:name="P283" style:family="paragraph" style:parent-style-name="Text_20_body" style:list-style-name="L111">
      <style:paragraph-properties fo:margin-top="0in" fo:margin-bottom="0in" loext:contextual-spacing="false" fo:text-align="start" style:justify-single-word="false"/>
      <style:text-properties officeooo:rsid="016ffb30" officeooo:paragraph-rsid="016ffb30"/>
    </style:style>
    <style:style style:name="P284" style:family="paragraph" style:parent-style-name="Text_20_body" style:list-style-name="L111">
      <style:paragraph-properties fo:margin-top="0in" fo:margin-bottom="0in" loext:contextual-spacing="false" fo:text-align="start" style:justify-single-word="false"/>
      <style:text-properties officeooo:paragraph-rsid="016ffb30"/>
    </style:style>
    <style:style style:name="P285" style:family="paragraph" style:parent-style-name="Text_20_body" style:list-style-name="L111">
      <style:paragraph-properties fo:margin-top="0.0398in" fo:margin-bottom="0.0398in" loext:contextual-spacing="false" fo:text-align="start" style:justify-single-word="false"/>
      <style:text-properties officeooo:rsid="016b80ec" officeooo:paragraph-rsid="016b80ec"/>
    </style:style>
    <style:style style:name="P286" style:family="paragraph" style:parent-style-name="Text_20_body" style:list-style-name="L111">
      <style:paragraph-properties fo:margin-top="0.0398in" fo:margin-bottom="0.0398in" loext:contextual-spacing="false" fo:text-align="start" style:justify-single-word="false"/>
      <style:text-properties fo:font-style="normal" officeooo:rsid="016b80ec" officeooo:paragraph-rsid="016b80ec" style:font-style-asian="normal" style:font-style-complex="normal"/>
    </style:style>
    <style:style style:name="P287" style:family="paragraph" style:parent-style-name="Text_20_body" style:list-style-name="L111">
      <style:paragraph-properties fo:margin-top="0.0398in" fo:margin-bottom="0.0398in" loext:contextual-spacing="false" fo:text-align="start" style:justify-single-word="false"/>
      <style:text-properties officeooo:rsid="016c8220" officeooo:paragraph-rsid="016c8220"/>
    </style:style>
    <style:style style:name="P288" style:family="paragraph" style:parent-style-name="Text_20_body" style:list-style-name="L111">
      <style:paragraph-properties fo:margin-top="0.0398in" fo:margin-bottom="0.0575in" loext:contextual-spacing="false" fo:text-align="start" style:justify-single-word="false"/>
      <style:text-properties fo:font-style="normal" officeooo:rsid="016bc659" officeooo:paragraph-rsid="016bc659" style:font-style-asian="normal" style:font-style-complex="normal"/>
    </style:style>
    <style:style style:name="P289" style:family="paragraph" style:parent-style-name="Heading_20_1">
      <style:paragraph-properties fo:text-align="center" style:justify-single-word="false"/>
      <style:text-properties fo:language="de" fo:country="DE"/>
    </style:style>
    <style:style style:name="P290" style:family="paragraph" style:parent-style-name="Heading_20_1" style:list-style-name="">
      <style:paragraph-properties fo:text-align="center" style:justify-single-word="false"/>
      <style:text-properties fo:language="de" fo:country="DE" officeooo:paragraph-rsid="00ffbaa8"/>
    </style:style>
    <style:style style:name="P291" style:family="paragraph" style:parent-style-name="Heading_20_1" style:list-style-name="">
      <style:paragraph-properties fo:text-align="center" style:justify-single-word="false"/>
      <style:text-properties fo:language="de" fo:country="DE" officeooo:paragraph-rsid="00001591"/>
    </style:style>
    <style:style style:name="P292" style:family="paragraph" style:parent-style-name="Heading_20_1" style:list-style-name="">
      <style:paragraph-properties fo:text-align="center" style:justify-single-word="false"/>
      <style:text-properties fo:language="de" fo:country="DE" officeooo:paragraph-rsid="00b76b6a"/>
    </style:style>
    <style:style style:name="P293" style:family="paragraph" style:parent-style-name="Heading_20_1">
      <style:paragraph-properties fo:text-align="center" style:justify-single-word="false"/>
    </style:style>
    <style:style style:name="P294" style:family="paragraph" style:parent-style-name="Heading_20_1">
      <style:paragraph-properties fo:text-align="center" style:justify-single-word="false" fo:break-before="page"/>
      <style:text-properties fo:language="de" fo:country="DE" officeooo:paragraph-rsid="00ffbaa8"/>
    </style:style>
    <style:style style:name="P295" style:family="paragraph" style:parent-style-name="Heading_20_1">
      <style:paragraph-properties fo:text-align="center" style:justify-single-word="false" fo:break-before="page"/>
      <style:text-properties fo:language="de" fo:country="DE" officeooo:paragraph-rsid="00001591"/>
    </style:style>
    <style:style style:name="P296" style:family="paragraph" style:parent-style-name="Heading_20_1">
      <style:paragraph-properties fo:text-align="center" style:justify-single-word="false" fo:break-before="page"/>
      <style:text-properties officeooo:paragraph-rsid="00b76b6a"/>
    </style:style>
    <style:style style:name="P297" style:family="paragraph" style:parent-style-name="Table_20_Contents" style:list-style-name="L4">
      <style:text-properties fo:language="de" fo:country="DE"/>
    </style:style>
    <style:style style:name="P298" style:family="paragraph" style:parent-style-name="Table_20_Contents" style:list-style-name="L4">
      <style:text-properties fo:language="de" fo:country="DE" officeooo:paragraph-rsid="00d6bfd2"/>
    </style:style>
    <style:style style:name="P299" style:family="paragraph" style:parent-style-name="Table_20_Contents" style:list-style-name="L4">
      <style:text-properties fo:language="de" fo:country="DE" officeooo:rsid="0011f534" officeooo:paragraph-rsid="00d64c4c"/>
    </style:style>
    <style:style style:name="P300" style:family="paragraph" style:parent-style-name="Table_20_Contents" style:list-style-name="L4">
      <style:text-properties fo:language="de" fo:country="DE" officeooo:rsid="0011f534" officeooo:paragraph-rsid="0011f534"/>
    </style:style>
    <style:style style:name="P301" style:family="paragraph" style:parent-style-name="Table_20_Contents" style:list-style-name="L5">
      <style:text-properties fo:language="de" fo:country="DE" officeooo:rsid="0006840f" officeooo:paragraph-rsid="0006840f"/>
    </style:style>
    <style:style style:name="P302" style:family="paragraph" style:parent-style-name="Table_20_Contents" style:list-style-name="L6">
      <style:text-properties fo:language="de" fo:country="DE" officeooo:rsid="00116098" officeooo:paragraph-rsid="001721ea"/>
    </style:style>
    <style:style style:name="P303" style:family="paragraph" style:parent-style-name="Table_20_Contents" style:list-style-name="L6">
      <style:text-properties fo:language="de" fo:country="DE" officeooo:paragraph-rsid="001721ea"/>
    </style:style>
    <style:style style:name="P304" style:family="paragraph" style:parent-style-name="Table_20_Contents" style:list-style-name="L7">
      <style:text-properties fo:language="de" fo:country="DE" officeooo:paragraph-rsid="001721ea"/>
    </style:style>
    <style:style style:name="P305" style:family="paragraph" style:parent-style-name="Table_20_Contents" style:list-style-name="L14">
      <style:text-properties fo:language="de" fo:country="DE" officeooo:rsid="0020a522"/>
    </style:style>
    <style:style style:name="P306" style:family="paragraph" style:parent-style-name="Table_20_Contents" style:list-style-name="L16">
      <style:text-properties fo:language="de" fo:country="DE" officeooo:rsid="01549219" officeooo:paragraph-rsid="01549219"/>
    </style:style>
    <style:style style:name="P307" style:family="paragraph" style:parent-style-name="Preformatted_20_Text" style:list-style-name="L39"/>
    <style:style style:name="P308" style:family="paragraph" style:parent-style-name="Preformatted_20_Text" style:list-style-name="L40"/>
    <style:style style:name="P309" style:family="paragraph">
      <style:paragraph-properties fo:margin-left="0in" fo:margin-right="0in" fo:text-align="center" fo:text-indent="0in"/>
    </style:style>
    <style:style style:name="P310" style:family="paragraph">
      <loext:graphic-properties draw:fill="solid" draw:fill-color="#729fcf"/>
      <style:paragraph-properties fo:margin-left="0in" fo:margin-right="0in" fo:margin-top="0in" fo:margin-bottom="0in" fo:line-height="100%" fo:text-align="center" fo:text-indent="0in" style:punctuation-wrap="simple" style:line-break="normal" style:writing-mode="lr-tb">
        <style:tab-stops/>
      </style:paragraph-properties>
      <style:text-properties fo:color="#000000" style:text-outline="false" style:text-line-through-style="none" style:text-line-through-type="none" style:text-position="0% 100%" fo:font-size="12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officeooo:rsid="000007a0"/>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6cff0e" style:font-weight-asian="bold" style:font-weight-complex="bold"/>
    </style:style>
    <style:style style:name="T5" style:family="text">
      <style:text-properties fo:font-weight="bold" officeooo:rsid="000e28a6" style:font-weight-asian="bold" style:font-weight-complex="bold"/>
    </style:style>
    <style:style style:name="T6" style:family="text">
      <style:text-properties fo:font-weight="bold" officeooo:rsid="007cdff9" style:font-weight-asian="bold" style:font-weight-complex="bold"/>
    </style:style>
    <style:style style:name="T7" style:family="text">
      <style:text-properties fo:font-weight="bold" officeooo:rsid="007e4d12" style:font-weight-asian="bold" style:font-weight-complex="bold"/>
    </style:style>
    <style:style style:name="T8" style:family="text">
      <style:text-properties fo:font-weight="bold" officeooo:rsid="009c97c3" style:font-weight-asian="bold" style:font-weight-complex="bold"/>
    </style:style>
    <style:style style:name="T9" style:family="text">
      <style:text-properties fo:font-weight="bold" officeooo:rsid="009b1287" style:font-weight-asian="bold" style:font-weight-complex="bold"/>
    </style:style>
    <style:style style:name="T10" style:family="text">
      <style:text-properties fo:font-weight="bold" officeooo:rsid="00e12ed9" style:font-weight-asian="bold" style:font-weight-complex="bold"/>
    </style:style>
    <style:style style:name="T11" style:family="text">
      <style:text-properties fo:font-weight="bold" officeooo:rsid="00fe7db4" style:font-weight-asian="bold" style:font-weight-complex="bold"/>
    </style:style>
    <style:style style:name="T12" style:family="text">
      <style:text-properties fo:font-weight="bold" officeooo:rsid="0100ccef" style:font-weight-asian="bold" style:font-weight-complex="bold"/>
    </style:style>
    <style:style style:name="T13" style:family="text">
      <style:text-properties fo:font-weight="bold" officeooo:rsid="00ab22ea" style:font-weight-asian="bold" style:font-weight-complex="bold"/>
    </style:style>
    <style:style style:name="T14" style:family="text">
      <style:text-properties officeooo:rsid="00024d19"/>
    </style:style>
    <style:style style:name="T15" style:family="text">
      <style:text-properties officeooo:rsid="0006840f"/>
    </style:style>
    <style:style style:name="T16" style:family="text">
      <style:text-properties officeooo:rsid="000aa5d2"/>
    </style:style>
    <style:style style:name="T17" style:family="text">
      <style:text-properties officeooo:rsid="000c5d02"/>
    </style:style>
    <style:style style:name="T18" style:family="text">
      <style:text-properties officeooo:rsid="000d3b0a"/>
    </style:style>
    <style:style style:name="T19" style:family="text">
      <style:text-properties officeooo:rsid="000e28a6"/>
    </style:style>
    <style:style style:name="T20" style:family="text">
      <style:text-properties officeooo:rsid="00116098"/>
    </style:style>
    <style:style style:name="T21" style:family="text">
      <style:text-properties officeooo:rsid="001587b9"/>
    </style:style>
    <style:style style:name="T22" style:family="text">
      <style:text-properties fo:font-style="italic" style:font-style-asian="italic" style:font-style-complex="italic"/>
    </style:style>
    <style:style style:name="T23" style:family="text">
      <style:text-properties fo:font-style="italic" officeooo:rsid="001587b9" style:font-style-asian="italic" style:font-style-complex="italic"/>
    </style:style>
    <style:style style:name="T24" style:family="text">
      <style:text-properties fo:font-style="italic" officeooo:rsid="01325743" style:font-style-asian="italic" style:font-style-complex="italic"/>
    </style:style>
    <style:style style:name="T25" style:family="text">
      <style:text-properties fo:font-style="italic" officeooo:rsid="0139dc43" style:font-style-asian="italic" style:font-style-complex="italic"/>
    </style:style>
    <style:style style:name="T26" style:family="text">
      <style:text-properties fo:font-style="italic" officeooo:rsid="014ad734" style:font-style-asian="italic" style:font-style-complex="italic"/>
    </style:style>
    <style:style style:name="T27" style:family="text">
      <style:text-properties fo:font-style="italic" officeooo:rsid="01627141" style:font-style-asian="italic" style:font-style-complex="italic"/>
    </style:style>
    <style:style style:name="T28" style:family="text">
      <style:text-properties fo:font-style="italic" officeooo:rsid="012773a8" style:font-style-asian="italic" style:font-style-complex="italic"/>
    </style:style>
    <style:style style:name="T29" style:family="text">
      <style:text-properties fo:font-style="italic" officeooo:rsid="0174fa17" style:font-style-asian="italic" style:font-style-complex="italic"/>
    </style:style>
    <style:style style:name="T30" style:family="text">
      <style:text-properties fo:font-style="italic" officeooo:rsid="01790496" style:font-style-asian="italic" style:font-style-complex="italic"/>
    </style:style>
    <style:style style:name="T31" style:family="text">
      <style:text-properties fo:font-style="italic" officeooo:rsid="017aa435" style:font-style-asian="italic" style:font-style-complex="italic"/>
    </style:style>
    <style:style style:name="T32" style:family="text">
      <style:text-properties officeooo:rsid="00197592"/>
    </style:style>
    <style:style style:name="T33" style:family="text">
      <style:text-properties officeooo:rsid="001cfb08"/>
    </style:style>
    <style:style style:name="T34" style:family="text">
      <style:text-properties officeooo:rsid="001d8932"/>
    </style:style>
    <style:style style:name="T35" style:family="text">
      <style:text-properties officeooo:rsid="0020a522"/>
    </style:style>
    <style:style style:name="T36" style:family="text">
      <style:text-properties officeooo:rsid="0028c7c6"/>
    </style:style>
    <style:style style:name="T37" style:family="text">
      <style:text-properties officeooo:rsid="002ccbed"/>
    </style:style>
    <style:style style:name="T38" style:family="text">
      <style:text-properties officeooo:rsid="00326e1a"/>
    </style:style>
    <style:style style:name="T39" style:family="text">
      <style:text-properties officeooo:rsid="003d85aa"/>
    </style:style>
    <style:style style:name="T40" style:family="text">
      <style:text-properties officeooo:rsid="003da8e7"/>
    </style:style>
    <style:style style:name="T41" style:family="text">
      <style:text-properties officeooo:rsid="0044abf2"/>
    </style:style>
    <style:style style:name="T42" style:family="text">
      <style:text-properties officeooo:rsid="00467dde"/>
    </style:style>
    <style:style style:name="T43" style:family="text">
      <style:text-properties officeooo:rsid="0046941c"/>
    </style:style>
    <style:style style:name="T44" style:family="text">
      <style:text-properties officeooo:rsid="00489b81"/>
    </style:style>
    <style:style style:name="T45" style:family="text">
      <style:text-properties officeooo:rsid="0049da15"/>
    </style:style>
    <style:style style:name="T46" style:family="text">
      <style:text-properties officeooo:rsid="004ef26c"/>
    </style:style>
    <style:style style:name="T47" style:family="text">
      <style:text-properties fo:language="de" fo:country="DE"/>
    </style:style>
    <style:style style:name="T48" style:family="text">
      <style:text-properties fo:language="de" fo:country="DE" officeooo:rsid="000ba4a2"/>
    </style:style>
    <style:style style:name="T49" style:family="text">
      <style:text-properties fo:language="de" fo:country="DE" officeooo:rsid="006cce2c"/>
    </style:style>
    <style:style style:name="T50" style:family="text">
      <style:text-properties fo:language="de" fo:country="DE" fo:font-weight="bold" style:font-weight-asian="bold" style:font-weight-complex="bold"/>
    </style:style>
    <style:style style:name="T51" style:family="text">
      <style:text-properties fo:language="de" fo:country="DE" fo:font-weight="bold" officeooo:rsid="00968871" style:font-weight-asian="bold" style:font-weight-complex="bold"/>
    </style:style>
    <style:style style:name="T52" style:family="text">
      <style:text-properties fo:language="de" fo:country="DE" officeooo:rsid="00734b2d"/>
    </style:style>
    <style:style style:name="T53" style:family="text">
      <style:text-properties fo:language="de" fo:country="DE" officeooo:rsid="00755beb"/>
    </style:style>
    <style:style style:name="T54" style:family="text">
      <style:text-properties fo:language="de" fo:country="DE" officeooo:rsid="00761022"/>
    </style:style>
    <style:style style:name="T55" style:family="text">
      <style:text-properties fo:language="de" fo:country="DE" officeooo:rsid="0078d281"/>
    </style:style>
    <style:style style:name="T56" style:family="text">
      <style:text-properties fo:language="de" fo:country="DE" officeooo:rsid="00968871"/>
    </style:style>
    <style:style style:name="T57" style:family="text">
      <style:text-properties fo:language="de" fo:country="DE" officeooo:rsid="00a11cf5"/>
    </style:style>
    <style:style style:name="T58" style:family="text">
      <style:text-properties fo:language="de" fo:country="DE" officeooo:rsid="00a26ff8"/>
    </style:style>
    <style:style style:name="T59" style:family="text">
      <style:text-properties fo:language="de" fo:country="DE" officeooo:rsid="00a87396"/>
    </style:style>
    <style:style style:name="T60" style:family="text">
      <style:text-properties fo:language="de" fo:country="DE" officeooo:rsid="00a95aba"/>
    </style:style>
    <style:style style:name="T61" style:family="text">
      <style:text-properties fo:language="de" fo:country="DE" officeooo:rsid="00b76b6a"/>
    </style:style>
    <style:style style:name="T62" style:family="text">
      <style:text-properties fo:language="de" fo:country="DE" officeooo:rsid="00b4bbf0"/>
    </style:style>
    <style:style style:name="T63" style:family="text">
      <style:text-properties fo:language="de" fo:country="DE" officeooo:rsid="00d28613"/>
    </style:style>
    <style:style style:name="T64" style:family="text">
      <style:text-properties fo:language="de" fo:country="DE" officeooo:rsid="00d4114f"/>
    </style:style>
    <style:style style:name="T65" style:family="text">
      <style:text-properties fo:language="de" fo:country="DE" officeooo:rsid="00e4a16a"/>
    </style:style>
    <style:style style:name="T66" style:family="text">
      <style:text-properties fo:language="de" fo:country="DE" officeooo:rsid="003c1f5b"/>
    </style:style>
    <style:style style:name="T67" style:family="text">
      <style:text-properties fo:language="de" fo:country="DE" officeooo:rsid="003cf863"/>
    </style:style>
    <style:style style:name="T68" style:family="text">
      <style:text-properties fo:language="de" fo:country="DE" officeooo:rsid="003da8e7"/>
    </style:style>
    <style:style style:name="T69" style:family="text">
      <style:text-properties fo:language="de" fo:country="DE" officeooo:rsid="00e9c45c"/>
    </style:style>
    <style:style style:name="T70" style:family="text">
      <style:text-properties fo:language="de" fo:country="DE" officeooo:rsid="00eaf344"/>
    </style:style>
    <style:style style:name="T71" style:family="text">
      <style:text-properties fo:language="de" fo:country="DE" officeooo:rsid="012284f2"/>
    </style:style>
    <style:style style:name="T72" style:family="text">
      <style:text-properties fo:language="de" fo:country="DE" officeooo:rsid="0123a2c5"/>
    </style:style>
    <style:style style:name="T73" style:family="text">
      <style:text-properties fo:language="de" fo:country="DE" officeooo:rsid="0140b049"/>
    </style:style>
    <style:style style:name="T74" style:family="text">
      <style:text-properties fo:language="de" fo:country="DE" officeooo:rsid="00238012"/>
    </style:style>
    <style:style style:name="T75" style:family="text">
      <style:text-properties fo:language="de" fo:country="DE" officeooo:rsid="0021948a"/>
    </style:style>
    <style:style style:name="T76" style:family="text">
      <style:text-properties fo:language="de" fo:country="DE" officeooo:rsid="01549219"/>
    </style:style>
    <style:style style:name="T77" style:family="text">
      <style:text-properties fo:language="de" fo:country="DE" fo:font-style="italic" style:font-style-asian="italic" style:font-style-complex="italic"/>
    </style:style>
    <style:style style:name="T78" style:family="text">
      <style:text-properties fo:language="de" fo:country="DE" fo:font-style="italic" officeooo:rsid="00a26ff8" style:font-style-asian="italic" style:font-style-complex="italic"/>
    </style:style>
    <style:style style:name="T79" style:family="text">
      <style:text-properties fo:language="de" fo:country="DE" officeooo:rsid="008be7cd"/>
    </style:style>
    <style:style style:name="T80" style:family="text">
      <style:text-properties fo:language="de" fo:country="DE" officeooo:rsid="016b3ccc"/>
    </style:style>
    <style:style style:name="T81" style:family="text">
      <style:text-properties fo:language="de" fo:country="DE" officeooo:rsid="00ffbaa8"/>
    </style:style>
    <style:style style:name="T82" style:family="text">
      <style:text-properties officeooo:rsid="0059f497"/>
    </style:style>
    <style:style style:name="T83" style:family="text">
      <style:text-properties officeooo:rsid="006996f9"/>
    </style:style>
    <style:style style:name="T84" style:family="text">
      <style:text-properties officeooo:rsid="006b10ec"/>
    </style:style>
    <style:style style:name="T85" style:family="text">
      <style:text-properties officeooo:rsid="006cce2c"/>
    </style:style>
    <style:style style:name="T86" style:family="text">
      <style:text-properties officeooo:rsid="007c50d2"/>
    </style:style>
    <style:style style:name="T87" style:family="text">
      <style:text-properties officeooo:rsid="007cdff9"/>
    </style:style>
    <style:style style:name="T88" style:family="text">
      <style:text-properties officeooo:rsid="007e4d12"/>
    </style:style>
    <style:style style:name="T89" style:family="text">
      <style:text-properties officeooo:rsid="007ff159"/>
    </style:style>
    <style:style style:name="T90" style:family="text">
      <style:text-properties officeooo:rsid="00809f9f"/>
    </style:style>
    <style:style style:name="T91" style:family="text">
      <style:text-properties officeooo:rsid="00840d7e"/>
    </style:style>
    <style:style style:name="T92" style:family="text">
      <style:text-properties officeooo:rsid="0084cc53"/>
    </style:style>
    <style:style style:name="T93" style:family="text">
      <style:text-properties officeooo:rsid="008e5fcb"/>
    </style:style>
    <style:style style:name="T94" style:family="text">
      <style:text-properties officeooo:rsid="0096c26d"/>
    </style:style>
    <style:style style:name="T95" style:family="text">
      <style:text-properties officeooo:rsid="0096fc6a"/>
    </style:style>
    <style:style style:name="T96" style:family="text">
      <style:text-properties officeooo:rsid="009b1287"/>
    </style:style>
    <style:style style:name="T97" style:family="text">
      <style:text-properties officeooo:rsid="009c97c3"/>
    </style:style>
    <style:style style:name="T98" style:family="text">
      <style:text-properties officeooo:rsid="009d9a84"/>
    </style:style>
    <style:style style:name="T99" style:family="text">
      <style:text-properties style:use-window-font-color="true"/>
    </style:style>
    <style:style style:name="T100" style:family="text">
      <style:text-properties style:use-window-font-color="true" fo:font-weight="bold" style:font-weight-asian="bold" style:font-weight-complex="bold"/>
    </style:style>
    <style:style style:name="T101" style:family="text">
      <style:text-properties style:use-window-font-color="true" fo:language="de" fo:country="DE" officeooo:rsid="00fcde8e"/>
    </style:style>
    <style:style style:name="T102" style:family="text">
      <style:text-properties style:use-window-font-color="true" fo:font-style="normal" officeooo:rsid="01325743" style:font-style-asian="normal" style:font-style-complex="normal"/>
    </style:style>
    <style:style style:name="T103" style:family="text">
      <style:text-properties style:use-window-font-color="true" fo:font-style="normal" officeooo:rsid="01345710" style:font-style-asian="normal" style:font-style-complex="normal"/>
    </style:style>
    <style:style style:name="T104" style:family="text">
      <style:text-properties style:use-window-font-color="true" fo:font-style="normal" style:text-underline-style="none" officeooo:rsid="01358b48" style:font-style-asian="normal" style:font-style-complex="normal"/>
    </style:style>
    <style:style style:name="T105" style:family="text">
      <style:text-properties style:use-window-font-color="true" fo:font-style="normal" style:text-underline-style="none" officeooo:rsid="01345710" style:font-style-asian="normal" style:font-style-complex="normal"/>
    </style:style>
    <style:style style:name="T106" style:family="text">
      <style:text-properties style:use-window-font-color="true" fo:font-style="italic" style:text-underline-style="none" officeooo:rsid="01345710" style:font-style-asian="italic" style:font-style-complex="italic"/>
    </style:style>
    <style:style style:name="T107" style:family="text">
      <style:text-properties style:use-window-font-color="true" style:text-underline-style="none"/>
    </style:style>
    <style:style style:name="T108" style:family="text">
      <style:text-properties style:use-window-font-color="true" style:text-underline-style="none" officeooo:rsid="01345710"/>
    </style:style>
    <style:style style:name="T109" style:family="text">
      <style:text-properties officeooo:rsid="00a11cf5"/>
    </style:style>
    <style:style style:name="T110" style:family="text">
      <style:text-properties officeooo:rsid="00a41752"/>
    </style:style>
    <style:style style:name="T111" style:family="text">
      <style:text-properties officeooo:rsid="00b1adda"/>
    </style:style>
    <style:style style:name="T112" style:family="text">
      <style:text-properties fo:language="en" fo:country="US"/>
    </style:style>
    <style:style style:name="T113" style:family="text">
      <style:text-properties fo:language="en" fo:country="US" officeooo:rsid="00b4bbf0"/>
    </style:style>
    <style:style style:name="T114" style:family="text">
      <style:text-properties fo:language="en" fo:country="US" fo:font-weight="bold" officeooo:rsid="00b4bbf0" style:font-weight-asian="bold" style:font-weight-complex="bold"/>
    </style:style>
    <style:style style:name="T115" style:family="text">
      <style:text-properties officeooo:rsid="00b4bbf0"/>
    </style:style>
    <style:style style:name="T116" style:family="text">
      <style:text-properties officeooo:rsid="00c267c0"/>
    </style:style>
    <style:style style:name="T117" style:family="text">
      <style:text-properties officeooo:rsid="00c285bb"/>
    </style:style>
    <style:style style:name="T118" style:family="text">
      <style:text-properties officeooo:rsid="00c4a634"/>
    </style:style>
    <style:style style:name="T119" style:family="text">
      <style:text-properties officeooo:rsid="00c5de25"/>
    </style:style>
    <style:style style:name="T120" style:family="text">
      <style:text-properties officeooo:rsid="00c7790f"/>
    </style:style>
    <style:style style:name="T121" style:family="text">
      <style:text-properties officeooo:rsid="00cdd4fb"/>
    </style:style>
    <style:style style:name="T122" style:family="text">
      <style:text-properties officeooo:rsid="00cfa25e"/>
    </style:style>
    <style:style style:name="T123" style:family="text">
      <style:text-properties style:font-name="MathJax Math" fo:font-style="italic"/>
    </style:style>
    <style:style style:name="T124" style:family="text">
      <style:text-properties style:font-name="MathJax Main"/>
    </style:style>
    <style:style style:name="T125" style:family="text">
      <style:text-properties officeooo:rsid="00d28613"/>
    </style:style>
    <style:style style:name="T126" style:family="text">
      <style:text-properties fo:font-weight="normal" style:font-weight-asian="normal" style:font-weight-complex="normal"/>
    </style:style>
    <style:style style:name="T127" style:family="text">
      <style:text-properties fo:font-weight="normal" officeooo:rsid="00d28613" style:font-weight-asian="normal" style:font-weight-complex="normal"/>
    </style:style>
    <style:style style:name="T128" style:family="text">
      <style:text-properties fo:font-weight="normal" officeooo:rsid="009c97c3" style:font-weight-asian="normal" style:font-weight-complex="normal"/>
    </style:style>
    <style:style style:name="T129" style:family="text">
      <style:text-properties officeooo:rsid="00d47df0"/>
    </style:style>
    <style:style style:name="T130" style:family="text">
      <style:text-properties officeooo:rsid="00d50d2a"/>
    </style:style>
    <style:style style:name="T131" style:family="text">
      <style:text-properties officeooo:rsid="00d6301c"/>
    </style:style>
    <style:style style:name="T132" style:family="text">
      <style:text-properties officeooo:rsid="00d64c4c"/>
    </style:style>
    <style:style style:name="T133" style:family="text">
      <style:text-properties officeooo:rsid="00d898e1"/>
    </style:style>
    <style:style style:name="T134" style:family="text">
      <style:text-properties officeooo:rsid="00d9e0bb"/>
    </style:style>
    <style:style style:name="T135" style:family="text">
      <style:text-properties officeooo:rsid="00df21aa"/>
    </style:style>
    <style:style style:name="T136" style:family="text">
      <style:text-properties style:text-underline-style="solid" style:text-underline-width="auto" style:text-underline-color="font-color"/>
    </style:style>
    <style:style style:name="T137" style:family="text">
      <style:text-properties style:text-underline-style="solid" style:text-underline-width="auto" style:text-underline-color="font-color" officeooo:rsid="0109f50d"/>
    </style:style>
    <style:style style:name="T138" style:family="text">
      <style:text-properties style:text-underline-style="solid" style:text-underline-width="auto" style:text-underline-color="font-color" officeooo:rsid="0059f497"/>
    </style:style>
    <style:style style:name="T139" style:family="text">
      <style:text-properties style:text-underline-style="solid" style:text-underline-width="auto" style:text-underline-color="font-color" officeooo:rsid="0175b2b5"/>
    </style:style>
    <style:style style:name="T140" style:family="text">
      <style:text-properties style:text-underline-style="solid" style:text-underline-width="auto" style:text-underline-color="font-color" officeooo:rsid="013fb241"/>
    </style:style>
    <style:style style:name="T141" style:family="text">
      <style:text-properties officeooo:rsid="00e1e557"/>
    </style:style>
    <style:style style:name="T142" style:family="text">
      <style:text-properties officeooo:rsid="00e4a16a"/>
    </style:style>
    <style:style style:name="T143" style:family="text">
      <style:text-properties fo:background-color="#ffff00" loext:char-shading-value="0"/>
    </style:style>
    <style:style style:name="T144" style:family="text">
      <style:text-properties officeooo:rsid="00e9c45c"/>
    </style:style>
    <style:style style:name="T145" style:family="text">
      <style:text-properties officeooo:rsid="00ebbbd8"/>
    </style:style>
    <style:style style:name="T146" style:family="text">
      <style:text-properties fo:font-style="normal" fo:font-weight="bold" style:font-style-asian="normal" style:font-weight-asian="bold" style:font-style-complex="normal" style:font-weight-complex="bold"/>
    </style:style>
    <style:style style:name="T147" style:family="text">
      <style:text-properties fo:font-style="normal" style:font-style-asian="normal" style:font-style-complex="normal"/>
    </style:style>
    <style:style style:name="T148" style:family="text">
      <style:text-properties fo:font-style="normal" officeooo:rsid="0139dc43" style:font-style-asian="normal" style:font-style-complex="normal"/>
    </style:style>
    <style:style style:name="T149" style:family="text">
      <style:text-properties fo:font-style="normal" officeooo:rsid="014ad734" style:font-style-asian="normal" style:font-style-complex="normal"/>
    </style:style>
    <style:style style:name="T150" style:family="text">
      <style:text-properties fo:font-style="normal" officeooo:rsid="016bc659" style:font-style-asian="normal" style:font-style-complex="normal"/>
    </style:style>
    <style:style style:name="T151" style:family="text">
      <style:text-properties fo:font-style="normal" officeooo:rsid="016d4d8d" style:font-style-asian="normal" style:font-style-complex="normal"/>
    </style:style>
    <style:style style:name="T152" style:family="text">
      <style:text-properties fo:font-style="normal" officeooo:rsid="016f20e6" style:font-style-asian="normal" style:font-style-complex="normal"/>
    </style:style>
    <style:style style:name="T153" style:family="text">
      <style:text-properties fo:font-style="normal" officeooo:rsid="016ffb30" style:font-style-asian="normal" style:font-style-complex="normal"/>
    </style:style>
    <style:style style:name="T154" style:family="text">
      <style:text-properties officeooo:rsid="00ee49bc"/>
    </style:style>
    <style:style style:name="T155" style:family="text">
      <style:text-properties officeooo:rsid="004a63aa"/>
    </style:style>
    <style:style style:name="T156" style:family="text">
      <style:text-properties officeooo:rsid="00efc8c5"/>
    </style:style>
    <style:style style:name="T157" style:family="text">
      <style:text-properties officeooo:rsid="00f145d5"/>
    </style:style>
    <style:style style:name="T158" style:family="text">
      <style:text-properties officeooo:rsid="00f337ad"/>
    </style:style>
    <style:style style:name="T159" style:family="text">
      <style:text-properties officeooo:rsid="00f51f34"/>
    </style:style>
    <style:style style:name="T160" style:family="text">
      <style:text-properties officeooo:rsid="00f708d1"/>
    </style:style>
    <style:style style:name="T161" style:family="text">
      <style:text-properties officeooo:rsid="00f9015b"/>
    </style:style>
    <style:style style:name="T162" style:family="text">
      <style:text-properties officeooo:rsid="00fc9874"/>
    </style:style>
    <style:style style:name="T163" style:family="text">
      <style:text-properties officeooo:rsid="00fcd5fb"/>
    </style:style>
    <style:style style:name="T164" style:family="text">
      <style:text-properties officeooo:rsid="00ffbaa8"/>
    </style:style>
    <style:style style:name="T165" style:family="text">
      <style:text-properties officeooo:rsid="0100ccef"/>
    </style:style>
    <style:style style:name="T166" style:family="text">
      <style:text-properties officeooo:rsid="010751dd"/>
    </style:style>
    <style:style style:name="T167" style:family="text">
      <style:text-properties officeooo:rsid="0109f50d"/>
    </style:style>
    <style:style style:name="T168" style:family="text">
      <style:text-properties officeooo:rsid="010c609c"/>
    </style:style>
    <style:style style:name="T169" style:family="text">
      <style:text-properties officeooo:rsid="010d6531"/>
    </style:style>
    <style:style style:name="T170" style:family="text">
      <style:text-properties officeooo:rsid="010eb46c"/>
    </style:style>
    <style:style style:name="T171" style:family="text">
      <style:text-properties officeooo:rsid="010f6044"/>
    </style:style>
    <style:style style:name="T172" style:family="text">
      <style:text-properties officeooo:rsid="01111f3d"/>
    </style:style>
    <style:style style:name="T173" style:family="text">
      <style:text-properties officeooo:rsid="01134a39"/>
    </style:style>
    <style:style style:name="T174" style:family="text">
      <style:text-properties officeooo:rsid="01157509"/>
    </style:style>
    <style:style style:name="T175" style:family="text">
      <style:text-properties officeooo:rsid="0117b371"/>
    </style:style>
    <style:style style:name="T176" style:family="text">
      <style:text-properties officeooo:rsid="0118924a"/>
    </style:style>
    <style:style style:name="T177" style:family="text">
      <style:text-properties officeooo:rsid="011a7856"/>
    </style:style>
    <style:style style:name="T178" style:family="text">
      <style:text-properties officeooo:rsid="011c65f5"/>
    </style:style>
    <style:style style:name="T179" style:family="text">
      <style:text-properties officeooo:rsid="012773a8"/>
    </style:style>
    <style:style style:name="T180" style:family="text">
      <style:text-properties officeooo:rsid="012951a1"/>
    </style:style>
    <style:style style:name="T181" style:family="text">
      <style:text-properties officeooo:rsid="012c4e02"/>
    </style:style>
    <style:style style:name="T182" style:family="text">
      <style:text-properties officeooo:rsid="012d12d9"/>
    </style:style>
    <style:style style:name="T183" style:family="text">
      <style:text-properties style:text-underline-style="none"/>
    </style:style>
    <style:style style:name="T184" style:family="text">
      <style:text-properties style:text-underline-style="none" fo:font-weight="bold" officeooo:rsid="014b9861" style:font-weight-asian="bold" style:font-weight-complex="bold"/>
    </style:style>
    <style:style style:name="T185" style:family="text">
      <style:text-properties officeooo:rsid="01351d67"/>
    </style:style>
    <style:style style:name="T186" style:family="text">
      <style:text-properties officeooo:rsid="013dc8ef"/>
    </style:style>
    <style:style style:name="T187" style:family="text">
      <style:text-properties officeooo:rsid="013fb241"/>
    </style:style>
    <style:style style:name="T188" style:family="text">
      <style:text-properties officeooo:rsid="014019ca"/>
    </style:style>
    <style:style style:name="T189" style:family="text">
      <style:text-properties officeooo:rsid="0142ad3d"/>
    </style:style>
    <style:style style:name="T190" style:family="text">
      <style:text-properties style:font-name="Liberation Serif" fo:background-color="#ffff00" loext:char-shading-value="0"/>
    </style:style>
    <style:style style:name="T191" style:family="text">
      <style:text-properties officeooo:rsid="014ad734"/>
    </style:style>
    <style:style style:name="T192" style:family="text">
      <style:text-properties officeooo:rsid="014c86b4"/>
    </style:style>
    <style:style style:name="T193" style:family="text">
      <style:text-properties officeooo:rsid="014d460d"/>
    </style:style>
    <style:style style:name="T194" style:family="text">
      <style:text-properties officeooo:rsid="014f03df"/>
    </style:style>
    <style:style style:name="T195" style:family="text">
      <style:text-properties officeooo:rsid="0150ff38"/>
    </style:style>
    <style:style style:name="T196" style:family="text">
      <style:text-properties officeooo:rsid="0152a08c"/>
    </style:style>
    <style:style style:name="T197" style:family="text">
      <style:text-properties officeooo:rsid="01549219"/>
    </style:style>
    <style:style style:name="T198" style:family="text">
      <style:text-properties officeooo:rsid="01564e5d"/>
    </style:style>
    <style:style style:name="T199" style:family="text">
      <style:text-properties officeooo:rsid="00304c9a"/>
    </style:style>
    <style:style style:name="T200" style:family="text">
      <style:text-properties officeooo:rsid="01582f67"/>
    </style:style>
    <style:style style:name="T201" style:family="text">
      <style:text-properties officeooo:rsid="015898eb"/>
    </style:style>
    <style:style style:name="T202" style:family="text">
      <style:text-properties officeooo:rsid="01595e77"/>
    </style:style>
    <style:style style:name="T203" style:family="text">
      <style:text-properties officeooo:rsid="015cf3d3"/>
    </style:style>
    <style:style style:name="T204" style:family="text">
      <style:text-properties officeooo:rsid="01627141"/>
    </style:style>
    <style:style style:name="T205" style:family="text">
      <style:text-properties officeooo:rsid="016b3ccc"/>
    </style:style>
    <style:style style:name="T206" style:family="text">
      <style:text-properties officeooo:rsid="016c8220"/>
    </style:style>
    <style:style style:name="T207" style:family="text">
      <style:text-properties officeooo:rsid="016d3a3e"/>
    </style:style>
    <style:style style:name="T208" style:family="text">
      <style:text-properties officeooo:rsid="0171bd35"/>
    </style:style>
    <style:style style:name="T209" style:family="text">
      <style:text-properties officeooo:rsid="0174d3f7"/>
    </style:style>
    <style:style style:name="T210" style:family="text">
      <style:text-properties officeooo:rsid="0174fa17"/>
    </style:style>
    <style:style style:name="T211" style:family="text">
      <style:text-properties officeooo:rsid="0175b2b5"/>
    </style:style>
    <style:style style:name="T212" style:family="text">
      <style:text-properties officeooo:rsid="01790496"/>
    </style:style>
    <style:style style:name="T213" style:family="text">
      <style:text-properties officeooo:rsid="017aa435"/>
    </style:style>
    <style:style style:name="T214" style:family="text">
      <style:text-properties officeooo:rsid="01821fef"/>
    </style:style>
    <style:style style:name="T215" style:family="text">
      <style:text-properties fo:color="#000000" style:text-outline="false" style:text-line-through-style="none" style:text-line-through-type="none" style:text-position="0% 100%" style:font-name="Arial Black1"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fo:padding="0.0193in" fo:border="none" draw:ole-draw-aspect="1"/>
    </style:style>
    <style:style style:name="fr3"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fo:padding="0.0201in" fo:border="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729fcf" draw:textarea-horizontal-align="center" draw:textarea-vertical-align="middle" draw:auto-grow-height="false" draw:fit-to-size="false" style:shrink-to-fit="false" fo:min-height="0.9398in" fo:min-width="3.7307in" fo:padding-top="0.0516in" fo:padding-bottom="0.0516in" fo:padding-left="0.0984in" fo:padding-right="0.0984in" fo:wrap-option="wrap" draw:shadow="hidden" draw:shadow-offset-x="0.1181in" draw:shadow-offset-y="0.1181in" draw:shadow-color="#808080" style:run-through="foreground" style:wrap="none" style:vertical-pos="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p>
      <text:p text:style-name="P30"/>
      <text:p text:style-name="P30"/>
      <text:p text:style-name="P30"/>
      <text:p text:style-name="P30"/>
      <text:p text:style-name="P30"/>
      <text:p text:style-name="P41"><draw:custom-shape text:anchor-type="paragraph" draw:z-index="3" draw:style-name="gr1" draw:text-style-name="P310" svg:width="3.9276in" svg:height="1.0421in" svg:x="1.7417in" svg:y="0in"><text:p text:style-name="P309"><text:span text:style-name="T215">IPET</text:span></text:p><draw:enhanced-geometry svg:viewBox="0 0 21600 21600" draw:text-areas="0 0 21600 21600" draw:text-path="true" draw:text-path-mode="shape" draw:text-path-scale="path" draw:text-path-same-letter-heights="false" draw:type="fontwork-fade-up" draw:modifiers="7200" draw:enhanced-path="M ?f0 0 L ?f1 0 N M 0 21600 L 21600 21600 N"><draw:equation draw:name="f0" draw:formula="$0 "/><draw:equation draw:name="f1" draw:formula="21600-$0 "/><draw:handle draw:handle-position="$0 top" draw:handle-range-x-minimum="0" draw:handle-range-x-maximum="10800"/></draw:enhanced-geometry></draw:custom-shape></text:p>
      <text:p text:style-name="P75"><text:bookmark-start text:name="__RefHeading___Toc2820_2770411743"/>Identification &amp; Privacy Enhanced Technologies<text:bookmark-end text:name="__RefHeading___Toc2820_2770411743"/></text:p>
      <text:p text:style-name="P228"/>
      <text:p text:style-name="P228"/>
      <text:p text:style-name="P228"/>
      <text:p text:style-name="P73"><text:bookmark-start text:name="__RefHeading___Toc2822_2770411743"/><text:span text:style-name="T81">J</text:span><text:span text:style-name="T47">an Arends</text:span><text:bookmark-end text:name="__RefHeading___Toc2822_2770411743"/></text:p>
      <text:p text:style-name="P73"><text:bookmark-start text:name="__RefHeading___Toc2824_2770411743"/>Hochschule Bonn-Rhein-Sieg<text:bookmark-end text:name="__RefHeading___Toc2824_2770411743"/></text:p>
      <text:p text:style-name="P74">M.Sc. Computer Science</text:p>
      <text:p text:style-name="P73"><text:bookmark-start text:name="__RefHeading___Toc2826_2770411743"/>S<text:span text:style-name="T206">ommersemester</text:span> 2019<text:bookmark-end text:name="__RefHeading___Toc2826_2770411743"/></text:p>
      <text:p text:style-name="P72"/>
      <text:p text:style-name="P72"/>
      <text:p text:style-name="P72"/>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77"><text:a xlink:type="simple" xlink:href="#__RefHeading___Toc2828_2770411743" text:style-name="Index_20_Link" text:visited-style-name="Index_20_Link">Übungsblatt 1 – Biometrie<text:tab/>2</text:a></text:p>
          <text:p text:style-name="P77"><text:a xlink:type="simple" xlink:href="#__RefHeading___Toc2830_2770411743" text:style-name="Index_20_Link" text:visited-style-name="Index_20_Link">Übungsblatt II - Biometrische Kryptofunktionen<text:tab/>6</text:a></text:p>
          <text:p text:style-name="P77"><text:a xlink:type="simple" xlink:href="#__RefHeading___Toc2832_2770411743" text:style-name="Index_20_Link" text:visited-style-name="Index_20_Link">Übungsblatt III - Identitätsbasierte Kryptographie und bilineare Paarungen<text:tab/>12</text:a></text:p>
          <text:p text:style-name="P77"><text:a xlink:type="simple" xlink:href="#__RefHeading___Toc2834_2770411743" text:style-name="Index_20_Link" text:visited-style-name="Index_20_Link">Übungsblat IV - Privacy Identifikationsprotokolle - Blinde Signaturen - Credentialsysteme<text:tab/>16</text:a></text:p>
          <text:p text:style-name="P77"><text:a xlink:type="simple" xlink:href="#__RefHeading___Toc2836_2770411743" text:style-name="Index_20_Link" text:visited-style-name="Index_20_Link">Sonstiges: One Time Signature Schemes (OTSS)<text:tab/>21</text:a></text:p>
        </text:index-body>
      </text:table-of-content>
      <text:p text:style-name="P232"/>
      <text:h text:style-name="P290" text:outline-level="1"/>
      <text:h text:style-name="P294" text:outline-level="1"><text:bookmark-start text:name="__RefHeading___Toc2828_2770411743"/>Übungsblatt 1 – <text:line-break/><text:span text:style-name="T1">Biometrie</text:span><text:bookmark-end text:name="__RefHeading___Toc2828_2770411743"/></text:h>
      <text:p text:style-name="P15">1. Was sollen <text:span text:style-name="T3">biometrische Systeme</text:span> leisten?</text:p>
      <text:list xml:id="list3609963599" text:style-name="L1">
        <text:list-item>
          <text:p text:style-name="P78"><text:span text:style-name="T47">Personidentifikation </text:span><text:span text:style-name="T48">&amp; -</text:span><text:span text:style-name="T47">Verifikation</text:span></text:p>
        </text:list-item>
        <text:list-item>
          <text:p text:style-name="P78"><text:span text:style-name="T64">(</text:span><text:span text:style-name="T49">A</text:span><text:span text:style-name="T47">utomatisierte Erkennung von Personen anhand ihrer körperlichen Merkmale</text:span><text:span text:style-name="T64">)</text:span></text:p>
          <text:p text:style-name="P79"/>
        </text:list-item>
      </text:list>
      <text:p text:style-name="P29"><text:span text:style-name="T14">A</text:span>uf welcher <text:span text:style-name="T3">prinzipiellen Basis</text:span> funktionieren diese?</text:p>
      <text:list xml:id="list1447371240" text:style-name="L2">
        <text:list-item>
          <text:p text:style-name="P80">Physiologischer/ <text:span text:style-name="T16">körperliche/ biologischer/ persönlicher </text:span>Merkmale<text:span text:style-name="T129">n</text:span></text:p>
        </text:list-item>
        <text:list-item>
          <text:p text:style-name="P81">Biometrische Eignungsmerkmale:</text:p>
          <text:list>
            <text:list-item>
              <text:p text:style-name="P81"><text:span text:style-name="T207">B</text:span>eständig</text:p>
            </text:list-item>
            <text:list-item>
              <text:p text:style-name="P81"><text:span text:style-name="T207">E</text:span>indeutig</text:p>
            </text:list-item>
            <text:list-item>
              <text:p text:style-name="P81"><text:span text:style-name="T207">T</text:span>echnisch erfassbar</text:p>
            </text:list-item>
            <text:list-item>
              <text:p text:style-name="P81"><text:span text:style-name="T207">U</text:span>niversal</text:p>
            </text:list-item>
          </text:list>
        </text:list-item>
        <text:list-item>
          <text:p text:style-name="P81"><text:span text:style-name="T129">Beispiele: </text:span>Finger, Gesicht, Iris, (Ohr), Venen</text:p>
          <text:p text:style-name="P80"/>
        </text:list-item>
      </text:list>
      <text:p text:style-name="P1">2. <text:span text:style-name="T85">Begrifflichkeiten</text:span> Identifikation und Verifikation:</text:p>
      <text:list xml:id="list3262768273" text:style-name="L3">
        <text:list-item>
          <text:p text:style-name="P201"><text:span text:style-name="T47">Ziel einer biometrischen Erkennung ist stets, die </text:span><text:span text:style-name="T50">Identität einer Person zu ermitteln</text:span><text:span text:style-name="T47"> <text:s/></text:span><text:span text:style-name="T49">(</text:span><text:span text:style-name="T47">Identifikation) oder </text:span><text:span text:style-name="T50">die behauptete Identität zu bestätigen oder zu widerlegen</text:span><text:span text:style-name="T47"> (Verifikation). </text:span></text:p>
        </text:list-item>
      </text:list>
      <text:p text:style-name="P2"/>
      <text:p text:style-name="P3"><text:span text:style-name="T3"><text:tab/>Identifikation</text:span> <text:s text:c="2"/><text:span text:style-name="T17">= </text:span>1: n Vergleich (Identifikation einer Person innerhalb einer Menge)</text:p>
      <text:p text:style-name="P2"><text:span text:style-name="T3"><text:tab/>Verifikation</text:span> <text:tab/> <text:s text:c="2"/><text:span text:style-name="T17">= </text:span>1:1 Vergleich (Referenz-<text:span text:style-name="T130">Template</text:span> ?=? <text:span text:style-name="T130">Live-Template</text:span>)</text:p>
      <text:p text:style-name="P2"/>
      <text:p text:style-name="P2">Verifikation in der Informatik (Programme): Macht die Software/Hardware das was sie soll? <text:line-break/><text:span text:style-name="T17">Erfüllt diese die Spezifikation von Software/Hardware - typischerweise mittels Tests.</text:span></text:p>
      <text:p text:style-name="P1"/>
      <text:p text:style-name="P1">3. <text:span text:style-name="T4">S</text:span><text:span text:style-name="T3">tatische biometrische Merkmale</text:span> für <text:span text:style-name="T131">eine I</text:span>dentifikation/-verifikation <text:span text:style-name="T131">+ ihren Eigenschaften:</text:span> </text:p>
      <text:p text:style-name="P4"/>
      <table:table table:name="Table1" table:style-name="Table1">
        <table:table-column table:style-name="Table1.A"/>
        <table:table-column table:style-name="Table1.B"/>
        <table:table-row>
          <table:table-cell table:style-name="Table1.A1" office:value-type="string">
            <text:p text:style-name="P43">Merkmale</text:p>
          </table:table-cell>
          <table:table-cell table:style-name="Table1.B1" office:value-type="string">
            <text:p text:style-name="P43">Eigenschaft<text:span text:style-name="T131">en</text:span></text:p>
          </table:table-cell>
        </table:table-row>
        <table:table-row>
          <table:table-cell table:style-name="Table1.A2" office:value-type="string">
            <text:p text:style-name="P60">Gesichtsbild</text:p>
          </table:table-cell>
          <table:table-cell table:style-name="Table1.B2" office:value-type="string">
            <text:p text:style-name="P54"><text:span text:style-name="T131">- Unterschiedliche Ansätze der Gesichtserkennung, wobei alle gewisse Schlüsselelemente verwenden. Meistens c</text:span>harakteristischen Merkmale der Gesichtszüge. <text:span text:style-name="T131">Besonders Interessant die Merkmale, die sich </text:span>aufgrund der Mimik nicht ständig verändern. </text:p>
            <text:p text:style-name="P55">- Vergleich über klassische Bildanalyseverfahren</text:p>
            <text:p text:style-name="P56">- Den verschiedenen Gesichtserkennungssysteme liegen unterschiedliche Verfahren aus dem Bereich der Mustererkennung bzw. deren Kombinationen zugrunde:</text:p>
            <text:list xml:id="list2353053504" text:style-name="L4">
              <text:list-item>
                <text:p text:style-name="P297">Template Matching</text:p>
              </text:list-item>
              <text:list-item>
                <text:p text:style-name="P298">Elastische Graphen / Landmarks<text:line-break/><text:span text:style-name="T132">(Markante Stellen werden zu Gittermodel verbunden)</text:span></text:p>
              </text:list-item>
              <text:list-item>
                <text:p text:style-name="P299">Geometrische Merkmale <text:line-break/><text:span text:style-name="T132">(Relative Position von markante Stellen bilden mathematischen Vektor)</text:span></text:p>
              </text:list-item>
              <text:list-item>
                <text:p text:style-name="P300">Eigenfaces</text:p>
              </text:list-item>
            </text:list>
          </table:table-cell>
        </table:table-row>
        <table:table-row>
          <table:table-cell table:style-name="Table1.A2" office:value-type="string">
            <text:p text:style-name="P61">Fingerabdruck</text:p>
          </table:table-cell>
          <table:table-cell table:style-name="Table1.B2" office:value-type="string">
            <text:p text:style-name="P57">- Graustufenbild des Finger<text:span text:style-name="T174">s, Weiterverarbeitung nötig</text:span></text:p>
            <text:p text:style-name="P58"><text:span text:style-name="T134">- </text:span>Die Extrahierung der charakteristischen Kennzeichen kann entweder <text:span text:style-name="T133">anhand</text:span> d<text:span text:style-name="T133">e</text:span>s gesamte<text:span text:style-name="T133">n</text:span> Bild<text:span text:style-name="T133">es</text:span> (Global Pattern Matching), relevante Teile daraus, oder die <text:soft-page-break/><text:span text:style-name="T19">anatomischen Merkmale der Papillarlinien </text:span><text:span text:style-name="T5">(Minuzien)</text:span><text:span text:style-name="T3"> nach Art, Lage und Richtung</text:span> erfasst werden.</text:p>
            <text:p text:style-name="P44"><text:span text:style-name="T18">- Musterklassifizierung mit Hilfe </text:span>Henry Klassifikation: <text:span text:style-name="T19">Schleife, Wirbel, Bogen</text:span>.</text:p>
            <text:p text:style-name="P45"><text:span text:style-name="T174"><text:s text:c="2"/>(M</text:span>anche Fingerabdrücke <text:span text:style-name="T33">lassen sich </text:span>nicht eindeutig in eine konkrete Fingerklasse <text:s text:c="5"/>einordnen<text:span text:style-name="T174">).</text:span></text:p>
            <text:p text:style-name="P44">- Merkmalextraktion: Lage der Minuzien <text:span text:style-name="T135">wird </text:span>detektiert und extrahiert</text:p>
            <text:p text:style-name="P44"><text:span text:style-name="T19">- Die h</text:span>äufigsten Minuzien sind</text:p>
            <text:list xml:id="list1745739627" text:style-name="L5">
              <text:list-item>
                <text:p text:style-name="P301">das Papillarlinienende und</text:p>
              </text:list-item>
              <text:list-item>
                <text:p text:style-name="P301">die Gabelung</text:p>
              </text:list-item>
            </text:list>
          </table:table-cell>
        </table:table-row>
        <table:table-row>
          <table:table-cell table:style-name="Table1.A2" office:value-type="string">
            <text:p text:style-name="P61">Iris</text:p>
          </table:table-cell>
          <table:table-cell table:style-name="Table1.B2" office:value-type="string">
            <text:p text:style-name="P46">Iris-Kodierung nach Daugman in 2048 Bit <text:span text:style-name="T20">String: </text:span></text:p>
            <text:list xml:id="list1963148856" text:style-name="L6">
              <text:list-item>
                <text:p text:style-name="P302">Detektion Iris-Mitte</text:p>
              </text:list-item>
              <text:list-item>
                <text:p text:style-name="P303">Umwandlung „Iris-Ringe“ in Polardarstellung</text:p>
              </text:list-item>
              <text:list-item>
                <text:p text:style-name="P303">Berechnung Gabor- Wavelet-Koeffizienten (256 Byte) </text:p>
              </text:list-item>
              <text:list-item>
                <text:p text:style-name="P303">Zusätzlich 256 „Masken-Bytes“ <text:span text:style-name="T20">für </text:span>Artefakte</text:p>
              </text:list-item>
            </text:list>
          </table:table-cell>
        </table:table-row>
        <table:table-row>
          <table:table-cell table:style-name="Table1.A2" office:value-type="string">
            <text:p text:style-name="P61">Venen</text:p>
          </table:table-cell>
          <table:table-cell table:style-name="Table1.B2" office:value-type="string">
            <text:p text:style-name="P46"><text:span text:style-name="T175">- K</text:span>eine klar definierten Features – <text:span text:style-name="T21">nur Extraktionsverfahren, die bisher auf <text:s text:c="3"/></text:span>Skimming <text:span text:style-name="T21">hinauslaufen:</text:span></text:p>
            <text:list xml:id="list1969012618" text:style-name="L7">
              <text:list-item>
                <text:p text:style-name="P304"><text:span text:style-name="T21">Repeated </text:span>Line Tracking <text:span text:style-name="T21">(RLT):<text:line-break/></text:span>„Linienverfolgung“ basierend auf den maximalen Grauwerten</text:p>
              </text:list-item>
              <text:list-item>
                <text:p text:style-name="P304">Maximum Curvator <text:span text:style-name="T21">(MC): <text:line-break/>Linienverfolgung“ basierend auf den maximalen</text:span>Krümmungen der Grauwerten </text:p>
              </text:list-item>
            </text:list>
            <text:p text:style-name="P62"><text:span text:style-name="T175">- Beide Verfahren basieren auf der Annahme </text:span><text:span text:style-name="T23">kontinuierlicher Venenverläufe.</text:span></text:p>
            <text:p text:style-name="P46"><text:span text:style-name="T175">- A</text:span>us den Verfahren können Minutien abgeleitet werden</text:p>
          </table:table-cell>
        </table:table-row>
        <table:table-row>
          <table:table-cell table:style-name="Table1.A2" office:value-type="string">
            <text:p text:style-name="P61">Ohr</text:p>
          </table:table-cell>
          <table:table-cell table:style-name="Table1.B2" office:value-type="string">
            <text:p text:style-name="P42">Anchor Point + Ohrabstände</text:p>
          </table:table-cell>
        </table:table-row>
      </table:table>
      <text:p text:style-name="P5"><text:line-break/></text:p>
      <text:p text:style-name="P1">4. Neben statischen biometrischen Verfahren werden auch zunehmend <text:span text:style-name="T3">dynamische</text:span></text:p>
      <text:p text:style-name="P1"><text:span text:style-name="T3">(verhaltensbasierte) Verfahren</text:span> diskutiert. Welchem grundsätzlichen Sicherheits-Problem</text:p>
      <text:p text:style-name="P1">scheinen verhaltensbasierte Verfahren zu unterliegen und muss in der Praxis beachtet werden?</text:p>
      <text:list xml:id="list3220450770" text:style-name="L8">
        <text:list-item>
          <text:p text:style-name="P82"><text:span text:style-name="T32">Problem: </text:span>Leichte Reproduzierbark<text:span text:style-name="T15">eit</text:span></text:p>
        </text:list-item>
        <text:list-item>
          <text:p text:style-name="P83">Beispiele: Gangverhalten, Tippverhalten, Bedienung von Software</text:p>
        </text:list-item>
      </text:list>
      <text:p text:style-name="P1"/>
      <text:p text:style-name="P1">5. Welche zwei gängigen <text:span text:style-name="T3">Methoden zur Merkmalsextraktion</text:span> haben sich in der Gesichtsbiometrie etabliert?</text:p>
      <text:list xml:id="list4176499411" text:style-name="L9">
        <text:list-item>
          <text:p text:style-name="P84"><text:span text:style-name="T176">Elastische Graphen/ </text:span>Landmarks</text:p>
        </text:list-item>
        <text:list-item>
          <text:p text:style-name="P85">Neuronale Netze</text:p>
        </text:list-item>
      </text:list>
      <text:p text:style-name="P1"/>
      <text:p text:style-name="P1">6. Wenn Sie die „typischen“ biometrischen Merkmale wie, 2D-Finger, Iris, Gesicht, Venen</text:p>
      <text:p text:style-name="P1">betrachten, welche(s) Merkmal(e) sind aus Sicht der Informationssicherheit <text:span text:style-name="T3">besonders</text:span></text:p>
      <text:p text:style-name="P1"><text:span text:style-name="T3">geeignet</text:span>, weil diese eine unbemerkte Erfassung durch Dritte erschweren?</text:p>
      <text:list xml:id="list2632144656" text:style-name="L10">
        <text:list-item>
          <text:p text:style-name="P86">Venen, <text:span text:style-name="T176">da der Fäschlungs-Aufwand hier am größten ist.</text:span></text:p>
        </text:list-item>
      </text:list>
      <text:p text:style-name="P1"/>
      <text:p text:style-name="P1">7. Welche Merkmale machen die <text:span text:style-name="T3">Eindeutigkeit eines Fingerabdrucks </text:span>aus?</text:p>
      <text:list xml:id="list3818860412" text:style-name="L11">
        <text:list-item>
          <text:p text:style-name="P87">Die Papillarleisten bilden verschiedene Muster (<text:span text:style-name="T177">siehe Henry-Klassifizierung</text:span>), die in Verbindung mit den Unterbrechungen der Papillarleisten (Minuzien) von Finger zu Finger unterschiedlich sind.</text:p>
        </text:list-item>
      </text:list>
      <text:list xml:id="list2611393217" text:style-name="L12">
        <text:list-item>
          <text:p text:style-name="P88"><text:soft-page-break/><text:span text:style-name="T177">Anders ausgedrückt: D</text:span>ie wahre Individualität <text:span text:style-name="T34">eines</text:span> Fingerabdruckes <text:span text:style-name="T34">wird </text:span>durch die <text:span text:style-name="T136">anatomischen Merkmale der Papillarlinien (Minuzien) und durch ihre gegenseitige Orientierung</text:span> festgelegt. </text:p>
        </text:list-item>
      </text:list>
      <text:p text:style-name="P1"/>
      <text:p text:style-name="P1">8. Mit Hilfe welcher Verfahren kann man die <text:span text:style-name="T3">Umgebung</text:span><text:span text:style-name="T10">seigenschaften</text:span> einer Minu<text:span text:style-name="T178">z</text:span>ie eines Fingerabdrucks beschreiben? Welche Verfahren sind Ihnen bekannt und was sagen diese aus?</text:p>
      <text:p text:style-name="P1"/>
      <table:table table:name="Table2" table:style-name="Table2">
        <table:table-column table:style-name="Table2.A"/>
        <table:table-column table:style-name="Table2.B"/>
        <table:table-row>
          <table:table-cell table:style-name="Table2.A1" office:value-type="string">
            <text:p text:style-name="P48">Deskriptor </text:p>
          </table:table-cell>
          <table:table-cell table:style-name="Table2.B1" office:value-type="string">
            <text:p text:style-name="P6">Ist ein Maß für…</text:p>
          </table:table-cell>
        </table:table-row>
        <table:table-row>
          <table:table-cell table:style-name="Table2.A2" office:value-type="string">
            <text:p text:style-name="P6">Orientierungs- </text:p>
          </table:table-cell>
          <table:table-cell table:style-name="Table2.B2" office:value-type="string">
            <text:list xml:id="list452607181" text:style-name="L13">
              <text:list-item>
                <text:p text:style-name="P89"><text:span text:style-name="T35">Die mittlere </text:span>Orientierung</text:p>
              </text:list-item>
            </text:list>
          </table:table-cell>
        </table:table-row>
        <table:table-row>
          <table:table-cell table:style-name="Table2.A2" office:value-type="string">
            <text:p text:style-name="P6">Frequency-</text:p>
          </table:table-cell>
          <table:table-cell table:style-name="Table2.B2" office:value-type="string">
            <text:list xml:id="list2653123811" text:style-name="L14">
              <text:list-item>
                <text:p text:style-name="P305">Den mittleren Abstand der “Valleys” </text:p>
              </text:list-item>
            </text:list>
          </table:table-cell>
        </table:table-row>
        <table:table-row>
          <table:table-cell table:style-name="Table2.A2" office:value-type="string">
            <text:p text:style-name="P6"/>
          </table:table-cell>
          <table:table-cell table:style-name="Table2.B2" office:value-type="string">
            <text:p text:style-name="P47">… im Umfeld der Minu<text:span text:style-name="T178">z</text:span>ie.</text:p>
          </table:table-cell>
        </table:table-row>
      </table:table>
      <text:p text:style-name="P23"/>
      <text:p text:style-name="P1">9. Beschreiben Sie eingehend zwei Ihnen aus der Vorlesung bekannte <text:span text:style-name="T3">Verfahren der</text:span></text:p>
      <text:p text:style-name="P1"><text:span text:style-name="T3">Venenbiometrie</text:span> mit Hilfe derer aus Venen-Graustufenbilder Venenverläufe extrahiert werden.</text:p>
      <text:list xml:id="list3589297410" text:style-name="L15">
        <text:list-item>
          <text:p text:style-name="P90">Beide Verfahren nehmen an einen kontinuierlichen Venenverlauf zu haben.</text:p>
        </text:list-item>
      </text:list>
      <text:p text:style-name="P28"/>
      <table:table table:name="Table4" table:style-name="Table4">
        <table:table-column table:style-name="Table4.A"/>
        <table:table-column table:style-name="Table4.B"/>
        <table:table-row>
          <table:table-cell table:style-name="Table4.A1" office:value-type="string">
            <text:p text:style-name="P49"><text:span text:style-name="T197">Verfahren</text:span> </text:p>
          </table:table-cell>
          <table:table-cell table:style-name="Table4.B1" office:value-type="string">
            <text:p text:style-name="P26"><text:span text:style-name="T197">„Linenverfolgung“ basierend auf</text:span>…</text:p>
          </table:table-cell>
        </table:table-row>
        <table:table-row>
          <table:table-cell table:style-name="Table4.A2" office:value-type="string">
            <text:p text:style-name="P26"><text:span text:style-name="T197">Repeated Line Tracking</text:span> </text:p>
          </table:table-cell>
          <table:table-cell table:style-name="Table4.B2" office:value-type="string">
            <text:list xml:id="list142151560442446" text:continue-list="list452607181" text:style-name="L13">
              <text:list-item>
                <text:p text:style-name="P92">Maximalen Grauswerten</text:p>
              </text:list-item>
            </text:list>
          </table:table-cell>
        </table:table-row>
        <table:table-row>
          <table:table-cell table:style-name="Table4.A2" office:value-type="string">
            <text:p text:style-name="P25">Maximum Curvature </text:p>
          </table:table-cell>
          <table:table-cell table:style-name="Table4.B2" office:value-type="string">
            <text:list xml:id="list1705914792" text:style-name="L16">
              <text:list-item>
                <text:p text:style-name="P306">Maximalen Krümmungen der Grauwerten</text:p>
              </text:list-item>
            </text:list>
          </table:table-cell>
        </table:table-row>
        <table:table-row>
          <table:table-cell table:style-name="Table4.A2" office:value-type="string">
            <text:p text:style-name="P26"/>
          </table:table-cell>
          <table:table-cell table:style-name="Table4.B2" office:value-type="string">
            <text:p text:style-name="P49">… im <text:span text:style-name="T197">erfassten Bild.</text:span></text:p>
          </table:table-cell>
        </table:table-row>
      </table:table>
      <text:list xml:id="list3035433419" text:style-name="L17">
        <text:list-header>
          <text:p text:style-name="P94"/>
        </text:list-header>
        <text:list-item>
          <text:p text:style-name="P93">Genauen Schritte:</text:p>
          <text:list>
            <text:list-item>
              <text:p text:style-name="P91">Grauwerbild aufzeichnen / Venen erfassen</text:p>
            </text:list-item>
            <text:list-item>
              <text:p text:style-name="P91">ROI bestimmen</text:p>
            </text:list-item>
            <text:list-item>
              <text:p text:style-name="P91">Extraktion charakteristischer Merkmale: <text:line-break/>Grauwertverteilung in Schritten über ROI bestimmen</text:p>
            </text:list-item>
            <text:list-item>
              <text:p text:style-name="P202"><text:span text:style-name="T75">Dunkelste Stelle</text:span><text:span text:style-name="T74">n über die ROI-Schritte berechnen/ verfolgen </text:span><text:span text:style-name="T76">bzw.</text:span></text:p>
              <text:p text:style-name="P94"/>
            </text:list-item>
          </text:list>
        </text:list-item>
      </text:list>
      <text:p text:style-name="P1">10. Welche <text:span text:style-name="T3">Fehlermaße</text:span> sind Ihnen bekannt, mit denen biometrische Systeme charakterisiert werden?</text:p>
      <text:p text:style-name="P1"/>
      <text:p text:style-name="P7"><text:span text:style-name="T3">Affinität</text:span>: Zwei biometrische Samples sind affin, gdw. sie vom identischen Körperteil stammen.</text:p>
      <text:p text:style-name="P1"/>
      <table:table table:name="Table3" table:style-name="Table3">
        <table:table-column table:style-name="Table3.A"/>
        <table:table-column table:style-name="Table3.B"/>
        <table:table-column table:style-name="Table3.C"/>
        <table:table-row>
          <table:table-cell table:style-name="Table3.A1" office:value-type="string">
            <text:p text:style-name="P50">Fehlermaße</text:p>
          </table:table-cell>
          <table:table-cell table:style-name="Table3.A1" office:value-type="string">
            <text:p text:style-name="P50">Abkz.</text:p>
          </table:table-cell>
          <table:table-cell table:style-name="Table3.C1" office:value-type="string">
            <text:p text:style-name="P50">Erläuterung. </text:p>
          </table:table-cell>
        </table:table-row>
        <table:table-row>
          <table:table-cell table:style-name="Table3.A2" office:value-type="string">
            <text:p text:style-name="P7"/>
          </table:table-cell>
          <table:table-cell table:style-name="Table3.A2" office:value-type="string">
            <text:p text:style-name="P7"/>
          </table:table-cell>
          <table:table-cell table:style-name="Table3.C2" office:value-type="string">
            <text:p text:style-name="P59">Häufigkeit/Anteil der jenigen, die</text:p>
          </table:table-cell>
        </table:table-row>
        <table:table-row>
          <table:table-cell table:style-name="Table3.A2" office:value-type="string">
            <text:p text:style-name="P7">Failure to Enrole Rate</text:p>
          </table:table-cell>
          <table:table-cell table:style-name="Table3.A2" office:value-type="string">
            <text:p text:style-name="P7">FER</text:p>
          </table:table-cell>
          <table:table-cell table:style-name="Table3.C2" office:value-type="string">
            <text:p text:style-name="P51">… biometrisch nicht erfassbar sind.</text:p>
          </table:table-cell>
        </table:table-row>
        <table:table-row>
          <table:table-cell table:style-name="Table3.A2" office:value-type="string">
            <text:p text:style-name="P9">Failure to Acquire</text:p>
          </table:table-cell>
          <table:table-cell table:style-name="Table3.A2" office:value-type="string">
            <text:p text:style-name="P9">FTA</text:p>
          </table:table-cell>
          <table:table-cell table:style-name="Table3.C2" office:value-type="string">
            <text:p text:style-name="P52">… wegen nicht erfassbare<text:span text:style-name="T214">n</text:span> Merkmalen bei Verifikation, <text:s text:c="3"/>zurückgiewesen werden müssen.</text:p>
          </table:table-cell>
        </table:table-row>
        <table:table-row>
          <table:table-cell table:style-name="Table3.A2" office:value-type="string">
            <text:p text:style-name="P7">False <text:span text:style-name="T36">R</text:span>ejection Rate</text:p>
          </table:table-cell>
          <table:table-cell table:style-name="Table3.A2" office:value-type="string">
            <text:p text:style-name="P52">FRR</text:p>
          </table:table-cell>
          <table:table-cell table:style-name="Table3.C2" office:value-type="string">
            <text:p text:style-name="P53">…<text:span text:style-name="T198">zu unrecht</text:span> <text:span text:style-name="T36">abgelehnt werden. </text:span><text:span text:style-name="T36"><draw:frame draw:style-name="fr1" draw:name="Object68" text:anchor-type="as-char" svg:y="-0.152in" svg:width="1.1992in" svg:height="0.2in" draw:z-index="4"><draw:object xlink:href="./Object 68" xlink:type="simple" xlink:show="embed" xlink:actuate="onLoad"/><draw:image xlink:href="./ObjectReplacements/Object 68" xlink:type="simple" xlink:show="embed" xlink:actuate="onLoad"/></draw:frame></text:span></text:p>
          </table:table-cell>
        </table:table-row>
        <table:table-row>
          <table:table-cell table:style-name="Table3.A2" office:value-type="string">
            <text:p text:style-name="P9">False Acceptance Rate</text:p>
          </table:table-cell>
          <table:table-cell table:style-name="Table3.A2" office:value-type="string">
            <text:p text:style-name="P52">FAR</text:p>
          </table:table-cell>
          <table:table-cell table:style-name="Table3.C2" office:value-type="string">
            <text:p text:style-name="P42">…<text:span text:style-name="T198">zu unrecht</text:span> <text:span text:style-name="T36">akzeptiert werden. </text:span><text:span text:style-name="T36"><draw:frame draw:style-name="fr1" draw:name="Object69" text:anchor-type="as-char" svg:y="-0.152in" svg:width="1.7154in" svg:height="0.2in" draw:z-index="5"><draw:object xlink:href="./Object 69" xlink:type="simple" xlink:show="embed" xlink:actuate="onLoad"/><draw:image xlink:href="./ObjectReplacements/Object 69" xlink:type="simple" xlink:show="embed" xlink:actuate="onLoad"/><svg:desc>formula</svg:desc></draw:frame></text:span></text:p>
          </table:table-cell>
        </table:table-row>
        <table:table-row>
          <table:table-cell table:style-name="Table3.A2" office:value-type="string">
            <text:p text:style-name="P7">False Match Rate</text:p>
          </table:table-cell>
          <table:table-cell table:style-name="Table3.A2" office:value-type="string">
            <text:p text:style-name="P8">FMR</text:p>
          </table:table-cell>
          <table:table-cell table:style-name="Table3.C2" office:value-type="string">
            <text:p text:style-name="P42">Häufigkeit mit der nicht-affine Vergleiche ein „match“ liefern</text:p>
          </table:table-cell>
        </table:table-row>
        <table:table-row>
          <table:table-cell table:style-name="Table3.A2" office:value-type="string">
            <text:p text:style-name="P7">False Non Match Rate</text:p>
          </table:table-cell>
          <table:table-cell table:style-name="Table3.A2" office:value-type="string">
            <text:p text:style-name="P8">FNMR</text:p>
          </table:table-cell>
          <table:table-cell table:style-name="Table3.C2" office:value-type="string">
            <text:p text:style-name="P42">Häufigkeit mit der affine Vergleiche ein "non-match" ergeben</text:p>
          </table:table-cell>
        </table:table-row>
      </table:table>
      <text:p text:style-name="P1"/>
      <text:p text:style-name="P7"><text:soft-page-break/></text:p>
      <text:p text:style-name="P1"><text:span text:style-name="T37">11. </text:span>Wodurch unterscheidet sich die False Match Rate (<text:span text:style-name="T3">FMR</text:span>) von der False Acceptance Rate (<text:span text:style-name="T3">FAR</text:span>)?</text:p>
      <text:list xml:id="list4256670334" text:style-name="L18">
        <text:list-item>
          <text:p text:style-name="P95">FRM ist Obermenge von FAR<draw:frame draw:style-name="fr1" draw:name="Object42" text:anchor-type="as-char" svg:y="-0.1484in" svg:width="0.872in" svg:height="0.1839in" draw:z-index="6"><draw:object xlink:href="./Object 42" xlink:type="simple" xlink:show="embed" xlink:actuate="onLoad"/><draw:image xlink:href="./ObjectReplacements/Object 42" xlink:type="simple" xlink:show="embed" xlink:actuate="onLoad"/></draw:frame><text:span text:style-name="T199"><text:tab/></text:span></text:p>
        </text:list-item>
        <text:list-item>
          <text:p text:style-name="P96">FMR = <draw:frame draw:style-name="fr1" draw:name="Object70" text:anchor-type="as-char" svg:y="-0.2437in" svg:width="2.672in" svg:height="0.3929in" draw:z-index="7"><draw:object xlink:href="./Object 70" xlink:type="simple" xlink:show="embed" xlink:actuate="onLoad"/><draw:image xlink:href="./ObjectReplacements/Object 70" xlink:type="simple" xlink:show="embed" xlink:actuate="onLoad"/></draw:frame></text:p>
        </text:list-item>
        <text:list-item>
          <text:p text:style-name="P97">FAR = FMR * (1 – FTA)</text:p>
        </text:list-item>
        <text:list-item>
          <text:p text:style-name="P97">Bei der Berechnung der <text:span text:style-name="T141">FAR</text:span> werden <text:span text:style-name="T141">noch zusätzlich </text:span>Zugangsversuche, die zum Beispiel aufgrund schlechter Bildqualität von vornherein abgewiesen werden <text:span text:style-name="T141">(FTA)</text:span>, <text:span text:style-name="T141">mit </text:span>berücksichtigt.</text:p>
          <text:p text:style-name="P98"/>
        </text:list-item>
      </text:list>
      <text:p text:style-name="P1">12. Mit welche<text:span text:style-name="T38">m</text:span> Maß bestimmen Sie den <text:span text:style-name="T146">mittleren Informationsgehalt</text:span><text:span text:style-name="T22"> </text:span>der Zeichen einer</text:p>
      <text:p text:style-name="P1">diskreten Nachrichtenquelle? Was ist ein geeignetes Maß zur Bestimmung der Anzahl von</text:p>
      <text:p text:style-name="P1">Zufallsbits, die aus einer diskreten Quelle mit einer definierten Wahrscheinlichkeitsverteilung erzielt werden können ?</text:p>
      <text:list xml:id="list1512829701" text:style-name="L19">
        <text:list-item>
          <text:p text:style-name="P99">Shannon Entopie</text:p>
        </text:list-item>
      </text:list>
      <text:p text:style-name="P1"/>
      <text:p text:style-name="P1">13. Sie sollen ein biometrisches Erkennungssystem basierend auf der Fingerbiometrie mit einer</text:p>
      <text:p text:style-name="P1">False Matching Rate (<text:span text:style-name="T3">FMR</text:span>) von 0,1 % installieren. <text:line-break/>Erläutern Sie, was FMR = 0,1% genau bedeutet.</text:p>
      <text:list xml:id="list3965270790" text:style-name="L20">
        <text:list-item>
          <text:p text:style-name="P100">Das beudetet, dass jede 1000 Person falsch identifieziet/ verifiziert wird.</text:p>
        </text:list-item>
      </text:list>
      <text:p text:style-name="P1"/>
      <text:p text:style-name="P1">14. Ein Angriffspunkt gegenüber biometrischen Systemen sind Nachbildungen biometrischer</text:p>
      <text:p text:style-name="P1">Merkmale (Fakes). Was können Sie prinzipiell tun, um <text:span text:style-name="T3">Fakes</text:span> von echten biometrischen Merkmalen zu unterscheiden?</text:p>
      <text:list xml:id="list1522246322" text:style-name="L21">
        <text:list-item>
          <text:p text:style-name="P101">Lebendmerkmale überprüfen: </text:p>
          <text:p text:style-name="P101">Plus, Blutfluss im Gewebe, Temperatur, Hautleitfähigkeit, Relexionsspektrum der Haut</text:p>
        </text:list-item>
      </text:list>
      <text:p text:style-name="P1"/>
      <text:p text:style-name="P1">15. Was zeichnet ein lebendes menschliches „Organ“ aus und wie kann man diese Eigenschaften für die <text:span text:style-name="T3">Lebenderkennung biometrischer Merkmale</text:span> heranziehen? Betrachten sie insbesondere den Spezialfall der Fingerbiometrie.</text:p>
      <text:list xml:id="list3297263938" text:style-name="L22">
        <text:list-item>
          <text:p text:style-name="P103">Methoden aus (14) und neuere Idee: Optical Kohärenztomographie</text:p>
          <text:p text:style-name="P103"/>
        </text:list-item>
      </text:list>
      <text:p text:style-name="P10">16. Eine neue Technologie, deren Einsatz z.Zt. in der Finger-Biometrie erforscht wird, ist die <text:span text:style-name="T3">Optical Kohärenztomographie</text:span>. Was ist der Mehrwert dieser Technologie gegenüber allen anderen Sensor-Technologien zur Erfassung der Finger?</text:p>
      <text:list xml:id="list142151448195977" text:continue-numbering="true" text:style-name="L22">
        <text:list-item>
          <text:p text:style-name="P102">Mehrwert: Erfassung Fingeroberfläche + <text:s/>Hautstrukturen</text:p>
        </text:list-item>
        <text:list-item>
          <text:p text:style-name="P102">--&gt; Zwei Fingerabdrücke + Schweißdrüsen</text:p>
        </text:list-item>
      </text:list>
      <text:p text:style-name="P1"/>
      <text:p text:style-name="P1">17. Ein OCT-Scan eines Hautsegmentes (z.B. Finger) liefert ein Frequenzspektrum. Welche mathematische Transformation müssen sie auf das erhaltene Frequenzspektrum anwenden, um ein ortsaufgelöstes <text:span text:style-name="T3">3D-Bild aus</text:span> diesem <text:span text:style-name="T3">Spektrum</text:span> zu erhalten?</text:p>
      <text:list xml:id="list707167050" text:style-name="L23">
        <text:list-item>
          <text:p text:style-name="P104">Fourier-Transformation</text:p>
        </text:list-item>
      </text:list>
      <text:p text:style-name="P1"/>
      <text:p text:style-name="P10">18. Ein weiteres Problem in der Biometrie ist Morphing.</text:p>
      <text:list xml:id="list2893775759" text:style-name="L24">
        <text:list-item>
          <text:p text:style-name="P105">Was wird darunter verstanden, insbesondere für Gesichter?</text:p>
        </text:list-item>
      </text:list>
      <text:list xml:id="list3648734939" text:style-name="L25">
        <text:list-item>
          <text:p text:style-name="P203"><text:span text:style-name="T47">Verschmelzen von 2 oder mehr Gesichtsbildern </text:span><text:span text:style-name="T65">(von verschiedenen Personen) </text:span><text:span text:style-name="T47">zu einem.</text:span></text:p>
        </text:list-item>
      </text:list>
      <text:p text:style-name="P71"/>
      <text:list xml:id="list142150282479128" text:continue-list="list2893775759" text:style-name="L24">
        <text:list-item>
          <text:p text:style-name="P106">Was meinen Sie: Ist Morphing nur ein Problem für die Gesichtsbiometrie. <text:line-break/>Erläutern sie ihre Einschätzung.</text:p>
        </text:list-item>
      </text:list>
      <text:list xml:id="list3050089443" text:style-name="L26">
        <text:list-item>
          <text:p text:style-name="P224"><text:soft-page-break/>Morphing <text:span text:style-name="T142">kann</text:span> dann zum Problem <text:span text:style-name="T142">werden</text:span>, wenn gemorphte Bilder als Referenz verwendet werden.</text:p>
        </text:list-item>
      </text:list>
      <text:p text:style-name="P1"/>
      <text:p text:style-name="P1">19. Die Verwendung von <text:span text:style-name="T3">Neuronalen Netzen</text:span> anstatt von Landmarks in der Gesichtsbiometrie</text:p>
      <text:p text:style-name="P1">eröffnet die Möglichkeit von gezielten Falschklassifikationen einer <text:span text:style-name="T3">Person Adversarial</text:span></text:p>
      <text:p text:style-name="P1"><text:span text:style-name="T3">Attack</text:span>. Beschreiben Sie was darunter verstanden wird und was ein Angreifer tun müsste, um</text:p>
      <text:p text:style-name="P1">einen derartigen Angriff vorzubereiten und gezielt auszunutzen.</text:p>
      <text:p text:style-name="P1"/>
      <text:h text:style-name="P289" text:outline-level="1"><text:bookmark-start text:name="__RefHeading___Toc2830_2770411743"/>Übungsblatt II - <text:line-break/>Biometrische Kryptofunktione<text:span text:style-name="T203">n</text:span><text:bookmark-end text:name="__RefHeading___Toc2830_2770411743"/></text:h>
      <text:p text:style-name="P68">A linear code C over F q is denoted as [n, k, d]-code, following the standard notation in coding literature. This <text:span text:style-name="T190">code C encode k-digit data values to n-digit codewords has minimum hamming distance</text:span><text:span text:style-name="T143"> </text:span><text:span text:style-name="T143"><draw:frame draw:style-name="fr2" draw:name="Object71" text:anchor-type="as-char" svg:y="-0.1681in" svg:width="0.8484in" svg:height="0.248in" draw:z-index="8"><draw:object xlink:href="./Object 71" xlink:type="simple" xlink:show="embed" xlink:actuate="onLoad"/><draw:image xlink:href="./ObjectReplacements/Object 71" xlink:type="simple" xlink:show="embed" xlink:actuate="onLoad"/><svg:desc>formula</svg:desc></draw:frame></text:span><text:span text:style-name="T143"><text:s/>and can correct up to t errors</text:span> without regarding list decoding algorithms.</text:p>
      <text:list xml:id="list219994887" text:style-name="L27">
        <text:list-item>
          <text:p text:style-name="P233"><text:span text:style-name="T3">d</text:span> is the distance, that is the minimum number of positions in which any 2 codewords differ.</text:p>
        </text:list-item>
        <text:list-item>
          <text:p text:style-name="P225"><text:span text:style-name="T184">d_min </text:span><text:span text:style-name="T155">die minimale Hammingsdistanz aller gültigen Codewörter</text:span></text:p>
        </text:list-item>
        <text:list-item>
          <text:p text:style-name="P233"><text:span text:style-name="T3">n</text:span> is the block length or the length of the codeword (<text:span text:style-name="T3">Codewortlänge</text:span>)</text:p>
        </text:list-item>
        <text:list-item>
          <text:p text:style-name="P233"><text:span text:style-name="T3">k</text:span> is the dimension of the codeword (<text:span text:style-name="T3">Datenwortlänge</text:span>)</text:p>
        </text:list-item>
      </text:list>
      <text:p text:style-name="P39">Normal gilt:<draw:frame draw:style-name="fr1" draw:name="Object5" text:anchor-type="as-char" svg:y="-0.1484in" svg:width="0.8252in" svg:height="0.1839in" draw:z-index="9"><draw:object xlink:href="./Object 5" xlink:type="simple" xlink:show="embed" xlink:actuate="onLoad"/><draw:image xlink:href="./ObjectReplacements/Object 5" xlink:type="simple" xlink:show="embed" xlink:actuate="onLoad"/></draw:frame><text:line-break/><text:span text:style-name="T193">Bei MDS: </text:span><text:span text:style-name="T193"><draw:frame draw:style-name="fr1" draw:name="Object3" text:anchor-type="as-char" svg:y="-0.1484in" svg:width="0.8252in" svg:height="0.1839in" draw:z-index="25"><draw:object xlink:href="./Object 3" xlink:type="simple" xlink:show="embed" xlink:actuate="onLoad"/><draw:image xlink:href="./ObjectReplacements/Object 3" xlink:type="simple" xlink:show="embed" xlink:actuate="onLoad"/><svg:desc>formula</svg:desc></draw:frame></text:span><text:span text:style-name="T193">bzw. </text:span><text:span text:style-name="T193"><draw:frame draw:style-name="fr1" draw:name="Object72" text:anchor-type="as-char" svg:y="-0.1484in" svg:width="0.8252in" svg:height="0.1839in" draw:z-index="27"><draw:object xlink:href="./Object 72" xlink:type="simple" xlink:show="embed" xlink:actuate="onLoad"/><draw:image xlink:href="./ObjectReplacements/Object 72" xlink:type="simple" xlink:show="embed" xlink:actuate="onLoad"/><svg:desc>formula</svg:desc></draw:frame></text:span></text:p>
      <text:p text:style-name="P1">1. Sie haben die Aufgabe aus einer nicht gleichverteilten Zufallsfolge X guten Zufall abzuleiten. Welches Maß gibt Ihnen bei gegebenem X eine Abschätzung über die erreichbare Ableitung zufälliger Bits aus dieser Verteilung?</text:p>
      <text:list xml:id="list410149569" text:style-name="L28">
        <text:list-item>
          <text:p text:style-name="P107">Die <text:span text:style-name="T3">Min-Entopie</text:span> <draw:frame draw:style-name="fr1" draw:name="Object43" text:anchor-type="as-char" svg:y="-0.152in" svg:width="0.5681in" svg:height="0.2in" draw:z-index="29"><draw:object xlink:href="./Object 43" xlink:type="simple" xlink:show="embed" xlink:actuate="onLoad"/><draw:image xlink:href="./ObjectReplacements/Object 43" xlink:type="simple" xlink:show="embed" xlink:actuate="onLoad"/></draw:frame>dient dazu die <text:span text:style-name="T3">Zufälligkeit zu beurteilen</text:span>.</text:p>
        </text:list-item>
      </text:list>
      <text:p text:style-name="P1"/>
      <text:p text:style-name="P1">2. Beschreiben sie den prinzipiellen Unterschied zwischen Block- und Faltungscodes.</text:p>
      <text:list xml:id="list1871676539" text:style-name="L29">
        <text:list-item>
          <text:p text:style-name="P108"><text:span text:style-name="T3">Blockcode</text:span>: <text:span text:style-name="T200">Kodiert </text:span>Datenbitblock <text:span text:style-name="T200">einer </text:span>konstanter Länge (vergleichbar Block-Chiffre)</text:p>
        </text:list-item>
        <text:list-item>
          <text:p text:style-name="P108"><text:span text:style-name="T3">Faltungscode</text:span>: <text:span text:style-name="T200">Kodiert </text:span>Kontinurierlichen <text:span text:style-name="T41">B</text:span>itstrom (vergleichbar Stromchiffre)</text:p>
        </text:list-item>
      </text:list>
      <text:list xml:id="list2940728609" text:style-name="L30">
        <text:list-header>
          <text:p text:style-name="P109"/>
        </text:list-header>
      </text:list>
      <text:p text:style-name="P27">3. Für einen spezifischen Code ist die <text:span text:style-name="T3">Code-Rate</text:span> R = 0,6 <text:span text:style-name="T200">(ein Maß für die Codeeffizienz)</text:span>. <text:line-break/>Der C<text:span text:style-name="T126">ode besteht aus einer Menge von Codewörtern mit einer Länge von jeweils 30 Bits.</text:span></text:p>
      <text:p text:style-name="P27"><text:span text:style-name="T126">Aus wieviel Bits</text:span> bestehen die zugehörigen <text:span text:style-name="T126">Datenworte</text:span>?</text:p>
      <text:list xml:id="list947992136" text:style-name="L31">
        <text:list-item>
          <text:p text:style-name="P110">Gegeben:</text:p>
          <text:list>
            <text:list-item>
              <text:p text:style-name="P204"><text:span text:style-name="T47">Codewortlänge </text:span><text:span text:style-name="T67">n</text:span><text:span text:style-name="T47">: 30 Bit</text:span></text:p>
            </text:list-item>
            <text:list-item>
              <text:p text:style-name="P110">Code-Rate R = 0,6, <draw:frame draw:style-name="fr1" draw:name="Object73" text:anchor-type="as-char" svg:y="-0.2437in" svg:width="0.4563in" svg:height="0.3929in" draw:z-index="31"><draw:object xlink:href="./Object 73" xlink:type="simple" xlink:show="embed" xlink:actuate="onLoad"/><draw:image xlink:href="./ObjectReplacements/Object 73" xlink:type="simple" xlink:show="embed" xlink:actuate="onLoad"/><svg:desc>formula</svg:desc></draw:frame></text:p>
            </text:list-item>
          </text:list>
        </text:list-item>
        <text:list-item>
          <text:p text:style-name="P204"><text:span text:style-name="T66">Gesucht: Datenwortlänge </text:span><text:span text:style-name="T67">k</text:span></text:p>
        </text:list-item>
        <text:list-item>
          <text:p text:style-name="P204"><text:span text:style-name="T66">Durch umformen:</text:span><text:span text:style-name="T66"><draw:frame draw:style-name="fr1" draw:name="Object74" text:anchor-type="as-char" svg:y="-0.1484in" svg:width="1.5965in" svg:height="0.1839in" draw:z-index="33"><draw:object xlink:href="./Object 74" xlink:type="simple" xlink:show="embed" xlink:actuate="onLoad"/><draw:image xlink:href="./ObjectReplacements/Object 74" xlink:type="simple" xlink:show="embed" xlink:actuate="onLoad"/><svg:desc>formula</svg:desc></draw:frame></text:span></text:p>
        </text:list-item>
      </text:list>
      <text:p text:style-name="P19"/>
      <text:p text:style-name="P1">4. Welche <text:span text:style-name="T3">Gesetzmäßigkeit </text:span><text:span text:style-name="T126">gilt</text:span><text:span text:style-name="T3"> </text:span><text:span text:style-name="T126">für einen </text:span><text:span text:style-name="T3">linearen Code</text:span>?</text:p>
      <text:list xml:id="list1824043777" text:style-name="L32">
        <text:list-item>
          <text:p text:style-name="P111">Gesetzmäßigkeiten einer <text:span text:style-name="T39">kommutativen, abelschen </text:span>Gruppe gelten, <text:span text:style-name="T144">also</text:span></text:p>
          <text:list>
            <text:list-item>
              <text:p text:style-name="P112">Abgechlossen<text:span text:style-name="T201">heit</text:span></text:p>
            </text:list-item>
            <text:list-item>
              <text:p text:style-name="P112">Assoziativ<text:span text:style-name="T201">ität</text:span></text:p>
            </text:list-item>
            <text:list-item>
              <text:p text:style-name="P112">Einselement</text:p>
            </text:list-item>
            <text:list-item>
              <text:p text:style-name="P112">Inverse</text:p>
            </text:list-item>
            <text:list-item>
              <text:p text:style-name="P112"><text:soft-page-break/>Kommu<text:span text:style-name="T201">nikativität</text:span></text:p>
            </text:list-item>
          </text:list>
        </text:list-item>
      </text:list>
      <text:p text:style-name="P1"/>
      <text:p text:style-name="P1">5. Gegeben sind die nachfolgenden Codeworte eines Codes. </text:p>
      <text:p text:style-name="Preformatted_20_Text"><text:tab/>0000000, 0001011, 0010110, 0011101, 0100111, 0101100, 0110001,</text:p>
      <text:p text:style-name="Preformatted_20_Text"><text:tab/>0111010, 1000101, 1001110, 1010011, 1011000, 1100010, 1101001,</text:p>
      <text:p text:style-name="Preformatted_20_Text"><text:tab/>1110100, 1111111</text:p>
      <text:p text:style-name="P20">Prüfen sie exemplarisch, ob e<text:span text:style-name="T144">s </text:span>sich dabei um einen linearen Code handelt. Wie gehen sie vor?</text:p>
      <text:list xml:id="list3806520269" text:style-name="L33">
        <text:list-item>
          <text:p text:style-name="P113">Gruppenaxiome müssen <text:span text:style-name="T145">geprüft werden</text:span> (s.o.) </text:p>
        </text:list-item>
        <text:list-item>
          <text:p text:style-name="P114">Abgeschlossenheit:</text:p>
          <text:list>
            <text:list-item>
              <text:p text:style-name="P205"><text:span text:style-name="T69">D</text:span><text:span text:style-name="T47">as </text:span><text:span text:style-name="T68">Ergebnis </text:span><text:span text:style-name="T69">einer Operation muss </text:span><text:span text:style-name="T47">auch wieder Element der Gruppe </text:span><text:span text:style-name="T69">sein. </text:span><text:span text:style-name="T70">Prüfung:</text:span></text:p>
            </text:list-item>
          </text:list>
        </text:list-item>
      </text:list>
      <text:p text:style-name="Preformatted_20_Text"><text:tab/><text:tab/><text:tab/> <text:s/>1011000</text:p>
      <text:p text:style-name="Preformatted_20_Text"><text:span text:style-name="T40"><text:tab/><text:tab/>(mod 2) </text:span>1000101</text:p>
      <text:p text:style-name="Preformatted_20_Text"><text:tab/><text:tab/>----------------</text:p>
      <text:p text:style-name="Preformatted_20_Text"><text:tab/><text:tab/><text:tab/> <text:s/><text:span text:style-name="T40">0011101 → Element in Gruppe, also Test bestanden</text:span></text:p>
      <text:list xml:id="list244799474" text:style-name="L34">
        <text:list-item>
          <text:p text:style-name="P115">U.s.w.</text:p>
        </text:list-item>
      </text:list>
      <text:p text:style-name="P11"/>
      <text:p text:style-name="P1">6. Welches Maß eines Codes müssen sie maximieren, um <text:span text:style-name="T146">gute Fehlerkorrektureigenschaften</text:span> zu </text:p>
      <text:p text:style-name="P1">erhalten? →<text:span text:style-name="T158"> Minimale Hammingdistanz </text:span><text:span text:style-name="T158"><draw:frame draw:style-name="fr1" draw:name="Object75" text:anchor-type="as-char" svg:y="-0.1484in" svg:width="0.3256in" svg:height="0.2091in" draw:z-index="35"><draw:object xlink:href="./Object 75" xlink:type="simple" xlink:show="embed" xlink:actuate="onLoad"/><draw:image xlink:href="./ObjectReplacements/Object 75" xlink:type="simple" xlink:show="embed" xlink:actuate="onLoad"/><svg:desc>formula</svg:desc></draw:frame></text:span></text:p>
      <text:list xml:id="list4261583172" text:style-name="L35">
        <text:list-header>
          <text:p text:style-name="P116"/>
        </text:list-header>
      </text:list>
      <text:p text:style-name="P1">7. Was macht einen <text:span text:style-name="T3">zyklischen linearen Code</text:span> aus?</text:p>
      <text:list xml:id="list1989049633" text:style-name="L36">
        <text:list-item>
          <text:p text:style-name="P117">Ein linearer Blockcode heißt zyklisch, wenn <text:span text:style-name="T183">jede </text:span><text:span text:style-name="T136">zyklische Verschiebung</text:span> eines Codewortes <text:span text:style-name="T136">wieder ein gültiges Codewort</text:span> ergibt.</text:p>
        </text:list-item>
        <text:list-item>
          <text:p text:style-name="P118">Zyklische Codes sind eine Unterklasse linearer Blockcodes. </text:p>
        </text:list-item>
      </text:list>
      <text:p text:style-name="P1"/>
      <text:p text:style-name="P1">8. Mit Hilfe welcher beiden Berechnungsvorschriften können sie aus gegebenen Datenworten</text:p>
      <text:p text:style-name="P1">Codeworte berechnen, die einen zyklischen Code ergeben?</text:p>
      <text:list xml:id="list3040618168" text:style-name="L37">
        <text:list-item>
          <text:p text:style-name="P119">Preamble:</text:p>
          <text:list>
            <text:list-item>
              <text:p text:style-name="P119"><draw:frame draw:style-name="fr1" draw:name="Object77" text:anchor-type="as-char" svg:y="-0.152in" svg:width="0.3957in" svg:height="0.2in" draw:z-index="36"><draw:object xlink:href="./Object 77" xlink:type="simple" xlink:show="embed" xlink:actuate="onLoad"/><draw:image xlink:href="./ObjectReplacements/Object 77" xlink:type="simple" xlink:show="embed" xlink:actuate="onLoad"/><svg:desc>formula</svg:desc></draw:frame>→ Codepolynom</text:p>
            </text:list-item>
            <text:list-item>
              <text:p text:style-name="P120"><draw:frame draw:style-name="fr1" draw:name="Object76" text:anchor-type="as-char" svg:y="-0.152in" svg:width="0.4028in" svg:height="0.2in" draw:z-index="37"><draw:object xlink:href="./Object 76" xlink:type="simple" xlink:show="embed" xlink:actuate="onLoad"/><draw:image xlink:href="./ObjectReplacements/Object 76" xlink:type="simple" xlink:show="embed" xlink:actuate="onLoad"/><svg:desc>formula</svg:desc></draw:frame>→ Generatorpolynom</text:p>
            </text:list-item>
            <text:list-item>
              <text:p text:style-name="P119"><draw:frame draw:style-name="fr1" draw:name="Object78" text:anchor-type="as-char" svg:y="-0.152in" svg:width="0.3929in" svg:height="0.2in" draw:z-index="44"><draw:object xlink:href="./Object 78" xlink:type="simple" xlink:show="embed" xlink:actuate="onLoad"/><draw:image xlink:href="./ObjectReplacements/Object 78" xlink:type="simple" xlink:show="embed" xlink:actuate="onLoad"/><svg:desc>formula</svg:desc></draw:frame>→<text:span text:style-name="T202"> Datenpolynom</text:span></text:p>
            </text:list-item>
          </text:list>
        </text:list-item>
      </text:list>
      <text:list xml:id="list3880455791" text:style-name="L38">
        <text:list-item>
          <text:p text:style-name="P206"><text:span text:style-name="T47">Multiplikationsverfahren:<text:tab/></text:span><text:span text:style-name="T47"><draw:frame draw:style-name="fr1" draw:name="Object44" text:anchor-type="as-char" svg:y="-0.152in" svg:width="1.272in" svg:height="0.2in" draw:z-index="49"><draw:object xlink:href="./Object 44" xlink:type="simple" xlink:show="embed" xlink:actuate="onLoad"/><draw:image xlink:href="./ObjectReplacements/Object 44" xlink:type="simple" xlink:show="embed" xlink:actuate="onLoad"/></draw:frame></text:span></text:p>
        </text:list-item>
        <text:list-item>
          <text:p text:style-name="P206"><text:span text:style-name="T47">Divisionsverfahren: <text:s text:c="5"/><text:tab/></text:span><text:span text:style-name="T47"><draw:frame draw:style-name="fr1" draw:name="Object45" text:anchor-type="as-char" svg:y="-0.172in" svg:width="1.5362in" svg:height="0.2193in" draw:z-index="50"><draw:object xlink:href="./Object 45" xlink:type="simple" xlink:show="embed" xlink:actuate="onLoad"/><draw:image xlink:href="./ObjectReplacements/Object 45" xlink:type="simple" xlink:show="embed" xlink:actuate="onLoad"/></draw:frame></text:span></text:p>
          <text:list>
            <text:list-item>
              <text:p text:style-name="P206"><text:span text:style-name="T47">Multiplikation von</text:span><text:span text:style-name="T77"><draw:frame draw:style-name="fr1" draw:name="Object80" text:anchor-type="as-char" svg:y="-0.152in" svg:width="0.3929in" svg:height="0.2in" draw:z-index="51"><draw:object xlink:href="./Object 80" xlink:type="simple" xlink:show="embed" xlink:actuate="onLoad"/><draw:image xlink:href="./ObjectReplacements/Object 80" xlink:type="simple" xlink:show="embed" xlink:actuate="onLoad"/><svg:desc>formula</svg:desc></draw:frame></text:span><text:span text:style-name="T47">mit</text:span><text:span text:style-name="T47"><draw:frame draw:style-name="fr1" draw:name="Object79" text:anchor-type="as-char" svg:y="-0.172in" svg:width="0.2228in" svg:height="0.2075in" draw:z-index="52"><draw:object xlink:href="./Object 79" xlink:type="simple" xlink:show="embed" xlink:actuate="onLoad"/><draw:image xlink:href="./ObjectReplacements/Object 79" xlink:type="simple" xlink:show="embed" xlink:actuate="onLoad"/><svg:desc>formula</svg:desc></draw:frame></text:span><text:span text:style-name="T47">bedeutet, dass das Polynom um </text:span><text:span text:style-name="T77">k</text:span><text:span text:style-name="T47">-Stellen nach links verschoben wird, hin zu höheren Potenzen.</text:span></text:p>
            </text:list-item>
          </text:list>
        </text:list-item>
      </text:list>
      <text:p text:style-name="P1"/>
      <text:p text:style-name="Preformatted_20_Text">9. Gegeben sind die nachfolgenden Bitfolgen: 0110010111000101 und 0001101000101110.</text:p>
      <text:p text:style-name="P12"><text:s/><text:span text:style-name="T3">Wie groß ist das Hamminggewicht</text:span> <text:span text:style-name="T43">und </text:span><text:span text:style-name="T3">die Hammingdistanz</text:span> der beiden Bitfolgen?</text:p>
      <text:list xml:id="list613787717" text:style-name="L39">
        <text:list-item>
          <text:p text:style-name="P121">Hamming-Gewicht: Anzahl der 1-Bits eines Codewortes</text:p>
          <text:list>
            <text:list-item>
              <text:p text:style-name="P307">0110010111000101 →<text:span text:style-name="T42"> 8</text:span></text:p>
            </text:list-item>
            <text:list-item>
              <text:p text:style-name="P307">0001101000101110 → 7</text:p>
            </text:list-item>
          </text:list>
        </text:list-item>
      </text:list>
      <text:list xml:id="list3966773918" text:style-name="L40">
        <text:list-item>
          <text:p text:style-name="P122">Hamming Distanz: Anzahl der unterschiedlichen Bits zweier Codewörter:</text:p>
          <text:list>
            <text:list-item>
              <text:list>
                <text:list-header>
                  <text:p text:style-name="P308">0110010111000101</text:p>
                </text:list-header>
              </text:list>
            </text:list-item>
          </text:list>
          <text:p text:style-name="P308">(xor)<text:tab/>0001101000101110</text:p>
        </text:list-item>
      </text:list>
      <text:p text:style-name="Preformatted_20_Text"><text:tab/>-----------------------</text:p>
      <text:p text:style-name="Preformatted_20_Text"><text:tab/><text:tab/>01111111111101011 → 14</text:p>
      <text:list xml:id="list866790580" text:style-name="L41">
        <text:list-item>
          <text:p text:style-name="P123">Je kleiner die Hammingdistanz, desto ähnlicher sind die Wörter.</text:p>
          <text:p text:style-name="P123"/>
        </text:list-item>
      </text:list>
      <text:p text:style-name="P1">10. Was wird unter einem<text:span text:style-name="T3"> irreduziblen Modularpolynom</text:span> verstanden?</text:p>
      <text:list xml:id="list449379464" text:style-name="L42">
        <text:list-item>
          <text:p text:style-name="P124">Zyklische Codes können mittels eines Generatorpolynom <text:span text:style-name="T22">g(x)</text:span> berechnet werden.</text:p>
        </text:list-item>
        <text:list-item>
          <text:p text:style-name="P125">Grundlage für die Bildung eines Generatorpolynoms ist ein <text:span text:style-name="T43">irreduzibel </text:span>Modularpolynom <text:span text:style-name="T22">M(x)</text:span>.</text:p>
        </text:list-item>
        <text:list-item>
          <text:p text:style-name="P126"><text:soft-page-break/><text:span text:style-name="T191">Irreduzibel bedeutet dass sich das </text:span>Modularpolynom <text:span text:style-name="T22">M(x)</text:span> <text:span text:style-name="T154">nicht </text:span>in ein Produkt von Polynomen <text:span text:style-name="T154">zerlegen lässt.</text:span></text:p>
        </text:list-item>
        <text:list-item>
          <text:p text:style-name="P127">Modularpolynom <text:span text:style-name="T191">bestimmt </text:span>den Codeparameter <text:span text:style-name="T22">n</text:span>, also die Codewortlänge.</text:p>
        </text:list-item>
      </text:list>
      <text:p text:style-name="P1"/>
      <text:p text:style-name="P33">11. Berechnen Sie den <text:span text:style-name="T3">Erweiterungskörper</text:span> GF<text:span text:style-name="T44">(</text:span><draw:frame draw:style-name="fr1" draw:name="Object1" text:anchor-type="as-char" svg:y="-0.172in" svg:width="0.2146in" svg:height="0.2075in" draw:z-index="0"><draw:object xlink:href="./Object 1" xlink:type="simple" xlink:show="embed" xlink:actuate="onLoad"/><draw:image xlink:href="./ObjectReplacements/Object 1" xlink:type="simple" xlink:show="embed" xlink:actuate="onLoad"/></draw:frame>), die zugehörigen <text:span text:style-name="T3">Polynomreste</text:span> und die</text:p>
      <text:p text:style-name="P32"><text:span text:style-name="T100">Koeffizienten</text:span><text:span text:style-name="T99"> der Polynomreste mittels Modularpolynom</text:span> <draw:frame draw:style-name="fr1" draw:name="Object2" text:anchor-type="as-char" svg:y="-0.172in" svg:width="1.111in" svg:height="0.2193in" draw:z-index="1"><draw:object xlink:href="./Object 2" xlink:type="simple" xlink:show="embed" xlink:actuate="onLoad"/><draw:image xlink:href="./ObjectReplacements/Object 2" xlink:type="simple" xlink:show="embed" xlink:actuate="onLoad"/></draw:frame><text:span text:style-name="T99">.</text:span></text:p>
      <text:p text:style-name="P33"/>
      <text:list xml:id="list493732010" text:style-name="L43">
        <text:list-item>
          <text:p text:style-name="P207"><draw:frame draw:style-name="fr1" draw:name="Object82" text:anchor-type="as-char" svg:y="-0.172in" svg:width="1.8398in" svg:height="0.2193in" draw:z-index="53"><draw:object xlink:href="./Object 82" xlink:type="simple" xlink:show="embed" xlink:actuate="onLoad"/><draw:image xlink:href="./ObjectReplacements/Object 82" xlink:type="simple" xlink:show="embed" xlink:actuate="onLoad"/><svg:desc>formula</svg:desc></draw:frame></text:p>
        </text:list-item>
        <text:list-item>
          <text:p text:style-name="P208"><draw:frame draw:style-name="fr1" draw:name="Object81" text:anchor-type="as-char" svg:y="-0.172in" svg:width="1.8673in" svg:height="0.2193in" draw:z-index="54"><draw:object xlink:href="./Object 81" xlink:type="simple" xlink:show="embed" xlink:actuate="onLoad"/><draw:image xlink:href="./ObjectReplacements/Object 81" xlink:type="simple" xlink:show="embed" xlink:actuate="onLoad"/><svg:desc>formula</svg:desc></draw:frame></text:p>
        </text:list-item>
        <text:list-item>
          <text:p text:style-name="P208"><draw:frame draw:style-name="fr1" draw:name="Object83" text:anchor-type="as-char" svg:y="-0.172in" svg:width="1.9161in" svg:height="0.2193in" draw:z-index="55"><draw:object xlink:href="./Object 83" xlink:type="simple" xlink:show="embed" xlink:actuate="onLoad"/><draw:image xlink:href="./ObjectReplacements/Object 83" xlink:type="simple" xlink:show="embed" xlink:actuate="onLoad"/><svg:desc>formula</svg:desc></draw:frame></text:p>
        </text:list-item>
        <text:list-item>
          <text:p text:style-name="P208"><draw:frame draw:style-name="fr1" draw:name="Object84" text:anchor-type="as-char" svg:y="-0.172in" svg:width="2.0571in" svg:height="0.2193in" draw:z-index="56"><draw:object xlink:href="./Object 84" xlink:type="simple" xlink:show="embed" xlink:actuate="onLoad"/><draw:image xlink:href="./ObjectReplacements/Object 84" xlink:type="simple" xlink:show="embed" xlink:actuate="onLoad"/><svg:desc>formula</svg:desc></draw:frame></text:p>
        </text:list-item>
        <text:list-item>
          <text:p text:style-name="P208"><draw:frame draw:style-name="fr1" draw:name="Object85" text:anchor-type="as-char" svg:y="-0.172in" svg:width="2.8319in" svg:height="0.2193in" draw:z-index="57"><draw:object xlink:href="./Object 85" xlink:type="simple" xlink:show="embed" xlink:actuate="onLoad"/><draw:image xlink:href="./ObjectReplacements/Object 85" xlink:type="simple" xlink:show="embed" xlink:actuate="onLoad"/><svg:desc>formula</svg:desc></draw:frame></text:p>
        </text:list-item>
        <text:list-item>
          <text:p text:style-name="P208"><draw:frame draw:style-name="fr1" draw:name="Object86" text:anchor-type="as-char" svg:y="-0.172in" svg:width="4.9437in" svg:height="0.2193in" draw:z-index="58"><draw:object xlink:href="./Object 86" xlink:type="simple" xlink:show="embed" xlink:actuate="onLoad"/><draw:image xlink:href="./ObjectReplacements/Object 86" xlink:type="simple" xlink:show="embed" xlink:actuate="onLoad"/><svg:desc>formula</svg:desc></draw:frame></text:p>
        </text:list-item>
        <text:list-item>
          <text:p text:style-name="P208"><draw:frame draw:style-name="fr1" draw:name="Object87" text:anchor-type="as-char" svg:y="-0.172in" svg:width="5.3752in" svg:height="0.2193in" draw:z-index="59"><draw:object xlink:href="./Object 87" xlink:type="simple" xlink:show="embed" xlink:actuate="onLoad"/><draw:image xlink:href="./ObjectReplacements/Object 87" xlink:type="simple" xlink:show="embed" xlink:actuate="onLoad"/><svg:desc>formula</svg:desc></draw:frame></text:p>
        </text:list-item>
      </text:list>
      <text:p text:style-name="P1"/>
      <text:p text:style-name="P34">12. Ein aufgrund seiner Eigenschaften häufig verwendeter Code ist der Reed-Solomon Code. <text:line-break/>Er gehört zur Klasse der <text:span text:style-name="T3">MDS-Codes</text:span>. Wofür ist MDS die Abkürzung und was bedeutet das inhaltlich?</text:p>
      <text:list xml:id="list3613501160" text:style-name="L44">
        <text:list-item>
          <text:p text:style-name="P128"><text:span text:style-name="T45">MDS= </text:span>Maximum Distance Separable</text:p>
        </text:list-item>
        <text:list-item>
          <text:p text:style-name="P129"><text:span text:style-name="T26">(n,k,d)-</text:span><text:span text:style-name="T149">Code wird als MDS-Code bezeichnet, falls gilt: </text:span><draw:frame draw:style-name="fr1" draw:name="Object66" text:anchor-type="as-char" svg:y="-0.1484in" svg:width="0.8252in" svg:height="0.1839in" draw:z-index="60"><draw:object xlink:href="./Object 66" xlink:type="simple" xlink:show="embed" xlink:actuate="onLoad"/><draw:image xlink:href="./ObjectReplacements/Object 66" xlink:type="simple" xlink:show="embed" xlink:actuate="onLoad"/><svg:desc>formula</svg:desc></draw:frame><text:span text:style-name="T191">(</text:span><text:span text:style-name="T26">d </text:span><text:span text:style-name="T149">entspricht</text:span><text:span text:style-name="T26"><draw:frame draw:style-name="fr1" draw:name="Object67" text:anchor-type="as-char" svg:y="-0.1484in" svg:width="0.3256in" svg:height="0.2091in" draw:z-index="61"><draw:object xlink:href="./Object 67" xlink:type="simple" xlink:show="embed" xlink:actuate="onLoad"/><draw:image xlink:href="./ObjectReplacements/Object 67" xlink:type="simple" xlink:show="embed" xlink:actuate="onLoad"/><svg:desc>formula</svg:desc></draw:frame></text:span><text:span text:style-name="T149">)</text:span></text:p>
        </text:list-item>
        <text:list-item>
          <text:p text:style-name="P130">Bei fest Codewortlänge <text:span text:style-name="T22">n </text:span><text:span text:style-name="T147">gilt:</text:span></text:p>
          <text:list>
            <text:list-item>
              <text:p text:style-name="P132">Eine hohe Fehlerkorrektur: Je grösser<draw:frame draw:style-name="fr1" draw:name="Object4" text:anchor-type="as-char" svg:y="-0.1484in" svg:width="0.3256in" svg:height="0.2091in" draw:z-index="2"><draw:object xlink:href="./Object 4" xlink:type="simple" xlink:show="embed" xlink:actuate="onLoad"/><draw:image xlink:href="./ObjectReplacements/Object 4" xlink:type="simple" xlink:show="embed" xlink:actuate="onLoad"/><svg:desc>formula</svg:desc></draw:frame>, des<text:span text:style-name="T192">t</text:span>o mehr Fehler können korrigiert werden.</text:p>
            </text:list-item>
            <text:list-item>
              <text:p text:style-name="P132">Eine hohe Informationsrate: Je grösser k, desdo mächtiger ist die Sprache</text:p>
            </text:list-item>
          </text:list>
        </text:list-item>
      </text:list>
      <text:p text:style-name="P1"/>
      <text:p text:style-name="P33">13. Der <text:span text:style-name="T3">Reed-Solomon Code</text:span> ist ein nichtbinärer Code. Was bedeutet das und über welchen Körpern können sie Reed-Solomon Codes praktisch erzeugen?</text:p>
      <text:list xml:id="list1597916089" text:style-name="L45">
        <text:list-item>
          <text:p text:style-name="P209">Codeberechnung erfolgt über <draw:frame draw:style-name="fr1" draw:name="Object46" text:anchor-type="as-char" svg:y="-0.152in" svg:width="1.272in" svg:height="0.2in" draw:z-index="67"><draw:object xlink:href="./Object 46" xlink:type="simple" xlink:show="embed" xlink:actuate="onLoad"/><draw:image xlink:href="./ObjectReplacements/Object 46" xlink:type="simple" xlink:show="embed" xlink:actuate="onLoad"/></draw:frame></text:p>
        </text:list-item>
        <text:list-item>
          <text:p text:style-name="P209"><draw:frame draw:style-name="fr1" draw:name="Object47" text:anchor-type="as-char" svg:y="-0.152in" svg:width="0.3929in" svg:height="0.2in" draw:z-index="68"><draw:object xlink:href="./Object 47" xlink:type="simple" xlink:show="embed" xlink:actuate="onLoad"/><draw:image xlink:href="./ObjectReplacements/Object 47" xlink:type="simple" xlink:show="embed" xlink:actuate="onLoad"/><svg:desc>formula</svg:desc></draw:frame><text:span text:style-name="T159">ist Datenwortpolynom - die Koeffizienten sind Elemente eines Körpers.</text:span></text:p>
        </text:list-item>
      </text:list>
      <text:p text:style-name="P31"/>
      <text:p text:style-name="P1">14. Sie haben zwei <text:span text:style-name="T3">Klassen</text:span> <text:span text:style-name="T3">biometrischer Kryptosysteme</text:span> in der LV Identifikation kennengelernt. <text:line-break/>Wie heißen diese beiden „Klassen“. </text:p>
      <text:list xml:id="list1287923223" text:style-name="L46">
        <text:list-item>
          <text:p text:style-name="P133"><text:span text:style-name="T46">F</text:span>uzzy <text:span text:style-name="T46">C</text:span>ommitment <text:span text:style-name="T46">S</text:span>cheme <text:span text:style-name="T157">(FCS)</text:span></text:p>
        </text:list-item>
        <text:list-item>
          <text:p text:style-name="P134"><text:span text:style-name="T46">F</text:span>uzzy <text:span text:style-name="T46">V</text:span>ault <text:span text:style-name="T46">S</text:span>chemes <text:span text:style-name="T157">(FVS)</text:span></text:p>
        </text:list-item>
      </text:list>
      <text:p text:style-name="P13">Beide setzen <text:span text:style-name="T3">fehlerkorrigierende</text:span> Codes ein. Welchen Sinn macht <text:span text:style-name="T156">dieser </text:span>Einsatz?</text:p>
      <text:list xml:id="list416432861" text:style-name="L47">
        <text:list-item>
          <text:p text:style-name="P135">Um eine Fehlertoleranz zu erreichen. <text:span text:style-name="T82">Diese Fehler treten bei der </text:span><text:span text:style-name="T138">sensorischen Erfassung/ Digitalisierung auf (Rauschen, Messfehler)</text:span><text:span text:style-name="T82">.</text:span> </text:p>
        </text:list-item>
        <text:list-item>
          <text:p text:style-name="P136">Das FCS akzeptiert bei der Validierung nur dann, wenn das Haminggewicht nicht größer als die Anzahl an Fehlern, die von dem ECC korrigiert werden können.</text:p>
        </text:list-item>
      </text:list>
      <text:p text:style-name="P1"/>
      <text:p text:style-name="P1">15. Erläutern Sie den Begriff des „<text:span text:style-name="T3">Fuzzy Extractor</text:span>“ nach Dodis.</text:p>
      <text:list xml:id="list2784191487" text:style-name="L48">
        <text:list-item>
          <text:p text:style-name="P137">Ein Fuzzy Extractor ermöglicht das Extrahieren von Zufallszahlen (um als krytpographisches Material zu verwenden). Die <text:span text:style-name="T136">zufällige Bitfolge kann reproduziert werden</text:span>, <text:span text:style-name="T156">wofür </text:span>ein auxiliary darta (AD) <text:span text:style-name="T156">B</text:span>it <text:span text:style-name="T156">S</text:span>tring <text:span text:style-name="T156">dient</text:span>.</text:p>
        </text:list-item>
        <text:list-item>
          <text:p text:style-name="P138">Ein Fuzzy Extracot besteht aus zwei Algorithmen:</text:p>
          <text:list>
            <text:list-item>
              <text:p text:style-name="P138">Gen → erzeugt Zufallszahl R und AD für biometrisches Enrolment </text:p>
            </text:list-item>
            <text:list-item>
              <text:p text:style-name="P138">Rep → führt auf R anhand von AD zurück für biometrische Verifikation</text:p>
            </text:list-item>
          </text:list>
        </text:list-item>
      </text:list>
      <text:p text:style-name="P1"/>
      <text:p text:style-name="P1">16. Wie unterscheiden sich die <text:span text:style-name="T3">Pseudonymen Identifikatoren</text:span> <text:span text:style-name="T192">(PI) </text:span>beim <text:span text:style-name="T157">FCS und FVS</text:span>?</text:p>
      <text:list xml:id="list4042788891" text:style-name="L49">
        <text:list-item>
          <text:p text:style-name="P139"><text:soft-page-break/>FCS: Hashwert über Zufallszahl =<draw:frame draw:style-name="fr1" draw:name="Object8" text:anchor-type="as-char" svg:y="-0.152in" svg:width="0.378in" svg:height="0.2in" draw:z-index="10"><draw:object xlink:href="./Object 8" xlink:type="simple" xlink:show="embed" xlink:actuate="onLoad"/><draw:image xlink:href="./ObjectReplacements/Object 8" xlink:type="simple" xlink:show="embed" xlink:actuate="onLoad"/><svg:desc>formula</svg:desc></draw:frame></text:p>
        </text:list-item>
        <text:list-item>
          <text:p text:style-name="P139">FVS: Hashwert über Koeffizenienten des Polynoms = <draw:frame draw:style-name="fr1" draw:name="Object7" text:anchor-type="as-char" svg:y="-0.152in" svg:width="0.9807in" svg:height="0.222in" draw:z-index="11"><draw:object xlink:href="./Object 7" xlink:type="simple" xlink:show="embed" xlink:actuate="onLoad"/><draw:image xlink:href="./ObjectReplacements/Object 7" xlink:type="simple" xlink:show="embed" xlink:actuate="onLoad"/></draw:frame><text:s/></text:p>
        </text:list-item>
      </text:list>
      <text:p text:style-name="P35"/>
      <text:p text:style-name="P33">17. Stellen Sie die Unterschiede zwischen den <text:span text:style-name="T11">FVS</text:span><text:span text:style-name="T3"> </text:span><text:span text:style-name="T126">von</text:span><text:span text:style-name="T3"> Jules/Sudan </text:span><text:span text:style-name="T126">und</text:span><text:span text:style-name="T3"> Dodis</text:span> 2004 dar.</text:p>
      <text:list xml:id="list3244785891" text:style-name="L50">
        <text:list-item>
          <text:p text:style-name="P212"><text:span text:style-name="T101">Preample: </text:span>Chaff points are additional fake minutiae used to hide the genuine minutiae, <text:line-break/>so that too many combinations exist for a brute force attack.</text:p>
        </text:list-item>
      </text:list>
      <text:list xml:id="list2965448730" text:style-name="L51">
        <text:list-item>
          <text:p text:style-name="P140">Pseudonymous Identifier (PI) →<text:span text:style-name="T160"> bei beiden gleich</text:span></text:p>
        </text:list-item>
        <text:list-item>
          <text:p text:style-name="P141">Auxiliary Data (AD) unterscheidet sich</text:p>
          <text:list>
            <text:list-item>
              <text:p text:style-name="P141">Bei Jules Sudan: AD = Complete fuzzy vault (Chaff Points + Genuine Points)</text:p>
            </text:list-item>
            <text:list-item>
              <text:p text:style-name="P141">Dodi<text:span text:style-name="T164">s: Koeffizenten des Polynoms </text:span><text:span text:style-name="T164"><draw:frame draw:style-name="fr1" draw:name="Object48" text:anchor-type="as-char" svg:y="-0.152in" svg:width="0.4126in" svg:height="0.2in" draw:z-index="69"><draw:object xlink:href="./Object 48" xlink:type="simple" xlink:show="embed" xlink:actuate="onLoad"/><draw:image xlink:href="./ObjectReplacements/Object 48" xlink:type="simple" xlink:show="embed" xlink:actuate="onLoad"/><svg:desc>formula</svg:desc></draw:frame></text:span></text:p>
            </text:list-item>
          </text:list>
        </text:list-item>
      </text:list>
      <text:p text:style-name="P1"/>
      <text:p text:style-name="P1">18. Das <text:span text:style-name="T3">Fuzzy Vault</text:span> ist letztlich eine öffentliche Information. Wodurch wird erreicht, dass ein</text:p>
      <text:p text:style-name="P1">Angreifer aus Kenntnis eines speziellen Fuzzy Vault <text:span text:style-name="T3">nicht auf</text:span> eine <text:span text:style-name="T3">Person schließen</text:span> kann?</text:p>
      <text:list xml:id="list1807971349" text:style-name="L52">
        <text:list-item>
          <text:p text:style-name="P142">Angreifer stehen nur die Auxililary Data (AD) zur Verfügung.</text:p>
        </text:list-item>
        <text:list-item>
          <text:p text:style-name="P142">D.h. bei FVS die Koeffizenten des Polynoms.</text:p>
        </text:list-item>
        <text:list-item>
          <text:p text:style-name="P142">Ziel eines Angreifers: Polynomrekonstruktion – er kennt Polynom grad aber nicht.</text:p>
        </text:list-item>
        <text:list-item>
          <text:p text:style-name="P143">Die gesamte Sicherheit von alles Futty Vault Ansätzen ist basierend auf der Schwieirigkeit der Polynomrekonstruktion.</text:p>
        </text:list-item>
      </text:list>
      <text:p text:style-name="P14"/>
      <text:p text:style-name="P14">19. Welche <text:span text:style-name="T3">aktiven Angriffe</text:span> können auf <text:span text:style-name="T3">Fuzzy Commitment</text:span> <text:span text:style-name="T3">Verfahren</text:span> durchgeführt werden?</text:p>
      <text:list xml:id="list1820983868" text:style-name="L53">
        <text:list-item>
          <text:p text:style-name="P144">Brute Force Attack</text:p>
        </text:list-item>
        <text:list-item>
          <text:p text:style-name="P144">Crossmatching Attack (requires multiple databases) </text:p>
        </text:list-item>
        <text:list-item>
          <text:p text:style-name="P144">False Accept Attack</text:p>
        </text:list-item>
      </text:list>
      <text:p text:style-name="P1"/>
      <text:p text:style-name="P1">20. Über Polynomrekonstruktion können die Koeffizienten des Pseudonymen Identifikators <text:span text:style-name="T161">(PI)</text:span></text:p>
      <text:p text:style-name="P21">wieder auf Basis der zugehörigen biometrischen Information aus dem zugehörigen Fuzzy Vault berechnet werden. <text:s/>Angenommen ein Pseudonymer Identifikator wird berechnet über einer Sequenz von <text:span text:style-name="T136">8 Koeffizienten</text:span> s0 - s7. Im Rahmen einer biometrischen Verifikation soll das Verfahren <text:span text:style-name="T136">2 Fehler</text:span> tolerieren. <text:span text:style-name="T3">Wieviel Minutien</text:span> müssen Sie kodieren, <text:span text:style-name="T3">damit </text:span><text:span text:style-name="T126">diese </text:span><text:span text:style-name="T3">Fehlerkorrektur möglich</text:span> wäre? <text:line-break/>Welche Arten von Fehlern werden damit toleriert?</text:p>
      <text:list xml:id="list3738046237" text:style-name="L54">
        <text:list-item>
          <text:p text:style-name="P145">Wieviel Minuitien müssen ins Polynom hineingerechnet werden?</text:p>
        </text:list-item>
        <text:list-item>
          <text:p text:style-name="P147">Grad des Polynoms <text:span text:style-name="T162">k</text:span>: <draw:frame draw:style-name="fr1" draw:name="Object9" text:anchor-type="as-char" svg:y="-0.1484in" svg:width="1.1366in" svg:height="0.1839in" draw:z-index="12"><draw:object xlink:href="./Object 9" xlink:type="simple" xlink:show="embed" xlink:actuate="onLoad"/><draw:image xlink:href="./ObjectReplacements/Object 9" xlink:type="simple" xlink:show="embed" xlink:actuate="onLoad"/></draw:frame>, wobei </text:p>
          <text:list>
            <text:list-item>
              <text:p text:style-name="P147"><text:span text:style-name="T22">n</text:span> = Anzahl an kodierten high-quality Minuitien</text:p>
            </text:list-item>
            <text:list-item>
              <text:p text:style-name="P147"><text:span text:style-name="T22">t</text:span> = Anzahl korrigierbarerer Fehler <text:span text:style-name="T163">(s. Folie 17 – BioCrypt)</text:span></text:p>
            </text:list-item>
          </text:list>
          <text:p text:style-name="P148"><draw:frame draw:style-name="fr1" draw:name="Object10" text:anchor-type="as-char" svg:y="-0.1484in" svg:width="1.2291in" svg:height="0.1839in" draw:z-index="13"><draw:object xlink:href="./Object 10" xlink:type="simple" xlink:show="embed" xlink:actuate="onLoad"/><draw:image xlink:href="./ObjectReplacements/Object 10" xlink:type="simple" xlink:show="embed" xlink:actuate="onLoad"/></draw:frame></text:p>
          <text:p text:style-name="P148"><draw:frame draw:style-name="fr1" draw:name="Object11" text:anchor-type="as-char" svg:y="-0.1484in" svg:width="1.2035in" svg:height="0.1839in" draw:z-index="14"><draw:object xlink:href="./Object 11" xlink:type="simple" xlink:show="embed" xlink:actuate="onLoad"/><draw:image xlink:href="./ObjectReplacements/Object 11" xlink:type="simple" xlink:show="embed" xlink:actuate="onLoad"/><svg:desc>formula</svg:desc></draw:frame></text:p>
          <text:p text:style-name="P148"><draw:frame draw:style-name="fr1" draw:name="Object12" text:anchor-type="as-char" svg:y="-0.1484in" svg:width="0.4717in" svg:height="0.1839in" draw:z-index="15"><draw:object xlink:href="./Object 12" xlink:type="simple" xlink:show="embed" xlink:actuate="onLoad"/><draw:image xlink:href="./ObjectReplacements/Object 12" xlink:type="simple" xlink:show="embed" xlink:actuate="onLoad"/><svg:desc>formula</svg:desc></draw:frame></text:p>
        </text:list-item>
        <text:list-item>
          <text:p text:style-name="P131">Somit können Fehler bzw. Uneinheitlichkeiten bei Digitalisierung tolerieret werden.</text:p>
          <text:p text:style-name="P146"/>
        </text:list-item>
      </text:list>
      <text:p text:style-name="P1">21. Angenommen, Sie sollen ein <text:span text:style-name="T3">Fuzzy Vault Scheme konzipieren</text:span> und haben die Aufgabe, dieses für die Fingerbiometrie zu konzipieren. Es sollen jeweils die besten <text:span text:style-name="T136">30 Minutien</text:span> im Fuzzy Vault kodiert werden und es sollen im Rahmen der Verifikation <text:span text:style-name="T136">4 Fehler</text:span> durch den gewählten Code korrigierbar sein. Welchen Polynomgrad müssen sie für den Fall wählen?</text:p>
      <text:list xml:id="list329342843" text:style-name="L55">
        <text:list-item>
          <text:p text:style-name="P149">Gegeben: t = 4, n = 30</text:p>
        </text:list-item>
      </text:list>
      <text:list xml:id="list1130497189" text:style-name="L56">
        <text:list-item>
          <text:p text:style-name="P150"><draw:frame draw:style-name="fr1" draw:name="Object13" text:anchor-type="as-char" svg:y="-0.1484in" svg:width="1.1366in" svg:height="0.1839in" draw:z-index="16"><draw:object xlink:href="./Object 13" xlink:type="simple" xlink:show="embed" xlink:actuate="onLoad"/><draw:image xlink:href="./ObjectReplacements/Object 13" xlink:type="simple" xlink:show="embed" xlink:actuate="onLoad"/><svg:desc>formula</svg:desc></draw:frame></text:p>
        </text:list-item>
        <text:list-item>
          <text:p text:style-name="P150"><draw:frame draw:style-name="fr1" draw:name="Object14" text:anchor-type="as-char" svg:y="-0.1484in" svg:width="1.3465in" svg:height="0.1839in" draw:z-index="17"><draw:object xlink:href="./Object 14" xlink:type="simple" xlink:show="embed" xlink:actuate="onLoad"/><draw:image xlink:href="./ObjectReplacements/Object 14" xlink:type="simple" xlink:show="embed" xlink:actuate="onLoad"/><svg:desc>formula</svg:desc></draw:frame></text:p>
        </text:list-item>
        <text:list-item>
          <text:p text:style-name="P150"><draw:frame draw:style-name="fr1" draw:name="Object15" text:anchor-type="as-char" svg:y="-0.1484in" svg:width="0.902in" svg:height="0.1839in" draw:z-index="18"><draw:object xlink:href="./Object 15" xlink:type="simple" xlink:show="embed" xlink:actuate="onLoad"/><draw:image xlink:href="./ObjectReplacements/Object 15" xlink:type="simple" xlink:show="embed" xlink:actuate="onLoad"/><svg:desc>formula</svg:desc></draw:frame></text:p>
        </text:list-item>
        <text:list-item>
          <text:p text:style-name="P150"><draw:frame draw:style-name="fr1" draw:name="Object16" text:anchor-type="as-char" svg:y="-0.1484in" svg:width="0.4728in" svg:height="0.1839in" draw:z-index="19"><draw:object xlink:href="./Object 16" xlink:type="simple" xlink:show="embed" xlink:actuate="onLoad"/><draw:image xlink:href="./ObjectReplacements/Object 16" xlink:type="simple" xlink:show="embed" xlink:actuate="onLoad"/><svg:desc>formula</svg:desc></draw:frame></text:p>
          <text:p text:style-name="P150"/>
        </text:list-item>
      </text:list>
      <text:p text:style-name="P24"><text:soft-page-break/>22. Sie wollen <text:span text:style-name="T165">einen </text:span><text:span text:style-name="T12">brute-force</text:span><text:span text:style-name="T3"> </text:span><text:span text:style-name="T12">Angriff auf </text:span><text:span text:style-name="T3">die Koeffizienten </text:span><text:span text:style-name="T12">eines </text:span><text:span text:style-name="T3">Pseudonymen Identifikators</text:span> <text:span text:style-name="T165">von einem FVS machen</text:span>. Welche Informationen wären für sie al<text:span text:style-name="T163">s </text:span>Angreifer sehr hilfreich und welche Berechnungsschritte müssten Sie als Angreifer durchführen?</text:p>
      <text:list xml:id="list1057815504" text:style-name="L57">
        <text:list-item>
          <text:p text:style-name="P151">Angenommen FVS nach Jules Sudan, also <text:span text:style-name="T193">hat Angreifer </text:span>PI <text:span text:style-name="T193">und</text:span> AD <text:span text:style-name="T193">(gesamte </text:span>Punktemenge<text:span text:style-name="T193">)</text:span></text:p>
        </text:list-item>
        <text:list-item>
          <text:p text:style-name="P152"><text:span text:style-name="T194">H</text:span>ilfsreiche Infos <text:span text:style-name="T194">für den Angreifer</text:span>: </text:p>
          <text:list>
            <text:list-item>
              <text:p text:style-name="P152">Grad k des Polynoms<text:line-break/>→<text:span text:style-name="T193"> Falls k irgendwie bekannt, könnte Polynom rekonstruiert werden<text:line-break/>→ Lagrange Polynom Interpolation</text:span></text:p>
            </text:list-item>
            <text:list-item>
              <text:p text:style-name="P153">Anzahl der kodierten Minuzien <text:span text:style-name="T22">n</text:span></text:p>
            </text:list-item>
          </text:list>
        </text:list-item>
        <text:list-item>
          <text:p text:style-name="P154">Berechnungsschritte:</text:p>
          <text:list>
            <text:list-item>
              <text:p text:style-name="P154"><draw:frame draw:style-name="fr1" draw:name="Object49" text:anchor-type="as-char" svg:y="-0.1484in" svg:width="0.6055in" svg:height="0.2091in" draw:z-index="70"><draw:object xlink:href="./Object 49" xlink:type="simple" xlink:show="embed" xlink:actuate="onLoad"/><draw:image xlink:href="./ObjectReplacements/Object 49" xlink:type="simple" xlink:show="embed" xlink:actuate="onLoad"/></draw:frame>mit allen möglichen Werten belegen → Elemente aus <draw:frame draw:style-name="fr1" draw:name="Object50" text:anchor-type="as-char" svg:y="-0.1484in" svg:width="0.2535in" svg:height="0.2091in" draw:z-index="71"><draw:object xlink:href="./Object 50" xlink:type="simple" xlink:show="embed" xlink:actuate="onLoad"/><draw:image xlink:href="./ObjectReplacements/Object 50" xlink:type="simple" xlink:show="embed" xlink:actuate="onLoad"/><svg:desc>formula</svg:desc></draw:frame></text:p>
            </text:list-item>
            <text:list-item>
              <text:p text:style-name="P153">Bzw. Gleichungssystem aufstellen und lösen</text:p>
              <text:p text:style-name="P154"><text:span text:style-name="T166">→ C</text:span>alculates the related polynom coefficients</text:p>
            </text:list-item>
            <text:list-item>
              <text:p text:style-name="P155"><text:span text:style-name="T166">Compares the hash value of the calculated coefficients with the PI as long as he find a match, also</text:span><text:span text:style-name="T166"><draw:frame draw:style-name="fr1" draw:name="Object51" text:anchor-type="as-char" svg:y="-0.152in" svg:width="2.3563in" svg:height="0.222in" draw:z-index="72"><draw:object xlink:href="./Object 51" xlink:type="simple" xlink:show="embed" xlink:actuate="onLoad"/><draw:image xlink:href="./ObjectReplacements/Object 51" xlink:type="simple" xlink:show="embed" xlink:actuate="onLoad"/><svg:desc>formula</svg:desc></draw:frame></text:span></text:p>
            </text:list-item>
          </text:list>
        </text:list-item>
      </text:list>
      <text:p text:style-name="P1"/>
      <text:p text:style-name="P1">23. Neben dem Brute-Force Angriff werden beim Fuzzy Vault Verfahren drei weitere Angriffe unterschieden: <text:span text:style-name="T3">Smart Polynom Angriff, False Accept Angriff </text:span><text:span text:style-name="T126">und</text:span><text:span text:style-name="T3"> Crossmatch Angriff.</text:span> Beschreiben Sie am Beispiel des Fuzzy Vault Verfahrens, was sie für die Durchführung der jeweiligen Angriffe benötigen, wie sie diese durchführen und worauf diese Angriffe abzielen?</text:p>
      <text:list xml:id="list2362427072" text:style-name="L58">
        <text:list-item>
          <text:p text:style-name="P156">Smart Polynom Angriff</text:p>
          <text:list>
            <text:list-item>
              <text:p text:style-name="P158"><text:span text:style-name="T168">Angreifer haz Zusatzwissen womit er Chaff Points identifizieren und somit den Suchrraum</text:span> verringer<text:span text:style-name="T204">t kann.</text:span></text:p>
            </text:list-item>
            <text:list-item>
              <text:p text:style-name="P158">Die starke <text:span text:style-name="T136">Abhängigkeit zwischen der Orientierung der Minutien, der jeweiligen Lokation der Minutien </text:span><text:span text:style-name="T137">und der Orientierung der benachbarten minutien</text:span><text:span text:style-name="T167">, kann die Unterscheidung erleichtern.</text:span></text:p>
            </text:list-item>
            <text:list-item>
              <text:p text:style-name="P159">Gelingt es einem Angriefer alle chaff points von den genuine points in einem Fuzzy Vault zu unterscheiden, kann er die Koeffizienten direkt herraus finden.</text:p>
            </text:list-item>
          </text:list>
        </text:list-item>
        <text:list-item>
          <text:p text:style-name="P156">False Accept Angriff</text:p>
          <text:list>
            <text:list-item>
              <text:p text:style-name="P160">Angreifer hat DB mit biometrischen Merkmalen zur Verfügung.</text:p>
            </text:list-item>
            <text:list-item>
              <text:p text:style-name="P161">Der Angreifer versucht das gesch<text:span text:style-name="T168">ü</text:span>tzte Template aus dem Vault offline wiederherzustellen, indem er Authentifizierungs-Versuche simuliert</text:p>
            </text:list-item>
            <text:list-item>
              <text:p text:style-name="P161"><text:span text:style-name="T204">Aufgrund der </text:span><text:span text:style-name="T27">FAR</text:span><text:span text:style-name="T204">, ist </text:span>query attempt <text:span text:style-name="T168">nach</text:span><text:span text:style-name="T168"><draw:frame draw:style-name="fr1" draw:name="Object52" text:anchor-type="as-char" svg:y="-0.152in" svg:width="1.6374in" svg:height="0.2in" draw:z-index="74"><draw:object xlink:href="./Object 52" xlink:type="simple" xlink:show="embed" xlink:actuate="onLoad"/><draw:image xlink:href="./ObjectReplacements/Object 52" xlink:type="simple" xlink:show="embed" xlink:actuate="onLoad"/><svg:desc>formula</svg:desc></draw:frame></text:span><text:span text:style-name="T168">Versuchen erfolgreich</text:span></text:p>
            </text:list-item>
            <text:list-item>
              <text:p text:style-name="P162"><text:span text:style-name="T169">Angriff ist </text:span>FVS unspezifisch</text:p>
            </text:list-item>
          </text:list>
        </text:list-item>
        <text:list-item>
          <text:p text:style-name="P156">Crossmatch Angriff</text:p>
          <text:list>
            <text:list-item>
              <text:p text:style-name="P157"><text:span text:style-name="T204">Angreifer stellt </text:span>Querbeziehungen <text:span text:style-name="T204">von geschützten Templates </text:span>zwischen Datenbanken <text:span text:style-name="T204">her </text:span></text:p>
            </text:list-item>
            <text:list-item>
              <text:p text:style-name="P157">Fuzzy Vault verwendet einheitliche Abbildungsvorschrift:</text:p>
              <text:p text:style-name="P157">Minutien --&gt; Körperelemente (Nicht Y aber X Werte mappen)</text:p>
            </text:list-item>
          </text:list>
        </text:list-item>
      </text:list>
      <text:p text:style-name="P1">24. Mit Hilfe welcher <text:span text:style-name="T3">Gegenmassnahme</text:span> verhindern Sie <text:span text:style-name="T3">Crossmatching</text:span>-<text:span text:style-name="T3">Angriffe</text:span> beim Fuzzy</text:p>
      <text:p text:style-name="P1">Vault Verfahren?</text:p>
      <text:list xml:id="list1417270737" text:style-name="L59">
        <text:list-item>
          <text:p text:style-name="P163">Besser Futty Vault nach Dodoes einsetzen</text:p>
        </text:list-item>
        <text:list-item>
          <text:p text:style-name="P164">Oder: Alle Quanten belegen</text:p>
        </text:list-item>
      </text:list>
      <text:p text:style-name="P1"/>
      <text:p text:style-name="P33">25. Für ein gegebenes Fuzzy Vault Verfahren <text:span text:style-name="T171">(</text:span>n=24, k=11, <text:span text:style-name="T171">f (</text:span>Chaff Points<text:span text:style-name="T171">)=</text:span>100<text:span text:style-name="T171">)</text:span> sollen Sie die <text:line-break/><text:span text:style-name="T3">Brute-Force Festigkeit berechnen.</text:span></text:p>
      <text:list xml:id="list774908772" text:style-name="L60">
        <text:list-item>
          <text:p text:style-name="P165">Number of experiments to reconstruct the polynom with probability 50 % (logarithm law):</text:p>
          <text:p text:style-name="P165"><draw:frame draw:style-name="fr1" draw:name="Object17" text:anchor-type="as-char" svg:y="-0.2598in" svg:width="1.8181in" svg:height="0.4244in" draw:z-index="20"><draw:object xlink:href="./Object 17" xlink:type="simple" xlink:show="embed" xlink:actuate="onLoad"/><draw:image xlink:href="./ObjectReplacements/Object 17" xlink:type="simple" xlink:show="embed" xlink:actuate="onLoad"/></draw:frame>→<text:span text:style-name="T170"> </text:span><text:span text:style-name="T170"><draw:frame draw:style-name="fr1" draw:name="Object18" text:anchor-type="as-char" svg:y="-0.172in" svg:width="0.7283in" svg:height="0.2075in" draw:z-index="75"><draw:object xlink:href="./Object 18" xlink:type="simple" xlink:show="embed" xlink:actuate="onLoad"/><draw:image xlink:href="./ObjectReplacements/Object 18" xlink:type="simple" xlink:show="embed" xlink:actuate="onLoad"/><svg:desc>formula</svg:desc></draw:frame></text:span></text:p>
        </text:list-item>
      </text:list>
      <text:list xml:id="list3068899363" text:style-name="L61">
        <text:list-item>
          <text:p text:style-name="P167"><text:soft-page-break/><text:span text:style-name="T172">N</text:span>umber of genuine and chaff points:<text:span text:style-name="T172"> </text:span>r = n + f <text:span text:style-name="T83">= 24 + 100 = 124</text:span></text:p>
        </text:list-item>
        <text:list-item>
          <text:p text:style-name="P166"><draw:frame draw:style-name="fr1" draw:name="Object53" text:anchor-type="as-char" svg:y="-0.172in" svg:width="1.4673in" svg:height="0.2075in" draw:z-index="76"><draw:object xlink:href="./Object 53" xlink:type="simple" xlink:show="embed" xlink:actuate="onLoad"/><draw:image xlink:href="./ObjectReplacements/Object 53" xlink:type="simple" xlink:show="embed" xlink:actuate="onLoad"/><svg:desc>formula</svg:desc></draw:frame></text:p>
          <text:p text:style-name="P166"/>
        </text:list-item>
      </text:list>
      <text:p text:style-name="P1">26. Welchen <text:span text:style-name="T3">Vorteil</text:span> bietet das Fuzzy Vault Verfahren <text:span text:style-name="T3">nach Dodis</text:span> im Hinblick auf die <text:line-break/>Brute-Force Festigkeit?</text:p>
      <text:list xml:id="list1498442860" text:style-name="L62">
        <text:list-item>
          <text:p text:style-name="P168">Dodis hat keine expliziten Chaff Points mehr. Alle Punkte sind gefüllt →<text:span text:style-name="T83"> </text:span>großer Suchraum</text:p>
        </text:list-item>
      </text:list>
      <text:p text:style-name="P1"/>
      <text:p text:style-name="P1">27. Sie haben die Aufgabe, das Fuzzy Commitment Verfahren auf die Fingerbiometrie anzuwenden. Wie könnten Sie vorgehen?</text:p>
      <text:list xml:id="list4099602902" text:style-name="L63">
        <text:list-item>
          <text:p text:style-name="P169">Mapping Vorschrift konstruieren</text:p>
        </text:list-item>
        <text:list-item>
          <text:p text:style-name="P169"><text:span text:style-name="T83">D</text:span>ie Minutienpositionen in einen reproduzierbaren Bitstring überführt</text:p>
        </text:list-item>
        <text:list-item>
          <text:p text:style-name="P170">oder laut BSI:</text:p>
          <text:list>
            <text:list-item>
              <text:p text:style-name="P170">Feature vector generation</text:p>
            </text:list-item>
            <text:list-item>
              <text:p text:style-name="P170">Bit string generation</text:p>
            </text:list-item>
            <text:list-item>
              <text:p text:style-name="P170">FCS</text:p>
            </text:list-item>
            <text:list-item>
              <text:p text:style-name="P170">Hashing</text:p>
            </text:list-item>
          </text:list>
          <text:p text:style-name="P169"/>
        </text:list-item>
      </text:list>
      <text:p text:style-name="P1">28. Was sind <text:span text:style-name="T3">Bloomfilter</text:span> und wozu werden diese primär eingesetzt?</text:p>
      <text:list xml:id="list4164715529" text:style-name="L64">
        <text:list-item>
          <text:p text:style-name="P171">Bloom filter are a probabilistic data structure</text:p>
        </text:list-item>
        <text:list-item>
          <text:p text:style-name="P171">Application: proof whether x∈S</text:p>
        </text:list-item>
      </text:list>
      <text:list xml:id="list3007326724" text:style-name="L65">
        <text:list-item>
          <text:p text:style-name="P172"><text:span text:style-name="T84">F</text:span>ür schnelles Suchen; beschleunigt Suchoperationen</text:p>
        </text:list-item>
        <text:list-item>
          <text:p text:style-name="P172"><text:span text:style-name="T84">Eigenschaften von</text:span> Hash-Funktionen: <text:span text:style-name="T84">Schnell, ähnliche Verteilung</text:span></text:p>
        </text:list-item>
      </text:list>
      <text:p text:style-name="P1"/>
      <text:p text:style-name="P1">29. Welche <text:span text:style-name="T126">Fehlererkennungs</text:span>- und Fehlerkorrektureigenschaft haben <text:span text:style-name="T3">Bloomfilter</text:span>?</text:p>
      <text:list xml:id="list169551720" text:style-name="L66">
        <text:list-item>
          <text:p text:style-name="P173">Keine</text:p>
        </text:list-item>
      </text:list>
      <text:p text:style-name="P1"/>
      <text:p text:style-name="P22">30. Ein Anwendungsfeld für Bloomfilter in der Biometrie ergibt sich im Rahmen einer biometrischen Identifikation zur Performancesteigerung des Fuzzy Vault Verfahren. Nunmehr ist nicht mehr ein 1:N Fuzzy Vault Match erforderlich sondern über die Bloomfilter kann eine mögliche Vorauswahl getroffen werden, welche Einträge einen Match liefern könnten.</text:p>
      <text:p text:style-name="P22">D.h. die ursprünglich erforderlichen 1:N Fuzzy Vault Matches reduzieren sich auf notwendige 1:M Fuzzy Vault Matches mit N&gt;&gt;M. <text:span text:style-name="T173">W</text:span>elchem <text:span text:style-name="T3">Seiteneffekten</text:span> <text:span text:style-name="T173">hat dieser </text:span>Performancegewinn?</text:p>
      <text:list xml:id="list826710682" text:style-name="L67">
        <text:list-item>
          <text:p text:style-name="P174">Der Bloomfilter über den ganzen Fingerabdruc<text:span text:style-name="T214">k</text:span> legt alles wieder offen</text:p>
        </text:list-item>
      </text:list>
      <text:p text:style-name="P1"/>
      <text:p text:style-name="P1">31. Beschreiben Sie im Detail, wie BioHashing im Rahmen des Enrolements und der Verifikation funktioniert.</text:p>
      <text:p text:style-name="P1"/>
      <text:h text:style-name="P291" text:outline-level="1"/>
      <text:h text:style-name="P295" text:outline-level="1"><text:bookmark-start text:name="__RefHeading___Toc2832_2770411743"/>Übungsblatt III - <text:line-break/>Identitätsbasierte Kryptographie und <text:line-break/>bilineare Paarungen<text:bookmark-end text:name="__RefHeading___Toc2832_2770411743"/></text:h>
      <text:p text:style-name="P38"/>
      <text:p text:style-name="P1">1. Was wird unter einer <text:span text:style-name="T3">bilinearen Paarung</text:span> verstanden? </text:p>
      <text:list xml:id="list1010780077" text:style-name="L68">
        <text:list-item>
          <text:p text:style-name="P175"><text:span text:style-name="T3">Grob</text:span>: Paarung ist ein Mapping mit bestimmten Eigenschaften, welche zwei Elemente einer Gruppe auf ein Element einer anderen Gruppe überführt.</text:p>
          <text:p text:style-name="P175"/>
        </text:list-item>
        <text:list-item>
          <text:p text:style-name="P213"><text:span text:style-name="T51">Ausführlicher</text:span><text:span text:style-name="T52">: </text:span></text:p>
          <text:list>
            <text:list-item>
              <text:p text:style-name="P213"><text:span text:style-name="T52">Seien G1, G2 </text:span><text:span text:style-name="T54">additive und G3 </text:span><text:span text:style-name="T56">eine </text:span><text:span text:style-name="T52">multiplikative </text:span><text:span text:style-name="T54">zyklische</text:span><text:span text:style-name="T52"> Gruppen </text:span><text:span text:style-name="T54">mit </text:span><text:span text:style-name="T52">Ordnung n.</text:span></text:p>
            </text:list-item>
          </text:list>
        </text:list-item>
      </text:list>
      <text:list xml:id="list704002941" text:style-name="L69">
        <text:list-item>
          <text:list>
            <text:list-item>
              <text:p text:style-name="P214"><text:span text:style-name="T52">E</text:span><text:span text:style-name="T47">ine </text:span><text:span text:style-name="T71">(Typ 1) </text:span><text:span text:style-name="T47">Paarung ist eine Abbildung </text:span><text:span text:style-name="T47"><draw:frame draw:style-name="fr1" draw:name="Object19" text:anchor-type="as-char" svg:y="-0.1484in" svg:width="1.052in" svg:height="0.2091in" draw:z-index="21"><draw:object xlink:href="./Object 19" xlink:type="simple" xlink:show="embed" xlink:actuate="onLoad"/><draw:image xlink:href="./ObjectReplacements/Object 19" xlink:type="simple" xlink:show="embed" xlink:actuate="onLoad"/></draw:frame></text:span></text:p>
            </text:list-item>
            <text:list-item>
              <text:p text:style-name="P214"><text:span text:style-name="T72">Sie heißt b</text:span><text:span text:style-name="T47">ilinear</text:span><text:span text:style-name="T53">e</text:span><text:span text:style-name="T47"> </text:span><text:span text:style-name="T72">Abbildung falls</text:span><text:span text:style-name="T55"> </text:span><text:span text:style-name="T72">gilt</text:span></text:p>
              <text:list>
                <text:list-item>
                  <text:p text:style-name="P176"><draw:frame draw:style-name="fr1" draw:name="Object56" text:anchor-type="as-char" svg:y="-0.152in" svg:width="2.0811in" svg:height="0.2in" draw:z-index="77"><draw:object xlink:href="./Object 56" xlink:type="simple" xlink:show="embed" xlink:actuate="onLoad"/><draw:image xlink:href="./ObjectReplacements/Object 56" xlink:type="simple" xlink:show="embed" xlink:actuate="onLoad"/></draw:frame></text:p>
                </text:list-item>
                <text:list-item>
                  <text:p text:style-name="P176"><draw:frame draw:style-name="fr1" draw:name="Object57" text:anchor-type="as-char" svg:y="-0.152in" svg:width="2.0811in" svg:height="0.2in" draw:z-index="78"><draw:object xlink:href="./Object 57" xlink:type="simple" xlink:show="embed" xlink:actuate="onLoad"/><draw:image xlink:href="./ObjectReplacements/Object 57" xlink:type="simple" xlink:show="embed" xlink:actuate="onLoad"/><svg:desc>formula</svg:desc></draw:frame></text:p>
                </text:list-item>
              </text:list>
            </text:list-item>
          </text:list>
        </text:list-item>
      </text:list>
      <text:p text:style-name="P1"/>
      <text:p text:style-name="P1">2. Wie unterscheiden sich die <text:span text:style-name="T3">Bilinear – und die Decisional Bilinear Diffie Hellman Annahme </text:span><text:span text:style-name="T94">v</text:span>oneinander? Stellen Sie diese gegenüber, <text:span text:style-name="T94">erläutern Sie </text:span>die Unterschiede und was diese bedeuten.</text:p>
      <text:list xml:id="list3595080072" text:style-name="L70">
        <text:list-item>
          <text:p text:style-name="P177">Bilinear Diffie Hellman Annahme <text:span text:style-name="T86">(BDH)</text:span>:</text:p>
          <text:p text:style-name="P177"><text:span text:style-name="T86">Angreifer weiß (G, aG, bG, cG) und will</text:span><text:span text:style-name="T86"><draw:frame draw:style-name="fr1" draw:name="Object21" text:anchor-type="as-char" svg:y="-0.172in" svg:width="0.7709in" svg:height="0.2193in" draw:z-index="22"><draw:object xlink:href="./Object 21" xlink:type="simple" xlink:show="embed" xlink:actuate="onLoad"/><draw:image xlink:href="./ObjectReplacements/Object 21" xlink:type="simple" xlink:show="embed" xlink:actuate="onLoad"/><svg:desc>formula</svg:desc></draw:frame></text:span><text:span text:style-name="T86"> berechnen.</text:span></text:p>
          <text:p text:style-name="P179">→<text:span text:style-name="T95"> </text:span>Ein Angreifer <text:span text:style-name="T95">kann</text:span> diese Bechnung nicht effizient <text:span text:style-name="T95">durchführen</text:span>.</text:p>
        </text:list-item>
        <text:list-item>
          <text:p text:style-name="P178">Decisional Bilinear Diffie Hellman Annahme<text:line-break/>Angreifer weiß die Dinge aus <text:span text:style-name="T86">BDH-Annahme und zusätzlich</text:span><text:span text:style-name="T86"><draw:frame draw:style-name="fr1" draw:name="Object33" text:anchor-type="as-char" svg:y="-0.1484in" svg:width="0.4937in" svg:height="0.2091in" draw:z-index="23"><draw:object xlink:href="./Object 33" xlink:type="simple" xlink:show="embed" xlink:actuate="onLoad"/><draw:image xlink:href="./ObjectReplacements/Object 33" xlink:type="simple" xlink:show="embed" xlink:actuate="onLoad"/></draw:frame></text:span></text:p>
          <text:p text:style-name="P178"><text:span text:style-name="T95">→ A</text:span>ngreifer <text:span text:style-name="T95">kann nicht</text:span> entscheiden, ob<draw:frame draw:style-name="fr1" draw:name="Object20" text:anchor-type="as-char" svg:y="-0.172in" svg:width="1.0189in" svg:height="0.2193in" draw:z-index="24"><draw:object xlink:href="./Object 20" xlink:type="simple" xlink:show="embed" xlink:actuate="onLoad"/><draw:image xlink:href="./ObjectReplacements/Object 20" xlink:type="simple" xlink:show="embed" xlink:actuate="onLoad"/><svg:desc>formula</svg:desc></draw:frame> oder <text:span text:style-name="T95">eine zufällige Zahl aus G2 ist.</text:span></text:p>
        </text:list-item>
      </text:list>
      <text:p text:style-name="P1"/>
      <text:p text:style-name="P1">3. Welche spezielle Eigenschaft macht die <text:span text:style-name="T3">identitätsbezogene Kryptographie</text:span> aus?</text:p>
      <text:list xml:id="list1247990281" text:style-name="L71">
        <text:list-item>
          <text:p text:style-name="P180">Es eliminiert die Notwendigkeit, den öffentlichen Schlüssel des Empfängers zu beziehen<text:line-break/>→<text:span text:style-name="T89"> Public Key einer Person ist aus ihrer „Identität“ ableitbar, z.B. aus Email-Adresse</text:span></text:p>
        </text:list-item>
        <text:list-item>
          <text:p text:style-name="P181">Key Generation Center (KGC) notwendig für private Schlüssel</text:p>
        </text:list-item>
      </text:list>
      <text:p text:style-name="P1"/>
      <text:p text:style-name="P1">4. Was versteht man unter „Ciphertext Indistinguishability“ <text:span text:style-name="T87">(</text:span><text:span text:style-name="T6">IND</text:span><text:span text:style-name="T87">)</text:span> bzw. Indistinguishability against</text:p>
      <text:p text:style-name="P1">adaptive chosen ciphertext <text:span text:style-name="T88">(</text:span><text:span text:style-name="T7">IND-CCA</text:span><text:span text:style-name="T88">) </text:span>eines Publiy Key Verschlüsselungsverfahrens im Rahmen eines</text:p>
      <text:p text:style-name="P1">kryptographischen Beweises?</text:p>
      <text:list xml:id="list2095137509" text:style-name="L72">
        <text:list-item>
          <text:p text:style-name="P182">Die Sicherheitsidee <text:span text:style-name="T87">von IND</text:span> ist, dass ein Angreifer die Chiffrate zweier gleich langer Klartexte nicht unterscheiden kann.</text:p>
        </text:list-item>
        <text:list-item>
          <text:p text:style-name="P183">Bei IND-CCA hat der Angreifer Zugrif auf ein e<text:span text:style-name="T90">n</text:span>cryption oracle welche beliebeige <text:span text:style-name="T90">Klartext</text:span> <text:span text:style-name="T90">ver</text:span>schlüsselt. <text:span text:style-name="T90">Angreifer stellt queries an das Oracle und passt queries anhand von vorherigen Antworten des Oracles an. An einem Punkt sendet der Angreifer zwei gleich lange Nachrichten M1, M2 an das Oracle, welches zufällig aus M1 und M2 wählt und eine verschlüsselte Version zurück gib – enc(M1) oder enc(M2). Angreifer muss dann bestimmen, ob M1 oder M2 verschlüsselt wurde. Der Vorteil des Angreifers ist dann die hohe Wahrscheinlichkeit eines richtigen Treffers.</text:span></text:p>
          <text:p text:style-name="P182"/>
        </text:list-item>
      </text:list>
      <text:p text:style-name="P16">5. Welche <text:span text:style-name="T126">Berechnungsschritte</text:span> und welche Kommunikation muss zwischen Alice, Bob und Eve stattfinden, um sich auf einen geheimen <text:span text:style-name="T3">Diffie Hel</text:span><text:span text:style-name="T9">l</text:span><text:span text:style-name="T3">man Key unter Verwendung bilinearer Paarungen</text:span> zu einigen? Stellen Sie die Berechnungsschritte und die Kommunikation eingehend dar.</text:p>
      <text:list xml:id="list1930969765" text:style-name="L73">
        <text:list-item>
          <text:p text:style-name="P184"><text:soft-page-break/>Jeder Teilnehmen <text:span text:style-name="T91">hat eine zufällige Zahl aus </text:span><text:span text:style-name="T91"><draw:frame draw:style-name="fr1" draw:name="Object34" text:anchor-type="as-char" svg:y="-0.1484in" svg:width="0.25in" svg:height="0.2091in" draw:z-index="26"><draw:object xlink:href="./Object 34" xlink:type="simple" xlink:show="embed" xlink:actuate="onLoad"/><draw:image xlink:href="./ObjectReplacements/Object 34" xlink:type="simple" xlink:show="embed" xlink:actuate="onLoad"/></draw:frame></text:span><text:span text:style-name="T91">: Alice: a, Bob: b und Eve: c</text:span></text:p>
        </text:list-item>
        <text:list-item>
          <text:p text:style-name="P185">Jeder Teilnehmer multipliziert <text:span text:style-name="T96">die Zahl</text:span> mit dem Generatorpunkt G und <text:span text:style-name="T96">verteilt </text:span>das Ergebnis.</text:p>
        </text:list-item>
        <text:list-item>
          <text:p text:style-name="P186">Daraufhin <text:span text:style-name="T96">wendet</text:span> jeder Teilnehmer die Abbildung für die bilineare Paarung <text:span text:style-name="T96">mit den erhaltenen Produkten an.</text:span> <text:span text:style-name="T96">Z.B. berechnet </text:span>Alic<text:span text:style-name="T96">e</text:span><draw:frame draw:style-name="fr1" draw:name="Object22" text:anchor-type="as-char" svg:y="-0.172in" svg:width="0.8362in" svg:height="0.2193in" draw:z-index="28"><draw:object xlink:href="./Object 22" xlink:type="simple" xlink:show="embed" xlink:actuate="onLoad"/><draw:image xlink:href="./ObjectReplacements/Object 22" xlink:type="simple" xlink:show="embed" xlink:actuate="onLoad"/></draw:frame>, was <text:span text:style-name="T92">durch die bilineare Eigenschaft der Paarung </text:span><text:span text:style-name="T92"><draw:frame draw:style-name="fr1" draw:name="Object23" text:anchor-type="as-char" svg:y="-0.172in" svg:width="0.7709in" svg:height="0.2193in" draw:z-index="30"><draw:object xlink:href="./Object 23" xlink:type="simple" xlink:show="embed" xlink:actuate="onLoad"/><draw:image xlink:href="./ObjectReplacements/Object 23" xlink:type="simple" xlink:show="embed" xlink:actuate="onLoad"/></draw:frame></text:span><text:span text:style-name="T92">ergibt. Da das jeder berechnen kann, kann sich somit auf das gemeinsame Geheimnis geeignigt werden.</text:span></text:p>
        </text:list-item>
      </text:list>
      <text:p text:style-name="P1"/>
      <text:p text:style-name="P17">6. Stellen Sie den <text:span text:style-name="T126">Berechnungsaufwand</text:span> <text:span text:style-name="T97">für Signierer und Verifizier</text:span><text:span text:style-name="T128">er</text:span><text:span text:style-name="T126"> </text:span><text:span text:style-name="T128">für eine</text:span><text:span text:style-name="T126"> ID-basierte </text:span><text:span text:style-name="T3">Signatur nach Paterson </text:span><text:span text:style-name="T126">bzw. eine</text:span><text:span text:style-name="T128">r </text:span><text:span text:style-name="T3">klassische</text:span><text:span text:style-name="T8">n</text:span><text:span text:style-name="T3"> ECDSA-Signatur</text:span> dar und diskutieren sie diesen.</text:p>
      <text:p text:style-name="P1"/>
      <text:p text:style-name="P1">7<text:span text:style-name="T99">. Stellen Sie beim </text:span><text:span text:style-name="T100">Boneh Franklin Verfahren </text:span><text:span text:style-name="T99">die konkreten Berechnungsschritte dar, um die</text:span></text:p>
      <text:p text:style-name="P36">Gültigkeit eines Boneh Franklin Kryptogramms zu prüfen. <text:span text:style-name="T109">Entschlüsselung:</text:span><draw:frame draw:style-name="fr1" draw:name="Object24" text:anchor-type="as-char" svg:y="-0.152in" svg:width="1.6555in" svg:height="0.2134in" draw:z-index="34"><draw:object xlink:href="./Object 24" xlink:type="simple" xlink:show="embed" xlink:actuate="onLoad"/><draw:image xlink:href="./ObjectReplacements/Object 24" xlink:type="simple" xlink:show="embed" xlink:actuate="onLoad"/></draw:frame></text:p>
      <text:list xml:id="list473515640" text:style-name="L74">
        <text:list-item>
          <text:p text:style-name="P210">Preamble:</text:p>
          <text:list>
            <text:list-item>
              <text:p text:style-name="P187"><text:span text:style-name="T98">F</text:span>irst practical identity-based encryption scheme using bilinear pairing<text:span text:style-name="T98"> → S.49 IBK-Book</text:span></text:p>
            </text:list-item>
            <text:list-item>
              <text:p text:style-name="P188">Während Setup: <draw:frame draw:style-name="fr1" draw:name="Object88" text:anchor-type="as-char" svg:y="-0.1484in" svg:width="0.8398in" svg:height="0.2091in" draw:z-index="79"><draw:object xlink:href="./Object 88" xlink:type="simple" xlink:show="embed" xlink:actuate="onLoad"/><draw:image xlink:href="./ObjectReplacements/Object 88" xlink:type="simple" xlink:show="embed" xlink:actuate="onLoad"/><svg:desc>formula</svg:desc></draw:frame>, mit zufälligen <draw:frame draw:style-name="fr1" draw:name="Object89" text:anchor-type="as-char" svg:y="-0.172in" svg:width="0.4626in" svg:height="0.2327in" draw:z-index="80"><draw:object xlink:href="./Object 89" xlink:type="simple" xlink:show="embed" xlink:actuate="onLoad"/><draw:image xlink:href="./ObjectReplacements/Object 89" xlink:type="simple" xlink:show="embed" xlink:actuate="onLoad"/><svg:desc>formula</svg:desc></draw:frame></text:p>
            </text:list-item>
            <text:list-item>
              <text:p text:style-name="P188">Während Encryption: Zufälliges<draw:frame draw:style-name="fr1" draw:name="Object90" text:anchor-type="as-char" svg:y="-0.172in" svg:width="0.4571in" svg:height="0.2327in" draw:z-index="81"><draw:object xlink:href="./Object 90" xlink:type="simple" xlink:show="embed" xlink:actuate="onLoad"/><draw:image xlink:href="./ObjectReplacements/Object 90" xlink:type="simple" xlink:show="embed" xlink:actuate="onLoad"/><svg:desc>formula</svg:desc></draw:frame></text:p>
            </text:list-item>
            <text:list-item>
              <text:p text:style-name="P215"><text:span text:style-name="T79">Pub Key: </text:span><text:span text:style-name="T79"><draw:frame draw:style-name="fr1" draw:name="Object27" text:anchor-type="as-char" svg:y="-0.152in" svg:width="0.9846in" svg:height="0.2134in" draw:z-index="82"><draw:object xlink:href="./Object 27" xlink:type="simple" xlink:show="embed" xlink:actuate="onLoad"/><draw:image xlink:href="./ObjectReplacements/Object 27" xlink:type="simple" xlink:show="embed" xlink:actuate="onLoad"/><svg:desc>formula</svg:desc></draw:frame></text:span><text:span text:style-name="T79">, Privater Schlüssel: </text:span><text:span text:style-name="T79"><draw:frame draw:style-name="fr1" draw:name="Object26" text:anchor-type="as-char" svg:y="-0.1484in" svg:width="0.9429in" svg:height="0.2091in" draw:z-index="83"><draw:object xlink:href="./Object 26" xlink:type="simple" xlink:show="embed" xlink:actuate="onLoad"/><draw:image xlink:href="./ObjectReplacements/Object 26" xlink:type="simple" xlink:show="embed" xlink:actuate="onLoad"/></draw:frame></text:span></text:p>
            </text:list-item>
          </text:list>
        </text:list-item>
        <text:list-item>
          <text:p text:style-name="P215"><draw:frame draw:style-name="fr3" draw:name="Object25" text:anchor-type="as-char" svg:y="-0.3638in" svg:width="4.9752in" svg:height="0.6937in" draw:z-index="32"><draw:object xlink:href="./Object 25" xlink:type="simple" xlink:show="embed" xlink:actuate="onLoad"/><draw:image xlink:href="./ObjectReplacements/Object 25" xlink:type="simple" xlink:show="embed" xlink:actuate="onLoad"/></draw:frame></text:p>
          <text:p text:style-name="P215"/>
        </text:list-item>
      </text:list>
      <text:p text:style-name="P1">8. Welche Beziehungen müssen für das identitätsbasierte Schlüssel-Paar des <text:span text:style-name="T109">Sign</text:span>ierer gelten, damit das <text:span text:style-name="T3">Paterson Verfahren</text:span> funktioniert?</text:p>
      <text:list xml:id="list3608358279" text:style-name="L75">
        <text:list-item>
          <text:p text:style-name="P216"><text:span text:style-name="T59">Das Signaturschema nach Paterson beasiert </text:span><text:span text:style-name="T57">auf IBE nach Boneh und Franklin. </text:span><text:span text:style-name="T59">Die </text:span><text:span text:style-name="T57">Schlüsselpaar-Beziehungen </text:span><text:span text:style-name="T59">ist daher dort definiert →</text:span><text:span text:style-name="T80"> </text:span><text:span text:style-name="T59">siehe also oben.</text:span></text:p>
        </text:list-item>
        <text:list-item>
          <text:p text:style-name="P217"><text:span text:style-name="T58">(</text:span><text:span text:style-name="T60">P</text:span><text:span text:style-name="T58">rivate) Zufallszahl </text:span><text:span text:style-name="T78">s</text:span><text:span text:style-name="T58"> kommt von KGC.</text:span></text:p>
        </text:list-item>
      </text:list>
      <text:p text:style-name="P1"/>
      <text:p text:style-name="P1">9. Wie kann sichergestellt werden, dass der <text:span text:style-name="T195">P</text:span>ublic Key des Signierers beim <text:span text:style-name="T3">Paterson-Verfahren</text:span> in ein Gruppenelement der Gruppe G1 abgebildet wird und um welche Art von Gruppenelementen handelt es sich?</text:p>
      <text:list xml:id="list650131105" text:style-name="L76">
        <text:list-item>
          <text:p text:style-name="P189"><text:span text:style-name="T110">K</text:span>ryptographische Hashfunktionen <draw:frame draw:style-name="fr1" draw:name="Object58" text:anchor-type="as-char" svg:y="-0.172in" svg:width="1.0547in" svg:height="0.2327in" draw:z-index="84"><draw:object xlink:href="./Object 58" xlink:type="simple" xlink:show="embed" xlink:actuate="onLoad"/><draw:image xlink:href="./ObjectReplacements/Object 58" xlink:type="simple" xlink:show="embed" xlink:actuate="onLoad"/></draw:frame><text:s/><text:span text:style-name="T179">bildet auf einen Kurvenpunkt in </text:span><text:span text:style-name="T28">G1</text:span><text:span text:style-name="T179"> ab.</text:span></text:p>
        </text:list-item>
        <text:list-item>
          <text:p text:style-name="P190">Die Gruppenelemente sind Kurvenpunkte.</text:p>
        </text:list-item>
      </text:list>
      <text:p text:style-name="P1"/>
      <text:p text:style-name="P1">10. Der Verifizierer muss beim <text:span text:style-name="T3">Paterson-Verfahren</text:span> drei Paarungsoperationen durchführen, um die Signatur zu prüfen. Welchen Einfluss hat der Einbettungsgrad des Generators (Erzeugers) auf die Sicherheit der Paarungsoperation ?</text:p>
      <text:p text:style-name="P1"/>
      <text:p text:style-name="P1">11. Welche Eigenschaft zeichnet ein <text:span text:style-name="T3">Sign-Crypt-Verfahren</text:span> aus?</text:p>
      <text:list xml:id="list2917736344" text:style-name="L77">
        <text:list-item>
          <text:p text:style-name="P191">Neue Klasse asymmetrischer Kryptographischer Verfahren</text:p>
        </text:list-item>
        <text:list-item>
          <text:p text:style-name="P191">Sicherstellung Authentizität und Vertraulichkeit einer Nachricht innerhalb eines Verfahrens</text:p>
        </text:list-item>
        <text:list-item>
          <text:p text:style-name="P191">Heutzutage eher hybrider Ansatz: encryption-then-mac</text:p>
          <text:p text:style-name="P191"/>
        </text:list-item>
      </text:list>
      <text:p text:style-name="P33">12. Beim Sign-Crypt Verfahren von Libert und Quisquater müssen im Rahmen der Signaturverifikation <text:span text:style-name="T22">k1</text:span> und <text:span text:style-name="T22">k2</text:span> berechnet werden. Zeigen Sie die <text:span text:style-name="T3">Korrektheit der </text:span><text:span text:style-name="T13">V</text:span><text:span text:style-name="T3">erifikationsgleichung </text:span>von <draw:frame draw:style-name="fr1" draw:name="Object35" text:anchor-type="as-char" svg:y="-0.172in" svg:width="2.3063in" svg:height="0.2327in" draw:z-index="38"><draw:object xlink:href="./Object 35" xlink:type="simple" xlink:show="embed" xlink:actuate="onLoad"/><draw:image xlink:href="./ObjectReplacements/Object 35" xlink:type="simple" xlink:show="embed" xlink:actuate="onLoad"/></draw:frame>dadurch, dass Sie diese auf die Berechnungsformel für <text:span text:style-name="T22">k2</text:span> im Zuge der Signaturerstellung <draw:frame draw:style-name="fr1" draw:name="Object36" text:anchor-type="as-char" svg:y="-0.172in" svg:width="1.6228in" svg:height="0.2327in" draw:z-index="39"><draw:object xlink:href="./Object 36" xlink:type="simple" xlink:show="embed" xlink:actuate="onLoad"/><draw:image xlink:href="./ObjectReplacements/Object 36" xlink:type="simple" xlink:show="embed" xlink:actuate="onLoad"/></draw:frame>zurück führen.</text:p>
      <text:list xml:id="list3610902714" text:style-name="L78">
        <text:list-item>
          <text:p text:style-name="P211"><text:soft-page-break/><text:span text:style-name="T205">Preamble:</text:span><text:span text:style-name="T205"><draw:frame draw:style-name="fr1" draw:name="Object91" text:anchor-type="as-char" svg:y="-0.1484in" svg:width="1.5102in" svg:height="0.2091in" draw:z-index="85"><draw:object xlink:href="./Object 91" xlink:type="simple" xlink:show="embed" xlink:actuate="onLoad"/><draw:image xlink:href="./ObjectReplacements/Object 91" xlink:type="simple" xlink:show="embed" xlink:actuate="onLoad"/></draw:frame></text:span></text:p>
        </text:list-item>
      </text:list>
      <text:p text:style-name="P1"><draw:frame draw:style-name="fr4" draw:name="Object37" text:anchor-type="as-char" svg:y="-1.2882in" svg:width="3.9291in" svg:height="2.5425in" draw:z-index="86"><draw:object xlink:href="./Object 37" xlink:type="simple" xlink:show="embed" xlink:actuate="onLoad"/><draw:image xlink:href="./ObjectReplacements/Object 37" xlink:type="simple" xlink:show="embed" xlink:actuate="onLoad"/></draw:frame></text:p>
      <text:p text:style-name="P1"/>
      <text:p text:style-name="P1">13. Ein Problem der identitätsbasierten Kryptographie ist das <text:span text:style-name="T3">Key Escrow</text:span>. <text:line-break/>Nennen und beschreiben Sie zwei Ansätze, die helfen, ein Key Escrow zu vermeiden.</text:p>
      <text:list xml:id="list411032518" text:style-name="L79">
        <text:list-item>
          <text:p text:style-name="P192">A major issue with the deployment of IBE schemes is that the PKG is able to obtain a secret key of any user and hence will be able to decrypt any ciphertext. This is called the problem of inherent key escrow in IBE schemes.</text:p>
        </text:list-item>
        <text:list-item>
          <text:p text:style-name="P192">Gegenmaßnahmen:</text:p>
          <text:list>
            <text:list-item>
              <text:p text:style-name="P192">Nutzung mehrerer, <text:span text:style-name="T111">verteilter </text:span>KGCs <text:span text:style-name="T111">für g</text:span>eteilte Generierung der Schlüssel</text:p>
            </text:list-item>
            <text:list-item>
              <text:p text:style-name="P193">Geteilte Schlüsselgenerierung duch eine KGC und dem Nutzer</text:p>
            </text:list-item>
            <text:list-item>
              <text:p text:style-name="P192">Nutzung einer Semi-Trusted Authority</text:p>
            </text:list-item>
          </text:list>
        </text:list-item>
      </text:list>
      <text:p text:style-name="P1"/>
      <text:p text:style-name="P1">14. Es existiert eine <text:span text:style-name="T126">KGC</text:span> – <text:span text:style-name="T126">Infrastruktur</text:span> bestehend aus 4 <text:span text:style-name="T3">unabhängigen KGC</text:span>s: (KGC 1 , KGC 2 ,</text:p>
      <text:p text:style-name="P1">KGC 3 , KGC 4 ). Jedes KGC i hat einen eigenen Secret key s_i und einen zugehörigen Public key <text:span text:style-name="T93">K</text:span>_pub. Für alle Teilnehmer: Alice, Bob ... erzeugt jedes KGC i einen Teilschlüssel d_iID .</text:p>
      <text:list xml:id="list2129002624" text:style-name="L80">
        <text:list-item>
          <text:p text:style-name="P194">Wie berechnen sich der secret Master-Key und der zugehörige Public Key für die KGC-Infrastruktur?</text:p>
        </text:list-item>
      </text:list>
      <text:list xml:id="list3066929982" text:style-name="L81">
        <text:list-item>
          <text:p text:style-name="P218"><text:span text:style-name="T47">Master Key </text:span><text:span text:style-name="T47"><draw:frame draw:style-name="fr1" draw:name="Object29" text:anchor-type="as-char" svg:y="-0.2807in" svg:width="0.6165in" svg:height="0.4484in" draw:z-index="40"><draw:object xlink:href="./Object 29" xlink:type="simple" xlink:show="embed" xlink:actuate="onLoad"/><draw:image xlink:href="./ObjectReplacements/Object 29" xlink:type="simple" xlink:show="embed" xlink:actuate="onLoad"/></draw:frame></text:span><text:span text:style-name="T47"><text:s/>also die Summe aller KGC spezifischen privater Schlüssel</text:span></text:p>
        </text:list-item>
        <text:list-item>
          <text:p text:style-name="P218"><text:span text:style-name="T47">Pub Master Key: </text:span><text:span text:style-name="T47"><draw:frame draw:style-name="fr1" draw:name="Object30" text:anchor-type="as-char" svg:y="-0.2807in" svg:width="1.0799in" svg:height="0.4484in" draw:z-index="41"><draw:object xlink:href="./Object 30" xlink:type="simple" xlink:show="embed" xlink:actuate="onLoad"/><draw:image xlink:href="./ObjectReplacements/Object 30" xlink:type="simple" xlink:show="embed" xlink:actuate="onLoad"/><svg:desc>formula</svg:desc></draw:frame></text:span><text:span text:style-name="T47">, also auch die Summe..</text:span></text:p>
        </text:list-item>
      </text:list>
      <text:list xml:id="list142149949541279" text:continue-list="list2129002624" text:style-name="L80">
        <text:list-item>
          <text:p text:style-name="P194">Wie berechnet sich nun der private Schlüssel eines Teilnehmers?</text:p>
        </text:list-item>
      </text:list>
      <text:list xml:id="list1369764520" text:style-name="L82">
        <text:list-item>
          <text:p text:style-name="P219"><text:span text:style-name="T47">Nutzer mit Identitär ID erhält von jedem KGC ein Schlüsselteil </text:span><text:span text:style-name="T47"><draw:frame draw:style-name="fr1" draw:name="Object31" text:anchor-type="as-char" svg:y="-0.172in" svg:width="1.678in" svg:height="0.2327in" draw:z-index="42"><draw:object xlink:href="./Object 31" xlink:type="simple" xlink:show="embed" xlink:actuate="onLoad"/><draw:image xlink:href="./ObjectReplacements/Object 31" xlink:type="simple" xlink:show="embed" xlink:actuate="onLoad"/></draw:frame></text:span></text:p>
        </text:list-item>
        <text:list-item>
          <text:p text:style-name="P220"><text:span text:style-name="T47">Nutzer kann dann Schlüssel zusammen rechnen: </text:span><text:span text:style-name="T47"><draw:frame draw:style-name="fr1" draw:name="Object32" text:anchor-type="as-char" svg:y="-0.2807in" svg:width="0.8563in" svg:height="0.4484in" draw:z-index="43"><draw:object xlink:href="./Object 32" xlink:type="simple" xlink:show="embed" xlink:actuate="onLoad"/><draw:image xlink:href="./ObjectReplacements/Object 32" xlink:type="simple" xlink:show="embed" xlink:actuate="onLoad"/></draw:frame></text:span></text:p>
        </text:list-item>
      </text:list>
      <text:list xml:id="list142151863073181" text:continue-list="list142149949541279" text:style-name="L80">
        <text:list-item>
          <text:p text:style-name="P195">Ist damit sichergestellt, dass kein KGC Key Escrow für einen Teilnehmer durchführen kann? </text:p>
        </text:list-item>
      </text:list>
      <text:list xml:id="list1064633856" text:style-name="L83">
        <text:list-item>
          <text:p text:style-name="P196">Ja, da selbst die KGCs nur die Teilschlüssel kennen. Nur der Nutzer hat den vollständigen Schlüssel.</text:p>
        </text:list-item>
      </text:list>
      <text:list xml:id="list142150676043799" text:continue-list="list142151863073181" text:style-name="L80">
        <text:list-header>
          <text:p text:style-name="P194"/>
        </text:list-header>
      </text:list>
      <text:p text:style-name="P1">15. Angenommen wir haben das Szenario aus der vorhergehenden Aufgabenstellung mit vier <text:span text:style-name="T3">unabhängigen KGCS</text:span> (KGC 1 , KGC 2 , KGC 3 , KGC 4 ). Nun arbeiten aber die KGCs: KGC 1, KGC 2 und KGC 3 zusammen. Was bedeutet das für die Sicherheit eines Teilnehmerschlüssels? </text:p>
      <text:list xml:id="list1592673216" text:style-name="L84">
        <text:list-item>
          <text:p text:style-name="P197">Die Sicherheit eines Nutzers ist nicht gefährdet, da <text:span text:style-name="T196">sich </text:span>der private Master-key trotzdem nicht berechnen lässt. </text:p>
          <text:p text:style-name="P197"><text:soft-page-break/></text:p>
        </text:list-item>
      </text:list>
      <text:p text:style-name="P1">16. Typischerweise werden zeitliche <text:span text:style-name="T3">Gültigkeiten von Schlüsseln</text:span> für die asymmetrische Kryptographie in den zugehörigen Zertifikaten ausgedrückt. Bei der ID-basierten Kryptographie gibt es aber keine Schlüsselzertifikate. Wie können Sie trotzdem zeitliche Gültigkeiten bei der ID-basierten Kryptographie definieren/berücksichtigen?</text:p>
      <text:list xml:id="list1272777131" text:style-name="L85">
        <text:list-item>
          <text:p text:style-name="P198">Vorschalg von Boneh-Frankling: <text:line-break/>Eindeitige ID kann mit weiteren Bestandteilen, wie einer zeitlichen Schlüsselgültigkeit, definiert werden.</text:p>
        </text:list-item>
        <text:list-item>
          <text:p text:style-name="P198">Nachteil: Kein explizites key revocation</text:p>
        </text:list-item>
      </text:list>
      <text:p text:style-name="P1"/>
      <text:p text:style-name="P1">17. Bei der ID-basierten Kryptographie gibt es keine Zertifikate, also auch keine Certificate Revocation List (CRL). Was könnten Sie tun, um dieses Problem zu lösen?</text:p>
      <text:list xml:id="list2539578280" text:style-name="L86">
        <text:list-item>
          <text:p text:style-name="P199">Vorschlag aus vorherigen Aufgabe annehmen und stets auf entsprechenden Bestandteil prüfen </text:p>
        </text:list-item>
      </text:list>
      <text:p text:style-name="P1"/>
      <text:p text:style-name="P18">18. <text:span text:style-name="T3">Stellen</text:span> <text:span text:style-name="T126">Sie</text:span> funktional die Aufgaben einer <text:bookmark text:name="firstHeading"/><text:span text:style-name="T112">Certificate </text:span><text:span text:style-name="T113">A</text:span><text:span text:style-name="T112">uthority </text:span><text:span text:style-name="T113">(</text:span><text:span text:style-name="T114">CA</text:span><text:span text:style-name="T113">) </text:span>einer klasssichen P<text:span text:style-name="T115">KI</text:span> den Aufgaben eines <text:span text:style-name="T3">KGC</text:span> bei der ID-basierten Kryptographie <text:span text:style-name="T3">gegenüber</text:span>.</text:p>
      <text:list xml:id="list2039784029" text:style-name="L87">
        <text:list-item>
          <text:p text:style-name="P221"><text:span text:style-name="T62">CA zertifiziert öffentlichen Schlüssel </text:span><text:span text:style-name="T63">und händelt </text:span>certificate revocation list<text:span text:style-name="T2"> </text:span><text:span text:style-name="T127">(CRL)</text:span></text:p>
        </text:list-item>
        <text:list-item>
          <text:p text:style-name="P200">KGC <text:span text:style-name="T125">generiert Schlüssel und stell diese</text:span> zur Verfügung</text:p>
        </text:list-item>
        <text:list-item>
          <text:p text:style-name="P200">Beides sind trusted third paries</text:p>
        </text:list-item>
      </text:list>
      <text:p text:style-name="P1"/>
      <text:h text:style-name="P292" text:outline-level="1"/>
      <text:h text:style-name="P296" text:outline-level="1"><text:bookmark-start text:name="__RefHeading___Toc2834_2770411743"/><text:span text:style-name="T47">Übungsblat IV - </text:span><text:span text:style-name="T61">Privacy<text:line-break/>Identifikationsprotokolle - Blinde Signaturen - Credentialsysteme</text:span><text:bookmark-end text:name="__RefHeading___Toc2834_2770411743"/></text:h>
      <text:p text:style-name="P63">1. Was wird unter <text:span text:style-name="T3">Unlinkability</text:span> und der <text:span text:style-name="T3">k-Anonymity</text:span> verstanden?</text:p>
      <text:list xml:id="list3132092275" text:style-name="L88">
        <text:list-item>
          <text:p text:style-name="P246">Unlinkability: Unterschiedliche kryptographische Artifakte <text:span text:style-name="T117">(Kryptogramme, Sessions, Signaturen)</text:span> einer Identität können dieser <text:span text:style-name="T136">nicht zugeordnet</text:span> werden</text:p>
        </text:list-item>
        <text:list-item>
          <text:p text:style-name="P247">k-Anonymity: Ein Individuum ist von weiteren k − 1 Individuen bezüglich einer Menge von Kriterien <text:span text:style-name="T136">nicht unterscheidbar/ </text:span><text:span text:style-name="T139">identifizierbar</text:span><text:span text:style-name="T211">.</text:span></text:p>
          <text:p text:style-name="P247"/>
        </text:list-item>
      </text:list>
      <text:p text:style-name="P63">2. Welche <text:span text:style-name="T3">Bedrohungen</text:span> können die Privatsphäre einer „Person“ bei elektronischer Kommunikation teilweise oder vollständig offenlegen?</text:p>
      <text:list xml:id="list1791424201" text:style-name="L89">
        <text:list-item>
          <text:p text:style-name="P248">Endsystem des Nutzers (Browser-, Computerfingerprint)</text:p>
        </text:list-item>
        <text:list-item>
          <text:p text:style-name="P248">Netzwerk (Verlinkbare Adressen wie IP), Mobilefunknummer</text:p>
        </text:list-item>
        <text:list-item>
          <text:p text:style-name="P231">Nutzung kryptographicher Konzepte, welche Identität preisgeben</text:p>
        </text:list-item>
      </text:list>
      <text:p text:style-name="P63">3. Was <text:span text:style-name="T180">ist eine</text:span> <text:span text:style-name="T3">blinde Signatur</text:span> und welche konkreten <text:span text:style-name="T3">Verfahren</text:span> sind ihnen bekannt?</text:p>
      <text:list xml:id="list162026804" text:style-name="L90">
        <text:list-item>
          <text:p text:style-name="P251">Erläuterung</text:p>
          <text:list>
            <text:list-item>
              <text:p text:style-name="P249"><text:span text:style-name="T209">Nutzer blindet N</text:span>achricht <text:span text:style-name="T209">bevor diese zu Signer gereicht wird.</text:span></text:p>
            </text:list-item>
            <text:list-item>
              <text:p text:style-name="P251">Signer <text:span text:style-name="T209">signiert N</text:span>achricht – <text:span text:style-name="T209">kann diese aber </text:span>nicht einsehen.</text:p>
            </text:list-item>
            <text:list-item>
              <text:p text:style-name="P250"><text:span text:style-name="T208">R</text:span>esultierende Blindsignatur <text:span text:style-name="T210">wird von Nutzer wieder „ungeblindet“, womit man </text:span>öffentlich gegen die ursprüngliche, nicht geblindete Nachricht in Form einer regulären digitalen Signatur verifiziert <text:span text:style-name="T210">kann</text:span>. </text:p>
            </text:list-item>
            <text:list-item>
              <text:p text:style-name="P252">Ermöglich <text:span text:style-name="T29">U</text:span><text:span text:style-name="T22">nlinkability</text:span> </text:p>
            </text:list-item>
          </text:list>
        </text:list-item>
        <text:list-item>
          <text:p text:style-name="P251">Verfahren</text:p>
          <text:list>
            <text:list-item>
              <text:p text:style-name="P256">Blind Schnorr Signature</text:p>
            </text:list-item>
            <text:list-item>
              <text:p text:style-name="P257">Blind Okamoto-Schnorr Signature</text:p>
            </text:list-item>
          </text:list>
          <text:p text:style-name="P257"/>
        </text:list-item>
      </text:list>
      <text:p text:style-name="P63">4. Wozu können <text:span text:style-name="T3">blinde Signaturen</text:span> eingesetzt werden und welche <text:span text:style-name="T3">Rollen/Instanzen</text:span> kommen bei der Ausstellung/Einsatz blinder Signaturen vor.</text:p>
      <text:list xml:id="list682850937" text:style-name="L91">
        <text:list-item>
          <text:p text:style-name="P253">In Anwendungen bei denen die Privatsphäre des Senders gew<text:span text:style-name="T181">ä</text:span>hrt werden soll</text:p>
          <text:list>
            <text:list-item>
              <text:p text:style-name="P254">Elektronisches Geld ohne Geldflusseigenschaft</text:p>
            </text:list-item>
            <text:list-item>
              <text:p text:style-name="P254">Beglaubigung von Willenserklärungen (durch Notar) ohne Kenntnisnahme des Testamentinhaltes</text:p>
            </text:list-item>
            <text:list-item>
              <text:p text:style-name="P255">Signierung elektronische Wahlzettel (Authentizität) ohne Kenntnisnahme des Wahlvotums</text:p>
            </text:list-item>
          </text:list>
        </text:list-item>
        <text:list-item>
          <text:p text:style-name="P258">Rollen/Instanzen:</text:p>
          <text:list>
            <text:list-item>
              <text:p text:style-name="P255"><text:span text:style-name="T182">User, Signer, Verifier</text:span><text:line-break/></text:p>
            </text:list-item>
          </text:list>
        </text:list-item>
      </text:list>
      <text:p text:style-name="P63">5. Für blinde Signaturen müssen die beiden Eigenschaften <text:span text:style-name="T3">Blindness</text:span> und <text:span text:style-name="T3">One-more Forgery</text:span> gelten. Erläutern sie präzise, was sich dahinter verbirgt.</text:p>
      <text:list xml:id="list4115536657" text:style-name="L92">
        <text:list-item>
          <text:p text:style-name="P259">Blindness: </text:p>
          <text:list>
            <text:list-item>
              <text:p text:style-name="P259"><text:soft-page-break/><text:span text:style-name="T121">Ausschlißelich der Ntuzer kann eine Verbdinung zwischen der </text:span>blind signatures<draw:frame draw:style-name="fr1" draw:name="Object40" text:anchor-type="as-char" svg:y="-0.152in" svg:width="0.7165in" svg:height="0.2134in" draw:z-index="45"><draw:object xlink:href="./Object 40" xlink:type="simple" xlink:show="embed" xlink:actuate="onLoad"/><draw:image xlink:href="./ObjectReplacements/Object 40" xlink:type="simple" xlink:show="embed" xlink:actuate="onLoad"/></draw:frame><text:span text:style-name="T121">und </text:span><text:span text:style-name="T121"><draw:frame draw:style-name="fr1" draw:name="Object41" text:anchor-type="as-char" svg:y="-0.152in" svg:width="0.6102in" svg:height="0.2in" draw:z-index="46"><draw:object xlink:href="./Object 41" xlink:type="simple" xlink:show="embed" xlink:actuate="onLoad"/><draw:image xlink:href="./ObjectReplacements/Object 41" xlink:type="simple" xlink:show="embed" xlink:actuate="onLoad"/><svg:desc>formula</svg:desc></draw:frame></text:span><text:span text:style-name="T121">herstellen.</text:span></text:p>
            </text:list-item>
            <text:list-item>
              <text:p text:style-name="P222"><text:span text:style-name="T116">A signature is said to be blind if a given message-signature pair and the signer’s </text:span>view are statistically independent.</text:p>
            </text:list-item>
            <text:list-item>
              <text:p text:style-name="P223">At a later time, the signer is not able to link the output of signature V to the view of the protocol V‘</text:p>
            </text:list-item>
          </text:list>
        </text:list-item>
        <text:list-item>
          <text:p text:style-name="P223">One-more Forgery:</text:p>
          <text:list>
            <text:list-item>
              <text:p text:style-name="P222">Ein Angreifer kann sich beliebig viele blind Signatures vom Signer ausstellen lassen. Danach darf <text:span text:style-name="T116">er</text:span> nicht in der Lage sein, ein Paar <draw:frame draw:style-name="fr1" draw:name="Object38" text:anchor-type="as-char" svg:y="-0.152in" svg:width="0.7165in" svg:height="0.2134in" draw:z-index="47"><draw:object xlink:href="./Object 38" xlink:type="simple" xlink:show="embed" xlink:actuate="onLoad"/><draw:image xlink:href="./ObjectReplacements/Object 38" xlink:type="simple" xlink:show="embed" xlink:actuate="onLoad"/></draw:frame>zu berechen, was als gültige Signatur verifiziert wird.</text:p>
              <text:p text:style-name="P222"/>
            </text:list-item>
          </text:list>
        </text:list-item>
      </text:list>
      <text:p text:style-name="P63">6. Was wird unter der <text:span text:style-name="T3">Zero-Knowledge-Eigenschaft</text:span> verstanden. Erläutern Sie die Grundidee eines Zero-Knowledge Proofs anhand des Beispiels der Höhle von Ali Baba.</text:p>
      <text:list xml:id="list357909844" text:style-name="L93">
        <text:list-item>
          <text:p text:style-name="P260">Ein Wissensbeweis ist, bei dem die Existenz eines Geheimnisses bewiesen wird ohne dieses preiszugeben.</text:p>
        </text:list-item>
        <text:list-item>
          <text:p text:style-name="P260">Eine Ausprägung des Zero-Knowledge-Beweissystems für den diskreten Logarithmus ist das</text:p>
          <text:p text:style-name="P260">Schnorr-Identifikastions-Protokoll.</text:p>
        </text:list-item>
        <text:list-item>
          <text:p text:style-name="P261">Bei</text:p>
          <text:p text:style-name="P260"/>
        </text:list-item>
      </text:list>
      <text:p text:style-name="P63">7. Ein häufig verwendetes Konstrukt in der Kryptographie ist die <text:span text:style-name="T3">Fiat Shamir Heuristik</text:span>. Beschreiben Sie präzise, was die Fiat Shamir Heuristik aussagt und erläutern sie, wie mit Hilfe der Fiat Shamir Heuristik ein <text:span text:style-name="T3">Schnorr Identifikation Protocol</text:span> <text:span text:style-name="T3">in eine Schnorr Signature</text:span> überführt werden kann.</text:p>
      <text:list xml:id="list379502107" text:style-name="L94">
        <text:list-item>
          <text:p text:style-name="P262">Die Fiat-Shamir Heuristik <text:span text:style-name="T118">ist eine Technik</text:span>, <text:span text:style-name="T118">welche </text:span>ein beliebiges interactive<text:span text:style-name="T118">s</text:span> 3-Schritt<text:span text:style-name="T118">e</text:span> Protokoll zwischen Prover und Verifier in ein 1-Schritt Protokoll, <text:span text:style-name="T118">also ein </text:span>non-int<text:span text:style-name="T118">eraktives, </text:span>überführt werden kann. <text:line-break/><text:span text:style-name="T118">Dazu muss </text:span>der Verifier im Rahmen des Protokolls eine Zufallszahl als Challenge sende<text:span text:style-name="T118">n</text:span>. </text:p>
        </text:list-item>
        <text:list-item>
          <text:p text:style-name="P262">Der Prover lässt sozusagen das Protokoll bei sich ”virtuell” ablaufen. Über das Transcript berechnet er dann eine Hashfunktion.</text:p>
        </text:list-item>
      </text:list>
      <text:p text:style-name="Text_20_body"/>
      <text:p text:style-name="P70">8. Ein User hat eine message m und sendet diese geblindet an einen Signer, der mittels der <text:span text:style-name="T3">Blind Schnorr Signature</text:span> eine <text:span text:style-name="T120">da</text:span>zugehörige <text:span text:style-name="T120">S</text:span>ignature <text:span text:style-name="T119">V</text:span> erstellt. Welche Werte muss der User einem Verifizierer zur Verfügung <text:span text:style-name="T119">stellen</text:span>, damit dieser „die Signature“ zu m prüfen kann?</text:p>
      <text:list xml:id="list3878602387" text:style-name="L95">
        <text:list-item>
          <text:p text:style-name="P263"><text:span text:style-name="T120">Nachricht</text:span><text:span text:style-name="T120"><draw:frame draw:style-name="fr1" draw:name="Object59" text:anchor-type="as-char" svg:y="-0.1484in" svg:width="0.2028in" svg:height="0.1839in" draw:z-index="73"><draw:object xlink:href="./Object 59" xlink:type="simple" xlink:show="embed" xlink:actuate="onLoad"/><draw:image xlink:href="./ObjectReplacements/Object 59" xlink:type="simple" xlink:show="embed" xlink:actuate="onLoad"/><svg:desc>formula</svg:desc></draw:frame></text:span></text:p>
        </text:list-item>
        <text:list-item>
          <text:p text:style-name="P263"><text:span text:style-name="T120">und die dazu gehörige unblindet Signature</text:span><draw:frame draw:style-name="fr1" draw:name="Object39" text:anchor-type="as-char" svg:y="-0.152in" svg:width="0.7772in" svg:height="0.2in" draw:z-index="48"><draw:object xlink:href="./Object 39" xlink:type="simple" xlink:show="embed" xlink:actuate="onLoad"/><draw:image xlink:href="./ObjectReplacements/Object 39" xlink:type="simple" xlink:show="embed" xlink:actuate="onLoad"/></draw:frame></text:p>
          <text:p text:style-name="P263"/>
        </text:list-item>
      </text:list>
      <text:p text:style-name="P70">9. Welche <text:span text:style-name="T3">Berechnungsschritte</text:span> muss ein Verifizierer durchführen, um „ die Signature“ zu prüfen? <text:line-break/>Wie gehen dabei die Blindungswerte α und β der blind Signature ein?</text:p>
      <text:list xml:id="list1528114942" text:style-name="L96">
        <text:list-item>
          <text:p text:style-name="P264">Preamble</text:p>
          <text:list>
            <text:list-item>
              <text:p text:style-name="P264">α und β sind blinding values, welche der User gewählt hat</text:p>
            </text:list-item>
            <text:list-item>
              <text:p text:style-name="P264"><text:span text:style-name="T22">y</text:span> ist public Key, <text:span text:style-name="T22">x</text:span> ist private Key</text:p>
            </text:list-item>
            <text:list-item>
              <text:p text:style-name="P264"><text:span text:style-name="T22">g</text:span> ist zyklische Gruppe mit Ordnung <text:span text:style-name="T24">q</text:span></text:p>
            </text:list-item>
            <text:list-item>
              <text:p text:style-name="P265"><text:span text:style-name="T22">r</text:span> wurde <text:span text:style-name="T185">mit einer </text:span>von <text:span text:style-name="T185">Signer</text:span> ausgewählten Zahl <text:span text:style-name="T22">k</text:span> berechnet</text:p>
            </text:list-item>
            <text:list-item>
              <text:p text:style-name="P266">User berechnet <text:span text:style-name="T22">~r</text:span>, welches<text:span text:style-name="T212"> zusammen </text:span>mit der Nachricht <text:span text:style-name="T22">m</text:span> gehasht wird<draw:frame draw:style-name="fr1" draw:name="Object60" text:anchor-type="as-char" svg:y="-0.152in" svg:width="0.9752in" svg:height="0.2in" draw:z-index="62"><draw:object xlink:href="./Object 60" xlink:type="simple" xlink:show="embed" xlink:actuate="onLoad"/><draw:image xlink:href="./ObjectReplacements/Object 60" xlink:type="simple" xlink:show="embed" xlink:actuate="onLoad"/></draw:frame></text:p>
            </text:list-item>
          </text:list>
        </text:list-item>
        <text:list-item>
          <text:p text:style-name="P265"><text:soft-page-break/>Verifier bekommt die in Aufg. 8 beschriebenen Werte <text:span text:style-name="T30">(e, s)</text:span> und <text:span text:style-name="T212">wendet folgende Schitte an</text:span></text:p>
        </text:list-item>
      </text:list>
      <text:list xml:id="list737268638" text:style-name="L97">
        <text:list-item>
          <text:p text:style-name="P267"><text:span text:style-name="T102">Verifier rekonstruiert</text:span><text:span text:style-name="T103"> </text:span><text:span text:style-name="T106">~r </text:span><text:span text:style-name="T104">anhand der öffentlichen und zugeschickten Parameter</text:span><text:span text:style-name="T105">:</text:span><text:span text:style-name="T106"><draw:frame draw:style-name="fr1" draw:name="Object61" text:anchor-type="as-char" svg:y="-0.172in" svg:width="0.9689in" svg:height="0.2075in" draw:z-index="63"><draw:object xlink:href="./Object 61" xlink:type="simple" xlink:show="embed" xlink:actuate="onLoad"/><draw:image xlink:href="./ObjectReplacements/Object 61" xlink:type="simple" xlink:show="embed" xlink:actuate="onLoad"/><svg:desc>formula</svg:desc></draw:frame></text:span></text:p>
        </text:list-item>
        <text:list-item>
          <text:p text:style-name="P268"><text:span text:style-name="T108">H</text:span><text:span text:style-name="T107">asht die erhaltene Nachricht mit dem zuvor berechneten Wert:</text:span><text:span text:style-name="T107"><draw:frame draw:style-name="fr1" draw:name="Object62" text:anchor-type="as-char" svg:y="-0.152in" svg:width="1.1402in" svg:height="0.2in" draw:z-index="64"><draw:object xlink:href="./Object 62" xlink:type="simple" xlink:show="embed" xlink:actuate="onLoad"/><draw:image xlink:href="./ObjectReplacements/Object 62" xlink:type="simple" xlink:show="embed" xlink:actuate="onLoad"/><svg:desc>formula</svg:desc></draw:frame></text:span></text:p>
        </text:list-item>
        <text:list-item>
          <text:p text:style-name="P268"><text:span text:style-name="T107">Prüft, ob</text:span><text:span text:style-name="T107"><draw:frame draw:style-name="fr1" draw:name="Object63" text:anchor-type="as-char" svg:y="-0.1484in" svg:width="0.5638in" svg:height="0.1839in" draw:z-index="65"><draw:object xlink:href="./Object 63" xlink:type="simple" xlink:show="embed" xlink:actuate="onLoad"/><draw:image xlink:href="./ObjectReplacements/Object 63" xlink:type="simple" xlink:show="embed" xlink:actuate="onLoad"/><svg:desc>formula</svg:desc></draw:frame></text:span><text:span text:style-name="T107">, falls true dann ist die Verifikation erfolgreich</text:span></text:p>
        </text:list-item>
      </text:list>
      <text:p text:style-name="P40">10. Führen Sie gegenüber einem honest Verifier einen Zero-Knowledge Prove of Knowledge über den Besitz des Geheimnisses z.</text:p>
      <text:p text:style-name="P65">11. Welche Eigenschaften hat ein Commitment Verfahren?</text:p>
      <text:list xml:id="list507659081" text:style-name="L98">
        <text:list-header>
          <text:p text:style-name="P272"/>
        </text:list-header>
      </text:list>
      <text:p text:style-name="P64">12. Warum darf beim verallgemeinerten Pederson Verfahren der Logarithmus von h nicht bekannt sein?</text:p>
      <text:p text:style-name="P64"/>
      <text:p text:style-name="P64">13. Mit einem Commitment bindet sich ein Prover zunächst an einen Wert ‘z‘ und drückt dadurch die Berechnung eines Commitments aus, z.B. in Form eines Peterson Commitments. Normalerweise legt der User zu einem späteren Zeitpunkt das Commitment offen, indem er den Wert ‘z‘ und den Blendungsfaktor ‘r‘ offen legt. Was könnte der Prover alternativ tun, wenn er zwar die Kenntnis von ‘z‘ und ‘r‘ nachweisen will, aber die Werte von ‘z‘ und ‘r‘ nicht offen legen will?</text:p>
      <text:list xml:id="list142150717382950" text:continue-numbering="true" text:style-name="L98">
        <text:list-header>
          <text:p text:style-name="P273"/>
        </text:list-header>
      </text:list>
      <text:p text:style-name="P40">14. Führen sie einen Wissensbeweis des Wissens von v1,v2 ,v3 gegenüber einem honest Verifier V.</text:p>
      <text:p text:style-name="P66">15. Das Anonymous Credential Light Verfahren nach Baldimtsi und Lysyanskaya ist eine Erweiterung der blinden Signatur von Abe um Attribute, bei der die Attribute in einen Commitment C kodiert werden.</text:p>
      <text:list xml:id="list1164456644" text:style-name="L99">
        <text:list-item>
          <text:p text:style-name="P274">Erläutern sie die Registrierung und Ausstellung eines anonymem Credentials. </text:p>
        </text:list-item>
        <text:list-item>
          <text:p text:style-name="P274">Woraus besteht ein anonymes Credential. </text:p>
        </text:list-item>
        <text:list-item>
          <text:p text:style-name="P274">Welche Prüfschritte muss ein Verifier bei der Prüfung eines anonymen Credentials durchführen?</text:p>
          <text:p text:style-name="P274"/>
        </text:list-item>
      </text:list>
      <text:p text:style-name="P69">16. Wie unterscheiden sich <text:span text:style-name="T3">Pseudonymous- von Groupe/Gruppen-Signatures</text:span>?</text:p>
      <text:list xml:id="list2217948040" text:style-name="L100">
        <text:list-item>
          <text:p text:style-name="P275">Pseudonymous <text:span text:style-name="T122">Signature: Verifier kann Signartur verlinken (Signatur komm von A)</text:span></text:p>
        </text:list-item>
        <text:list-item>
          <text:p text:style-name="P276">Verifier kann signatur nur auf eine Gruppe zurückführen, nicht auf Individium</text:p>
          <text:p text:style-name="P276"/>
        </text:list-item>
      </text:list>
      <text:p text:style-name="P63">17. Mit welchem ihnen bekanntem Signature Verfahren haben die <text:span text:style-name="T3">Pseudonymous Signatures</text:span> <text:span text:style-name="T47">große algorithmische Ähnlichkeit?</text:span></text:p>
      <text:list xml:id="list2152392275" text:style-name="L101">
        <text:list-item>
          <text:p text:style-name="P234">Mit Schnorr Signatur/ Identifikationsverfahren</text:p>
        </text:list-item>
        <text:list-item>
          <text:p text:style-name="P235"><text:span text:style-name="T25">c</text:span><text:span text:style-name="T148"> (das Ergebnis der Hashfunktion) ist ähnlich des Ergebnisses </text:span><text:span text:style-name="T25">e </text:span><text:span text:style-name="T148">der Schnorr Signatur</text:span><text:line-break/></text:p>
        </text:list-item>
      </text:list>
      <text:p text:style-name="P67">18. Warum ist es aus Sicherheitsgesichtspunkten besonders kritisch, wenn bei den <text:span text:style-name="T3">Pseudonymous Signatures</text:span> zwei <text:span text:style-name="T3">User Keys</text:span> bekannt werden? Begründen Sie dies und stellen Sie dar, welche Möglichkeiten ein Angreifer dann hat, wenn dies unentdeckt bleibt.</text:p>
      <text:list xml:id="list65111007" text:style-name="L102">
        <text:list-item>
          <text:p text:style-name="P236">Aus zwei geheimen User-Keys <text:span text:style-name="T213">ist der Private Key (</text:span><text:span text:style-name="T31">z, x)</text:span><text:span text:style-name="T213"> </text:span><text:s/>des Group-Managers berechenbar.</text:p>
        </text:list-item>
        <text:list-item>
          <text:p text:style-name="P237">Daher dürfen User ihre geheimen Keys<draw:frame draw:style-name="fr1" draw:name="Object65" text:anchor-type="as-char" svg:y="-0.152in" svg:width="0.5661in" svg:height="0.2134in" draw:z-index="66"><draw:object xlink:href="./Object 65" xlink:type="simple" xlink:show="embed" xlink:actuate="onLoad"/><draw:image xlink:href="./ObjectReplacements/Object 65" xlink:type="simple" xlink:show="embed" xlink:actuate="onLoad"/><svg:desc>formula</svg:desc></draw:frame>nicht kennen.</text:p>
          <text:p text:style-name="P238"/>
        </text:list-item>
      </text:list>
      <text:p text:style-name="P37"><text:soft-page-break/>19. Was wird unter einer Signature of Knowlege verstanden und wie wird diese mit Hilfe einer Nachricht <text:span text:style-name="T22">m</text:span> gebildet?</text:p>
      <text:list xml:id="list101768420" text:style-name="L103">
        <text:list-item>
          <text:p text:style-name="P229">Darunter wird die Gruppensignatur verstanden, welche mit Hilfe der Nachricht beweist, dass der Signer im Besitz von (α, δ, und x_i) ist.</text:p>
        </text:list-item>
      </text:list>
      <text:p text:style-name="P67">20. Im <text:span text:style-name="T3">Signature of Knowlege</text:span> Verfahren wird eine Hashfunktion benötigt. In der theoretischen Betrachtung der Signature of Knowlege wird die notwendige Hashfunktion als randomoracle idealisiert. Was wird unter dem <text:span text:style-name="T3">Random Oracle Model</text:span> verstanden und wie grenzt sich dieses von einer realen Hashfunktion ab?</text:p>
      <text:list xml:id="list3093491094" text:style-name="L104">
        <text:list-item>
          <text:p text:style-name="P226">Funktion bildet eine Menge jeweils unterschiedlicher Inputs auf voneinander unabhängige und gleichverteilte Outputs ab.</text:p>
        </text:list-item>
        <text:list-item>
          <text:p text:style-name="P226">No actual hash function is a random oracle. Hash functions are deterministic; for a given hash function, <text:bookmark text:name="MathJax-Element-4-Frame"/><text:bookmark text:name="MathJax-Span-7"/><text:bookmark text:name="MathJax-Span-8"/><text:bookmark text:name="MathJax-Span-9"/><text:span text:style-name="T123">H</text:span><text:bookmark text:name="MathJax-Span-10"/><text:span text:style-name="T124">(</text:span><text:bookmark text:name="MathJax-Span-11"/><text:span text:style-name="T123">x</text:span><text:bookmark text:name="MathJax-Span-12"/><text:span text:style-name="T124">)</text:span> in one problem is equal to <text:bookmark text:name="MathJax-Element-5-Frame"/><text:bookmark text:name="MathJax-Span-13"/><text:bookmark text:name="MathJax-Span-14"/><text:bookmark text:name="MathJax-Span-15"/><text:span text:style-name="T123">H</text:span><text:bookmark text:name="MathJax-Span-16"/><text:span text:style-name="T124">(</text:span><text:bookmark text:name="MathJax-Span-17"/><text:span text:style-name="T123">x</text:span><text:bookmark text:name="MathJax-Span-18"/><text:span text:style-name="T124">)</text:span> in some other problem. With a random oracle, this is not the case: the function used is <text:span text:style-name="Emphasis">random</text:span>.</text:p>
        </text:list-item>
        <text:list-item>
          <text:p text:style-name="P227">Random oracle wird auch bei Non-Interactive-Zero-Knowledge Prove of Knowledge (NIZKPoK) verwendet.</text:p>
          <text:p text:style-name="P226"/>
        </text:list-item>
      </text:list>
      <text:p text:style-name="P67">21. Das Boneh-Boyen-Shacham-Gruppensignaturverfahren stellt eine „Open-Operation“ zur Verfügung. Was wird durch die <text:span text:style-name="T3">Open-Prozedur</text:span> erreicht und welche Instanz ist womit in der Lage, eine Open-Prozedur erfolgreich durchzuführen?</text:p>
      <text:list xml:id="list3463354454" text:style-name="L105">
        <text:list-item>
          <text:p text:style-name="P239">Features:</text:p>
          <text:list>
            <text:list-item>
              <text:p text:style-name="P239">„Dieser Algorithmus (ausgeführt vom Group-Manager) liefert die Identität eines Signierers und einen Beweis für diese Behauptung.“</text:p>
            </text:list-item>
            <text:list-item>
              <text:p text:style-name="P239">Bei einer Signatur eines Gruppenmitglieds ist für den Verifier <text:span text:style-name="T188">nämlich </text:span>nur der Public-Key der Gruppe sichtbar.</text:p>
            </text:list-item>
            <text:list-item>
              <text:p text:style-name="P239"><text:span text:style-name="T188">Also </text:span>Open-Prozedur erlaubt die Feststellung der Identität des Gruppenmitglieds.</text:p>
            </text:list-item>
            <text:list-item>
              <text:p text:style-name="P239">Signatur wird einer bestimmten Instanz zugeordnet.</text:p>
            </text:list-item>
          </text:list>
        </text:list-item>
        <text:list-item>
          <text:p text:style-name="P239">Instanzen:</text:p>
          <text:list>
            <text:list-item>
              <text:p text:style-name="P239">Nur Opener kann diese Feststellung durchführen.</text:p>
            </text:list-item>
            <text:list-item>
              <text:p text:style-name="P240">Schlüssel nötig um basierend auf Signatur des Mitglied zu bestimmen.</text:p>
            </text:list-item>
          </text:list>
        </text:list-item>
      </text:list>
      <text:list xml:id="list1387336242" text:style-name="L106">
        <text:list-header>
          <text:p text:style-name="P241"/>
        </text:list-header>
      </text:list>
      <text:p text:style-name="P67">22. Erläutern sie warum ein Gruppensignaturverfahren <text:span text:style-name="T3">ohne Open-Operation</text:span> insgesamt ein <text:span text:style-name="T3">Sicherheitsrisiko</text:span> darstellen kann?</text:p>
      <text:list xml:id="list2232391306" text:style-name="L107">
        <text:list-item>
          <text:p text:style-name="P242"><text:span text:style-name="T186">Stellt das Risiko dar</text:span>, dass ein <text:span text:style-name="T186">Mitglied die</text:span> Gruppensignatur missbraucht, <text:span text:style-name="T186">da genauer </text:span>Signierer nicht ermittelt werden kann.</text:p>
          <text:p text:style-name="P242"/>
        </text:list-item>
      </text:list>
      <text:p text:style-name="P67">23. Was ist die wesentliche <text:span text:style-name="T3">Sicherheitseigenschaft von Gruppensignaturverfahren</text:span>?</text:p>
      <text:list xml:id="list1587363351" text:style-name="L108">
        <text:list-item>
          <text:p text:style-name="P243"><text:s/>Signatur<text:span text:style-name="T187">en von </text:span>Gruppenmitglied<text:span text:style-name="T187">er kann </text:span><text:span text:style-name="T140">nur </text:span><text:span text:style-name="T136">auf die Gruppe</text:span> zurückgeführt <text:span text:style-name="T187">werden</text:span></text:p>
        </text:list-item>
        <text:list-item>
          <text:p text:style-name="P243"><text:s/>Signaturen eines Gruppenmitglieds sind <text:span text:style-name="T136">nicht </text:span><text:span text:style-name="T140">einer Person</text:span><text:span text:style-name="T187"> </text:span>verlinkbar</text:p>
          <text:p text:style-name="P243"/>
        </text:list-item>
      </text:list>
      <text:p text:style-name="P63"><text:span text:style-name="T47">24. Wozu könnten Sie </text:span><text:span text:style-name="T50">Gruppensignaturen</text:span><text:span text:style-name="T47"> </text:span><text:span text:style-name="T50">einsetzen</text:span><text:span text:style-name="T47">? Nennen Sie zwei Szenarien, in denen der Einsatz eines Gruppensignaturverfahrens sehr sinnvoll wäre.</text:span></text:p>
      <text:list xml:id="list2385922002" text:style-name="L109">
        <text:list-item>
          <text:p text:style-name="P244">Aus Übung:</text:p>
          <text:list>
            <text:list-item>
              <text:p text:style-name="P277"><text:span text:style-name="T73">F</text:span><text:span text:style-name="T47">ahrzeug-2-Fahrzeug Kommunikation</text:span></text:p>
            </text:list-item>
            <text:list-item>
              <text:p text:style-name="P245"><text:soft-page-break/>Zugang nur für Sparkassenkunden</text:p>
              <text:p text:style-name="P245"/>
            </text:list-item>
          </text:list>
        </text:list-item>
      </text:list>
      <text:p text:style-name="P37">25. Stellen sie sich vor ihnen wird durch den Opener unterstellt eine konkrete Gruppensignatur erstellt zu haben. Mit welchem Algorithmus könnten sie <text:span text:style-name="T3">öffentlich prüfen</text:span>, ob die Aussage des Openers stimmt? Steht dieser Algorithmus beim Boneh-Boyen-Shacham- Gruppensignaturverfahren zur Verfügung?</text:p>
      <text:list xml:id="list233630064" text:style-name="L110">
        <text:list-item>
          <text:p text:style-name="P230"><text:span text:style-name="T3">Judgement Procedure</text:span>: „Mit diesem öffentlichen Algorithmus kann geprüft werden, ob die Identitätsbehauptung und der zugehörige Beweis gültig sind.“</text:p>
        </text:list-item>
      </text:list>
      <text:p text:style-name="P37">26. Sie haben die Aufgabe ein anonymes, elektronisches Ticketsystem zu bauen. Tickets dürfen nur einmal verwendet werden. Jede Form der Mehrfachnutzung (z.B. Kopien Dritter) sol<text:span text:style-name="T189">l </text:span>auf die Identität desjenigen zurückführen, für den das Ticket ausgestellt wurde. a) Mindestens welche Rollen haben Sie in dem System ? b) An welches kryptographische Verfahren könnten Sie sich anlehnen zum Aufbau des Ticketsystems. c) Wodurch wird sichergestellt, dass die Identität des Ticketusers bei regel konformer Nutzung nicht aufgedeckt wird ? d) Aus welchen Bestandteilen besteht ein Ticket ? e) Wie wird einerseits die Authentizität des Tickets sichergestellt und anderseits ausgeschlossen, dass Mehrfachnutzungen des Tickets unentdeckt bleiben.</text:p>
      <text:p text:style-name="P76"/>
      <text:h text:style-name="P293" text:outline-level="1"><text:bookmark-start text:name="__RefHeading___Toc2836_2770411743"/>Sonstiges:<text:line-break/>One Time Signature Schemes (OTSS)<text:bookmark-end text:name="__RefHeading___Toc2836_2770411743"/></text:h>
      <text:list xml:id="list2449364292" text:style-name="L111">
        <text:list-item>
          <text:p text:style-name="P285">Aus dem Themengebiet <text:span text:style-name="T22">hash-based crypto</text:span><text:span text:style-name="T147">, welche für </text:span><text:span text:style-name="T22">post-quantum crypto</text:span><text:span text:style-name="T147"> von Interesse ist.</text:span></text:p>
        </text:list-item>
        <text:list-item>
          <text:p text:style-name="P286">Die gesamte Sicherheit beruht exklsuiv auf der zugrunde liegenden Hashfunktion.</text:p>
        </text:list-item>
        <text:list-item>
          <text:p text:style-name="P285"><text:span text:style-name="T147">Private- und Public Key </text:span><text:span text:style-name="T150">dürfen </text:span><text:span text:style-name="T147">jeweils </text:span><text:span text:style-name="T150">nur </text:span><text:span text:style-name="T147">einmal angewendet werden.</text:span></text:p>
        </text:list-item>
        <text:list-item>
          <text:p text:style-name="P287"><text:span text:style-name="T147">Konsequenz: </text:span><text:span text:style-name="T22">Secure key issuing problem. <text:line-break/>→ </text:span><text:span text:style-name="T147">Key Issuing Improvement: Merkle key authentication (key tree)</text:span></text:p>
        </text:list-item>
        <text:list-item>
          <text:p text:style-name="P288">Unterschied Lamport-Diffie - und Winternitz Scheme:</text:p>
          <text:list>
            <text:list-item>
              <text:p text:style-name="P269">Lamport-Diffi signiert iterativ</text:p>
            </text:list-item>
            <text:list-item>
              <text:p text:style-name="P269">Winternitz signiert mehrer Bits auf einmal (Anzahl bestimmt der Winternitz Parameter)</text:p>
            </text:list-item>
            <text:list-item>
              <text:p text:style-name="P280"><text:span text:style-name="T147">Signaturgröße bei 256 </text:span><text:span text:style-name="T152">b</text:span><text:span text:style-name="T147">it Hash</text:span><text:span text:style-name="T152">f</text:span><text:span text:style-name="T147">unktion</text:span></text:p>
              <text:list>
                <text:list-item>
                  <text:p text:style-name="P270">Lamport-Diffi: 256 x 256 Bit</text:p>
                </text:list-item>
                <text:list-item>
                  <text:p text:style-name="P278"><text:span text:style-name="T147">Winternitz:<text:tab/> <text:s text:c="5"/></text:span><text:span text:style-name="T151">t x 256 Bit</text:span></text:p>
                </text:list-item>
              </text:list>
            </text:list-item>
            <text:list-item>
              <text:p text:style-name="P282"><text:span text:style-name="T151">P</text:span><text:span text:style-name="T147">rivat Key bei 256 Bit Hash Funktion</text:span></text:p>
              <text:list>
                <text:list-item>
                  <text:p text:style-name="P281"><text:span text:style-name="T147">Lamport-Diffi: </text:span><text:span text:style-name="T152">2 x 256 x 256 = 131072 Bit = 128 KiBit </text:span></text:p>
                  <text:p text:style-name="P271"/>
                </text:list-item>
              </text:list>
            </text:list-item>
          </text:list>
        </text:list-item>
        <text:list-item>
          <text:p text:style-name="P271">Lamport-Diffi-Scheme im Detail</text:p>
          <text:list>
            <text:list-item>
              <text:p text:style-name="P271">Key Pair Generation für 256 bit Hashfunktion</text:p>
              <text:list>
                <text:list-item>
                  <text:p text:style-name="P271">Priv Key: RNG berechnet 2 x 256 Zufallszahlen mit einer jeweiligen Länge von 256 bit</text:p>
                </text:list-item>
                <text:list-item>
                  <text:p text:style-name="P271">Pub Key: Hashwerte über die 2 x 256 Zufallszahlen, also 512 Hashes mit jeweils 256 bit </text:p>
                </text:list-item>
              </text:list>
            </text:list-item>
            <text:list-item>
              <text:p text:style-name="P271">… </text:p>
              <text:list>
                <text:list-header>
                  <text:p text:style-name="P271"/>
                </text:list-header>
              </text:list>
            </text:list-item>
          </text:list>
        </text:list-item>
        <text:list-item>
          <text:p text:style-name="P279"><text:span text:style-name="T147">Winternitz </text:span><text:span text:style-name="T153">Scheme im Detail</text:span></text:p>
          <text:list>
            <text:list-item>
              <text:p text:style-name="P283"><text:span text:style-name="T147">Priv Key: Wähle x als secret Key und </text:span><text:span text:style-name="T22">w.</text:span></text:p>
            </text:list-item>
            <text:list-item>
              <text:p text:style-name="P284"><text:span text:style-name="T153">Pub Key: </text:span><text:span text:style-name="T153"><draw:frame draw:style-name="fr1" draw:name="Object92" text:anchor-type="as-char" svg:y="-0.172in" svg:width="0.4681in" svg:height="0.2193in" draw:z-index="87"><draw:object xlink:href="./Object 92" xlink:type="simple" xlink:show="embed" xlink:actuate="onLoad"/><draw:image xlink:href="./ObjectReplacements/Object 92" xlink:type="simple" xlink:show="embed" xlink:actuate="onLoad"/></draw:frame></text:span><text:span text:style-name="T153"><text:s/></text:span></text:p>
            </text:list-item>
            <text:list-item>
              <text:p text:style-name="P284"><text:span text:style-name="T153">...</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thJax Main" svg:font-family="'MathJax Main'"/>
    <style:font-face style:name="MathJax Math" svg:font-family="'MathJax Math'"/>
    <style:font-face style:name="Arial Black1" svg:font-family="'Arial Black'" style:font-family-generic="roman"/>
    <style:font-face style:name="Noto Sans Devanagari2" svg:font-family="'Noto Sans Devanagari'" style:font-family-generic="swiss"/>
    <style:font-face style:name="Liberation Mono" svg:font-family="'Liberation Mono'" style:font-family-generic="modern" style:font-pitch="fixed"/>
    <style:font-face style:name="Droid Sans Fallback1" svg:font-family="'Droid Sans Fallback'" style:font-pitch="variable"/>
    <style:font-face style:name="MS Gothic" svg:font-family="'MS Gothic'" style:font-pitch="variable"/>
    <style:font-face style:name="Noto Sans Devanagari1" svg:font-family="'Noto Sans Devanagari'" style:font-pitch="variable"/>
    <style:font-face style:name="Tahoma" svg:font-family="Tahoma" style:font-pitch="variable"/>
    <style:font-face style:name="Arial Black" svg:font-family="'Arial Blac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fo:font-family="'Liberation Serif'"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4T14:27:04.248953899</meta:creation-date>
    <dc:date>2019-07-09T14:21:49.476013620</dc:date>
    <meta:editing-duration>PT19H2M9S</meta:editing-duration>
    <meta:editing-cycles>178</meta:editing-cycles>
    <meta:generator>LibreOffice/6.2.4.2.0$Linux_X86_64 LibreOffice_project/20$Build-2</meta:generator>
    <meta:document-statistic meta:table-count="4" meta:image-count="0" meta:object-count="87" meta:page-count="21" meta:paragraph-count="576" meta:word-count="5826" meta:character-count="40610" meta:non-whitespace-character-count="35514"/>
  </office:meta>
</office:document-meta>
</file>

<file path=Object 1/content.xml><?xml version="1.0" encoding="utf-8"?>
<math xmlns="http://www.w3.org/1998/Math/MathML" display="block">
  <semantics>
    <msup>
      <mn>2</mn>
      <mi>n</mi>
    </msup>
    <annotation encoding="StarMath 5.0">2	^{n}</annotation>
  </semantics>
</math>
</file>

<file path=Object 10/content.xml><?xml version="1.0" encoding="utf-8"?>
<math xmlns="http://www.w3.org/1998/Math/MathML" display="block">
  <semantics>
    <mrow>
      <mrow>
        <mi>k</mi>
        <mo stretchy="false">−</mo>
        <mn>1</mn>
      </mrow>
      <mo stretchy="false">=</mo>
      <mrow>
        <mi>n</mi>
        <mo stretchy="false">−</mo>
        <mrow>
          <mn>2</mn>
          <mo stretchy="false">∗</mo>
          <mn>2</mn>
        </mrow>
        <mo stretchy="false">+</mo>
        <mn>1</mn>
      </mrow>
    </mrow>
    <annotation encoding="StarMath 5.0">k-1 =n-2*2+1</annotation>
  </semantics>
</math>
</file>

<file path=Object 11/content.xml><?xml version="1.0" encoding="utf-8"?>
<math xmlns="http://www.w3.org/1998/Math/MathML" display="block">
  <semantics>
    <mrow>
      <mrow>
        <mn>8</mn>
        <mo stretchy="false">−</mo>
        <mn>1</mn>
        <mo stretchy="false">+</mo>
        <mrow>
          <mn>2</mn>
          <mo stretchy="false">∗</mo>
          <mn>2</mn>
        </mrow>
        <mo stretchy="false">+</mo>
        <mn>1</mn>
      </mrow>
      <mo stretchy="false">=</mo>
      <mi>n</mi>
    </mrow>
    <annotation encoding="StarMath 5.0">8-1 +2*2 +1  = n</annotation>
  </semantics>
</math>
</file>

<file path=Object 12/content.xml><?xml version="1.0" encoding="utf-8"?>
<math xmlns="http://www.w3.org/1998/Math/MathML" display="block">
  <semantics>
    <mrow>
      <mn>12</mn>
      <mo stretchy="false">=</mo>
      <mi>n</mi>
    </mrow>
    <annotation encoding="StarMath 5.0">12
 = n</annotation>
  </semantics>
</math>
</file>

<file path=Object 13/content.xml><?xml version="1.0" encoding="utf-8"?>
<math xmlns="http://www.w3.org/1998/Math/MathML" display="block">
  <semantics>
    <mrow>
      <mrow>
        <mrow>
          <mi>k</mi>
          <mo stretchy="false">−</mo>
          <mn>1</mn>
        </mrow>
        <mo stretchy="false">=</mo>
        <mrow>
          <mi>n</mi>
          <mo stretchy="false">−</mo>
          <mn>2</mn>
        </mrow>
      </mrow>
      <mrow>
        <mi>t</mi>
        <mo stretchy="false">−</mo>
        <mn>1</mn>
      </mrow>
    </mrow>
    <annotation encoding="StarMath 5.0">k-1 =n-2t-1</annotation>
  </semantics>
</math>
</file>

<file path=Object 14/content.xml><?xml version="1.0" encoding="utf-8"?>
<math xmlns="http://www.w3.org/1998/Math/MathML" display="block">
  <semantics>
    <mrow>
      <mrow>
        <mi>k</mi>
        <mo stretchy="false">−</mo>
        <mn>1</mn>
      </mrow>
      <mo stretchy="false">=</mo>
      <mrow>
        <mn>30</mn>
        <mo stretchy="false">−</mo>
        <mrow>
          <mn>2</mn>
          <mo stretchy="false">∗</mo>
          <mn>4</mn>
        </mrow>
        <mo stretchy="false">−</mo>
        <mn>1</mn>
      </mrow>
    </mrow>
    <annotation encoding="StarMath 5.0">k-1 =30-2*4-1</annotation>
  </semantics>
</math>
</file>

<file path=Object 15/content.xml><?xml version="1.0" encoding="utf-8"?>
<math xmlns="http://www.w3.org/1998/Math/MathML" display="block">
  <semantics>
    <mrow>
      <mi>k</mi>
      <mo stretchy="false">=</mo>
      <mrow>
        <mn>30</mn>
        <mo stretchy="false">−</mo>
        <mrow>
          <mn>2</mn>
          <mo stretchy="false">∗</mo>
          <mn>4</mn>
        </mrow>
      </mrow>
    </mrow>
    <annotation encoding="StarMath 5.0">k = 30-2*4</annotation>
  </semantics>
</math>
</file>

<file path=Object 16/content.xml><?xml version="1.0" encoding="utf-8"?>
<math xmlns="http://www.w3.org/1998/Math/MathML" display="block">
  <semantics>
    <mrow>
      <mi>k</mi>
      <mo stretchy="false">=</mo>
      <mn>22</mn>
    </mrow>
    <annotation encoding="StarMath 5.0">k = 22</annotation>
  </semantics>
</math>
</file>

<file path=Object 17/content.xml><?xml version="1.0" encoding="utf-8"?>
<math xmlns="http://www.w3.org/1998/Math/MathML" display="block">
  <semantics>
    <mrow>
      <msub>
        <mi>log</mi>
        <mrow>
          <mo fence="true" stretchy="false">(</mo>
          <mrow>
            <mrow>
              <mn>1</mn>
              <mo stretchy="false">−</mo>
              <mi>B</mi>
            </mrow>
          </mrow>
          <mo fence="true" stretchy="false">)</mo>
        </mrow>
      </msub>
      <mrow>
        <mrow>
          <mo fence="true" stretchy="false">(</mo>
          <mrow>
            <mrow>
              <mn>0</mn>
              <mi>,</mi>
              <mn>5</mn>
            </mrow>
          </mrow>
          <mo fence="true" stretchy="false">)</mo>
        </mrow>
        <mo stretchy="false">=</mo>
        <mfrac>
          <mrow>
            <mi>log</mi>
            <mrow>
              <mo fence="true" stretchy="false">(</mo>
              <mrow>
                <mrow>
                  <mn>0</mn>
                  <mi>,</mi>
                  <mn>5</mn>
                </mrow>
              </mrow>
              <mo fence="true" stretchy="false">)</mo>
            </mrow>
          </mrow>
          <mrow>
            <mi>log</mi>
            <mrow>
              <mo fence="true" stretchy="false">(</mo>
              <mrow>
                <mrow>
                  <mn>1</mn>
                  <mo stretchy="false">−</mo>
                  <mi>B</mi>
                </mrow>
              </mrow>
              <mo fence="true" stretchy="false">)</mo>
            </mrow>
          </mrow>
        </mfrac>
      </mrow>
    </mrow>
    <annotation encoding="StarMath 5.0">log_(1-B)(0,5) = {log(0,5)} over {log(1-B)} </annotation>
  </semantics>
</math>
</file>

<file path=Object 18/content.xml><?xml version="1.0" encoding="utf-8"?>
<math xmlns="http://www.w3.org/1998/Math/MathML" display="block">
  <semantics>
    <mrow>
      <mi>B</mi>
      <mo stretchy="false">=</mo>
      <mrow>
        <mi>n</mi>
        <mo stretchy="false">∗</mo>
        <msup>
          <mi>r</mi>
          <mrow>
            <mo stretchy="false">−</mo>
            <mn>1</mn>
          </mrow>
        </msup>
      </mrow>
    </mrow>
    <annotation encoding="StarMath 5.0">B=n*r^-1</annotation>
  </semantics>
</math>
</file>

<file path=Object 19/content.xml><?xml version="1.0" encoding="utf-8"?>
<math xmlns="http://www.w3.org/1998/Math/MathML" display="block">
  <semantics>
    <mrow>
      <mi>e</mi>
      <mi mathvariant="normal">:</mi>
      <mrow>
        <mrow>
          <msub>
            <mi>G</mi>
            <mn>1</mn>
          </msub>
          <mo stretchy="false">×</mo>
          <msub>
            <mi>G</mi>
            <mn>1</mn>
          </msub>
        </mrow>
        <mo stretchy="false">→</mo>
        <msub>
          <mi>G</mi>
          <mn>2</mn>
        </msub>
      </mrow>
    </mrow>
    <annotation encoding="StarMath 5.0">e: G_1 times G_1 toward G_2</annotation>
  </semantics>
</math>
</file>

<file path=Object 2/content.xml><?xml version="1.0" encoding="utf-8"?>
<math xmlns="http://www.w3.org/1998/Math/MathML" display="block">
  <semantics>
    <mrow>
      <mi>m</mi>
      <mrow>
        <mrow>
          <mo fence="true" stretchy="false">(</mo>
          <mrow>
            <mi>x</mi>
          </mrow>
          <mo fence="true" stretchy="false">)</mo>
        </mrow>
        <mo stretchy="false">=</mo>
        <mrow>
          <msup>
            <mi>x</mi>
            <mn>3</mn>
          </msup>
          <mo stretchy="false">+</mo>
          <mi>x</mi>
          <mo stretchy="false">+</mo>
          <mn>1</mn>
        </mrow>
      </mrow>
    </mrow>
    <annotation encoding="StarMath 5.0">m(x)=x^3 +x+1</annotation>
  </semantics>
</math>
</file>

<file path=Object 20/content.xml><?xml version="1.0" encoding="utf-8"?>
<math xmlns="http://www.w3.org/1998/Math/MathML" display="block">
  <semantics>
    <mrow>
      <mrow>
        <mi>Z</mi>
        <mo stretchy="false">=</mo>
        <mi>e</mi>
      </mrow>
      <msup>
        <mrow>
          <mo fence="true" stretchy="false">(</mo>
          <mrow>
            <mrow>
              <mi>G</mi>
              <mi>,</mi>
              <mi>G</mi>
            </mrow>
          </mrow>
          <mo fence="true" stretchy="false">)</mo>
        </mrow>
        <mi mathvariant="italic">abc</mi>
      </msup>
    </mrow>
    <annotation encoding="StarMath 5.0">Z=e(G,G)^abc</annotation>
  </semantics>
</math>
</file>

<file path=Object 21/content.xml><?xml version="1.0" encoding="utf-8"?>
<math xmlns="http://www.w3.org/1998/Math/MathML" display="block">
  <semantics>
    <mrow>
      <mi>e</mi>
      <msup>
        <mrow>
          <mo fence="true" stretchy="false">(</mo>
          <mrow>
            <mrow>
              <mi>G</mi>
              <mi>,</mi>
              <mi>G</mi>
            </mrow>
          </mrow>
          <mo fence="true" stretchy="false">)</mo>
        </mrow>
        <mi mathvariant="italic">abc</mi>
      </msup>
    </mrow>
    <annotation encoding="StarMath 5.0">e(G,G)^abc</annotation>
  </semantics>
</math>
</file>

<file path=Object 22/content.xml><?xml version="1.0" encoding="utf-8"?>
<math xmlns="http://www.w3.org/1998/Math/MathML" display="block">
  <semantics>
    <mrow>
      <mi>e</mi>
      <msup>
        <mrow>
          <mo fence="true" stretchy="false">(</mo>
          <mrow>
            <mrow>
              <mi mathvariant="italic">bG</mi>
              <mi>,</mi>
              <mi mathvariant="italic">cG</mi>
            </mrow>
          </mrow>
          <mo fence="true" stretchy="false">)</mo>
        </mrow>
        <mi>a</mi>
      </msup>
    </mrow>
    <annotation encoding="StarMath 5.0">e( bG,cG )^a</annotation>
  </semantics>
</math>
</file>

<file path=Object 23/content.xml><?xml version="1.0" encoding="utf-8"?>
<math xmlns="http://www.w3.org/1998/Math/MathML" display="block">
  <semantics>
    <mrow>
      <mi>e</mi>
      <msup>
        <mrow>
          <mo fence="true" stretchy="false">(</mo>
          <mrow>
            <mrow>
              <mi>G</mi>
              <mi>,</mi>
              <mi>G</mi>
            </mrow>
          </mrow>
          <mo fence="true" stretchy="false">)</mo>
        </mrow>
        <mi mathvariant="italic">abc</mi>
      </msup>
    </mrow>
    <annotation encoding="StarMath 5.0">e( G,G )^abc</annotation>
  </semantics>
</math>
</file>

<file path=Object 24/content.xml><?xml version="1.0" encoding="utf-8"?>
<math xmlns="http://www.w3.org/1998/Math/MathML" display="block">
  <semantics>
    <mrow>
      <mrow>
        <mi>m</mi>
        <mo stretchy="false">=</mo>
        <mi>V</mi>
      </mrow>
      <mi mathvariant="italic">xor</mi>
      <msub>
        <mi>h</mi>
        <mn>2</mn>
      </msub>
      <mrow>
        <mo fence="true" stretchy="false">(</mo>
        <mrow>
          <mrow>
            <mi>e</mi>
            <mrow>
              <mo fence="true" stretchy="false">(</mo>
              <mrow>
                <mrow>
                  <msub>
                    <mi>d</mi>
                    <mi mathvariant="italic">ID</mi>
                  </msub>
                  <mi>,</mi>
                  <mi>U</mi>
                </mrow>
              </mrow>
              <mo fence="true" stretchy="false">)</mo>
            </mrow>
          </mrow>
        </mrow>
        <mo fence="true" stretchy="false">)</mo>
      </mrow>
    </mrow>
    <annotation encoding="StarMath 5.0">m=V xor h_2 ( e(d_ID ,U) )</annotation>
  </semantics>
</math>
</file>

<file path=Object 25/content.xml><?xml version="1.0" encoding="utf-8"?>
<math xmlns="http://www.w3.org/1998/Math/MathML" display="block">
  <semantics>
    <mtable>
      <mtr>
        <mtd>
          <mrow>
            <mtext>  </mtext>
            <mi>e</mi>
            <msup>
              <mrow>
                <mo fence="true" stretchy="false">(</mo>
                <mrow>
                  <mrow>
                    <msub>
                      <mi>Q</mi>
                      <mi mathvariant="italic">ID</mi>
                    </msub>
                    <mi>,</mi>
                    <msub>
                      <mi>P</mi>
                      <mi mathvariant="italic">pub</mi>
                    </msub>
                  </mrow>
                </mrow>
                <mo fence="true" stretchy="false">)</mo>
              </mrow>
              <mi>r</mi>
            </msup>
          </mrow>
        </mtd>
      </mtr>
      <mtr>
        <mtd>
          <mrow>
            <mtext>=</mtext>
            <mi>e</mi>
            <mrow>
              <msup>
                <mrow>
                  <mo fence="true" stretchy="false">(</mo>
                  <mrow>
                    <mrow>
                      <msub>
                        <mi>Q</mi>
                        <mi mathvariant="italic">ID</mi>
                      </msub>
                      <mi>,</mi>
                      <mrow>
                        <mi>s</mi>
                        <mo stretchy="false">×</mo>
                        <mi>G</mi>
                      </mrow>
                    </mrow>
                  </mrow>
                  <mo fence="true" stretchy="false">)</mo>
                </mrow>
                <mi>r</mi>
              </msup>
              <mo stretchy="false">=</mo>
              <mi>e</mi>
            </mrow>
            <mrow>
              <msup>
                <mrow>
                  <mo fence="true" stretchy="false">(</mo>
                  <mrow>
                    <mrow>
                      <msub>
                        <mi>Q</mi>
                        <mi mathvariant="italic">ID</mi>
                      </msub>
                      <mi>,</mi>
                      <mi>G</mi>
                    </mrow>
                  </mrow>
                  <mo fence="true" stretchy="false">)</mo>
                </mrow>
                <mi mathvariant="italic">sr</mi>
              </msup>
              <mo stretchy="false">=</mo>
              <mi>e</mi>
            </mrow>
            <mrow>
              <mrow>
                <mo fence="true" stretchy="false">(</mo>
                <mrow>
                  <mrow>
                    <mrow>
                      <mi>s</mi>
                      <mo stretchy="false">×</mo>
                      <msub>
                        <mi>Q</mi>
                        <mi mathvariant="italic">ID</mi>
                      </msub>
                    </mrow>
                    <mi>,</mi>
                    <mrow>
                      <mi>r</mi>
                      <mo stretchy="false">×</mo>
                      <mi>G</mi>
                    </mrow>
                  </mrow>
                </mrow>
                <mo fence="true" stretchy="false">)</mo>
              </mrow>
              <mo stretchy="false">=</mo>
              <mi>e</mi>
            </mrow>
            <mrow>
              <mrow>
                <mo fence="true" stretchy="false">(</mo>
                <mrow>
                  <mrow>
                    <msub>
                      <mi>d</mi>
                      <mi mathvariant="italic">ID</mi>
                    </msub>
                    <mi>,</mi>
                    <mrow>
                      <mi>r</mi>
                      <mo stretchy="false">×</mo>
                      <mi>G</mi>
                    </mrow>
                  </mrow>
                </mrow>
                <mo fence="true" stretchy="false">)</mo>
              </mrow>
              <mo stretchy="false">=</mo>
              <mi>e</mi>
            </mrow>
            <mrow>
              <mo fence="true" stretchy="false">(</mo>
              <mrow>
                <mrow>
                  <msub>
                    <mi>d</mi>
                    <mi mathvariant="italic">ID</mi>
                  </msub>
                  <mi>,</mi>
                  <mi>U</mi>
                </mrow>
              </mrow>
              <mo fence="true" stretchy="false">)</mo>
            </mrow>
          </mrow>
        </mtd>
      </mtr>
      <mtr>
        <mtd>
          <mrow>
            <mtext>=</mtext>
            <mi>e</mi>
            <mrow>
              <mo fence="true" stretchy="false">(</mo>
              <mrow>
                <mrow>
                  <msub>
                    <mi>d</mi>
                    <mi mathvariant="italic">id</mi>
                  </msub>
                  <mi>,</mi>
                  <mi>U</mi>
                </mrow>
              </mrow>
              <mo fence="true" stretchy="false">)</mo>
            </mrow>
          </mrow>
        </mtd>
      </mtr>
    </mtable>
    <annotation encoding="StarMath 5.0">"  "e( Q_ID,P_pub )^r newline "=" e( Q_ID,s times G )^r = e( Q_ID,G )^sr = e( s times Q_ID,r times G ) = e( d_ID, r times G ) = e( d_ID, U ) newline "="e( d_id, U )</annotation>
  </semantics>
</math>
</file>

<file path=Object 26/content.xml><?xml version="1.0" encoding="utf-8"?>
<math xmlns="http://www.w3.org/1998/Math/MathML" display="block">
  <semantics>
    <mrow>
      <msub>
        <mi>d</mi>
        <mi mathvariant="italic">ID</mi>
      </msub>
      <mrow>
        <mi mathvariant="normal">:</mi>
        <mo stretchy="false">=</mo>
        <mrow>
          <mi>s</mi>
          <mo stretchy="false">×</mo>
          <msub>
            <mi>Q</mi>
            <mi mathvariant="italic">ID</mi>
          </msub>
        </mrow>
      </mrow>
    </mrow>
    <annotation encoding="StarMath 5.0">d_ID := s times Q_ID</annotation>
  </semantics>
</math>
</file>

<file path=Object 27/content.xml><?xml version="1.0" encoding="utf-8"?>
<math xmlns="http://www.w3.org/1998/Math/MathML" display="block">
  <semantics>
    <mrow>
      <msub>
        <mi>Q</mi>
        <mi mathvariant="italic">ID</mi>
      </msub>
      <mrow>
        <mi mathvariant="normal">:</mi>
        <mo stretchy="false">=</mo>
        <msub>
          <mi>h</mi>
          <mn>1</mn>
        </msub>
      </mrow>
      <mrow>
        <mo fence="true" stretchy="false">(</mo>
        <mrow>
          <mi mathvariant="italic">ID</mi>
        </mrow>
        <mo fence="true" stretchy="false">)</mo>
      </mrow>
    </mrow>
    <annotation encoding="StarMath 5.0">Q_ID := h_1( ID )</annotation>
  </semantics>
</math>
</file>

<file path=Object 29/content.xml><?xml version="1.0" encoding="utf-8"?>
<math xmlns="http://www.w3.org/1998/Math/MathML" display="block">
  <semantics>
    <mrow>
      <mi>s</mi>
      <mo stretchy="false">=</mo>
      <mrow>
        <munderover>
          <mo stretchy="false">∑</mo>
          <mrow>
            <mi>i</mi>
            <mo stretchy="false">=</mo>
            <mn>1</mn>
          </mrow>
          <mi>n</mi>
        </munderover>
        <msub>
          <mi>s</mi>
          <mi>i</mi>
        </msub>
      </mrow>
    </mrow>
    <annotation encoding="StarMath 5.0">s= sum from i=1 to n s_i </annotation>
  </semantics>
</math>
</file>

<file path=Object 3/content.xml><?xml version="1.0" encoding="utf-8"?>
<math xmlns="http://www.w3.org/1998/Math/MathML" display="block">
  <semantics>
    <mrow>
      <mi>n</mi>
      <mo stretchy="false">=</mo>
      <mrow>
        <mi>k</mi>
        <mo stretchy="false">+</mo>
        <mi>d</mi>
        <mo stretchy="false">−</mo>
        <mn>1</mn>
      </mrow>
    </mrow>
    <annotation encoding="StarMath 5.0">n= k+ d-1
</annotation>
  </semantics>
</math>
</file>

<file path=Object 30/content.xml><?xml version="1.0" encoding="utf-8"?>
<math xmlns="http://www.w3.org/1998/Math/MathML" display="block">
  <semantics>
    <mrow>
      <msub>
        <mi>P</mi>
        <mi mathvariant="italic">Pub</mi>
      </msub>
      <mo stretchy="false">=</mo>
      <mrow>
        <munderover>
          <mo stretchy="false">∑</mo>
          <mrow>
            <mi>i</mi>
            <mo stretchy="false">=</mo>
            <mn>1</mn>
          </mrow>
          <mi>n</mi>
        </munderover>
        <msub>
          <mi>P</mi>
          <mrow>
            <mi mathvariant="italic">Pub</mi>
            <mi>,</mi>
            <mi>i</mi>
          </mrow>
        </msub>
      </mrow>
    </mrow>
    <annotation encoding="StarMath 5.0">P_Pub= sum from i=1 to n P_{Pub,i}</annotation>
  </semantics>
</math>
</file>

<file path=Object 31/content.xml><?xml version="1.0" encoding="utf-8"?>
<math xmlns="http://www.w3.org/1998/Math/MathML" display="block">
  <semantics>
    <mrow>
      <mrow>
        <msubsup>
          <mi>d</mi>
          <mi mathvariant="italic">ID</mi>
          <mi>i</mi>
        </msubsup>
        <mo stretchy="false">=</mo>
        <mrow>
          <msub>
            <mi>s</mi>
            <mi>i</mi>
          </msub>
          <mo stretchy="false">∗</mo>
          <msub>
            <mi>Q</mi>
            <mi mathvariant="italic">ID</mi>
          </msub>
        </mrow>
        <mo stretchy="false">=</mo>
        <mrow>
          <msub>
            <mi>s</mi>
            <mi>i</mi>
          </msub>
          <mo stretchy="false">×</mo>
          <mi>h</mi>
        </mrow>
      </mrow>
      <mrow>
        <mo fence="true" stretchy="false">(</mo>
        <mrow>
          <mi mathvariant="italic">ID</mi>
        </mrow>
        <mo fence="true" stretchy="false">)</mo>
      </mrow>
    </mrow>
    <annotation encoding="StarMath 5.0">d^i_ID = s_i * Q_ID = s_i times h( ID )</annotation>
  </semantics>
</math>
</file>

<file path=Object 32/content.xml><?xml version="1.0" encoding="utf-8"?>
<math xmlns="http://www.w3.org/1998/Math/MathML" display="block">
  <semantics>
    <mrow>
      <msub>
        <mi>d</mi>
        <mi mathvariant="italic">ID</mi>
      </msub>
      <mo stretchy="false">=</mo>
      <mrow>
        <munderover>
          <mo stretchy="false">∑</mo>
          <mrow>
            <mi>i</mi>
            <mo stretchy="false">=</mo>
            <mn>1</mn>
          </mrow>
          <mi>n</mi>
        </munderover>
        <msubsup>
          <mi>d</mi>
          <mi mathvariant="italic">ID</mi>
          <mi>i</mi>
        </msubsup>
      </mrow>
    </mrow>
    <annotation encoding="StarMath 5.0">d_ID = sum from i=1 to n d^i_ID</annotation>
  </semantics>
</math>
</file>

<file path=Object 33/content.xml><?xml version="1.0" encoding="utf-8"?>
<math xmlns="http://www.w3.org/1998/Math/MathML" display="block">
  <semantics>
    <mrow>
      <mi>Z</mi>
      <mo stretchy="false">∈</mo>
      <msub>
        <mi>G</mi>
        <mn>2</mn>
      </msub>
    </mrow>
    <annotation encoding="StarMath 5.0">Z in G_2</annotation>
  </semantics>
</math>
</file>

<file path=Object 34/content.xml><?xml version="1.0" encoding="utf-8"?>
<math xmlns="http://www.w3.org/1998/Math/MathML" display="block">
  <semantics>
    <msub>
      <mi>Z</mi>
      <mi>p</mi>
    </msub>
    <annotation encoding="StarMath 5.0">Z_p</annotation>
  </semantics>
</math>
</file>

<file path=Object 35/content.xml><?xml version="1.0" encoding="utf-8"?>
<math xmlns="http://www.w3.org/1998/Math/MathML" display="block">
  <semantics>
    <mrow>
      <msub>
        <mi>k</mi>
        <mn>2</mn>
      </msub>
      <mrow>
        <mi mathvariant="normal">:</mi>
        <mo stretchy="false">=</mo>
        <msub>
          <mi>h</mi>
          <mn>2</mn>
        </msub>
      </mrow>
      <mrow>
        <mo fence="true" stretchy="false">(</mo>
        <mrow>
          <mrow>
            <mi>e</mi>
            <mrow>
              <mo fence="true" stretchy="false">(</mo>
              <mrow>
                <mrow>
                  <mi>S</mi>
                  <mi>,</mi>
                  <msub>
                    <mi>Q</mi>
                    <mi mathvariant="italic">IDB</mi>
                  </msub>
                </mrow>
              </mrow>
              <mo fence="true" stretchy="false">)</mo>
            </mrow>
            <mi>e</mi>
            <msup>
              <mrow>
                <mo fence="true" stretchy="false">(</mo>
                <mrow>
                  <mrow>
                    <msub>
                      <mi>Q</mi>
                      <mi mathvariant="italic">IDA</mi>
                    </msub>
                    <mi>,</mi>
                    <msub>
                      <mi>d</mi>
                      <mi mathvariant="italic">IDB</mi>
                    </msub>
                  </mrow>
                </mrow>
                <mo fence="true" stretchy="false">)</mo>
              </mrow>
              <mi>r</mi>
            </msup>
          </mrow>
        </mrow>
        <mo fence="true" stretchy="false">)</mo>
      </mrow>
    </mrow>
    <annotation encoding="StarMath 5.0">k_2 := h_2 ( e(S,Q_IDB) e(Q_IDA, d_IDB )^r)</annotation>
  </semantics>
</math>
</file>

<file path=Object 36/content.xml><?xml version="1.0" encoding="utf-8"?>
<math xmlns="http://www.w3.org/1998/Math/MathML" display="block">
  <semantics>
    <mrow>
      <msub>
        <mi>k</mi>
        <mn>2</mn>
      </msub>
      <mrow>
        <mi mathvariant="normal">:</mi>
        <mo stretchy="false">=</mo>
        <msub>
          <mi>h</mi>
          <mn>2</mn>
        </msub>
      </mrow>
      <mrow>
        <mo fence="true" stretchy="false">(</mo>
        <mrow>
          <mrow>
            <mi>e</mi>
            <msup>
              <mrow>
                <mo fence="true" stretchy="false">(</mo>
                <mrow>
                  <mrow>
                    <msub>
                      <mi>P</mi>
                      <mi mathvariant="italic">Pub</mi>
                    </msub>
                    <mi>,</mi>
                    <msub>
                      <mi>Q</mi>
                      <mi mathvariant="italic">IDB</mi>
                    </msub>
                  </mrow>
                </mrow>
                <mo fence="true" stretchy="false">)</mo>
              </mrow>
              <mi>x</mi>
            </msup>
          </mrow>
        </mrow>
        <mo fence="true" stretchy="false">)</mo>
      </mrow>
    </mrow>
    <annotation encoding="StarMath 5.0">k_2:=h_2( e(P_Pub , Q_IDB)^x )</annotation>
  </semantics>
</math>
</file>

<file path=Object 37/content.xml><?xml version="1.0" encoding="utf-8"?>
<math xmlns="http://www.w3.org/1998/Math/MathML" display="block">
  <semantics>
    <mtable>
      <mtr>
        <mtd>
          <mrow>
            <mrow>
              <msub>
                <mi>k</mi>
                <mn>2</mn>
              </msub>
              <mo stretchy="false">=</mo>
              <msub>
                <mi>h</mi>
                <mn>2</mn>
              </msub>
            </mrow>
            <mrow>
              <mo fence="true" stretchy="false">(</mo>
              <mrow>
                <mrow>
                  <mi>e</mi>
                  <mrow>
                    <mrow>
                      <mo fence="true" stretchy="false">(</mo>
                      <mrow>
                        <mrow>
                          <mi>s</mi>
                          <mi>,</mi>
                          <msub>
                            <mi>Q</mi>
                            <mi mathvariant="italic">id</mi>
                          </msub>
                        </mrow>
                      </mrow>
                      <mo fence="true" stretchy="false">)</mo>
                    </mrow>
                    <mo stretchy="false">∗</mo>
                    <mi>e</mi>
                  </mrow>
                  <msup>
                    <mrow>
                      <mo fence="true" stretchy="false">(</mo>
                      <mrow>
                        <mrow>
                          <msub>
                            <mi>Q</mi>
                            <mi mathvariant="italic">id</mi>
                          </msub>
                          <mi>,</mi>
                          <msub>
                            <mi>d</mi>
                            <mi mathvariant="italic">IDb</mi>
                          </msub>
                        </mrow>
                      </mrow>
                      <mo fence="true" stretchy="false">)</mo>
                    </mrow>
                    <mi>r</mi>
                  </msup>
                </mrow>
              </mrow>
              <mo fence="true" stretchy="false">)</mo>
            </mrow>
          </mrow>
        </mtd>
      </mtr>
      <mtr>
        <mtd>
          <mrow>
            <mrow>
              <msub>
                <mi>k</mi>
                <mn>2</mn>
              </msub>
              <mo stretchy="false">=</mo>
              <msub>
                <mi>h</mi>
                <mn>2</mn>
              </msub>
            </mrow>
            <mrow>
              <mo fence="true" stretchy="false">(</mo>
              <mrow>
                <mrow>
                  <mi>e</mi>
                  <mrow>
                    <mo fence="true" stretchy="false">(</mo>
                    <mrow>
                      <mrow>
                        <mrow>
                          <mrow>
                            <mi>x</mi>
                            <mo stretchy="false">×</mo>
                            <msub>
                              <mi>P</mi>
                              <mi mathvariant="italic">Pub</mi>
                            </msub>
                          </mrow>
                          <mo stretchy="false">−</mo>
                          <mrow>
                            <mi>r</mi>
                            <mo stretchy="false">×</mo>
                            <msub>
                              <mi>d</mi>
                              <mi mathvariant="italic">IDA</mi>
                            </msub>
                          </mrow>
                        </mrow>
                        <mi>,</mi>
                        <msub>
                          <mi>Q</mi>
                          <mi mathvariant="italic">id</mi>
                        </msub>
                      </mrow>
                    </mrow>
                    <mo fence="true" stretchy="false">)</mo>
                  </mrow>
                  <mi>e</mi>
                  <msup>
                    <mrow>
                      <mo fence="true" stretchy="false">(</mo>
                      <mrow>
                        <mrow>
                          <msub>
                            <mi>Q</mi>
                            <mi mathvariant="italic">ID</mi>
                          </msub>
                          <mi>,</mi>
                          <msub>
                            <mi>d</mi>
                            <mi mathvariant="italic">IDB</mi>
                          </msub>
                        </mrow>
                      </mrow>
                      <mo fence="true" stretchy="false">)</mo>
                    </mrow>
                    <mi>r</mi>
                  </msup>
                </mrow>
              </mrow>
              <mo fence="true" stretchy="false">)</mo>
            </mrow>
          </mrow>
        </mtd>
      </mtr>
      <mtr>
        <mtd>
          <mrow/>
        </mtd>
      </mtr>
      <mtr>
        <mtd>
          <mrow>
            <mrow>
              <msub>
                <mi>k</mi>
                <mn>2</mn>
              </msub>
              <mo stretchy="false">=</mo>
              <msub>
                <mi>h</mi>
                <mn>2</mn>
              </msub>
            </mrow>
            <mrow>
              <mo fence="true" stretchy="false">(</mo>
              <mrow>
                <mrow>
                  <mi>e</mi>
                  <mrow>
                    <mo fence="true" stretchy="false">(</mo>
                    <mrow>
                      <mrow>
                        <mrow>
                          <mrow>
                            <msub>
                              <mi>Q</mi>
                              <mi mathvariant="italic">IDB</mi>
                            </msub>
                            <mo stretchy="false">∗</mo>
                            <msub>
                              <mi>P</mi>
                              <mi mathvariant="italic">pub</mi>
                            </msub>
                          </mrow>
                          <mo stretchy="false">−</mo>
                          <mrow>
                            <mi>r</mi>
                            <mo stretchy="false">×</mo>
                            <msub>
                              <mi>d</mi>
                              <mi mathvariant="italic">IDA</mi>
                            </msub>
                          </mrow>
                        </mrow>
                        <mi>,</mi>
                        <msub>
                          <mi>Q</mi>
                          <mi mathvariant="italic">ID</mi>
                        </msub>
                      </mrow>
                    </mrow>
                    <mo fence="true" stretchy="false">)</mo>
                  </mrow>
                  <mi>e</mi>
                  <msup>
                    <mrow>
                      <mo fence="true" stretchy="false">(</mo>
                      <mrow>
                        <mrow>
                          <msub>
                            <mi>Q</mi>
                            <mi mathvariant="italic">ID</mi>
                          </msub>
                          <mi>,</mi>
                          <msub>
                            <mi>d</mi>
                            <mi mathvariant="italic">IDB</mi>
                          </msub>
                        </mrow>
                      </mrow>
                      <mo fence="true" stretchy="false">)</mo>
                    </mrow>
                    <mi>r</mi>
                  </msup>
                </mrow>
              </mrow>
              <mo fence="true" stretchy="false">)</mo>
            </mrow>
          </mrow>
        </mtd>
      </mtr>
      <mtr>
        <mtd>
          <mrow>
            <mrow>
              <msub>
                <mi>k</mi>
                <mn>2</mn>
              </msub>
              <mo stretchy="false">=</mo>
              <mi>e</mi>
            </mrow>
            <mrow>
              <msup>
                <mrow>
                  <mo fence="true" stretchy="false">(</mo>
                  <mrow>
                    <mrow>
                      <msub>
                        <mi>P</mi>
                        <mi mathvariant="italic">Pub</mi>
                      </msub>
                      <mi>,</mi>
                      <msub>
                        <mi>Q</mi>
                        <mi mathvariant="italic">IDB</mi>
                      </msub>
                    </mrow>
                  </mrow>
                  <mo fence="true" stretchy="false">)</mo>
                </mrow>
                <mi>x</mi>
              </msup>
              <mo stretchy="false">∗</mo>
              <mi>e</mi>
            </mrow>
            <mrow>
              <mo fence="true" stretchy="false">(</mo>
              <mrow>
                <mrow>
                  <msub>
                    <mi>Q</mi>
                    <mi mathvariant="italic">IDB</mi>
                  </msub>
                  <mrow>
                    <mi>,</mi>
                    <mo stretchy="false">−</mo>
                    <mrow>
                      <mi>r</mi>
                      <mo stretchy="false">∗</mo>
                      <msub>
                        <mi>d</mi>
                        <mi mathvariant="italic">IDA</mi>
                      </msub>
                    </mrow>
                  </mrow>
                </mrow>
              </mrow>
              <mo fence="true" stretchy="false">)</mo>
            </mrow>
            <msup>
              <mrow>
                <mo fence="true" stretchy="false">(</mo>
                <mrow>
                  <mrow>
                    <msub>
                      <mi>Q</mi>
                      <mi mathvariant="italic">IDA</mi>
                    </msub>
                    <mi>,</mi>
                    <msub>
                      <mi>d</mi>
                      <mi mathvariant="italic">IDB</mi>
                    </msub>
                  </mrow>
                </mrow>
                <mo fence="true" stretchy="false">)</mo>
              </mrow>
              <mi>r</mi>
            </msup>
          </mrow>
        </mtd>
      </mtr>
      <mtr>
        <mtd>
          <mrow>
            <mrow>
              <msub>
                <mi>k</mi>
                <mn>2</mn>
              </msub>
              <mo stretchy="false">=</mo>
              <mi>e</mi>
            </mrow>
            <mrow>
              <msup>
                <mrow>
                  <mo fence="true" stretchy="false">(</mo>
                  <mrow>
                    <mrow>
                      <msub>
                        <mi>P</mi>
                        <mi mathvariant="italic">Pub</mi>
                      </msub>
                      <mi>,</mi>
                      <msub>
                        <mi>Q</mi>
                        <mi mathvariant="italic">IDB</mi>
                      </msub>
                    </mrow>
                  </mrow>
                  <mo fence="true" stretchy="false">)</mo>
                </mrow>
                <mi>x</mi>
              </msup>
              <mo stretchy="false">∗</mo>
              <mi>e</mi>
            </mrow>
            <mrow>
              <mrow>
                <mo fence="true" stretchy="false">(</mo>
                <mrow>
                  <mrow>
                    <msub>
                      <mi>Q</mi>
                      <mi mathvariant="italic">IDB</mi>
                    </msub>
                    <mi>,</mi>
                    <mrow>
                      <mi>r</mi>
                      <mo stretchy="false">∗</mo>
                      <mi>s</mi>
                      <mo stretchy="false">∗</mo>
                      <msub>
                        <mi>Q</mi>
                        <mi mathvariant="italic">IDA</mi>
                      </msub>
                    </mrow>
                  </mrow>
                </mrow>
                <mo fence="true" stretchy="false">)</mo>
              </mrow>
              <mo stretchy="false">∗</mo>
              <mi>e</mi>
            </mrow>
            <msup>
              <mrow>
                <mo fence="true" stretchy="false">(</mo>
                <mrow>
                  <mrow>
                    <msub>
                      <mi>Q</mi>
                      <mi mathvariant="italic">IDA</mi>
                    </msub>
                    <mi>,</mi>
                    <mrow>
                      <mi>s</mi>
                      <mo stretchy="false">∗</mo>
                      <msub>
                        <mi>Q</mi>
                        <mi mathvariant="italic">IDB</mi>
                      </msub>
                    </mrow>
                  </mrow>
                </mrow>
                <mo fence="true" stretchy="false">)</mo>
              </mrow>
              <mi>r</mi>
            </msup>
          </mrow>
        </mtd>
      </mtr>
      <mtr>
        <mtd>
          <mrow>
            <mrow>
              <msub>
                <mi>k</mi>
                <mn>2</mn>
              </msub>
              <mo stretchy="false">=</mo>
              <mi>e</mi>
            </mrow>
            <mrow>
              <msup>
                <mrow>
                  <mo fence="true" stretchy="false">(</mo>
                  <mrow>
                    <mrow>
                      <msub>
                        <mi>Q</mi>
                        <mi mathvariant="italic">IDB</mi>
                      </msub>
                      <mi>,</mi>
                      <msub>
                        <mi>Q</mi>
                        <mi mathvariant="italic">IDA</mi>
                      </msub>
                    </mrow>
                  </mrow>
                  <mo fence="true" stretchy="false">)</mo>
                </mrow>
                <mrow>
                  <mo stretchy="false">−</mo>
                  <mi mathvariant="italic">rs</mi>
                </mrow>
              </msup>
              <mo stretchy="false">∗</mo>
              <mi>e</mi>
            </mrow>
            <msup>
              <mrow>
                <mo fence="true" stretchy="false">(</mo>
                <mrow>
                  <mrow>
                    <msub>
                      <mi>Q</mi>
                      <mi mathvariant="italic">IDB</mi>
                    </msub>
                    <mi>,</mi>
                    <msub>
                      <mi>Q</mi>
                      <mi mathvariant="italic">IDA</mi>
                    </msub>
                  </mrow>
                </mrow>
                <mo fence="true" stretchy="false">)</mo>
              </mrow>
              <mi mathvariant="italic">rs</mi>
            </msup>
          </mrow>
        </mtd>
      </mtr>
      <mtr>
        <mtd>
          <mrow>
            <mrow>
              <msub>
                <mi>k</mi>
                <mn>2</mn>
              </msub>
              <mo stretchy="false">=</mo>
              <mi>e</mi>
            </mrow>
            <mrow>
              <mrow>
                <mo fence="true" stretchy="false">(</mo>
                <mrow>
                  <mrow>
                    <msub>
                      <mi>Q</mi>
                      <mi mathvariant="italic">IDB</mi>
                    </msub>
                    <mrow>
                      <mi>,</mi>
                      <mo stretchy="false">−</mo>
                      <mi mathvariant="italic">rs</mi>
                    </mrow>
                    <msub>
                      <mi>Q</mi>
                      <mi mathvariant="italic">IDA</mi>
                    </msub>
                  </mrow>
                </mrow>
                <mo fence="true" stretchy="false">)</mo>
              </mrow>
              <mo stretchy="false">∗</mo>
              <mi>e</mi>
            </mrow>
            <mrow>
              <mo fence="true" stretchy="false">(</mo>
              <mrow>
                <mrow>
                  <msub>
                    <mi>Q</mi>
                    <mi mathvariant="italic">IDB</mi>
                  </msub>
                  <mo stretchy="false">+</mo>
                  <mrow>
                    <mi>r</mi>
                    <mo stretchy="false">∗</mo>
                    <mi>s</mi>
                    <mo stretchy="false">∗</mo>
                    <msub>
                      <mi>q</mi>
                      <mi mathvariant="italic">IDA</mi>
                    </msub>
                  </mrow>
                </mrow>
              </mrow>
              <mo fence="true" stretchy="false">)</mo>
            </mrow>
          </mrow>
        </mtd>
      </mtr>
      <mtr>
        <mtd>
          <mrow>
            <mrow>
              <msub>
                <mi>k</mi>
                <mn>2</mn>
              </msub>
              <mo stretchy="false">=</mo>
              <mi>e</mi>
            </mrow>
            <mrow>
              <mo fence="true" stretchy="false">(</mo>
              <mrow>
                <mrow>
                  <msub>
                    <mi>Q</mi>
                    <mi mathvariant="italic">IDB</mi>
                  </msub>
                  <mi>,</mi>
                  <mrow>
                    <mrow>
                      <mi>r</mi>
                      <mo stretchy="false">∗</mo>
                      <mi>s</mi>
                      <mo stretchy="false">∗</mo>
                      <msub>
                        <mi>Q</mi>
                        <mi mathvariant="italic">IDA</mi>
                      </msub>
                    </mrow>
                    <mo stretchy="false">−</mo>
                    <mrow>
                      <mi>r</mi>
                      <mo stretchy="false">∗</mo>
                      <mi>s</mi>
                      <mo stretchy="false">∗</mo>
                      <msub>
                        <mi>Q</mi>
                        <mi mathvariant="italic">IDA</mi>
                      </msub>
                    </mrow>
                  </mrow>
                </mrow>
              </mrow>
              <mo fence="true" stretchy="false">)</mo>
            </mrow>
          </mrow>
        </mtd>
      </mtr>
      <mtr>
        <mtd>
          <mrow/>
        </mtd>
      </mtr>
      <mtr>
        <mtd>
          <mrow>
            <mrow>
              <msub>
                <mi>k</mi>
                <mn>2</mn>
              </msub>
              <mo stretchy="false">=</mo>
              <msub>
                <mi>h</mi>
                <mn>2</mn>
              </msub>
            </mrow>
            <mrow>
              <mo fence="true" stretchy="false">(</mo>
              <mrow>
                <mrow>
                  <mi>e</mi>
                  <msup>
                    <mrow>
                      <mo fence="true" stretchy="false">(</mo>
                      <mrow>
                        <mrow>
                          <msub>
                            <mi>P</mi>
                            <mi mathvariant="italic">Pub</mi>
                          </msub>
                          <mi>,</mi>
                          <msub>
                            <mi>Q</mi>
                            <mi mathvariant="italic">IDB</mi>
                          </msub>
                        </mrow>
                      </mrow>
                      <mo fence="true" stretchy="false">)</mo>
                    </mrow>
                    <mi>x</mi>
                  </msup>
                </mrow>
              </mrow>
              <mo fence="true" stretchy="false">)</mo>
            </mrow>
          </mrow>
        </mtd>
      </mtr>
    </mtable>
    <annotation encoding="StarMath 5.0">k_2 = h_2(e(s, Q_id) * e(Q_id, d_IDb)^r) newline
k_2 = h_2(e(x times P_Pub -r times d_IDA, Q_id) e(Q_ID, d_IDB)^r) newline newline
k_2 = h_2(e(Q_IDB * P_pub -r times d_IDA, Q_ID) e(Q_ID, d_IDB)^r) newline 
k_2 = e(P_Pub, Q_IDB)^x * e(Q_IDB, -r * d_IDA) (Q_IDA, d_IDB)^r newline
k_2 = e(P_Pub, Q_IDB)^x * e(Q_IDB, r * s * Q_IDA) * e(Q_IDA, s * Q_IDB)^r newline
k_2 = e(Q_IDB, Q_IDA)^-rs * e(Q_IDB, Q_IDA)^rs newline
k_2 = e(Q_IDB, -rs Q_IDA) * e(Q_IDB + r * s * q_IDA) newline
k_2 = e(Q_IDB, r * s * Q_IDA - r * s * Q_IDA) newline newline

k_2=h_2( e(P_Pub , Q_IDB)^x )</annotation>
  </semantics>
</math>
</file>

<file path=Object 38/content.xml><?xml version="1.0" encoding="utf-8"?>
<math xmlns="http://www.w3.org/1998/Math/MathML" display="block">
  <semantics>
    <mrow>
      <mo fence="true" stretchy="false">(</mo>
      <mrow>
        <mrow>
          <msub>
            <mi>m</mi>
            <mi>b</mi>
          </msub>
          <mi>,</mi>
          <msub>
            <mi mathvariant="italic">sig</mi>
            <mi>b</mi>
          </msub>
        </mrow>
      </mrow>
      <mo fence="true" stretchy="false">)</mo>
    </mrow>
    <annotation encoding="StarMath 5.0">(m_b , sig_b )</annotation>
  </semantics>
</math>
</file>

<file path=Object 39/content.xml><?xml version="1.0" encoding="utf-8"?>
<math xmlns="http://www.w3.org/1998/Math/MathML" display="block">
  <semantics>
    <mrow>
      <mi mathvariant="italic">sig</mi>
      <mo stretchy="false">=</mo>
      <mrow>
        <mo fence="true" stretchy="false">(</mo>
        <mrow>
          <mrow>
            <mi>e</mi>
            <mi>,</mi>
            <mi>s</mi>
          </mrow>
        </mrow>
        <mo fence="true" stretchy="false">)</mo>
      </mrow>
    </mrow>
    <annotation encoding="StarMath 5.0">sig=( e,s )</annotation>
  </semantics>
</math>
</file>

<file path=Object 4/content.xml><?xml version="1.0" encoding="utf-8"?>
<math xmlns="http://www.w3.org/1998/Math/MathML" display="block">
  <semantics>
    <msub>
      <mi>d</mi>
      <mi mathvariant="italic">min</mi>
    </msub>
    <annotation encoding="StarMath 5.0">d	_	min
</annotation>
  </semantics>
</math>
</file>

<file path=Object 40/content.xml><?xml version="1.0" encoding="utf-8"?>
<math xmlns="http://www.w3.org/1998/Math/MathML" display="block">
  <semantics>
    <mrow>
      <mo fence="true" stretchy="false">(</mo>
      <mrow>
        <mrow>
          <msub>
            <mi>m</mi>
            <mi>b</mi>
          </msub>
          <mi>,</mi>
          <msub>
            <mi mathvariant="italic">sig</mi>
            <mi>b</mi>
          </msub>
        </mrow>
      </mrow>
      <mo fence="true" stretchy="false">)</mo>
    </mrow>
    <annotation encoding="StarMath 5.0">( m_b, sig_b )</annotation>
  </semantics>
</math>
</file>

<file path=Object 41/content.xml><?xml version="1.0" encoding="utf-8"?>
<math xmlns="http://www.w3.org/1998/Math/MathML" display="block">
  <semantics>
    <mrow>
      <mo fence="true" stretchy="false">(</mo>
      <mrow>
        <mrow>
          <mi>m</mi>
          <mi>,</mi>
          <mi mathvariant="italic">sig</mi>
        </mrow>
      </mrow>
      <mo fence="true" stretchy="false">)</mo>
    </mrow>
    <annotation encoding="StarMath 5.0">( m, sig )</annotation>
  </semantics>
</math>
</file>

<file path=Object 42/content.xml><?xml version="1.0" encoding="utf-8"?>
<math xmlns="http://www.w3.org/1998/Math/MathML" display="block">
  <semantics>
    <mrow>
      <mi mathvariant="italic">FMR</mi>
      <mo stretchy="false">⊃</mo>
      <mi mathvariant="italic">FAR</mi>
    </mrow>
    <annotation encoding="StarMath 5.0">FMR supset FAR</annotation>
  </semantics>
</math>
</file>

<file path=Object 43/content.xml><?xml version="1.0" encoding="utf-8"?>
<math xmlns="http://www.w3.org/1998/Math/MathML" display="block">
  <semantics>
    <mrow>
      <msub>
        <mi>H</mi>
        <mi mathvariant="normal">∞</mi>
      </msub>
      <mrow>
        <mo fence="true" stretchy="false">(</mo>
        <mrow>
          <mi>X</mi>
        </mrow>
        <mo fence="true" stretchy="false">)</mo>
      </mrow>
    </mrow>
    <annotation encoding="StarMath 5.0">H_infinity( X )</annotation>
  </semantics>
</math>
</file>

<file path=Object 44/content.xml><?xml version="1.0" encoding="utf-8"?>
<math xmlns="http://www.w3.org/1998/Math/MathML" display="block">
  <semantics>
    <mrow>
      <mi>v</mi>
      <mrow>
        <mrow>
          <mo fence="true" stretchy="false">(</mo>
          <mrow>
            <mi>x</mi>
          </mrow>
          <mo fence="true" stretchy="false">)</mo>
        </mrow>
        <mo stretchy="false">=</mo>
        <mi>u</mi>
      </mrow>
      <mrow>
        <mrow>
          <mo fence="true" stretchy="false">(</mo>
          <mrow>
            <mi>x</mi>
          </mrow>
          <mo fence="true" stretchy="false">)</mo>
        </mrow>
        <mo stretchy="false">∗</mo>
        <mi>g</mi>
      </mrow>
      <mrow>
        <mo fence="true" stretchy="false">(</mo>
        <mrow>
          <mi>x</mi>
        </mrow>
        <mo fence="true" stretchy="false">)</mo>
      </mrow>
    </mrow>
    <annotation encoding="StarMath 5.0">v(x) = u(x) * g(x)</annotation>
  </semantics>
</math>
</file>

<file path=Object 45/content.xml><?xml version="1.0" encoding="utf-8"?>
<math xmlns="http://www.w3.org/1998/Math/MathML" display="block">
  <semantics>
    <mrow>
      <mi>v</mi>
      <mrow>
        <mrow>
          <mo fence="true" stretchy="false">(</mo>
          <mrow>
            <mi>x</mi>
          </mrow>
          <mo fence="true" stretchy="false">)</mo>
        </mrow>
        <mo stretchy="false">=</mo>
        <mi>u</mi>
      </mrow>
      <mrow>
        <mrow>
          <mrow>
            <mo fence="true" stretchy="false">(</mo>
            <mrow>
              <mi>x</mi>
            </mrow>
            <mo fence="true" stretchy="false">)</mo>
          </mrow>
          <mo stretchy="false">∗</mo>
          <msup>
            <mi>x</mi>
            <mi>k</mi>
          </msup>
        </mrow>
        <mo stretchy="false">−</mo>
        <mi>r</mi>
      </mrow>
      <mrow>
        <mo fence="true" stretchy="false">(</mo>
        <mrow>
          <mi>x</mi>
        </mrow>
        <mo fence="true" stretchy="false">)</mo>
      </mrow>
    </mrow>
    <annotation encoding="StarMath 5.0">v(x) = u(x) * x^k - r(x)</annotation>
  </semantics>
</math>
</file>

<file path=Object 46/content.xml><?xml version="1.0" encoding="utf-8"?>
<math xmlns="http://www.w3.org/1998/Math/MathML" display="block">
  <semantics>
    <mrow>
      <mi>v</mi>
      <mrow>
        <mrow>
          <mo fence="true" stretchy="false">(</mo>
          <mrow>
            <mi>x</mi>
          </mrow>
          <mo fence="true" stretchy="false">)</mo>
        </mrow>
        <mo stretchy="false">=</mo>
        <mi>u</mi>
      </mrow>
      <mrow>
        <mrow>
          <mo fence="true" stretchy="false">(</mo>
          <mrow>
            <mi>x</mi>
          </mrow>
          <mo fence="true" stretchy="false">)</mo>
        </mrow>
        <mo stretchy="false">∗</mo>
        <mi>g</mi>
      </mrow>
      <mrow>
        <mo fence="true" stretchy="false">(</mo>
        <mrow>
          <mi>x</mi>
        </mrow>
        <mo fence="true" stretchy="false">)</mo>
      </mrow>
    </mrow>
    <annotation encoding="StarMath 5.0">v( x ) = u( x ) * g( x )</annotation>
  </semantics>
</math>
</file>

<file path=Object 47/content.xml><?xml version="1.0" encoding="utf-8"?>
<math xmlns="http://www.w3.org/1998/Math/MathML" display="block">
  <semantics>
    <mrow>
      <mi>u</mi>
      <mrow>
        <mo fence="true" stretchy="false">(</mo>
        <mrow>
          <mi>x</mi>
        </mrow>
        <mo fence="true" stretchy="false">)</mo>
      </mrow>
    </mrow>
    <annotation encoding="StarMath 5.0">u( x )</annotation>
  </semantics>
</math>
</file>

<file path=Object 48/content.xml><?xml version="1.0" encoding="utf-8"?>
<math xmlns="http://www.w3.org/1998/Math/MathML" display="block">
  <semantics>
    <mrow>
      <mi>p</mi>
      <mrow>
        <mo fence="true" stretchy="false">(</mo>
        <mrow>
          <mi>x</mi>
        </mrow>
        <mo fence="true" stretchy="false">)</mo>
      </mrow>
    </mrow>
    <annotation encoding="StarMath 5.0">p( x )</annotation>
  </semantics>
</math>
</file>

<file path=Object 49/content.xml><?xml version="1.0" encoding="utf-8"?>
<math xmlns="http://www.w3.org/1998/Math/MathML" display="block">
  <semantics>
    <mrow>
      <msub>
        <mi>s</mi>
        <mn>0</mn>
      </msub>
      <mo stretchy="false">−</mo>
      <msub>
        <mi>s</mi>
        <mrow>
          <mi>k</mi>
          <mo stretchy="false">−</mo>
          <mn>1</mn>
        </mrow>
      </msub>
    </mrow>
    <annotation encoding="StarMath 5.0">s_0 - s_{k-1}</annotation>
  </semantics>
</math>
</file>

<file path=Object 5/content.xml><?xml version="1.0" encoding="utf-8"?>
<math xmlns="http://www.w3.org/1998/Math/MathML" display="block">
  <semantics>
    <mrow>
      <mi>k</mi>
      <mo stretchy="false">≤</mo>
      <mrow>
        <mi>n</mi>
        <mo stretchy="false">−</mo>
        <mi>d</mi>
        <mo stretchy="false">+</mo>
        <mn>1</mn>
      </mrow>
    </mrow>
    <annotation encoding="StarMath 5.0">k &lt;= n - d +1</annotation>
  </semantics>
</math>
</file>

<file path=Object 50/content.xml><?xml version="1.0" encoding="utf-8"?>
<math xmlns="http://www.w3.org/1998/Math/MathML" display="block">
  <semantics>
    <msub>
      <mi>F</mi>
      <mi>q</mi>
    </msub>
    <annotation encoding="StarMath 5.0">F_q</annotation>
  </semantics>
</math>
</file>

<file path=Object 51/content.xml><?xml version="1.0" encoding="utf-8"?>
<math xmlns="http://www.w3.org/1998/Math/MathML" display="block">
  <semantics>
    <mrow>
      <mi>h</mi>
      <mrow>
        <mo fence="true" stretchy="false">(</mo>
        <mrow>
          <mrow>
            <msub>
              <mi>s</mi>
              <mn>0</mn>
            </msub>
            <mrow>
              <mi>'</mi>
              <mo stretchy="false">∣</mo>
              <mo stretchy="false">…</mo>
              <mo stretchy="false">∣</mo>
              <msub>
                <mi>s</mi>
                <mrow>
                  <mo fence="true" stretchy="false">(</mo>
                  <mrow>
                    <mrow>
                      <mi>k</mi>
                      <mo stretchy="false">−</mo>
                      <mn>1</mn>
                    </mrow>
                  </mrow>
                  <mo fence="true" stretchy="false">)</mo>
                </mrow>
              </msub>
            </mrow>
            <mi>'</mi>
          </mrow>
        </mrow>
        <mo fence="true" stretchy="false">)</mo>
      </mrow>
      <mrow>
        <mi>?</mi>
        <mo stretchy="false">=</mo>
        <mi>?</mi>
      </mrow>
      <mi>h</mi>
      <mrow>
        <mo fence="true" stretchy="false">(</mo>
        <mrow>
          <mrow>
            <msub>
              <mi>s</mi>
              <mn>0</mn>
            </msub>
            <mo stretchy="false">∣</mo>
            <mo stretchy="false">…</mo>
            <mo stretchy="false">∣</mo>
            <msub>
              <mi>s</mi>
              <mrow>
                <mo fence="true" stretchy="false">(</mo>
                <mrow>
                  <mrow>
                    <mi>k</mi>
                    <mo stretchy="false">−</mo>
                    <mn>1</mn>
                  </mrow>
                </mrow>
                <mo fence="true" stretchy="false">)</mo>
              </mrow>
            </msub>
          </mrow>
        </mrow>
        <mo fence="true" stretchy="false">)</mo>
      </mrow>
    </mrow>
    <annotation encoding="StarMath 5.0">h( s_0' divides dotslow divides s_(k-1)') ?=? h( s_0 divides dotslow divides s_(k-1))</annotation>
  </semantics>
</math>
</file>

<file path=Object 52/content.xml><?xml version="1.0" encoding="utf-8"?>
<math xmlns="http://www.w3.org/1998/Math/MathML" display="block">
  <semantics>
    <mrow>
      <mi>log</mi>
      <mrow>
        <mrow>
          <mo fence="true" stretchy="false">(</mo>
          <mrow>
            <mrow>
              <mn>0</mn>
              <mi>,</mi>
              <mn>5</mn>
            </mrow>
          </mrow>
          <mo fence="true" stretchy="false">)</mo>
        </mrow>
        <mo stretchy="false">/</mo>
        <mi>log</mi>
      </mrow>
      <mrow>
        <mo fence="true" stretchy="false">(</mo>
        <mrow>
          <mrow>
            <mn>1</mn>
            <mo stretchy="false">−</mo>
            <mi mathvariant="italic">FAR</mi>
          </mrow>
        </mrow>
        <mo fence="true" stretchy="false">)</mo>
      </mrow>
    </mrow>
    <annotation encoding="StarMath 5.0">log( 0,5 )/log( 1-FAR )</annotation>
  </semantics>
</math>
</file>

<file path=Object 53/content.xml><?xml version="1.0" encoding="utf-8"?>
<math xmlns="http://www.w3.org/1998/Math/MathML" display="block">
  <semantics>
    <mrow>
      <mrow>
        <mi>B</mi>
        <mo stretchy="false">=</mo>
        <mrow>
          <mn>24</mn>
          <mo stretchy="false">∗</mo>
          <msup>
            <mn>124</mn>
            <mrow>
              <mo stretchy="false">−</mo>
              <mn>1</mn>
            </mrow>
          </msup>
        </mrow>
        <mo stretchy="false">=</mo>
        <mn>0</mn>
      </mrow>
      <mi>,</mi>
      <mn>19</mn>
    </mrow>
    <annotation encoding="StarMath 5.0">B=24*124^-1= 0,19</annotation>
  </semantics>
</math>
</file>

<file path=Object 56/content.xml><?xml version="1.0" encoding="utf-8"?>
<math xmlns="http://www.w3.org/1998/Math/MathML" display="block">
  <semantics>
    <mrow>
      <mi>e</mi>
      <mrow>
        <mrow>
          <mo fence="true" stretchy="false">(</mo>
          <mrow>
            <mrow>
              <mrow>
                <mi>A</mi>
                <mo stretchy="false">+</mo>
                <mi>B</mi>
              </mrow>
              <mi>,</mi>
              <mi>C</mi>
            </mrow>
          </mrow>
          <mo fence="true" stretchy="false">)</mo>
        </mrow>
        <mo stretchy="false">=</mo>
        <mi>e</mi>
      </mrow>
      <mrow>
        <mo fence="true" stretchy="false">(</mo>
        <mrow>
          <mrow>
            <mi>A</mi>
            <mi>,</mi>
            <mi>C</mi>
          </mrow>
        </mrow>
        <mo fence="true" stretchy="false">)</mo>
      </mrow>
      <mi>e</mi>
      <mrow>
        <mo fence="true" stretchy="false">(</mo>
        <mrow>
          <mrow>
            <mi>A</mi>
            <mi>,</mi>
            <mi>B</mi>
          </mrow>
        </mrow>
        <mo fence="true" stretchy="false">)</mo>
      </mrow>
    </mrow>
    <annotation encoding="StarMath 5.0">e( A+B,C ) = e( A,C ) e( A,B )</annotation>
  </semantics>
</math>
</file>

<file path=Object 57/content.xml><?xml version="1.0" encoding="utf-8"?>
<math xmlns="http://www.w3.org/1998/Math/MathML" display="block">
  <semantics>
    <mrow>
      <mi>e</mi>
      <mrow>
        <mrow>
          <mo fence="true" stretchy="false">(</mo>
          <mrow>
            <mrow>
              <mi>A</mi>
              <mi>,</mi>
              <mrow>
                <mi>B</mi>
                <mo stretchy="false">+</mo>
                <mi>C</mi>
              </mrow>
            </mrow>
          </mrow>
          <mo fence="true" stretchy="false">)</mo>
        </mrow>
        <mo stretchy="false">=</mo>
        <mi>e</mi>
      </mrow>
      <mrow>
        <mo fence="true" stretchy="false">(</mo>
        <mrow>
          <mrow>
            <mi>A</mi>
            <mi>,</mi>
            <mi>B</mi>
          </mrow>
        </mrow>
        <mo fence="true" stretchy="false">)</mo>
      </mrow>
      <mi>e</mi>
      <mrow>
        <mo fence="true" stretchy="false">(</mo>
        <mrow>
          <mrow>
            <mi>A</mi>
            <mi>,</mi>
            <mi>C</mi>
          </mrow>
        </mrow>
        <mo fence="true" stretchy="false">)</mo>
      </mrow>
    </mrow>
    <annotation encoding="StarMath 5.0">e( A,B+C ) = e( A,B ) e( A,C )</annotation>
  </semantics>
</math>
</file>

<file path=Object 58/content.xml><?xml version="1.0" encoding="utf-8"?>
<math xmlns="http://www.w3.org/1998/Math/MathML" display="block">
  <semantics>
    <mrow>
      <msub>
        <mi>h</mi>
        <mn>1</mn>
      </msub>
      <mi mathvariant="normal">:</mi>
      <mo stretchy="false">{</mo>
      <mn>0</mn>
      <mi>,</mi>
      <mn>1</mn>
      <msup>
        <mo stretchy="false">}</mo>
        <mtext>*</mtext>
      </msup>
      <mo stretchy="false">→</mo>
      <msub>
        <mi>G</mi>
        <mn>1</mn>
      </msub>
    </mrow>
    <annotation encoding="StarMath 5.0">h_1 :\{ 0,1 \}^"*" -&gt; G_1</annotation>
  </semantics>
</math>
</file>

<file path=Object 59/content.xml><?xml version="1.0" encoding="utf-8"?>
<math xmlns="http://www.w3.org/1998/Math/MathML" display="block">
  <semantics>
    <mi>m</mi>
    <annotation encoding="StarMath 5.0">m</annotation>
  </semantics>
</math>
</file>

<file path=Object 60/content.xml><?xml version="1.0" encoding="utf-8"?>
<math xmlns="http://www.w3.org/1998/Math/MathML" display="block">
  <semantics>
    <mrow>
      <mrow>
        <mi>e</mi>
        <mo stretchy="false">=</mo>
        <mi>H</mi>
      </mrow>
      <mrow>
        <mo fence="true" stretchy="false">(</mo>
        <mrow>
          <mrow>
            <mi>m</mi>
            <mi>,</mi>
            <mtext>~</mtext>
            <mi>r</mi>
          </mrow>
        </mrow>
        <mo fence="true" stretchy="false">)</mo>
      </mrow>
    </mrow>
    <annotation encoding="StarMath 5.0">e=H( m,"~"r )</annotation>
  </semantics>
</math>
</file>

<file path=Object 61/content.xml><?xml version="1.0" encoding="utf-8"?>
<math xmlns="http://www.w3.org/1998/Math/MathML" display="block">
  <semantics>
    <mrow>
      <mtext>~</mtext>
      <mi>r</mi>
      <mrow>
        <mi>´</mi>
        <mo stretchy="false">=</mo>
        <mrow>
          <msup>
            <mi>g</mi>
            <mi>s</mi>
          </msup>
          <mo stretchy="false">∗</mo>
          <msup>
            <mi>y</mi>
            <mrow>
              <mo stretchy="false">−</mo>
              <mi>e</mi>
            </mrow>
          </msup>
        </mrow>
      </mrow>
    </mrow>
    <annotation encoding="StarMath 5.0">"~"r´= g^s*y^-e</annotation>
  </semantics>
</math>
</file>

<file path=Object 62/content.xml><?xml version="1.0" encoding="utf-8"?>
<math xmlns="http://www.w3.org/1998/Math/MathML" display="block">
  <semantics>
    <mrow>
      <mi>e</mi>
      <mrow>
        <mi>´</mi>
        <mo stretchy="false">=</mo>
        <mi>H</mi>
      </mrow>
      <mrow>
        <mo fence="true" stretchy="false">(</mo>
        <mrow>
          <mrow>
            <mi>m</mi>
            <mi>,</mi>
            <mtext>~</mtext>
            <mi>r</mi>
            <mi>´</mi>
          </mrow>
        </mrow>
        <mo fence="true" stretchy="false">)</mo>
      </mrow>
    </mrow>
    <annotation encoding="StarMath 5.0">e´=H(m,"~"r´)</annotation>
  </semantics>
</math>
</file>

<file path=Object 63/content.xml><?xml version="1.0" encoding="utf-8"?>
<math xmlns="http://www.w3.org/1998/Math/MathML" display="block">
  <semantics>
    <mrow>
      <mi>e</mi>
      <mi>´</mi>
      <mtext>=</mtext>
      <mtext>=</mtext>
      <mi>e</mi>
    </mrow>
    <annotation encoding="StarMath 5.0">e´"=""=" e</annotation>
  </semantics>
</math>
</file>

<file path=Object 65/content.xml><?xml version="1.0" encoding="utf-8"?>
<math xmlns="http://www.w3.org/1998/Math/MathML" display="block">
  <semantics>
    <mrow>
      <mo fence="true" stretchy="false">(</mo>
      <mrow>
        <mrow>
          <msub>
            <mi>x</mi>
            <mn>1</mn>
          </msub>
          <mi>,</mi>
          <msub>
            <mi>x</mi>
            <mn>2</mn>
          </msub>
        </mrow>
      </mrow>
      <mo fence="true" stretchy="false">)</mo>
    </mrow>
    <annotation encoding="StarMath 5.0">( x_1, x_2 )</annotation>
  </semantics>
</math>
</file>

<file path=Object 66/content.xml><?xml version="1.0" encoding="utf-8"?>
<math xmlns="http://www.w3.org/1998/Math/MathML" display="block">
  <semantics>
    <mrow>
      <mi>n</mi>
      <mo stretchy="false">=</mo>
      <mrow>
        <mi>k</mi>
        <mo stretchy="false">+</mo>
        <mi>d</mi>
        <mo stretchy="false">−</mo>
        <mn>1</mn>
      </mrow>
    </mrow>
    <annotation encoding="StarMath 5.0">n= k+ d-1
</annotation>
  </semantics>
</math>
</file>

<file path=Object 67/content.xml><?xml version="1.0" encoding="utf-8"?>
<math xmlns="http://www.w3.org/1998/Math/MathML" display="block">
  <semantics>
    <msub>
      <mi>d</mi>
      <mi mathvariant="italic">min</mi>
    </msub>
    <annotation encoding="StarMath 5.0">d	_	min
</annotation>
  </semantics>
</math>
</file>

<file path=Object 68/content.xml><?xml version="1.0" encoding="utf-8"?>
<math xmlns="http://www.w3.org/1998/Math/MathML" display="block">
  <semantics>
    <mrow>
      <mi mathvariant="italic">FRM</mi>
      <mo stretchy="false">∗</mo>
      <mrow>
        <mo fence="true" stretchy="false">(</mo>
        <mrow>
          <mrow>
            <mn>1</mn>
            <mo stretchy="false">−</mo>
            <mi mathvariant="italic">FTA</mi>
          </mrow>
        </mrow>
        <mo fence="true" stretchy="false">)</mo>
      </mrow>
    </mrow>
    <annotation encoding="StarMath 5.0">FRM*( 1-FTA )</annotation>
  </semantics>
</math>
</file>

<file path=Object 69/content.xml><?xml version="1.0" encoding="utf-8"?>
<math xmlns="http://www.w3.org/1998/Math/MathML" display="block">
  <semantics>
    <mrow>
      <mi mathvariant="italic">FTA</mi>
      <mo stretchy="false">+</mo>
      <mrow>
        <mi mathvariant="italic">FNMR</mi>
        <mo stretchy="false">∗</mo>
        <mrow>
          <mo fence="true" stretchy="false">(</mo>
          <mrow>
            <mrow>
              <mn>1</mn>
              <mo stretchy="false">−</mo>
              <mi mathvariant="italic">FTA</mi>
            </mrow>
          </mrow>
          <mo fence="true" stretchy="false">)</mo>
        </mrow>
      </mrow>
    </mrow>
    <annotation encoding="StarMath 5.0">FTA+FNMR*( 1-FTA )</annotation>
  </semantics>
</math>
</file>

<file path=Object 7/content.xml><?xml version="1.0" encoding="utf-8"?>
<math xmlns="http://www.w3.org/1998/Math/MathML" display="block">
  <semantics>
    <mrow>
      <mi>h</mi>
      <mrow>
        <mo fence="true" stretchy="false">(</mo>
        <mrow>
          <mrow>
            <msub>
              <mi>s</mi>
              <mn>0</mn>
            </msub>
            <mo stretchy="false">∣</mo>
            <mo stretchy="false">…</mo>
            <mo stretchy="false">∣</mo>
            <msub>
              <mi>s</mi>
              <mrow>
                <mo fence="true" stretchy="false">(</mo>
                <mrow>
                  <mrow>
                    <mi>k</mi>
                    <mo stretchy="false">−</mo>
                    <mn>1</mn>
                  </mrow>
                </mrow>
                <mo fence="true" stretchy="false">)</mo>
              </mrow>
            </msub>
          </mrow>
        </mrow>
        <mo fence="true" stretchy="false">)</mo>
      </mrow>
    </mrow>
    <annotation encoding="StarMath 5.0">h( s_0 divides dotslow divides s_(k-1))</annotation>
  </semantics>
</math>
</file>

<file path=Object 70/content.xml><?xml version="1.0" encoding="utf-8"?>
<math xmlns="http://www.w3.org/1998/Math/MathML" display="block">
  <semantics>
    <mfrac>
      <mtext>Anzahl FM</mtext>
      <mtext>Gesamtanzahl nicht-affiner Vergleiche</mtext>
    </mfrac>
    <annotation encoding="StarMath 5.0">"Anzahl FM" over "Gesamtanzahl nicht-affiner Vergleiche"</annotation>
  </semantics>
</math>
</file>

<file path=Object 71/content.xml><?xml version="1.0" encoding="utf-8"?>
<math xmlns="http://www.w3.org/1998/Math/MathML" display="block">
  <semantics>
    <mrow>
      <msub>
        <mi>d</mi>
        <mi mathvariant="italic">min</mi>
      </msub>
      <mi>≥</mi>
      <mn>2</mn>
      <mrow>
        <mi>t</mi>
        <mo stretchy="false">+</mo>
        <mn>1</mn>
      </mrow>
    </mrow>
    <annotation encoding="StarMath 5.0">d_min ≥ 2t + 1</annotation>
  </semantics>
</math>
</file>

<file path=Object 72/content.xml><?xml version="1.0" encoding="utf-8"?>
<math xmlns="http://www.w3.org/1998/Math/MathML" display="block">
  <semantics>
    <mrow>
      <mi>k</mi>
      <mo stretchy="false">=</mo>
      <mrow>
        <mi>n</mi>
        <mo stretchy="false">−</mo>
        <mi>d</mi>
        <mo stretchy="false">+</mo>
        <mn>1</mn>
      </mrow>
    </mrow>
    <annotation encoding="StarMath 5.0">k = n-d+1</annotation>
  </semantics>
</math>
</file>

<file path=Object 73/content.xml><?xml version="1.0" encoding="utf-8"?>
<math xmlns="http://www.w3.org/1998/Math/MathML" display="block">
  <semantics>
    <mrow>
      <mi>R</mi>
      <mo stretchy="false">=</mo>
      <mfrac>
        <mi>k</mi>
        <mi>n</mi>
      </mfrac>
    </mrow>
    <annotation encoding="StarMath 5.0">R=k over n</annotation>
  </semantics>
</math>
</file>

<file path=Object 74/content.xml><?xml version="1.0" encoding="utf-8"?>
<math xmlns="http://www.w3.org/1998/Math/MathML" display="block">
  <semantics>
    <mrow>
      <mrow>
        <mi>k</mi>
        <mo stretchy="false">=</mo>
        <mrow>
          <mi>R</mi>
          <mo stretchy="false">∗</mo>
          <mi>n</mi>
        </mrow>
        <mo stretchy="false">=</mo>
        <mn>0</mn>
      </mrow>
      <mi>,</mi>
      <mrow>
        <mrow>
          <mn>6</mn>
          <mo stretchy="false">∗</mo>
          <mn>30</mn>
        </mrow>
        <mo stretchy="false">=</mo>
        <mn>18</mn>
      </mrow>
    </mrow>
    <annotation encoding="StarMath 5.0">k=R*n =0,6*30=18</annotation>
  </semantics>
</math>
</file>

<file path=Object 75/content.xml><?xml version="1.0" encoding="utf-8"?>
<math xmlns="http://www.w3.org/1998/Math/MathML" display="block">
  <semantics>
    <msub>
      <mi>d</mi>
      <mi mathvariant="italic">min</mi>
    </msub>
    <annotation encoding="StarMath 5.0">d_min</annotation>
  </semantics>
</math>
</file>

<file path=Object 76/content.xml><?xml version="1.0" encoding="utf-8"?>
<math xmlns="http://www.w3.org/1998/Math/MathML" display="block">
  <semantics>
    <mrow>
      <mi>g</mi>
      <mrow>
        <mo fence="true" stretchy="false">(</mo>
        <mrow>
          <mi>x</mi>
        </mrow>
        <mo fence="true" stretchy="false">)</mo>
      </mrow>
    </mrow>
    <annotation encoding="StarMath 5.0">g(x)</annotation>
  </semantics>
</math>
</file>

<file path=Object 77/content.xml><?xml version="1.0" encoding="utf-8"?>
<math xmlns="http://www.w3.org/1998/Math/MathML" display="block">
  <semantics>
    <mrow>
      <mi>v</mi>
      <mrow>
        <mo fence="true" stretchy="false">(</mo>
        <mrow>
          <mi>x</mi>
        </mrow>
        <mo fence="true" stretchy="false">)</mo>
      </mrow>
    </mrow>
    <annotation encoding="StarMath 5.0">v(x)</annotation>
  </semantics>
</math>
</file>

<file path=Object 78/content.xml><?xml version="1.0" encoding="utf-8"?>
<math xmlns="http://www.w3.org/1998/Math/MathML" display="block">
  <semantics>
    <mrow>
      <mi>u</mi>
      <mrow>
        <mo fence="true" stretchy="false">(</mo>
        <mrow>
          <mi>x</mi>
        </mrow>
        <mo fence="true" stretchy="false">)</mo>
      </mrow>
    </mrow>
    <annotation encoding="StarMath 5.0">u(x)</annotation>
  </semantics>
</math>
</file>

<file path=Object 79/content.xml><?xml version="1.0" encoding="utf-8"?>
<math xmlns="http://www.w3.org/1998/Math/MathML" display="block">
  <semantics>
    <msup>
      <mi>x</mi>
      <mi>k</mi>
    </msup>
    <annotation encoding="StarMath 5.0">x^k</annotation>
  </semantics>
</math>
</file>

<file path=Object 8/content.xml><?xml version="1.0" encoding="utf-8"?>
<math xmlns="http://www.w3.org/1998/Math/MathML" display="block">
  <semantics>
    <mrow>
      <mi>h</mi>
      <mrow>
        <mo fence="true" stretchy="false">(</mo>
        <mrow>
          <mi>s</mi>
        </mrow>
        <mo fence="true" stretchy="false">)</mo>
      </mrow>
    </mrow>
    <annotation encoding="StarMath 5.0">h(s)</annotation>
  </semantics>
</math>
</file>

<file path=Object 80/content.xml><?xml version="1.0" encoding="utf-8"?>
<math xmlns="http://www.w3.org/1998/Math/MathML" display="block">
  <semantics>
    <mrow>
      <mi>u</mi>
      <mrow>
        <mo fence="true" stretchy="false">(</mo>
        <mrow>
          <mi>x</mi>
        </mrow>
        <mo fence="true" stretchy="false">)</mo>
      </mrow>
    </mrow>
    <annotation encoding="StarMath 5.0">u(x)</annotation>
  </semantics>
</math>
</file>

<file path=Object 81/content.xml><?xml version="1.0" encoding="utf-8"?>
<math xmlns="http://www.w3.org/1998/Math/MathML" display="block">
  <semantics>
    <mrow>
      <msup>
        <mi>α</mi>
        <mn>1</mn>
      </msup>
      <mi mathvariant="italic">mod</mi>
      <mi>M</mi>
      <mrow>
        <mrow>
          <mo fence="true" stretchy="false">(</mo>
          <mrow>
            <mrow>
              <mi>x</mi>
              <mo stretchy="false">=</mo>
              <mi>α</mi>
            </mrow>
          </mrow>
          <mo fence="true" stretchy="false">)</mo>
        </mrow>
        <mo stretchy="false">=</mo>
        <mi>α</mi>
      </mrow>
      <mo stretchy="false">→</mo>
      <mn>010</mn>
    </mrow>
    <annotation encoding="StarMath 5.0">%alpha^1 mod M(x=%alpha)= %alpha-&gt;010</annotation>
  </semantics>
</math>
</file>

<file path=Object 82/content.xml><?xml version="1.0" encoding="utf-8"?>
<math xmlns="http://www.w3.org/1998/Math/MathML" display="block">
  <semantics>
    <mrow>
      <msup>
        <mi>α</mi>
        <mn>0</mn>
      </msup>
      <mi mathvariant="italic">mod</mi>
      <mi>M</mi>
      <mrow>
        <mrow>
          <mo fence="true" stretchy="false">(</mo>
          <mrow>
            <mrow>
              <mi>x</mi>
              <mo stretchy="false">=</mo>
              <mi>α</mi>
            </mrow>
          </mrow>
          <mo fence="true" stretchy="false">)</mo>
        </mrow>
        <mo stretchy="false">=</mo>
        <mn>1</mn>
      </mrow>
      <mo stretchy="false">→</mo>
      <mn>001</mn>
    </mrow>
    <annotation encoding="StarMath 5.0">%alpha^0 mod M(x=%alpha) = 1-&gt;001</annotation>
  </semantics>
</math>
</file>

<file path=Object 83/content.xml><?xml version="1.0" encoding="utf-8"?>
<math xmlns="http://www.w3.org/1998/Math/MathML" display="block">
  <semantics>
    <mrow>
      <msup>
        <mi>α</mi>
        <mn>2</mn>
      </msup>
      <mi mathvariant="italic">mod</mi>
      <mi>M</mi>
      <mrow>
        <mrow>
          <mo fence="true" stretchy="false">(</mo>
          <mrow>
            <mrow>
              <mi>x</mi>
              <mo stretchy="false">=</mo>
              <mi>α</mi>
            </mrow>
          </mrow>
          <mo fence="true" stretchy="false">)</mo>
        </mrow>
        <mo stretchy="false">=</mo>
        <msup>
          <mi>α</mi>
          <mn>2</mn>
        </msup>
      </mrow>
      <mo stretchy="false">→</mo>
      <mn>100</mn>
    </mrow>
    <annotation encoding="StarMath 5.0">%alpha^2 mod M(x=%alpha) = %alpha^2-&gt;100</annotation>
  </semantics>
</math>
</file>

<file path=Object 84/content.xml><?xml version="1.0" encoding="utf-8"?>
<math xmlns="http://www.w3.org/1998/Math/MathML" display="block">
  <semantics>
    <mrow>
      <msup>
        <mi>α</mi>
        <mn>3</mn>
      </msup>
      <mi mathvariant="italic">mod</mi>
      <mi>M</mi>
      <mrow>
        <mrow>
          <mo fence="true" stretchy="false">(</mo>
          <mrow>
            <mrow>
              <mi>x</mi>
              <mo stretchy="false">=</mo>
              <mi>α</mi>
            </mrow>
          </mrow>
          <mo fence="true" stretchy="false">)</mo>
        </mrow>
        <mo stretchy="false">=</mo>
        <mrow>
          <mi>α</mi>
          <mo stretchy="false">+</mo>
          <mn>1</mn>
        </mrow>
      </mrow>
      <mo stretchy="false">→</mo>
      <mn>011</mn>
    </mrow>
    <annotation encoding="StarMath 5.0">%alpha^3 mod M(x=%alpha) = %alpha +1-&gt;011</annotation>
  </semantics>
</math>
</file>

<file path=Object 85/content.xml><?xml version="1.0" encoding="utf-8"?>
<math xmlns="http://www.w3.org/1998/Math/MathML" display="block">
  <semantics>
    <mrow>
      <msup>
        <mi>α</mi>
        <mn>4</mn>
      </msup>
      <mi mathvariant="italic">mod</mi>
      <mi>M</mi>
      <mrow>
        <mrow>
          <mo fence="true" stretchy="false">(</mo>
          <mrow>
            <mrow>
              <mi>x</mi>
              <mo stretchy="false">=</mo>
              <mi>α</mi>
            </mrow>
          </mrow>
          <mo fence="true" stretchy="false">)</mo>
        </mrow>
        <mo stretchy="false">=</mo>
        <mi>α</mi>
      </mrow>
      <mrow>
        <mrow>
          <mo fence="true" stretchy="false">(</mo>
          <mrow>
            <mrow>
              <mi>α</mi>
              <mo stretchy="false">+</mo>
              <mn>1</mn>
            </mrow>
          </mrow>
          <mo fence="true" stretchy="false">)</mo>
        </mrow>
        <mo stretchy="false">=</mo>
        <mrow>
          <msup>
            <mi>α</mi>
            <mn>2</mn>
          </msup>
          <mo stretchy="false">+</mo>
          <mi>α</mi>
        </mrow>
      </mrow>
      <mo stretchy="false">→</mo>
      <mn>110</mn>
    </mrow>
    <annotation encoding="StarMath 5.0">%alpha^4 mod M(x=%alpha) =  %alpha(%alpha +1)= %alpha^2+%alpha-&gt;110</annotation>
  </semantics>
</math>
</file>

<file path=Object 86/content.xml><?xml version="1.0" encoding="utf-8"?>
<math xmlns="http://www.w3.org/1998/Math/MathML" display="block">
  <semantics>
    <mrow>
      <msup>
        <mi>α</mi>
        <mn>5</mn>
      </msup>
      <mi mathvariant="italic">mod</mi>
      <mi>M</mi>
      <mrow>
        <mrow>
          <mo fence="true" stretchy="false">(</mo>
          <mrow>
            <mrow>
              <mi>x</mi>
              <mo stretchy="false">=</mo>
              <mi>α</mi>
            </mrow>
          </mrow>
          <mo fence="true" stretchy="false">)</mo>
        </mrow>
        <mo stretchy="false">=</mo>
        <mi>α</mi>
      </mrow>
      <mrow>
        <mrow>
          <mo fence="true" stretchy="false">(</mo>
          <mrow>
            <msup>
              <mi>α</mi>
              <mn>4</mn>
            </msup>
          </mrow>
          <mo fence="true" stretchy="false">)</mo>
        </mrow>
        <mo stretchy="false">=</mo>
        <mi>α</mi>
      </mrow>
      <mrow>
        <mrow>
          <mo fence="true" stretchy="false">(</mo>
          <mrow>
            <mrow>
              <msup>
                <mi>α</mi>
                <mn>2</mn>
              </msup>
              <mo stretchy="false">+</mo>
              <mi>α</mi>
            </mrow>
          </mrow>
          <mo fence="true" stretchy="false">)</mo>
        </mrow>
        <mo stretchy="false">=</mo>
        <mrow>
          <msup>
            <mi>α</mi>
            <mn>3</mn>
          </msup>
          <mo stretchy="false">+</mo>
          <msup>
            <mi>α</mi>
            <mn>2</mn>
          </msup>
        </mrow>
        <mo stretchy="false">=</mo>
        <mrow>
          <mi>α</mi>
          <mo stretchy="false">+</mo>
          <mn>1</mn>
          <mo stretchy="false">+</mo>
          <msup>
            <mi>α</mi>
            <mn>2</mn>
          </msup>
        </mrow>
        <mo stretchy="false">=</mo>
        <mrow>
          <msup>
            <mi>α</mi>
            <mn>2</mn>
          </msup>
          <mo stretchy="false">+</mo>
          <mi>α</mi>
          <mo stretchy="false">+</mo>
          <mn>1</mn>
        </mrow>
      </mrow>
      <mo stretchy="false">→</mo>
      <mn>111</mn>
    </mrow>
    <annotation encoding="StarMath 5.0">%alpha^5 mod M(x=%alpha) =  %alpha(%alpha^4)= %alpha(%alpha^2+%alpha)=%alpha^3+%alpha^2=%alpha+1+%alpha^2=%alpha^2+%alpha+1-&gt;111</annotation>
  </semantics>
</math>
</file>

<file path=Object 87/content.xml><?xml version="1.0" encoding="utf-8"?>
<math xmlns="http://www.w3.org/1998/Math/MathML" display="block">
  <semantics>
    <mrow>
      <msup>
        <mi>α</mi>
        <mn>6</mn>
      </msup>
      <mi mathvariant="italic">mod</mi>
      <mi>M</mi>
      <mrow>
        <mrow>
          <mo fence="true" stretchy="false">(</mo>
          <mrow>
            <mrow>
              <mi>x</mi>
              <mo stretchy="false">=</mo>
              <mi>α</mi>
            </mrow>
          </mrow>
          <mo fence="true" stretchy="false">)</mo>
        </mrow>
        <mo stretchy="false">=</mo>
        <mi>α</mi>
      </mrow>
      <mrow>
        <mrow>
          <mo fence="true" stretchy="false">(</mo>
          <mrow>
            <msup>
              <mi>α</mi>
              <mn>5</mn>
            </msup>
          </mrow>
          <mo fence="true" stretchy="false">)</mo>
        </mrow>
        <mo stretchy="false">=</mo>
        <mi>α</mi>
      </mrow>
      <mrow>
        <mrow>
          <mo fence="true" stretchy="false">(</mo>
          <mrow>
            <mrow>
              <msup>
                <mi>α</mi>
                <mn>2</mn>
              </msup>
              <mo stretchy="false">+</mo>
              <mi>α</mi>
              <mo stretchy="false">+</mo>
              <mn>1</mn>
            </mrow>
          </mrow>
          <mo fence="true" stretchy="false">)</mo>
        </mrow>
        <mo stretchy="false">=</mo>
        <mrow>
          <msup>
            <mi>α</mi>
            <mn>3</mn>
          </msup>
          <mo stretchy="false">+</mo>
          <msup>
            <mi>α</mi>
            <mn>2</mn>
          </msup>
          <mo stretchy="false">+</mo>
          <mi>α</mi>
        </mrow>
        <mo stretchy="false">=</mo>
        <mrow>
          <mi>α</mi>
          <mo stretchy="false">+</mo>
          <mn>1</mn>
          <mo stretchy="false">+</mo>
          <msup>
            <mi>α</mi>
            <mn>2</mn>
          </msup>
          <mo stretchy="false">+</mo>
          <mi>α</mi>
        </mrow>
        <mo stretchy="false">=</mo>
        <mrow>
          <msup>
            <mi>α</mi>
            <mn>2</mn>
          </msup>
          <mo stretchy="false">+</mo>
          <mn>1</mn>
        </mrow>
      </mrow>
      <mo stretchy="false">→</mo>
      <mn>101</mn>
    </mrow>
    <annotation encoding="StarMath 5.0">%alpha^6 mod M(x=%alpha) =  %alpha(%alpha^5)= %alpha(%alpha^2+%alpha+1)=%alpha^3+%alpha^2+%alpha=%alpha+1+%alpha^2+%alpha=%alpha^2+1 -&gt;101</annotation>
  </semantics>
</math>
</file>

<file path=Object 88/content.xml><?xml version="1.0" encoding="utf-8"?>
<math xmlns="http://www.w3.org/1998/Math/MathML" display="block">
  <semantics>
    <mrow>
      <msub>
        <mi>P</mi>
        <mi mathvariant="italic">Pub</mi>
      </msub>
      <mo stretchy="false">=</mo>
      <mrow>
        <mi>s</mi>
        <mo stretchy="false">×</mo>
        <mi>G</mi>
      </mrow>
    </mrow>
    <annotation encoding="StarMath 5.0">P_{ Pub} = s times G</annotation>
  </semantics>
</math>
</file>

<file path=Object 89/content.xml><?xml version="1.0" encoding="utf-8"?>
<math xmlns="http://www.w3.org/1998/Math/MathML" display="block">
  <semantics>
    <mrow>
      <mi>z</mi>
      <mo stretchy="false">∈</mo>
      <msubsup>
        <mi>Z</mi>
        <mi>p</mi>
        <mtext>*</mtext>
      </msubsup>
    </mrow>
    <annotation encoding="StarMath 5.0">z in Z^"*"_p</annotation>
  </semantics>
</math>
</file>

<file path=Object 9/content.xml><?xml version="1.0" encoding="utf-8"?>
<math xmlns="http://www.w3.org/1998/Math/MathML" display="block">
  <semantics>
    <mrow>
      <mrow>
        <mrow>
          <mi>k</mi>
          <mo stretchy="false">−</mo>
          <mn>1</mn>
        </mrow>
        <mo stretchy="false">=</mo>
        <mrow>
          <mi>n</mi>
          <mo stretchy="false">−</mo>
          <mn>2</mn>
        </mrow>
      </mrow>
      <mrow>
        <mi>t</mi>
        <mo stretchy="false">−</mo>
        <mn>1</mn>
      </mrow>
    </mrow>
    <annotation encoding="StarMath 5.0">k-1 =n-2t-1</annotation>
  </semantics>
</math>
</file>

<file path=Object 90/content.xml><?xml version="1.0" encoding="utf-8"?>
<math xmlns="http://www.w3.org/1998/Math/MathML" display="block">
  <semantics>
    <mrow>
      <mi>r</mi>
      <mo stretchy="false">∈</mo>
      <msubsup>
        <mi>Z</mi>
        <mi>p</mi>
        <mtext>*</mtext>
      </msubsup>
    </mrow>
    <annotation encoding="StarMath 5.0">r in Z^"*"_p</annotation>
  </semantics>
</math>
</file>

<file path=Object 91/content.xml><?xml version="1.0" encoding="utf-8"?>
<math xmlns="http://www.w3.org/1998/Math/MathML" display="block">
  <semantics>
    <mrow>
      <mi>S</mi>
      <mrow>
        <mi mathvariant="normal">:</mi>
        <mo stretchy="false">=</mo>
        <mrow>
          <mrow>
            <mi>x</mi>
            <mo stretchy="false">×</mo>
            <msub>
              <mi>P</mi>
              <mi mathvariant="italic">pub</mi>
            </msub>
          </mrow>
          <mo stretchy="false">−</mo>
          <mrow>
            <mi>r</mi>
            <mo stretchy="false">×</mo>
            <msub>
              <mi>d</mi>
              <mi mathvariant="italic">IDA</mi>
            </msub>
          </mrow>
        </mrow>
      </mrow>
    </mrow>
    <annotation encoding="StarMath 5.0">S:= x times P_pub -r times d_IDA</annotation>
  </semantics>
</math>
</file>

<file path=Object 92/content.xml><?xml version="1.0" encoding="utf-8"?>
<math xmlns="http://www.w3.org/1998/Math/MathML" display="block">
  <semantics>
    <mrow>
      <msup>
        <mi>h</mi>
        <mi>w</mi>
      </msup>
      <mrow>
        <mo fence="true" stretchy="false">(</mo>
        <mrow>
          <mi>x</mi>
        </mrow>
        <mo fence="true" stretchy="false">)</mo>
      </mrow>
    </mrow>
    <annotation encoding="StarMath 5.0">h^w( x )</annotation>
  </semantics>
</math>
</file>